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First_20_line_20_indent">
      <style:text-properties fo:language="ru" fo:country="R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Heading" style:master-page-name="Standard">
      <style:paragraph-properties style:page-number="auto"/>
    </style:style>
    <style:style style:name="P5" style:family="paragraph" style:parent-style-name="Heading_20_1">
      <style:paragraph-properties fo:text-align="center" style:justify-single-word="false"/>
    </style:style>
    <style:style style:name="T1" style:family="text">
      <style:text-properties fo:language="ru" fo:country="RU"/>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Оглавление</text:p>
          </text:index-title>
          <text:p text:style-name="P2"><text:a xlink:type="simple" xlink:href="#__RefHeading___Toc23706_3980973373" text:style-name="Index_20_Link" text:visited-style-name="Index_20_Link">Часть 2. Алекс Фистинг<text:tab/>1</text:a></text:p>
          <text:p text:style-name="P3"><text:a xlink:type="simple" xlink:href="#__RefHeading___Toc23708_3980973373" text:style-name="Index_20_Link" text:visited-style-name="Index_20_Link">Пролог<text:tab/>1</text:a></text:p>
          <text:p text:style-name="P3"><text:a xlink:type="simple" xlink:href="#__RefHeading___Toc23710_3980973373" text:style-name="Index_20_Link" text:visited-style-name="Index_20_Link">Глава 1<text:tab/>3</text:a></text:p>
          <text:p text:style-name="P3"><text:a xlink:type="simple" xlink:href="#__RefHeading___Toc23712_3980973373" text:style-name="Index_20_Link" text:visited-style-name="Index_20_Link">Глава 2<text:tab/>5</text:a></text:p>
          <text:p text:style-name="P3"><text:a xlink:type="simple" xlink:href="#__RefHeading___Toc23714_3980973373" text:style-name="Index_20_Link" text:visited-style-name="Index_20_Link">Глава 3<text:tab/>9</text:a></text:p>
          <text:p text:style-name="P3"><text:a xlink:type="simple" xlink:href="#__RefHeading___Toc23716_3980973373" text:style-name="Index_20_Link" text:visited-style-name="Index_20_Link">Глава 4<text:tab/>11</text:a></text:p>
          <text:p text:style-name="P3"><text:a xlink:type="simple" xlink:href="#__RefHeading___Toc23718_3980973373" text:style-name="Index_20_Link" text:visited-style-name="Index_20_Link">Глава 5<text:tab/>14</text:a></text:p>
          <text:p text:style-name="P3"><text:a xlink:type="simple" xlink:href="#__RefHeading___Toc23720_3980973373" text:style-name="Index_20_Link" text:visited-style-name="Index_20_Link">Глава 6<text:tab/>17</text:a></text:p>
          <text:p text:style-name="P3"><text:a xlink:type="simple" xlink:href="#__RefHeading___Toc23722_3980973373" text:style-name="Index_20_Link" text:visited-style-name="Index_20_Link">Глава 7<text:tab/>22</text:a></text:p>
          <text:p text:style-name="P3"><text:a xlink:type="simple" xlink:href="#__RefHeading___Toc23724_3980973373" text:style-name="Index_20_Link" text:visited-style-name="Index_20_Link">Глава 8<text:tab/>26</text:a></text:p>
          <text:p text:style-name="P3"><text:a xlink:type="simple" xlink:href="#__RefHeading___Toc23726_3980973373" text:style-name="Index_20_Link" text:visited-style-name="Index_20_Link">Глава 9<text:tab/>30</text:a></text:p>
          <text:p text:style-name="P3"><text:a xlink:type="simple" xlink:href="#__RefHeading___Toc23728_3980973373" text:style-name="Index_20_Link" text:visited-style-name="Index_20_Link">Глава 10<text:tab/>33</text:a></text:p>
          <text:p text:style-name="P3"><text:a xlink:type="simple" xlink:href="#__RefHeading___Toc23730_3980973373" text:style-name="Index_20_Link" text:visited-style-name="Index_20_Link">Глава 11<text:tab/>36</text:a></text:p>
          <text:p text:style-name="P3"><text:a xlink:type="simple" xlink:href="#__RefHeading___Toc23732_3980973373" text:style-name="Index_20_Link" text:visited-style-name="Index_20_Link">Глава 12<text:tab/>37</text:a></text:p>
          <text:p text:style-name="P3"><text:a xlink:type="simple" xlink:href="#__RefHeading___Toc23734_3980973373" text:style-name="Index_20_Link" text:visited-style-name="Index_20_Link">Глава 13<text:tab/>40</text:a></text:p>
          <text:p text:style-name="P3"><text:a xlink:type="simple" xlink:href="#__RefHeading___Toc23736_3980973373" text:style-name="Index_20_Link" text:visited-style-name="Index_20_Link">Глава 14<text:tab/>43</text:a></text:p>
          <text:p text:style-name="P3"><text:a xlink:type="simple" xlink:href="#__RefHeading___Toc23738_3980973373" text:style-name="Index_20_Link" text:visited-style-name="Index_20_Link">Глава 15<text:tab/>44</text:a></text:p>
          <text:p text:style-name="P3"><text:a xlink:type="simple" xlink:href="#__RefHeading___Toc23740_3980973373" text:style-name="Index_20_Link" text:visited-style-name="Index_20_Link">Глава 16<text:tab/>46</text:a></text:p>
          <text:p text:style-name="P3"><text:a xlink:type="simple" xlink:href="#__RefHeading___Toc23742_3980973373" text:style-name="Index_20_Link" text:visited-style-name="Index_20_Link">Глава 17<text:tab/>47</text:a></text:p>
          <text:p text:style-name="P3"><text:a xlink:type="simple" xlink:href="#__RefHeading___Toc23744_3980973373" text:style-name="Index_20_Link" text:visited-style-name="Index_20_Link">Глава 18<text:tab/>50</text:a></text:p>
          <text:p text:style-name="P3"><text:a xlink:type="simple" xlink:href="#__RefHeading___Toc23746_3980973373" text:style-name="Index_20_Link" text:visited-style-name="Index_20_Link">Глава 19<text:tab/>51</text:a></text:p>
          <text:p text:style-name="P3"><text:a xlink:type="simple" xlink:href="#__RefHeading___Toc23748_3980973373" text:style-name="Index_20_Link" text:visited-style-name="Index_20_Link">Глава 20<text:tab/>55</text:a></text:p>
          <text:p text:style-name="P3"><text:a xlink:type="simple" xlink:href="#__RefHeading___Toc23750_3980973373" text:style-name="Index_20_Link" text:visited-style-name="Index_20_Link">Глава 21<text:tab/>57</text:a></text:p>
          <text:p text:style-name="P3"><text:a xlink:type="simple" xlink:href="#__RefHeading___Toc23752_3980973373" text:style-name="Index_20_Link" text:visited-style-name="Index_20_Link">Глава 22<text:tab/>61</text:a></text:p>
          <text:p text:style-name="P3"><text:a xlink:type="simple" xlink:href="#__RefHeading___Toc23754_3980973373" text:style-name="Index_20_Link" text:visited-style-name="Index_20_Link">Глава 23<text:tab/>63</text:a></text:p>
          <text:p text:style-name="P3"><text:a xlink:type="simple" xlink:href="#__RefHeading___Toc23756_3980973373" text:style-name="Index_20_Link" text:visited-style-name="Index_20_Link">Глава 24<text:tab/>67</text:a></text:p>
          <text:p text:style-name="P3"><text:a xlink:type="simple" xlink:href="#__RefHeading___Toc23758_3980973373" text:style-name="Index_20_Link" text:visited-style-name="Index_20_Link">Глава 25<text:tab/>68</text:a></text:p>
          <text:p text:style-name="P3"><text:a xlink:type="simple" xlink:href="#__RefHeading___Toc23760_3980973373" text:style-name="Index_20_Link" text:visited-style-name="Index_20_Link">Глава 26<text:tab/>72</text:a></text:p>
          <text:p text:style-name="P3"><text:a xlink:type="simple" xlink:href="#__RefHeading___Toc23762_3980973373" text:style-name="Index_20_Link" text:visited-style-name="Index_20_Link">Глава 27<text:tab/>76</text:a></text:p>
          <text:p text:style-name="P3"><text:a xlink:type="simple" xlink:href="#__RefHeading___Toc23764_3980973373" text:style-name="Index_20_Link" text:visited-style-name="Index_20_Link">Глава 28<text:tab/>78</text:a></text:p>
          <text:p text:style-name="P3"><text:a xlink:type="simple" xlink:href="#__RefHeading___Toc23766_3980973373" text:style-name="Index_20_Link" text:visited-style-name="Index_20_Link">Глава 29<text:tab/>82</text:a></text:p>
          <text:p text:style-name="P3"><text:a xlink:type="simple" xlink:href="#__RefHeading___Toc23768_3980973373" text:style-name="Index_20_Link" text:visited-style-name="Index_20_Link">Глава 30<text:tab/>86</text:a></text:p>
          <text:p text:style-name="P3"><text:a xlink:type="simple" xlink:href="#__RefHeading___Toc23770_3980973373" text:style-name="Index_20_Link" text:visited-style-name="Index_20_Link">Глава 31<text:tab/>89</text:a></text:p>
          <text:p text:style-name="P3"><text:a xlink:type="simple" xlink:href="#__RefHeading___Toc23772_3980973373" text:style-name="Index_20_Link" text:visited-style-name="Index_20_Link">Глава 32<text:tab/>92</text:a></text:p>
          <text:p text:style-name="P3"><text:a xlink:type="simple" xlink:href="#__RefHeading___Toc23774_3980973373" text:style-name="Index_20_Link" text:visited-style-name="Index_20_Link">Глава 33<text:tab/>96</text:a></text:p>
          <text:p text:style-name="P3"><text:a xlink:type="simple" xlink:href="#__RefHeading___Toc23776_3980973373" text:style-name="Index_20_Link" text:visited-style-name="Index_20_Link">Глава 34<text:tab/>99</text:a></text:p>
          <text:p text:style-name="P3"><text:a xlink:type="simple" xlink:href="#__RefHeading___Toc23778_3980973373" text:style-name="Index_20_Link" text:visited-style-name="Index_20_Link">Глава 35<text:tab/>103</text:a></text:p>
          <text:p text:style-name="P3"><text:a xlink:type="simple" xlink:href="#__RefHeading___Toc23780_3980973373" text:style-name="Index_20_Link" text:visited-style-name="Index_20_Link">Глава 36<text:tab/>108</text:a></text:p>
          <text:p text:style-name="P3"><text:a xlink:type="simple" xlink:href="#__RefHeading___Toc23782_3980973373" text:style-name="Index_20_Link" text:visited-style-name="Index_20_Link">Глава 37<text:tab/>110</text:a></text:p>
          <text:p text:style-name="P3"><text:a xlink:type="simple" xlink:href="#__RefHeading___Toc23784_3980973373" text:style-name="Index_20_Link" text:visited-style-name="Index_20_Link">Глава 38<text:tab/>111</text:a></text:p>
          <text:p text:style-name="P3"><text:a xlink:type="simple" xlink:href="#__RefHeading___Toc23786_3980973373" text:style-name="Index_20_Link" text:visited-style-name="Index_20_Link">Глава 39<text:tab/>113</text:a></text:p>
          <text:p text:style-name="P3"><text:a xlink:type="simple" xlink:href="#__RefHeading___Toc23788_3980973373" text:style-name="Index_20_Link" text:visited-style-name="Index_20_Link">Глава 40<text:tab/>115</text:a></text:p>
          <text:p text:style-name="P3"><text:a xlink:type="simple" xlink:href="#__RefHeading___Toc23790_3980973373" text:style-name="Index_20_Link" text:visited-style-name="Index_20_Link">Глава 41<text:tab/>119</text:a></text:p>
          <text:p text:style-name="P3"><text:a xlink:type="simple" xlink:href="#__RefHeading___Toc23792_3980973373" text:style-name="Index_20_Link" text:visited-style-name="Index_20_Link">Эпилог<text:tab/>127</text:a></text:p>
          <text:p text:style-name="P3"><text:a xlink:type="simple" xlink:href="#__RefHeading___Toc23794_3980973373" text:style-name="Index_20_Link" text:visited-style-name="Index_20_Link">Вставка 3. - Глава.<text:tab/>128</text:a></text:p>
          <text:p text:style-name="P2"><text:a xlink:type="simple" xlink:href="#__RefHeading___Toc23796_3980973373" text:style-name="Index_20_Link" text:visited-style-name="Index_20_Link">Не вошедшее<text:tab/>132</text:a></text:p>
          <text:p text:style-name="P3"><text:a xlink:type="simple" xlink:href="#__RefHeading___Toc23798_3980973373" text:style-name="Index_20_Link" text:visited-style-name="Index_20_Link">№1<text:tab/>132</text:a></text:p>
          <text:p text:style-name="P3"><text:a xlink:type="simple" xlink:href="#__RefHeading___Toc23800_3980973373" text:style-name="Index_20_Link" text:visited-style-name="Index_20_Link">№ 2.<text:tab/>132</text:a></text:p>
        </text:index-body>
      </text:table-of-content>
      <text:h text:style-name="P5" text:outline-level="1"/>
      <text:h text:style-name="P5" text:outline-level="1"><text:bookmark-start text:name="__RefHeading___Toc23706_3980973373"/>Часть 2. Алекс Фистинг<text:bookmark-end text:name="__RefHeading___Toc23706_3980973373"/></text:h>
      <text:p text:style-name="First_20_line_20_indent"/>
      <text:h text:style-name="Heading_20_2" text:outline-level="2"><text:bookmark-start text:name="__RefHeading___Toc23708_3980973373"/>Пролог<text:bookmark-end text:name="__RefHeading___Toc23708_3980973373"/></text:h>
      <text:p text:style-name="First_20_line_20_indent">- Привет, Дэйв!</text:p>
      <text:p text:style-name="First_20_line_20_indent"><text:soft-page-break/>- Привет! - Дэйв даже не повернулся в мою сторону. Как раз в этот момент он из протонной пушки приканчивал очередного монстра. Дикий предсмертный рык чуть было не оглушил меня, а перед Дэйвом словно из-под земли появилась еще парочка уродов.</text:p>
      <text:p text:style-name="First_20_line_20_indent">- Я же просил, делай потише!</text:p>
      <text:p text:style-name="First_20_line_20_indent">- Угу! - не отрываясь от монитора, Дэйв потянулся к колонкам и покрутил ручку настройки. - Так нормально?</text:p>
      <text:p text:style-name="First_20_line_20_indent">На мой взгляд, громкость от этого ни капли не изменилась. Для старого фаната “DOOM” сейчас не существовало ничего, кроме игры. Я только вздохнул. У меня тоже есть своя любимая игра, и я с удовольствием поиграл бы и сам, но в данный момент у нас были дела.</text:p>
      <text:p text:style-name="First_20_line_20_indent">- Давай, сворачивайся! У нас заказ.</text:p>
      <text:p text:style-name="First_20_line_20_indent">Не прошло и минуты, как дикие вопли стихли, и мой коллега крутанулся на кресле в мою сторону.</text:p>
      <text:p text:style-name="First_20_line_20_indent">- Что на этот раз?</text:p>
      <text:p text:style-name="First_20_line_20_indent">По моему недовольному лицу он и так уже, наверное, понял, в чем дело, но я все же пояснил.</text:p>
      <text:p text:style-name="First_20_line_20_indent">- Опять статистика по третьему округу, будь он неладен!</text:p>
      <text:p text:style-name="First_20_line_20_indent">- “Будь он неладен!” - передразнил Дэйв. - А что ты хочешь? В конце концов, нам за это деньги платят.</text:p>
      <text:p text:style-name="First_20_line_20_indent">Да, против очевидного не попрешь.</text:p>
      <text:p text:style-name="First_20_line_20_indent">- Ладно, где они?</text:p>
      <text:p text:style-name="First_20_line_20_indent">- Диск “К”, код - “Барселона”.</text:p>
      <text:p text:style-name="First_20_line_20_indent">- Похоже, у нас объявился поклонник Фредди Меркьюри?</text:p>
      <text:p text:style-name="First_20_line_20_indent">Я пожал плечами. Это было совсем не наше дело. А подобного рода предположения в адрес кого бы то ни было, тем более начальства, не вызывали одобрения. В лучшем случае можно было получить выговор. К счастью, наш отдел был не настолько важным и секретным, чтобы за нами велось наблюдение. Мы значили для нашей организации не так уж и много. В свою очередь, это позволяло нам несколько расслабляться на рабочем месте и делать то, что по инструкции, скажем так, не относилось, к категории поступков, за которые премируют.</text:p>
      <text:p text:style-name="First_20_line_20_indent"/>
      <text:p text:style-name="First_20_line_20_indent">Через два с половиной часа на моем мониторе появилась девушка, выполняющая стриптиз. Дойдя до середины экрана, она вкрадчиво произнесла: “Перекусим, милый?”</text:p>
      <text:p text:style-name="First_20_line_20_indent">- Обед! - я крутанулся на своем кресле, радуясь, что появился законный повод для отлынивания от работы.</text:p>
      <text:p text:style-name="First_20_line_20_indent">Но только я нажал на кнопку выключения компьютера, как раздался грохот и... ничего. Для меня все, абсолютно все исчезло.</text:p>
      <text:p text:style-name="First_20_line_20_indent"/>
      <text:h text:style-name="Heading_20_2" text:outline-level="2"><text:bookmark-start text:name="__RefHeading___Toc23710_3980973373"/><text:soft-page-break/>Глава 1<text:bookmark-end text:name="__RefHeading___Toc23710_3980973373"/></text:h>
      <text:p text:style-name="First_20_line_20_indent">Вечер еще только начинался, но уже был безнадежно испорчен. Тихое времяпрепровождение с кружкой чая и книгой - все это в один момент улетучилось из моей головы, когда, войдя в комнату, я увидел на столе фирменный бланк. Никто, даже в Агентстве, не говоря уж об остальных, никогда не слал эти бумажки просто так. Пришел бланк, значит, где-то случилась большая беда.</text:p>
      <text:p text:style-name="P1">Бросив прощальный взгляд на томик Желязны, заложенный посередине линейкой, я поморщился и, поправив одежду, отправился в Третий блок. Он находился довольно далеко от моего сектора, поэтому времени погадать, что же произошло, было предостаточно. Никаких неприятностей вроде не намечалось, нареканий в мой адрес не было, стихийных бедствий - тем более. К сожалению, обсудить это было не с кем. Судя по цвету, бланк относился к категории личных, и обсуждать связанное с ним я не имел права даже с непосредственным начальством и уж, конечно, не со случайными знакомыми. Впрочем, по пути я не увидел ни одного знакомого лица, что, в общем-то, неудивительно. До этого дня в Третьем блоке я бывал лишь дважды, и не сказал бы, что горю желанием вновь туда попасть. Все, что происходило в нем, имело высшую степень секретности, так что энтузиазм от этого могли испытывать только юнцы, ничего о настоящей работе в агентстве не знающие.</text:p>
      <text:p text:style-name="First_20_line_20_indent">Наконец, решив, что все и так сейчас прояснится, я бросил гадать о причинах вызова, а вместо этого постарался успокоиться. Это было необходимой мерой, так как в противном случае датчики на входе немедленно уловили бы мое возбуждение и в лучшем случае просто не пустили бы внутрь. О худшем я предпочитал не задумываться. До сих пор ходят слухи об одном агенте, который... Впрочем, не стоит об этом.</text:p>
      <text:p text:style-name="First_20_line_20_indent">В самом блоке было пустынно. Белый коридор без единой двери вел в самый центр блока и только там разветвлялся на несколько проходов к кабинетам. Унылое место! Он олицетворял собой полную противоположность улицам. Там - помойка, здесь же - почти стерильная чистота. Но там чувствовалась жизнь, а эта больничная обстановка напоминала морг.</text:p>
      <text:p text:style-name="First_20_line_20_indent">Впрочем, кое-что оживляло и эту пустыню. В комнате ожидания было довольно уютно, если это слово вообще можно применить к чему-либо в Агентстве. Удобные кресла, столики, на которых аккуратными стопками лежали какие-то цветастые журналы. Не знаю, как, но здесь дизайнеры умудрились создать обстановку, оставляющую впечатление, будто в комнате находилась масса людей, которые только что вышли, но вскоре вернутся.</text:p>
      <text:p text:style-name="First_20_line_20_indent">Из скрытых динамиков раздался полумеханический голос, предложивший мне войти, что я и сделал немедленно.</text:p>
      <text:p text:style-name="First_20_line_20_indent">Кабинет, против всякого моего ожидания, оказался довольно маленьким, причем большую его часть занимал деревянный стол - роскошь, которую не каждый мог себе позволить. И дело тут не в деньгах, просто это была еще одна из многочисленных статей Устава Агентства.</text:p>
      <text:p text:style-name="First_20_line_20_indent">За столом сидели двое. Во главе находился мужчина, на вид лет тридцать пять - сорок. “Матрица” - сразу определил я. Не могу сказать, почему я так решил, но только мне всегда безошибочно удавалось узнавать, где оригинал, а где - “матрица”. Кстати, возможно, только из-за этого меня и держали в Агентстве. Описывать этого человека было бессмысленно - сплошная <text:soft-page-break/>серость. Ничего выдающегося ни в одежде, ни в лице. Никаких особых примет - только стандарты и шаблоны. Но считать, что только поэтому я <text:s/>и решил, что он - “матрица”, было бы ошибкой. Среди многих моих знакомых насчитывалась парочка таких с рождения.</text:p>
      <text:p text:style-name="First_20_line_20_indent">А вот второй человек невольно привлек мое внимание. Во-первых, это был “оригинал”. Во-вторых, я чувствовал, что нам придется работать вместе. И, наконец, в-третьих, это была весьма привлекательная девушка лет двадцати пяти. Стройная, длинноногая, с длинными, чуть вьющимися каштановыми волосами, обрамляющими чуть заостренное книзу лицо с карими глазами, тонким носом и неширокими губами - словом, не девушка - конфетка. Такие как раз в моем вкусе.</text:p>
      <text:p text:style-name="First_20_line_20_indent">И, похоже, зная об этом, ее сюда и пригласили - посторонних с агентами не сводили.</text:p>
      <text:p text:style-name="First_20_line_20_indent">Никто не здоровался - так было принято.</text:p>
      <text:p text:style-name="First_20_line_20_indent">Безо всякого предисловия мужчина, сидящий за столом, приступил к делу. У него и голос оказался серым и несколько ненатуральным.</text:p>
      <text:p text:style-name="First_20_line_20_indent">- Очень хорошо, что Вы пришли, - для кого это хорошо, для него или меня, я так и не понял. Кроме того, это все равно было неважно. - У нас критическая ситуация. Из Центра сообщили, что из Зоны наблюдения исчез Эдвард Роджерс. Конечно, Вы не знаете, кто он такой. Сегодня наш наблюдатель доложил, что видел его на окраине города. Он в “матрице”.</text:p>
      <text:p text:style-name="First_20_line_20_indent">После небольшой, заранее продуманной паузы, он продолжил.</text:p>
      <text:p text:style-name="First_20_line_20_indent">- Он один из самых опасных людей на сегодняшний день, если не самый опасный. Террорист с высшим образованием и большими амбициями. И, что самое главное, “грибник”.</text:p>
      <text:p text:style-name="First_20_line_20_indent">Черт, я так и знал!</text:p>
      <text:p text:style-name="P1">- Из центра к нам прислали агента Кэтрин Блэк. Она оперативник со стажем. С этого момента вы - напарники, она - главный. Ваша задача - найти Роджерса и задержать его. В крайнем случае - я повторяю, в крайнем - разрешено открывать огонь на поражение. Да, Алекс, - с трудом верилось, что он только-только вспомнил это, - Ваше досье агент Блэк не читала.</text:p>
      <text:p text:style-name="First_20_line_20_indent">Уже легче! Они что, специально подобрали девушку с моим любимым именем и внешностью, способной свести меня с ума? Зная принципы работы Агентства, я готов был поклясться в этом.</text:p>
      <text:p text:style-name="First_20_line_20_indent">Однако девица до сих пор молчала. И даже знака никакого не подала, что разговор касается ее, только уставилась куда-то в стену. И отнюдь не за моей спиной.</text:p>
      <text:p text:style-name="First_20_line_20_indent">- Агент Блэк ознакомит Вас с ситуацией. Остальные инструкции получите позже. Вы все поняли?</text:p>
      <text:p text:style-name="First_20_line_20_indent">- Да, сэр.</text:p>
      <text:p text:style-name="First_20_line_20_indent">- Можете идти.</text:p>
      <text:p text:style-name="First_20_line_20_indent">Не знаю, как мой напарник, но я, честно говоря, был отнюдь не в восторге от полученного задания. Я специалист по компьютерам, ну, и консультант по вопросам, о которых рядовому гражданину знать не положено. Почему я?.. Впрочем, если террорист - “грибник”, тогда все <text:soft-page-break/>становится понятным. Кроме меня, может быть, еще пара-другая человека могли его вычислить. Но мне от своей уникальности легче не было, скорее - наоборот.</text:p>
      <text:p text:style-name="First_20_line_20_indent">Когда мы вышли на улицу, Кэтрин обернулась ко мне. Ее холодность, наконец-то, пропала, и она довольно милым и веселым голоском спросила.</text:p>
      <text:p text:style-name="First_20_line_20_indent">- Куда идем, подруга?</text:p>
      <text:p text:style-name="First_20_line_20_indent"/>
      <text:h text:style-name="Heading_20_2" text:outline-level="2"><text:bookmark-start text:name="__RefHeading___Toc23712_3980973373"/>Глава 2<text:bookmark-end text:name="__RefHeading___Toc23712_3980973373"/></text:h>
      <text:p text:style-name="First_20_line_20_indent">Что такое Агентство? Уже давно прошла пора КГБ, ФБР и ЦРУ. Полиция и сама неплохо справлялась с наведением и сохранением порядка. Пожалуй, теперь она на 95 процентов соответствовала своему девизу “Служить и защищать”. А на смену исчезнувшим монстрам сил безопасности пришло Агентство. Международная организация, занимающаяся наукой, техникой и... поддержанием порядка. Конечно, никто, не тратил здесь свое время на воров, мошенников и прочих “мелких” нарушителей. Правоохранительные органы выслеживали крупных террористов, информационных пиратов и маньяков. Жестких границ, разделяющих интересы полиции и Агентства, не существовало. И все же основной круг интересов заключался в гуманитарных, биологических и технологических наблюдениях и исследованиях. Множество офисов и лабораторий было разбросано по земному шару. Пожалуй, не было ни одного мало-мальски заметного города, в котором не нашлось бы хоть одного агента. И, что самое невероятное, большая часть этой гигантской организации продолжала оставаться не только абсолютно засекреченной, но <text:s/>просто-таки неизвестной рядовым жителям планеты. При этом многие работали на Агентство, даже не подозревая о его существовании.</text:p>
      <text:p text:style-name="First_20_line_20_indent">Внутри организации существовало, конечно, разделение не только на территориальные, но и отраслевые блоки. Точно сферу интересов Агентства никто очертить не мог, слишком уж она была широкой. Разработка нового оружия и прочей, довольно мирной техники, новые энергоресурсы и экология, продукты питания, законы, оборудование, космические исследования - это только то, с чем связывался я. И это лишь верхушка айсберга под названием “Агентство”.</text:p>
      <text:p text:style-name="First_20_line_20_indent">Но за всем этим многообразием стоял Центр. Тот, кто не бывал там, мог знать только то, что он не располагается в каком-либо городе. Более того, он сам - город, но город без названия, который нельзя отыскать ни на одной карте, так как его местоположение изначально было скрыто. Построенный через пять лет после образования Агентства, он сразу впитал в себя все самые современные технологии, постоянно перестраиваясь и модифицируясь. Деньги на это уходили бешеные, но расходы покрывались за счет патентов и прочей деятельности.</text:p>
      <text:p text:style-name="First_20_line_20_indent">Итак говорил, местонахождение Центра было строго засекречено, я думаю, даже тот, кто там постоянно бывал, не знал, где он находится. Закрытый со всех сторон, он приходил по подземным или воздушным линиям. Конечно, были хакеры, пытающиеся по каналам связи отследить его адрес, но эти попытки кончались одинаково: или у них ничего не выходило, или их действия пресекались самыми жестоким и жестким способом.</text:p>
      <text:p text:style-name="P1">На моей памяти двое из таких несчастных пережили большую промывку мозгов и замену памяти, так что само желание выведать что-то о Центре было теперь для них просто немыслимо. <text:soft-page-break/>А проболтаться никто не мог. Проколы подобного рода просто не допускались. Иначе обстояло дело с “грибниками”.</text:p>
      <text:p text:style-name="First_20_line_20_indent">Но перед этим следовало бы уяснить, что же такое "матрица".</text:p>
      <text:p text:style-name="First_20_line_20_indent">Это было гениальное изобретение, на этом сходились все, разумеется, кто вообще знал о нем. Перенос матрицы - это не просто процесс перемещения разума человека в другое тело. Деталей не знали даже его первооткрыватели. Кроме того, они сразу отметили ряд ограничений. И разумеется, сменить матрицу мог далеко не каждый, и уж конечно, не по своему лишь желанию. Собирался совет, где и выносился вердикт: да или нет.</text:p>
      <text:p text:style-name="First_20_line_20_indent">В огромном по своему объему Банке данных хранились в цифровом виде записи о множестве разных людей. Хотя, множество - это сильно сказано. Из-за гигантских объемов информации, там не набралось бы и пары тысяч человек. Вместо того чтобы хранить живые ткани, сохранялась лишь генная информация, позволяющая в будущем построить тело заново. Не знаю, достоинством или недостатком являлось то, что возраст тела ограничивался тем, что был в момент занесения информации. В некоторых записях информация хранилась и о болезнях организма тоже. Жесткая фильтрация не позволяла целиком вычищать ее из файлов.</text:p>
      <text:p text:style-name="First_20_line_20_indent">Когда неожиданно что-то случалось с агентом, чьи жизнь, знания и опыт были необходимы Агентству, вставал вопрос о применении матрицы. Если вопрос решался положительно, в течение буквально одного-двух дней подготавливалась новая оболочка, и в нее вносился новый разум. До этого он сохранялся в мощнейших компьютерах в виде программы - абсолютно точной копии всех личностных воспоминаний и <text:s/>характеристик.</text:p>
      <text:p text:style-name="First_20_line_20_indent">Но у данного способа была масса недостатков, связанных как с построением матрицы, так и хранением разума.</text:p>
      <text:p text:style-name="P1">Сначала о первом. С самого момента открытия люди в белых халатах пытались восстанавливать <text:s/>не только физическую, но и психологическую оболочку, разум, эго - называйте, как хотите. Но, увы! Информация терялась, а новая запись ложилась словно на девственно чистую поверхность.</text:p>
      <text:p text:style-name="First_20_line_20_indent">Итак, существовали возрастное и физическое ограничения. Было и еще кое-что. Никто, "примеривший" матрицу, не смог бы встретить своего <text:s/>двойника. Информация о теле снималась непосредственно перед смертью его хозяина. Часть болезней или даже все, от которых умирал человек, удавалось исключить, физические повреждения - раны, потери органов также исключались, если те происходили не ранее чем за месяц до момента записи. Но после снятия информации человек погибал. Стопроцентно.</text:p>
      <text:p text:style-name="First_20_line_20_indent">Матрицы снимались с сотрудников Агентства по их желанию, с преступников, приговоренных к смертной казни, иногда даже с рядовых жителей. Конечно, никто из больничного персонала и родных об этом не знал. После записи тело оставалось нетронутым, разве что иногда проявлялись небольшие следы от электродов, на которые в больнице никто не обращал внимания.</text:p>
      <text:p text:style-name="First_20_line_20_indent">Были и другие ограничения. Во-первых, когда записывается разум, что делается опять-таки только в последний момент, записывается и шок, связанный с умиранием. Мозговая деятельность человека просто как бы застывает на мгновение, а затем продолжается уже в новом теле. И вот <text:soft-page-break/>тут-то возникает ситуация, когда медики обязаны сгладить этот шок, побудив объединиться тело и разум в единое целое.</text:p>
      <text:p text:style-name="First_20_line_20_indent">И еще одно. Как ни странно, не всякое тело можно использовать для матрицы. Необходимо соблюсти общий возраст и некоторые биологические особенности, чтобы после переноса в новое тело разум человека, его психологический мир, сохранил в себе некоторые свойства: дар предвидения, например. Этим-то построение матрицы и отличается от простого клонирования. Похожая ситуация сложилась и со мной.</text:p>
      <text:p text:style-name="First_20_line_20_indent">Но кто же все-таки такие "грибники", или, точнее, "осенние грибники".</text:p>
      <text:p text:style-name="P1">Почему <text:s/>их так прозвали – толком никто не знал. Кто-то назвал, а дальше - прижилось. Если не вникать в суть, то это - террористы. Но это только верхушка айсберга. Они прекрасно осведомлены об Агентстве. Конечно, раскрывать подобные сведения не в их интересах, поэтому секретности нашей ничто не грозит. Однако, не все так радужно. Мало того, что они, как правило, имеют высшее образование и "спецкурсы терроризма" за спиной, они тоже иногда получают доступ к матрицепроектированию. Здесь-то и заключается главная опасность. Тут-то и проявляются НАСТОЯЩИЕ "грибники". Некий метаболизм позволяет им не только легко адаптироваться к любой матрице, но и взаимодействовать с ее памятью. Если бы это зависело от технологии, в Агентстве уже давно использовали этот метод, но это - мутация. Не слишком-то большим, но все-таки облегчением является то, что они не могут постоянно пользоваться чужими воспоминаниями и знаниями - мозг просто не выдерживает двойной нагрузки. Конечно, часть воспоминаний при этом теряется, но, как правило, это малозначительные и давно "забытые" факты. И теперь представьте себе, что может натворить человек, пользуясь опытом не одного, но двух человек... К счастью, копий разумов тоже не бывает. Для меня, как для компьютерщика, это непонятно, но факт остается фактом.</text:p>
      <text:p text:style-name="First_20_line_20_indent">Так как же я оказался в этой заварушке? Забросив на середине обучения университет, я увлекся программированием и написанием фантастических историй. Жилось мне ту пору, в общем-то, неплохо. Когда Агентство организовало в нашем городе свой филиал, я попал туда. Произошло это случайно, просто агентов набирали из местных. Но вербовка происходила скрытно и только среди определенного списка кандидатов. Меня в том списке не было - требовалось обязательное высшее образование, ну или хотя бы хорошая физическая подготовка. У меня же не было ни того, ни другого. Но кто-то через наших общих знакомых узнал обо мне и порекомендовал. Конечно, тогда я еще не знал, что за работу и где мне предлагают. Заработок был неплохой, работа не занимала много времени и сил и не вызывала отвращения - в общем, я согласился.</text:p>
      <text:p text:style-name="First_20_line_20_indent">Только когда начали использовать матрицы, меня заметили. Моя способность выделять их, причем безошибочно, даже на "грибниках" из толпы, сразу сделала меня незаменимым сотрудником. Заручившись моим согласием, меня перевели на более высокий уровень секретности, я прошел спецкурс обучения языкам и получил новую работу. В принципе, делал-то я то же самое, что и раньше, просто теперь меня могли задействовать как спецконсультанта. До оперативника это не дотягивало, но было больше, чем рядовой работник. Меня это вполне устроило, на роль Джеймс Бонда я записываться не собирался. Я переехал в другой город, где меня никто не знал, и у меня началась другая жизнь.</text:p>
      <text:p text:style-name="First_20_line_20_indent"><text:soft-page-break/>Все шло довольно гладко и безобидно, пока, спустя три недели после моего переезда, на местный филиал Агентства не был совершен налет террористов. Мой кабинет, точнее, комната, где я сидел еще с двумя агентами, находился на периферии, почти ничем не защищенный, поэтому неудивительно, что пострадали в первую очередь наш и еще несколько отделов. Деталей я не помню. Все произошло слишком стремительно. Уж не знаю, чем воспользовались террористы, но разрушено было много и быстро. Как мне сообщили потом, погибло тогда пятьдесят человек, и только двое удостоились того, чтобы их пересадили в матрицы, я и еще какой-то доктор. Двое из пятидесяти - это очень и очень неплохо!</text:p>
      <text:p text:style-name="First_20_line_20_indent">Меня спасли только ради моего дара, при этом пришлось долго выбирать для меня оболочку. Физические, биохимические параметры - в этом я никогда не разбирался, знаю одно - шутка получилась на славу, ведь меня никто не спрашивал. Я только что сидел за компьютером, вдруг грохот, темнота, а потом я уже в больнице в новом теле. Конечно, мне объяснили, что таких, как я на Земле немного, по пальцам можно сосчитать, поэтому спасти меня - их первейшая обязанность. Объяснили также и то, что в банке данных не нашлось ничего более подходящего. Приходится верить. После этого мне пришлось неделю ходить на спецкурсы (по-моему, в Агентстве все с приставкой "спец-") и гипнотические сеансы, чтобы научиться уживаться с новым телом. И это притом, что обучение новому языку, например, занимает от силы день! По крайней мере, английский я, наконец-то, выучил часов за пять.</text:p>
      <text:p text:style-name="First_20_line_20_indent">Короче, мне подсунули женское тело.</text:p>
      <text:p text:style-name="First_20_line_20_indent">В целом, не так уж много изменилось в моей жизни, ведь я - одиночка. Конечно, вместо бритья мне теперь приходится причесываться и накладывать косметику, но после гипносеансов это делается машинально. С общением проблем тоже нет. В стенах Агентства принято разговаривать только на английском, и отсутствие в нем падежей мне здорово помогло. Конечно, адаптация общения на русском была бы значительно тяжелей. А так, давно уже переделав свое имя Алексей на Алекс, я не испытывал практически никаких трудностей в общении, не считая того, что кое-кто, случается, норовит заглянуть мне под кофточку или юбку, потому-то я и ношу в основном брюки.</text:p>
      <text:p text:style-name="P1">Не знаю, к худу ли, к добру ли, тело мне досталось неплохое. Крепкое, хорошо сложенное. Стройные ноги, отчетливая талия, упругая, средней величины грудь, красивое лицо. Уж не знаю, при жизни ли это была такая крошка, или медики немного поколдовали, но, будь я по-прежнему парнем, я бы точно заинтересовался.</text:p>
      <text:p text:style-name="First_20_line_20_indent">К несчастью, иногда проявляются типично женские реакции, но психологи мне сказали: или подберут новую матрицу, причем в это не верят ни они, ни я, либо придется смириться. А вжиться в такое тело, прямо скажем, нелегко! Хорошо, что в юношестве я смотрел несколько подобных фильмов и читал Хайнлайна "Не убоюсь я зла". Вообще-то, я даже сам пробовал когда-то сочинить нечто подобное, но бросил. Сюжет меня привлекал необычностью и комедийностью обстановки. Теперь же мне не до смеха.</text:p>
      <text:p text:style-name="First_20_line_20_indent"/>
      <text:h text:style-name="Heading_20_2" text:outline-level="2"><text:bookmark-start text:name="__RefHeading___Toc23714_3980973373"/><text:soft-page-break/>Глава 3<text:bookmark-end text:name="__RefHeading___Toc23714_3980973373"/></text:h>
      <text:p text:style-name="First_20_line_20_indent">Как мне кажется, благоразумно рассудив, что нет смысла откровенничать раньше времени, я решил вести себя согласно обстановке. Это значит, попытаться изобразить молодую девушку, почти затворницу, не лишенную чувства юмора, но не желающую связываться с парнями.</text:p>
      <text:p text:style-name="First_20_line_20_indent">- Куда идем, подруга?</text:p>
      <text:p text:style-name="First_20_line_20_indent">Пожав плечами, я ответил:</text:p>
      <text:p text:style-name="First_20_line_20_indent">- Не знаю. А ты где остановилась?</text:p>
      <text:p text:style-name="First_20_line_20_indent">- Пока нигде.</text:p>
      <text:p text:style-name="First_20_line_20_indent">- Вот и замечательно! Я думаю, нам лучше пожить некоторое время вместе. Побольше узнаем друг о друге, обсудим дела.</text:p>
      <text:p text:style-name="First_20_line_20_indent">Агент Блэк, или просто Кэтрин, промолчала, но по ее лицу было видно, что ничего иного она и не ожидала - это было само собой разумеющееся.</text:p>
      <text:p text:style-name="First_20_line_20_indent">В это время я жил в трехкомнатной квартире обычного дома. Конечно, не царские хоромы, но места хватало. С соседями я почти не общался, так только, здоровался иногда, если сталкивался с ними на лестничной площадке.</text:p>
      <text:p text:style-name="First_20_line_20_indent">Зайдя за мной внутрь, Кэтрин стала осматриваться.</text:p>
      <text:p text:style-name="First_20_line_20_indent">- Да, похоже, ты одиночка. Какое запустение!</text:p>
      <text:p text:style-name="First_20_line_20_indent">Тут она явно преувеличила. На самом деле, хоть я и не стремился особенно украсить свой дом, сосредоточив все свое внимание на обстановке спальни, одновременно являющейся и комнатой отдыха, и кабинетом, но везде были чистота и порядок - предметы моей особой гордости.</text:p>
      <text:p text:style-name="First_20_line_20_indent">- Ладно, мы это исправим.</text:p>
      <text:p text:style-name="First_20_line_20_indent">Ее деловой тон мне не понравился.</text:p>
      <text:p text:style-name="First_20_line_20_indent">- У тебя здесь парни-то хоть иногда бывают? - крикнула она с кухни.</text:p>
      <text:p text:style-name="First_20_line_20_indent">Я услышал, как она копалась в холодильнике.</text:p>
      <text:p text:style-name="First_20_line_20_indent">- Черт, даже пива нет! - негромко ругнулась она.</text:p>
      <text:p text:style-name="First_20_line_20_indent">- Да нет, знаешь, как-то без них обхожусь.</text:p>
      <text:p text:style-name="First_20_line_20_indent">- Ну-ну! Парня нет, кошки нет, с соседями наверняка незнакома… Что это за жизнь?</text:p>
      <text:p text:style-name="First_20_line_20_indent">- Я же предупредила тебя, я затворница. Обычно мне хватает и хобби: компьютер, книги, видео…</text:p>
      <text:p text:style-name="First_20_line_20_indent">Кэт вышла из кухни и заглянула в ванную.</text:p>
      <text:p text:style-name="First_20_line_20_indent">- Ого! Душ, да еще и джакузи!..</text:p>
      <text:p text:style-name="First_20_line_20_indent">- Как только я переехала сюда, сразу же их приобрела. Люблю иной раз себя побаловать.</text:p>
      <text:p text:style-name="First_20_line_20_indent">- Классно!</text:p>
      <text:p text:style-name="First_20_line_20_indent"><text:soft-page-break/>Я слышал, как Кэт включает воду. Но, проверив работоспособность всего этого, она деловито направилась в спальную.</text:p>
      <text:p text:style-name="First_20_line_20_indent">- Боже! Какие устарелые вкусы!.. М-да, и косметики почти нет, и одежды. Неужели ты вообще никуда не ходишь?</text:p>
      <text:p text:style-name="First_20_line_20_indent">Я лишь с виноватой улыбкой пожал плечами, хотя, разумеется, Кэт этого не могла видеть, и внутренне насторожился.</text:p>
      <text:p text:style-name="First_20_line_20_indent">- Значит, так! Сегодня же идем по магазинам, покупаем шмотки, а вечером <text:s/>выход в люди!</text:p>
      <text:p text:style-name="First_20_line_20_indent">- А, может не стоит? - вяло попробовал я сопротивляться.</text:p>
      <text:p text:style-name="First_20_line_20_indent">- Надо! Ты же моя ровесница, а ведешь себя словно старуха.</text:p>
      <text:p text:style-name="First_20_line_20_indent">Мысленно я рухнул на колени, обратив взор в небеса. Наверное, это потому, что внутренне я все еще мужчина, и телом пользуюсь, как если бы взял его напрокат и горячо надеюсь вернуться в скором времени в свою пусть неказистую, но привычную скорлупку. Впрочем, так оно, пожалуй, и есть. И все же я понимал, что независимо от моего желания, рано или поздно, но мне придется что-то менять.</text:p>
      <text:p text:style-name="First_20_line_20_indent">- А это что за парень? - раздался из спальни приглушенный голос.</text:p>
      <text:p text:style-name="First_20_line_20_indent">Вот черт, совсем забыл про свою последнюю фотографию. Снимался я мало, просто не люблю, но этот снимок был необходим для какой-то формы в Агентстве, копия оставалась у меня. После смены тела она стояла у меня на столике возле кровати, навевая меланхолическую грусть.</text:p>
      <text:p text:style-name="First_20_line_20_indent">- Симпатичный!</text:p>
      <text:p text:style-name="First_20_line_20_indent">- Скажешь тоже! Никогда он таким не был.</text:p>
      <text:p text:style-name="First_20_line_20_indent">- А кто он? Твой дружок?</text:p>
      <text:p text:style-name="First_20_line_20_indent">- Был. Погиб два месяца назад, мы вместе работали.</text:p>
      <text:p text:style-name="First_20_line_20_indent">- И спали?..</text:p>
      <text:p text:style-name="First_20_line_20_indent">- Ну, если тебе угодно, да, - в некотором смысле, это была правда.</text:p>
      <text:p text:style-name="First_20_line_20_indent">- Жаль! Парнишка симпатичный.</text:p>
      <text:p text:style-name="First_20_line_20_indent">Я фыркнул.</text:p>
      <text:p text:style-name="First_20_line_20_indent">- Скажешь тоже! - но мне было приятно.</text:p>
      <text:p text:style-name="First_20_line_20_indent">- Как его звали?</text:p>
      <text:p text:style-name="First_20_line_20_indent">- Как и меня, Алекс.</text:p>
      <text:p text:style-name="First_20_line_20_indent">- Пф, ну и парочка была! - фыркнула Кэт.</text:p>
      <text:p text:style-name="First_20_line_20_indent">Я не понял, к чему это она. Из-за имени?..</text:p>
      <text:p text:style-name="First_20_line_20_indent">Тут я зашел в спальню и резко дернулся назад. Сработал рефлекс. Кэтрин стояла передо мной в одних только трусиках, почти прозрачных, держа на вытянутых руках над своим раскрытым <text:soft-page-break/>чемоданом, бесцеремонно брошенным на мою кровать, какую-то маленькую тряпочку: не то пеньюар, не то сорочку.</text:p>
      <text:p text:style-name="First_20_line_20_indent">Будь я мужчиной не только внутри, но и снаружи, я бы покраснел, а то и того хуже… Но, к счастью, в нынешнем своем состоянии мне удалось ничем не выдать свое секундное замешательство.</text:p>
      <text:p text:style-name="First_20_line_20_indent">- Как ты думаешь, мне лучше надеть это, - она приложила “это” к своей груди, - или это. <text:s/>На сей раз она вытащила довольно откровенный бюстгальтер.</text:p>
      <text:p text:style-name="First_20_line_20_indent">Я только пожал плечами. </text:p>
      <text:p text:style-name="First_20_line_20_indent">- Решай сама. Ты же знаешь, я редко выхожу в город.</text:p>
      <text:p text:style-name="First_20_line_20_indent">- Это точно, вкус у тебя, как у деревенщины… Ладно, надену это, - решительно произнесла она, выдергивая из одежной кучи черную полупрозрачную кофточку.</text:p>
      <text:p text:style-name="First_20_line_20_indent">Потом она критично посмотрела в мою сторону.</text:p>
      <text:p text:style-name="First_20_line_20_indent">- Боже, с тобой даже ходить стыдно! Давай примерим кое-что из моего.</text:p>
      <text:p text:style-name="First_20_line_20_indent">Видя, как я поморщился, она понимающе кивнула.</text:p>
      <text:p text:style-name="First_20_line_20_indent">- Брезгуешь, - это не было вопросом, скорее утверждение. - Ну ладно, не знаю, кем ты была, но мы сделаем из тебя человека.</text:p>
      <text:p text:style-name="First_20_line_20_indent">- Послушай, а ты не слишком броско наряжаешься для похода за покупками?</text:p>
      <text:p text:style-name="First_20_line_20_indent">- Нормально! Самое то! Надо сразу показать продавцу, с кем он имеет дело.</text:p>
      <text:p text:style-name="First_20_line_20_indent">Ой-ой-ой, Это что же о ней подумают? А обо мне?</text:p>
      <text:p text:style-name="First_20_line_20_indent">- Ну все, я готова!</text:p>
      <text:p text:style-name="First_20_line_20_indent">Теперь на Кэтрин кроме упомянутой уже кофточки была довольно короткая юбка серебристого цвета и некая смесь куртки и пиджака, равно годящаяся как для деловых встреч, так и для вечеринок. Ее цвет менялся от все того же серебристого до угольно черного. Откровенно говоря, на мой взгляд это было ужасное сочетание, но хозяйке всего этого костюма он явно был по душе. В ее сумочку полетели помада и лак, туда же последовали подозрительного вида баллончик, пистолет, две пачки довольно крупных купюр и пачка презервативов. На мой удивленный взгляд она ответила, слегка пожав плечами: “Всякое может случиться”.</text:p>
      <text:p text:style-name="First_20_line_20_indent"/>
      <text:h text:style-name="Heading_20_2" text:outline-level="2"><text:bookmark-start text:name="__RefHeading___Toc23716_3980973373"/>Глава 4<text:bookmark-end text:name="__RefHeading___Toc23716_3980973373"/></text:h>
      <text:p text:style-name="First_20_line_20_indent">Поход по магазинам занял гораздо больше времени, чем я рассчитывал. И, каюсь, часть вины за это лежала на мне. Изначально наша вылазка преследовала покупку одежды, белья и косметики, но я был бы не я, если бы все пошло так, как планировалось. Еще с детства я не мог спокойно проходить мимо книжных витрин, а теперь, когда у меня были деньги, время и желание, Кэт приходилось делать поистине героические попытки оттащить меня подальше. Объяснялось это еще и тем, что в город я выбирался редко, проводя почти все время дома или на работе, так что теперь я оттягивался на полную катушку.</text:p>
      <text:p text:style-name="First_20_line_20_indent"><text:soft-page-break/>Когда я уйму времени потратил на изучение ассортимента третьей книжной лавки (почему-то крупных магазинов, торгующих книгами, в городе не было), терпение Кэт лопнуло.</text:p>
      <text:p text:style-name="First_20_line_20_indent">- Ну, все! - в сердцах бросила она, и, схватив за руку, стремительно повела меня на другую улицу.</text:p>
      <text:p text:style-name="First_20_line_20_indent">Кстати, погода выдалась отменной. Ярко-голубое небо с легкими белесыми облачками тоже выводили из себя мою подругу, так как я, лишившись удовольствия рассматривать книги, <text:s/>стал время от времени поднимать голову и наблюдать за небосводом. Разумеется, это не способствовало достижению нашей цели. В общем, я вел себя как маленький ребенок.</text:p>
      <text:p text:style-name="First_20_line_20_indent"><text:s/>Но вот, первый магазин, куда завела меня Кэт, и сразу мое настроение упало так низко, что и не увидать. В этой среде властвовала Кэт. Вдоволь натерпевшись от меня по дороге, она теперь решила отыграться, в результате чего мне почти час пришлось ждать, пока она не перемерила половину отдела платьев. Не знаю, что она выбирала? По-моему, она в любом наряде смотрелась просто превосходно.</text:p>
      <text:p text:style-name="First_20_line_20_indent">Я начал вовсю скучать, оглядываться по сторонам и посматривать на часы, когда пришел мой черед. И это было ужасно.</text:p>
      <text:p text:style-name="First_20_line_20_indent">- Нам надо приодеть молодую леди, - чуть церемонно произнесла Кэт и перекинулась многозначительным взглядом с продавцом.</text:p>
      <text:p text:style-name="First_20_line_20_indent">Та женщина оценивающе окинула меня холодным взглядом с ног до головы, кивнула и приглашающе повела рукой.</text:p>
      <text:p text:style-name="First_20_line_20_indent">- Думаю, мы сможем подобрать что-нибудь для вашей подруги.</text:p>
      <text:p text:style-name="First_20_line_20_indent"/>
      <text:p text:style-name="First_20_line_20_indent">- Та-ак, - задумчиво протянула Кэт. - Пожалуй, это то, что нужно.</text:p>
      <text:p text:style-name="First_20_line_20_indent">Женщина-продавец была настолько любезна, что оставила нас наедине с кучей белья и одежды в небольшой примерочной комнате, пока сама она вышла к следующему клиенту.</text:p>
      <text:p text:style-name="First_20_line_20_indent">- Что ты ждешь? Раздевайся!</text:p>
      <text:p text:style-name="First_20_line_20_indent">Немного стесняясь, я скинул с себя джинсы и рубашку.</text:p>
      <text:p text:style-name="First_20_line_20_indent">- О, господи, целиком! Мы же белье будем мерять, а не пальто.</text:p>
      <text:p text:style-name="First_20_line_20_indent">Очень нехотя я стянул и все остальное.</text:p>
      <text:p text:style-name="First_20_line_20_indent">Кэт критично осмотрела меня с ног до головы.</text:p>
      <text:p text:style-name="First_20_line_20_indent">- Не понимаю, чего ты стесняешься? Прятать такое богатство - грех. Давай, примерь это.</text:p>
      <text:p text:style-name="First_20_line_20_indent">Глядя, как я одеваю ну очень сексуальные трусики, она всплеснула руками.</text:p>
      <text:p text:style-name="First_20_line_20_indent">- Ну кто так делает? Ты что, рубище на себя напяливаешь, что ли? Это же женское белье, а не роба какая-нибудь.</text:p>
      <text:p text:style-name="First_20_line_20_indent">Она быстро разделась сама, взяла еще одну пару трусиков и стала втолковывать мне.</text:p>
      <text:p text:style-name="First_20_line_20_indent"><text:soft-page-break/>- Это белье сделано специально, чтобы приносить удовольствие. Брать его надо нежно, как будто это паутинка, которая от резких и грубых движений может порваться. Спешить нам сейчас некуда, поэтому не торопись. Взяла, насладись материалом, потрогай, разве он не подойдет к твоей мягкой коже? Ты носишь белье не только по необходимости, это не столько защита, сколько наслаждение. Погладь его, прикоснись щекой, вдохни в себя его запах...</text:p>
      <text:p text:style-name="First_20_line_20_indent">Она медленно надела на себя трусики, а затем помогла мне.</text:p>
      <text:p text:style-name="First_20_line_20_indent">- Возьми бюстгальтер. Вот этот - в самый раз. В меру мягкий и упругий. И опять, насладись его прикосновением. Если ты любишь одежду, которую ты носишь, ты любишь и свое тело. Побалуй его.</text:p>
      <text:p text:style-name="First_20_line_20_indent">Медленно, очень медленно Кэт провела рукой от лямки до чашечек, чуть задержалась на них, а затем ее пальцы заскользили дальше. Очертив свой силуэт, она продолжила ликбез.</text:p>
      <text:p text:style-name="First_20_line_20_indent">- Или возьмем сорочку. Это не просто лоскут ткани, это соблазн, это тот минимум эротики, который может себе позволить каждая женщина. Разденься!</text:p>
      <text:p text:style-name="First_20_line_20_indent">Когда я снова оголился, она передала мне комбинацию. Как Кэт только что показывала, я, не спеша, нежно взял ее и прижал к лицу. От нее пахло чем-то свежим, весенним. Материал был очень мягкий и гладкий. Чуть прикрыв глаза, я слегка поводил ею по своим щекам, а затем неторопливо стал одевать. Кэт одобрительно молчала. Подняв комбинацию над собой, я просто отпустил ее, и она словно ветерок соскользнула мне на плечи. Струящийся по обнаженной груди материал принес восхитительное чувство. Волна возбуждения окатила меня с головы до ног.</text:p>
      <text:p text:style-name="First_20_line_20_indent">А Кэт, неторопливо, наслаждаясь в полной мере, одевалась и завораживающим голосом продолжала.</text:p>
      <text:p text:style-name="First_20_line_20_indent">- Одеть ее, ощутить на себе - это превосходно. Но и расставание может быть не менее интригующим.</text:p>
      <text:p text:style-name="First_20_line_20_indent">Она по очереди сдвинула лямки с плеч, чуть-чуть повела ими и освободилась от комбинации. Я повторил ее движения. Та комбинация, что была на мне, соскользнула вниз, к моим ногам, оставив после себя не менее чудесные ощущения.</text:p>
      <text:p text:style-name="First_20_line_20_indent">Я возбуждался все больше и больше. За этой комбинацией была примерка еще двух других, снова лифчиков, трусиков, боди...</text:p>
      <text:p text:style-name="First_20_line_20_indent">- ...Пояс как таковой тоже может являться источником наслаждения...</text:p>
      <text:p text:style-name="First_20_line_20_indent">Кэт показывала, как следует надевать и снимать чулки, нижние юбки, обтягивающие шортики... И так уже сильно возбужденный из-за соприкосновения с бельем, я совсем терял рассудок от аромата нежнейших духов, от кисловатого запаха кожи, от чуть липкого соприкосновения ткани с телом.</text:p>
      <text:p text:style-name="First_20_line_20_indent">А Кэт все говорила и говорила. Уже и сама изрядно возбужденная к этому времени, она стояла возле меня, грудь у нее напряглась, в голосе появилась легкая хрипотца. Она рассказывала уже не только и столько для меня, сколько для себя. И мы все переодевались и переодевались...</text:p>
      <text:p text:style-name="First_20_line_20_indent"/>
      <text:p text:style-name="First_20_line_20_indent"><text:soft-page-break/>Когда мы, наконец, сделали свой выбор, хозяйка магазина понимающе проводила нас до дверей и даже услужливо вызвала такси. Раскрасневшиеся и возбужденные, мы запрыгнули в машину и откинулись на заднем сидении.</text:p>
      <text:p text:style-name="First_20_line_20_indent">Кажется, я понял, почему женщины так любят ходить за покупками...</text:p>
      <text:p text:style-name="First_20_line_20_indent"/>
      <text:h text:style-name="Heading_20_2" text:outline-level="2"><text:bookmark-start text:name="__RefHeading___Toc23718_3980973373"/>Глава 5<text:bookmark-end text:name="__RefHeading___Toc23718_3980973373"/></text:h>
      <text:p text:style-name="First_20_line_20_indent">За последние три дня, на протяжении которых мы обходили едва ли не все “злачные” места города, я уже порядком подустал. Бестолковые будни, сумасшедшие вечера... Мое спокойное существование было разрушено раз и навсегда. Во время заходов в два предыдущих бара я даже не успевал толком осмотреться, как меня уже тащили наружу. Здесь же, похоже, мы задерживались надолго. И дело вовсе не в танцах.</text:p>
      <text:p text:style-name="First_20_line_20_indent">Насколько я помню, все подобного рода дискотеки одинаковы. Шум, неожиданные и неприятные вспышки света, сильный запах алкоголя и табака. И скука. По крайней мере, для меня. Что поделаешь, еще с детства я не переваривал подобные мероприятия, а свобода от пристрастия к выпивке и сигаретам вообще делали такие тусовки для меня неприятными. И эта не была исключением. Позволив уговорить себя “выйти в свет”, я всего лишь подчинялся приказу и уж конечно никакого удовольствия от этого не испытывал. А вот подружка Кэт, похоже, чувствовала себя в родной стихии. Еще часа два назад, как только мы пришли сюда, она сорвалась с места, оставив меня в одиночестве сидеть за столиком, и растворилась в толпе танцующих. Время от времени я замечал ее то здесь, то там, причем все время с разными мужчинами. Так, за последние полчаса она успела сменить по крайней мере четырех партнеров. Не одобряю я этого. Однако я продолжал сидеть в сторонке, потягивая понемногу безалкогольный лимонад и стараясь настроиться на благодушный вид. Надеюсь, что мне это удавалось.</text:p>
      <text:p text:style-name="P1">Наконец, в том, что кое-кто, надеюсь, не всерьез, называет музыкой, наступил перерыв, и Кэтрин плюхнулась на стул рядом со мной. Раскрасневшаяся, она выглядела чертовски привлекательно. Одним залпом осушив бокал с шампанским (на его заказе она настояла, отговорившись тем, что все равно платит Агентство), она с радостной и озорной улыбкой посмотрела на меня и спросила:</text:p>
      <text:p text:style-name="First_20_line_20_indent">- А ты что не танцуешь?</text:p>
      <text:p text:style-name="First_20_line_20_indent">- Я же говорила, не люблю, еще с детства.</text:p>
      <text:p text:style-name="P1">- Ну, пошли, пошли!.. - увидев недовольное выражение моего лица и то, как я мнусь, она рассмеялась. - Ну и зануда ты! Как ты вообще живешь? Сидишь по вечерам дома, уткнувшись в книгу или пялясь в телевизор?</text:p>
      <text:p text:style-name="First_20_line_20_indent">- Именно так, и мне это нравится. Зато ты <text:s/>нарасхват!</text:p>
      <text:p text:style-name="First_20_line_20_indent">- Ревнуешь? - она рассмеялась.</text:p>
      <text:p text:style-name="First_20_line_20_indent">А ведь она права, с грустью подумалось мне.</text:p>
      <text:p text:style-name="First_20_line_20_indent"><text:soft-page-break/>- Ревную, - с выдохом произнес я.</text:p>
      <text:p text:style-name="First_20_line_20_indent">Она приняла это за шутку.</text:p>
      <text:p text:style-name="First_20_line_20_indent">- Ой, слушай, я проголодалась просто зверски! Я быстренько перекушу?</text:p>
      <text:p text:style-name="First_20_line_20_indent">- Не стесняйся, ешь.</text:p>
      <text:p text:style-name="First_20_line_20_indent">- К вам можно присоединиться?</text:p>
      <text:p text:style-name="First_20_line_20_indent">Мы одновременно обернулись. Сзади к нам подошел какой-то тип, похоже, изрядно уже принявший, так как, даже схватившись за край столика, он довольно сильно покачивался.</text:p>
      <text:p text:style-name="First_20_line_20_indent">- Нет! - в один голос произнесли мы с Кэт и рассмеялись.</text:p>
      <text:p text:style-name="First_20_line_20_indent">- Пар-дон! - церемонно сказал тип и, медленно повернувшись, неуверенно заскользил между столиками.</text:p>
      <text:p text:style-name="First_20_line_20_indent">- Это уже третий, - тяжело вздохнул я.</text:p>
      <text:p text:style-name="First_20_line_20_indent">- Были и другие? - жеманно, как будто с намеком, спросила напарница.</text:p>
      <text:p text:style-name="First_20_line_20_indent">- Были! - так же ненатурально игриво сказал я.</text:p>
      <text:p text:style-name="First_20_line_20_indent">- И...</text:p>
      <text:p text:style-name="First_20_line_20_indent">- То же самое.</text:p>
      <text:p text:style-name="First_20_line_20_indent">- Да-а! Тяжелый случай! - похоже, при ее оценке меня это был единственный эпитет. - Послушай, тебя случайно недотрогой не дразнили в школе?</text:p>
      <text:p text:style-name="First_20_line_20_indent">Я покачал головой. Вопрос даже вызвал у меня легкую улыбку, когда я вспомнил пару-другую драк, которые, правда, затевал не я, но активно в них участвовал.</text:p>
      <text:p text:style-name="First_20_line_20_indent">- Придумала! Сейчас мы найдем тебе парня и...</text:p>
      <text:p text:style-name="First_20_line_20_indent">- Не вздумай! - я тут же посуровел. Я и какой-то полупьяный самец? Бр-р! Ну и картина!</text:p>
      <text:p text:style-name="First_20_line_20_indent">Кэт осеклась. Она, кажется, даже чуточку протрезвела, по крайней мере, голос ее зазвучал уже серьезней. Она озабоченно спросила.</text:p>
      <text:p text:style-name="First_20_line_20_indent">- Слушай, а ты случаем не девственница? Нет? И не больная? Лесбиянка, что ли?.. Нет?..</text:p>
      <text:p text:style-name="First_20_line_20_indent">Интересно, как бы она повела себя, если бы на последний вопрос я ответил утвердительно.</text:p>
      <text:p text:style-name="First_20_line_20_indent">- А то смотри, я, в общем-то, без предубеждений...</text:p>
      <text:p text:style-name="First_20_line_20_indent">Вот и ответ.</text:p>
      <text:p text:style-name="First_20_line_20_indent">- Да нет, это все из-за моего приятеля. Того, на фото.</text:p>
      <text:p text:style-name="First_20_line_20_indent">- А-а! Поняла.</text:p>
      <text:p text:style-name="First_20_line_20_indent">“Ни черта ты не поняла”, подумалось мне.</text:p>
      <text:p text:style-name="First_20_line_20_indent">- Ну ладно. Я к стойке, может, что интересное услышу.</text:p>
      <text:p text:style-name="First_20_line_20_indent">Снова заиграла музыка.</text:p>
      <text:p text:style-name="First_20_line_20_indent"><text:soft-page-break/>С безнадежно испорченным настроением и горечью в душе я смотрел вслед Кэтрин, фантазируя на задворках сознания о том, что могло бы быть, будь я прежним. Да, скорее всего, ничего. Я не в ее вкусе. А она, не подозревая о моих мыслях, подошла тем временем к стойке, села на вращающийся табурет и, закинув ногу на ногу и облокотясь на край, завела беседу с сидевшим рядом парнем в потертых джинсах и ярко-оранжевой футболке с написанным на спине словом <text:s/>на суахили: “Придурок”.</text:p>
      <text:p text:style-name="P1">Так и не могу понять, что же это - бар, кафе, дискотека? Все здесь было смешано. В расчете на молодежь, понял я. Серьезный человек сюда не пойдет. В настоящем баре должен быть интимный уголок, где можно спрятаться от всего окружающего с кружкой-другой пива. А здесь? Слева - стойка, с другой стороны - десяток или полтора столиков, в центре - танцплощадка, на стенах - бессмысленные плакаты, глядя на которые великие абстракционисты предпочли бы пустить себе пулю в висок или просто сгорели бы от стыда, высокий потолок, с которого свисало шесть зеркальных шаров, окруженных в свою очередь <text:s/>несколькими цветными прожекторами. И еще одна особенность: второй этаж. Собственно, <text:s/>даже не этаж, а всего лишь широкий балкон, на котором стояли у перил редкие парочки. Я долго осматривался, но так и не понял, как они туда поднялись.</text:p>
      <text:p text:style-name="First_20_line_20_indent">Я слегка отодвинул стоящий рядом стул, стер помаду с недопитого Кэт бокала с шампанским, бросил неряшливо рядом с тарелкой салфетку, а в пепельницу положил тлеющую сигарету, которую перед этим достал из пачки, лежащей на соседнем столике, когда ее хозяин отвернулся, чтобы пошептать что-то на ухо своей подруге. Чтобы не прикуривать, мне пришлось поджечь край сигареты и незаметно помахать ею из стороны в сторону. В общем, я хотел создать впечатление, будто я - со спутником, который только что отошел куда-то на минуту, но вот-вот должен вернуться. Сам я отодвинулся в тень, одернув юбку и блузу так, чтобы не бросаться в глаза - пристающие ко мне “кавалеры” просто достали.</text:p>
      <text:p text:style-name="First_20_line_20_indent">А Кэт время даром не теряла. Она и тот парень сидели уже рядышком, бок о бок, и рука парня спускалась по спине Кэт все ниже и ниже. Наконец, они встали, и девушка, помахав мне одними пальчиками, поддерживаемая “придурком”, отправилась в глубь заведения.</text:p>
      <text:p text:style-name="First_20_line_20_indent"/>
      <text:p text:style-name="First_20_line_20_indent">А спустя еще мнут десять появился Он. Этот тип шел с такой уверенностью, что создавалось впечатление, будто он у себя дома. Средних лет, чисто выбрит, одет модно и аккуратно. В таком прикиде можно хоть на дискотеку прийти, хоть на работу. Наверное, как мужчина он был симпатичен, однако, некоторая тяжесть в челюсти и холод во взгляде портили все дело. И холод этот не могла скрыть даже широкая улыбка, которой он одаривал... Меня?! Подойдя прямо к нашему столику, он, не церемонясь, сел на стул напротив меня и слегка откинулся.</text:p>
      <text:p text:style-name="First_20_line_20_indent">- Боже мой! Кого я вижу, сто лет не встречались!</text:p>
      <text:p text:style-name="First_20_line_20_indent">- Простите, мы что знакомы?</text:p>
      <text:p text:style-name="First_20_line_20_indent">Незнакомец слегка напрягся.</text:p>
      <text:p text:style-name="First_20_line_20_indent">- Как... Разве Вы не Мари? Оу, извините, я принял Вас за свою знакомую. Сходство - поразительное.</text:p>
      <text:p text:style-name="First_20_line_20_indent"><text:soft-page-break/>- Это что еще один способ завязать знакомство?</text:p>
      <text:p text:style-name="First_20_line_20_indent">- Нет, нет!</text:p>
      <text:p text:style-name="First_20_line_20_indent">Я заметил, что левая рука у него как-то неуверенно подергивается, словно не может найти себе место.</text:p>
      <text:p text:style-name="First_20_line_20_indent">Я пожал плечами и сделал вид, будто его нет.</text:p>
      <text:p text:style-name="First_20_line_20_indent">- Еще раз извините... Кстати, раз уж так получилось, вот моя визитка.</text:p>
      <text:p text:style-name="First_20_line_20_indent">Я, не глядя на надпись, засунул ее в сумочку, висящую на спинке стула. “И что дальше?”, задался я мысленно вопросом.</text:p>
      <text:p text:style-name="First_20_line_20_indent">Видимо, рассчитывая, что я хотя бы прочитаю его имя, мужчина стушевался.</text:p>
      <text:p text:style-name="First_20_line_20_indent">- Но как вы похожи...</text:p>
      <text:p text:style-name="First_20_line_20_indent">Неловко поднявшись, он кивнул и медленно, то и дело оглядываясь на меня, пошел к стойке бара, где бармен сразу поставил перед ним стакан.</text:p>
      <text:p text:style-name="First_20_line_20_indent">В это время подошла Кэт, поправляя на ходу свою и так безупречно лежащую прическу. Я заметил, что губы у нее чуть вспухшие и только что накрашенные. Другого я и не ожидал.</text:p>
      <text:p text:style-name="First_20_line_20_indent">- Умеешь ты привлекать к себе внимание. Кто этот импозантный мужчина? Еще один отвергнутый кавалер?</text:p>
      <text:p text:style-name="First_20_line_20_indent">- Хуже. Это “грибник”, - ответил я мрачно и сплюнул на пол.</text:p>
      <text:p text:style-name="First_20_line_20_indent"/>
      <text:h text:style-name="Heading_20_2" text:outline-level="2"><text:bookmark-start text:name="__RefHeading___Toc23720_3980973373"/>Глава 6<text:bookmark-end text:name="__RefHeading___Toc23720_3980973373"/></text:h>
      <text:p text:style-name="First_20_line_20_indent">Для Кэт утро выдалось тяжелым. Встав только около одиннадцати, она еще долго ходила как сомнамбула по квартире, то тупо смотря на то, как я читаю, то глядя в окно.</text:p>
      <text:p text:style-name="First_20_line_20_indent">- Нет, так пить нельзя!</text:p>
      <text:p text:style-name="First_20_line_20_indent">Сказав это, она ушла в ванную, откуда послышался шум льющейся воды и громкий вздох облегчения.</text:p>
      <text:p text:style-name="First_20_line_20_indent">- Сколько я вчера выпила?</text:p>
      <text:p text:style-name="First_20_line_20_indent">Я лишь пожал плечами.</text:p>
      <text:p text:style-name="First_20_line_20_indent">- Две бутылки шампанского.</text:p>
      <text:p text:style-name="First_20_line_20_indent">- И все?..</text:p>
      <text:p text:style-name="First_20_line_20_indent">- Ну, ты еще разбавляла это какой-то гадостью, когда клеила парня у стойки.</text:p>
      <text:p text:style-name="First_20_line_20_indent">Кэт нахмурилась.</text:p>
      <text:p text:style-name="P1">- Не помню.</text:p>
      <text:p text:style-name="First_20_line_20_indent">- Вы потом еще премило поворковали и уединились.</text:p>
      <text:p text:style-name="First_20_line_20_indent"><text:soft-page-break/>- А-а! Что-то такое было.</text:p>
      <text:p text:style-name="First_20_line_20_indent">Она упала в кресло, обхватила голову руками и сидела так несколько минут. Я, чуть посмеиваясь, украдкой наблюдал за ней.</text:p>
      <text:p text:style-name="First_20_line_20_indent">- В холодильнике - апельсиновый сок, на столе - чай.</text:p>
      <text:p text:style-name="First_20_line_20_indent">- Угу, - пробурчала она, не поднимая головы.</text:p>
      <text:p text:style-name="First_20_line_20_indent">Прошла еще пара минут.</text:p>
      <text:p text:style-name="First_20_line_20_indent">- Так! - очнулась Кэт. - Мне нужна информация о последних перемещениях базы “грибников”, досье на Эдвардса и список наших агентов, разоблаченных или погибших при невыясненных обстоятельствах за последние три месяца и, наконец, об июньской стычке прошлого года в Нью-Орлеане.</text:p>
      <text:p text:style-name="First_20_line_20_indent">- К сожалению, я не смогу получить доступ к той информации, что тебе нужна. По крайней мере, внутри Агентства. Зато мы сможем получить ответ у одного моего приятеля.</text:p>
      <text:p text:style-name="First_20_line_20_indent">- Штатский?</text:p>
      <text:p text:style-name="First_20_line_20_indent">Я замялся.</text:p>
      <text:p text:style-name="First_20_line_20_indent">- Ну, в общем, да.</text:p>
      <text:p text:style-name="First_20_line_20_indent">- И через него мы узнаем то, что не сможем узнать в Агентстве?</text:p>
      <text:p text:style-name="First_20_line_20_indent">- Да.</text:p>
      <text:p text:style-name="First_20_line_20_indent">Кэт задумалась на мгновение, затем решительно кивнула своим мыслям и выпалила.</text:p>
      <text:p text:style-name="First_20_line_20_indent">- Хорошо, когда идем?</text:p>
      <text:p text:style-name="First_20_line_20_indent">- Я думаю, раньше, чем после двух, идти к нему бесполезно.</text:p>
      <text:p text:style-name="First_20_line_20_indent">- Отлично!.. Где, ты говоришь, у тебя сок?</text:p>
      <text:p text:style-name="First_20_line_20_indent"/>
      <text:p text:style-name="First_20_line_20_indent">Пока мы шли пешком по залитым солнцем улицам, беседа протекала своим чередом.</text:p>
      <text:p text:style-name="First_20_line_20_indent">- Все, сегодня вечером сидим дома. Я жутко хочу спать.</text:p>
      <text:p text:style-name="First_20_line_20_indent">- Бывает. Не надо было столько сидеть в этом баре.</text:p>
      <text:p text:style-name="First_20_line_20_indent">- Завтра снова идем туда.</text:p>
      <text:p text:style-name="First_20_line_20_indent">- Зачем?!.</text:p>
      <text:p text:style-name="First_20_line_20_indent">- Ты же сама сказала, там был “грибник”. Кроме того, это место идеально подходит для второй половины задания.</text:p>
      <text:p text:style-name="First_20_line_20_indent">- Какой еще половины?</text:p>
      <text:p text:style-name="First_20_line_20_indent">- В свое время узнаешь.</text:p>
      <text:p text:style-name="First_20_line_20_indent">Я обиделся.</text:p>
      <text:p text:style-name="First_20_line_20_indent">- Ты знаешь о здании гораздо больше меня, могла бы и просветить напарницу.</text:p>
      <text:p text:style-name="First_20_line_20_indent"><text:soft-page-break/>- Могла бы, но не хочу. Лучше скажи, что это за тип, к которому мы идем.</text:p>
      <text:p text:style-name="First_20_line_20_indent">- Один мой хороший знакомый.</text:p>
      <text:p text:style-name="First_20_line_20_indent">- Ты с ним спала?</text:p>
      <text:p text:style-name="First_20_line_20_indent">- Боже упаси!.. Ты вообще чем думаешь?</text:p>
      <text:p text:style-name="First_20_line_20_indent">Вопрос был чисто риторическим, но Кэт ответила. Я так и думал.</text:p>
      <text:p text:style-name="First_20_line_20_indent">- Нет-нет! Он... чудаковатый. Впрочем, может, сама увидишь.</text:p>
      <text:p text:style-name="First_20_line_20_indent">Тем временем мы подошли к его дому.</text:p>
      <text:p text:style-name="First_20_line_20_indent">- Он живет на четвертом этаже. Вот его окно, второе слева.</text:p>
      <text:p text:style-name="First_20_line_20_indent">- Это?!!</text:p>
      <text:p text:style-name="First_20_line_20_indent">- Ага, и нам, кажется, повезло.</text:p>
      <text:p text:style-name="P1">Я изучал реакцию своей напарницы. К ее чести, следует сказать, что кроме возгласа ничего не последовало. Я надеялся на это. Обычно люди более консервативные, чем она, предпочитали отворачиваться и больше не смотреть в эту сторону, а все из-за того, что под окном как флаг развевались трусы-”семейки”. И это почти в центре города! Причем, они не просто сушились, а именно играли роль вымпела.</text:p>
      <text:p text:style-name="First_20_line_20_indent">- Возможно, нам повезло, - повторил я.</text:p>
      <text:p text:style-name="First_20_line_20_indent">На звонок нам открыл молодой, лет двадцати семи, парень в линялых джинсах и белой майке.</text:p>
      <text:p text:style-name="First_20_line_20_indent">- А, проходи, - ни приветствия, ни удивления и интереса по поводу второй гостьи он не высказал.</text:p>
      <text:p text:style-name="First_20_line_20_indent">- Это Кэт, моя подруга... Ты не мог бы убавить звук?</text:p>
      <text:p text:style-name="First_20_line_20_indent">Квартиру заполнял грохот, именуемый музыкой группы “Оффспринг”.</text:p>
      <text:p text:style-name="First_20_line_20_indent">- Пожалуйста! - он вдвое снизил громкость и сел на пол.</text:p>
      <text:p text:style-name="First_20_line_20_indent">По всей комнате на нем валялись разнообразные компьютерные мелочи: болты, винчестеры, дисководы, платы, провода... А посреди всего этого стоял разобранный компьютер и два монитора. Рядом стояла большая бутыль с надписью “Спирт” и лежала упаковка салфеток.</text:p>
      <text:p text:style-name="First_20_line_20_indent">- Предупреждаю сразу, к компьютеру доступа нет.</text:p>
      <text:p text:style-name="First_20_line_20_indent">- Ну, пожалуйста! - просительно затянул я.</text:p>
      <text:p text:style-name="First_20_line_20_indent">- Нет, нет, даже не проси. Приходи завтра!</text:p>
      <text:p text:style-name="First_20_line_20_indent">- Черт!</text:p>
      <text:p text:style-name="First_20_line_20_indent">- Да ладно тебе, зайдем завтра, на сегодня и другие дела найдутся, - прошептала на ухо Кэтрин.</text:p>
      <text:p text:style-name="First_20_line_20_indent">- Ты не понимаешь... - шепотом ответил я, а затем громко добавил. - Ладно, зайдем. Только посмотри, пожалуйста, в базе вот эти темы.</text:p>
      <text:p text:style-name="First_20_line_20_indent">Я протянул ему листок <text:s/>с интересующими Кэт вопросами.</text:p>
      <text:p text:style-name="First_20_line_20_indent"><text:soft-page-break/>- Угу... Выходить будешь, дверь захлопни.</text:p>
      <text:p text:style-name="First_20_line_20_indent">Я молча взял Кэт под руку и повел к выходу. Последнее, что я видел, это как хозяин квартиры примерился было глотнуть из бутыли, стоящей на полу, но в последний момент передумал и, тяжело вздохнув, смочил в спирте салфетку, которой стал протирать контакты какой-то платы.</text:p>
      <text:p text:style-name="First_20_line_20_indent">Уже на улице Кэт остановилась и брезгливо произнесла:</text:p>
      <text:p text:style-name="First_20_line_20_indent">- Компьютерщик!.. Не очень-то он любезен. Кстати, как его зовут?</text:p>
      <text:p text:style-name="First_20_line_20_indent">Я пожал плечами.</text:p>
      <text:p text:style-name="First_20_line_20_indent">- Все знакомые зовут его “Чудик”.</text:p>
      <text:p text:style-name="First_20_line_20_indent"/>
      <text:p text:style-name="First_20_line_20_indent">На следующий день мы снова пришли к этому дому.</text:p>
      <text:p text:style-name="First_20_line_20_indent">- Я так и знал! - унылость моя была вполне оправдана.</text:p>
      <text:p text:style-name="First_20_line_20_indent">- В чем дело?</text:p>
      <text:p text:style-name="First_20_line_20_indent">- Смотри, - кивнул я в сторону окна. Взамен вчерашних “семеек” нынче там полоскались на ветру кружевные женские трусики.</text:p>
      <text:p text:style-name="First_20_line_20_indent">- Он что, на трусах помешан? - спросила Кэт и тут же прыснула. - На сей раз его вкус лучше.</text:p>
      <text:p text:style-name="First_20_line_20_indent">- И на трусах тоже... А, ладно, сама увидишь.</text:p>
      <text:p text:style-name="First_20_line_20_indent">И она увидела.</text:p>
      <text:p text:style-name="First_20_line_20_indent">На этот раз, очевидно, в ожидании нашего прихода дверь была не заперта, а внутри нас встретил запах не спирта и оргтехники, а нежных женских духов.</text:p>
      <text:p text:style-name="First_20_line_20_indent">- М-м! Приятный запах!</text:p>
      <text:p text:style-name="First_20_line_20_indent">- Проходи, проходи, - по-хозяйски распоряжался я. - Сегодня он не занят, так что можешь расслабиться и выпить чего-нибудь. Кухня с холодильником там, - махнул я рукой. - Хотя, если учесть, что вечером - в бар, я бы не стал злоупотреблять.</text:p>
      <text:p text:style-name="First_20_line_20_indent">Пока Кэт ходила за напитками, я осматривался. Все было на своих местах. Компьютерная система, на этот раз в собранном виде, перекочевала на пару столов в углу и была закрыта сверху пленкой, в комнате царил порядок. Не было только хозяина.</text:p>
      <text:p text:style-name="First_20_line_20_indent">- Чудик, мы пришли!.. Чудик!</text:p>
      <text:p text:style-name="First_20_line_20_indent">И тут дверь спальни отворилась, и появился хозяин квартиры.</text:p>
      <text:p text:style-name="P1">Если бы я не знал его, то подумал, что это совсем другой человек. Если вчера нас встречал занятый своей техникой компьютерщик, то стоявший в дверях не имел с ним ничего общего. Это была сексапильная дамочка, этакая женщина-вамп. Мини-юбка открывала довольно длинные и стройные для мужчины ноги, обтянутые черными колготками. Стоя в туфлях на высоком каблуке, он, похоже, чувствовал себя вполне уверенно. Выше пояса шли обтягивающая розовая футболка или кофточка, довольно милое лицо, профессионально покрытое тонким слоем косметики, и парик с русыми волосами средней длины.</text:p>
      <text:p text:style-name="First_20_line_20_indent"><text:soft-page-break/>Вошедшая в этот момент Кэт чуть не расплескала содержимое стакана, который держала в руках. Я не догадывался, что это может так сильно на нее подействовать. Мне казалось, с ее-то привычками...</text:p>
      <text:p text:style-name="First_20_line_20_indent">- Привет, девочки!</text:p>
      <text:p text:style-name="First_20_line_20_indent">Кэт с шумом выдохнула.</text:p>
      <text:p text:style-name="First_20_line_20_indent">- Предупреждать надо! - осуждающе прошипела она мне на ухо.</text:p>
      <text:p text:style-name="First_20_line_20_indent">Я только тихо рассмеялся. Я был доволен, что она шокирована.</text:p>
      <text:p text:style-name="First_20_line_20_indent"/>
      <text:p text:style-name="First_20_line_20_indent">На сей раз мы пробыли у Чудика около двух часов. За это время о деле не было сказано ни слова. Зато нас ждало чаепитие с домашней выпечкой и разговор ни о чем: об одежде, дружках и прочем, от чего, даже будучи женщиной (только телом!), я был далек. Но, в общем, на мой взгляд, посидели неплохо.</text:p>
      <text:p text:style-name="First_20_line_20_indent">На прощание Чудик завернул нам в пакет несколько пирожков “на дорожку” и вручил мне тонкую папку с компьютерными распечатками.</text:p>
      <text:p text:style-name="First_20_line_20_indent">Когда мы вышли, Кэт задумчиво произнесла.</text:p>
      <text:p text:style-name="First_20_line_20_indent">- А он милый!</text:p>
      <text:p text:style-name="First_20_line_20_indent">- У тебя все милые, - я чуть было не начал ревновать. И к кому, к Чудику!</text:p>
      <text:p text:style-name="First_20_line_20_indent">- Да нет, он, конечно, тоже малость двинутый, но милый.</text:p>
      <text:p text:style-name="First_20_line_20_indent">- Ты что, на меня намекаешь?</text:p>
      <text:p text:style-name="First_20_line_20_indent">Кэт сделала вид, что не слышала вопрос.</text:p>
      <text:p text:style-name="First_20_line_20_indent">- Между прочим, у него медицинское образование, и вообще он - профессиональный хакер.</text:p>
      <text:p text:style-name="First_20_line_20_indent">- А еще он замечательно готовит, - чуть задумчиво добавила Кэт.</text:p>
      <text:p text:style-name="First_20_line_20_indent">- Кстати, он, пожалуй, самый безобидный из моих знакомых. А то другие: один - пьяница, другой просто помешан на играх, у третьего - бзик на почве техники. С ними вообще разговаривать невозможно.</text:p>
      <text:p text:style-name="First_20_line_20_indent">- Хм! Не знала, что у тебя такой круг знакомых.</text:p>
      <text:p text:style-name="First_20_line_20_indent">- Что ж, теперь знаешь. Ну, ладно, пошли! И смотри, не съешь все по пути! - добавил я, видя, как плотоядно Кэт смотрела на содержимое пакета.</text:p>
      <text:p text:style-name="First_20_line_20_indent">- Угу! Бедная моя фигура, - вздохнула она.</text:p>
      <text:p text:style-name="First_20_line_20_indent">Я ее прекрасно понимал, выпечка была отменной.</text:p>
      <text:p text:style-name="First_20_line_20_indent">- Придется садиться на диету.</text:p>
      <text:p text:style-name="First_20_line_20_indent">- Тебе диета нужна, как корове лифчик.</text:p>
      <text:p text:style-name="First_20_line_20_indent">- Что, что?</text:p>
      <text:p text:style-name="First_20_line_20_indent">- Да так, поговорка одна... Куда теперь?</text:p>
      <text:p text:style-name="First_20_line_20_indent"><text:soft-page-break/>- Теперь - домой, а потом, как стемнеет - в бар.</text:p>
      <text:p text:style-name="First_20_line_20_indent">Я только простонал.</text:p>
      <text:p text:style-name="First_20_line_20_indent"/>
      <text:h text:style-name="Heading_20_2" text:outline-level="2"><text:bookmark-start text:name="__RefHeading___Toc23722_3980973373"/>Глава 7<text:bookmark-end text:name="__RefHeading___Toc23722_3980973373"/></text:h>
      <text:p text:style-name="First_20_line_20_indent">День за днем, вечер за вечером, время шло, а дело у нас не двигалось с мертвой точки. Кэт никогда не рассказывала мне о своих планах, да и каких-либо действий с ее стороны я пока что не замечал. Но в этот день она снова повела меня в бар, ради разнообразия, на этот раз - днем. На все мои вопросы, зачем мы туда идем, она коротко отвечала: “Не твое дело”. В конце концов, я обиделся, и почти весь путь мы проделали в молчании.</text:p>
      <text:p text:style-name="First_20_line_20_indent">Похоже, мы уже становились постоянными клиентами в этом баре. Правда, теперь мы пришли во внеурочное время, и заведение пустовало. Занятым был только один столик возле окна, за которым трое не очень респектабельного вида мужчин азартно играли в карты.</text:p>
      <text:p text:style-name="First_20_line_20_indent">Когда мы вошли, бармен оторвался от чтения книги (сам по себе факт довольно необычный), удивленно поднял бровь и, приветствуя как старых знакомых, молча кивнул головой, а затем, заметив, что мы не торопимся к стойке, снова углубился в чтение.</text:p>
      <text:p text:style-name="First_20_line_20_indent">Наконец-то у меня появилась возможность получше рассмотреть помещение. При неярком дневном свете оно выглядело гораздо меньше, чем во время шумных вечеров. Правда, это можно объяснить еще и тем, что столики, которые по вечерам теснились у дальней стены, <text:s/>сейчас были равномерно расставлены по всей площади. На уровне второго этажа по периметру были расположены маленькие лампы, освещавшие зал. Сам балкон скрывался во мраке. Жуткие картины на стенах уступили место старым афишам. Некоторые, как я заметил, еще первой половины двадцатого века. С некоторым удивлением я заметил, что пол - паркетный. Выщербленный кое-где каблуками и подковами, он, тем не менее, создавал впечатление, что за ним тщательно ухаживали. Отдельные дыры были старательно замазаны каким-то пластиком. Короче, бар дневной и бар ночной разительно отличались друг от друга. Несомненно, над наведением порядка работало много людей. И, кажется, это заведение начинало мне нравиться.</text:p>
      <text:p text:style-name="First_20_line_20_indent">Мы заказали по стакану сока. Пока бармен готовил его нам, я тайком подсмотрел название книги. “Война и мир”? Меня даже оторопь взяла. Уж чего-чего, а подобного я никак не ожидал. С появившимся интересом я еще раз посмотрел на бармена. Лет тридцать пять, худощавый... По виду не скажешь, что интеллигент, и потому подобное пристрастие в литературе, по меньшей мере, несколько необычно.</text:p>
      <text:p text:style-name="First_20_line_20_indent">Даже когда мы сели за один из пустующих столиков, я время от времени поглядывал в сторону стойки.</text:p>
      <text:p text:style-name="First_20_line_20_indent">Кэт заметила мои взгляды, сделала выводы, конечно же, абсолютно ошибочные, и, чуть растягивая слова, с усмешкой произнесла.</text:p>
      <text:p text:style-name="First_20_line_20_indent">- Ну, надо же! Наша целомудренная подружка запала на кого-то! Не знала, что тебе нравятся интеллектуалы. Ну-ну, а, в общем, он ничего... - и она еще раз посмотрела оценивающе в его сторону.</text:p>
      <text:p text:style-name="First_20_line_20_indent"><text:soft-page-break/>Как будто почувствовав, что на него смотрят, бармен оторвался от чтения и посмотрел в нашу сторону. Взгляд его был задумчивым, словно он был еще поглощен книгой. Кокетничая, Кэт повела плечами, поиграла глазами и соблазнительно улыбнулась, но, несмотря на все ухищрения, <text:s/>парень за стойкой этого не заметил и снова углубился в чтение. Поняв, что ее магия не подействовала, Кэт фыркнула, а я мысленно улыбнулся.</text:p>
      <text:p text:style-name="First_20_line_20_indent">- Похож на голубого, - как будто оправдываясь, сказала она и утратила к нему всякий интерес.</text:p>
      <text:p text:style-name="First_20_line_20_indent">Я уже смирился с горячим желанием своей подруги заигрывать с каждым встречным, причем, небезрезультатно. Не знаю, ради чего она это делала, то ли со скуки, то ли просто для проверки своих чар, но, честно говоря, ее эротомания мне уже давно приелась.</text:p>
      <text:p text:style-name="First_20_line_20_indent">- И что теперь?</text:p>
      <text:p text:style-name="First_20_line_20_indent">Кэт пожала плечами.</text:p>
      <text:p text:style-name="First_20_line_20_indent">- Но зачем-то мы ведь все-таки пришли сюда?</text:p>
      <text:p text:style-name="First_20_line_20_indent">Этот вопрос, как и предыдущий, остался без ответа. Затем Кэт вдруг оживилась.</text:p>
      <text:p text:style-name="First_20_line_20_indent">- Расскажи о себе.</text:p>
      <text:p text:style-name="First_20_line_20_indent">Я смешался. Врать мне не хотелось, а уж говорить правду тем более.</text:p>
      <text:p text:style-name="First_20_line_20_indent">- А что примерно тебя интересует?</text:p>
      <text:p text:style-name="First_20_line_20_indent">- А все!</text:p>
      <text:p text:style-name="First_20_line_20_indent">Я задумался.</text:p>
      <text:p text:style-name="First_20_line_20_indent">Ну что, рождение, школа, университет, вербовка, работа в Агентстве...</text:p>
      <text:p text:style-name="First_20_line_20_indent">- Да нет, подробнее.</text:p>
      <text:p text:style-name="First_20_line_20_indent">- Подробнее... Родилась и выросла я в сравнительно небольшом городке, населением тысяч триста. Кто-то называл его просто деревней, но мне он нравился. Не очень загаженный, много зелени. Родители развелись, когда мне было пять лет, и я осталась с мамой. А там что? Школа, университет...</text:p>
      <text:p text:style-name="First_20_line_20_indent">- Первая любовь... - в тон мне вставила Кэт.</text:p>
      <text:p text:style-name="First_20_line_20_indent">- Да, первая любовь. А потом вторая, третья... - шутливо продолжил я.</text:p>
      <text:p text:style-name="First_20_line_20_indent">- И кто он был, первый?</text:p>
      <text:p text:style-name="First_20_line_20_indent">- Ну, на самом деле это было еще до школы. Он был симпатичным и боевым мальчишкой, - мне приходилось выдумывать на ходу.</text:p>
      <text:p text:style-name="First_20_line_20_indent">Я вспоминал Элен, девчонку, резко выделяющуюся из множества других, как зажженная свеча среди огарков. Даже на балу она была королевой.</text:p>
      <text:p text:style-name="First_20_line_20_indent">- Тогда мы были еще совсем детьми, и, когда я пошла учиться, мы расстались и больше не встречались.</text:p>
      <text:p text:style-name="First_20_line_20_indent">- А он знал о твоем чувстве?</text:p>
      <text:p text:style-name="First_20_line_20_indent"><text:soft-page-break/>- Сомневаюсь. Почти половина моих подруг была в него влюблена.</text:p>
      <text:p text:style-name="First_20_line_20_indent">- А в школе?</text:p>
      <text:p text:style-name="First_20_line_20_indent">- А что школа? Влюблялась я и в школе, только любовь моя быстро прошла, даже не успев толком разгореться.</text:p>
      <text:p text:style-name="First_20_line_20_indent">- Ты с ним спала?</text:p>
      <text:p text:style-name="First_20_line_20_indent">Я ждал этого вопроса и потому усмехнулся.</text:p>
      <text:p text:style-name="First_20_line_20_indent">- Нет, я из тех, что обожает в отдалении. А по-настоящему я потеряла невинность уже после школы. Хотя и поигрывала с собой, - поспешно добавил я, предупреждая следующий вопрос.</text:p>
      <text:p text:style-name="First_20_line_20_indent">- И вот тогда появился Он, - продолжила за меня Кэт.</text:p>
      <text:p text:style-name="First_20_line_20_indent">- О нет, тот, чью фотографию ты видела, был позже, после того, как я бросила учебу в колледже.</text:p>
      <text:p text:style-name="First_20_line_20_indent">- Ты бросила учебу? - с притворным ужасом переспросила Кэт. - Ничего себе! А как к этому отнеслись родители? Ну, то есть мать?</text:p>
      <text:p text:style-name="First_20_line_20_indent">- А что мама? <text:s/>В ту пору я была уже совершеннолетней, жила отдельно.</text:p>
      <text:p text:style-name="First_20_line_20_indent">- Ну, а как вы познакомились?</text:p>
      <text:p text:style-name="First_20_line_20_indent">- Прости, я не хочу рассказывать о наших с ним встречах и взаимоотношениях. Могу сказать лишь то, что не была от него без ума, о нет! Да и он, наверное, тоже. Просто мы нуждались друг в друге, и эта привязанность была очень сильна.</text:p>
      <text:p text:style-name="First_20_line_20_indent">- А по-моему, так ты была влюблена в него по уши.</text:p>
      <text:p text:style-name="First_20_line_20_indent">- Может быть... - Мне стало грустно.</text:p>
      <text:p text:style-name="First_20_line_20_indent">Я подумал, что дневную порцию лжи я уже превысил, и решил атаковать сам.</text:p>
      <text:p text:style-name="First_20_line_20_indent">- А что у тебя?</text:p>
      <text:p text:style-name="First_20_line_20_indent">- А что у меня? Детство я провела в Англии, школу закончила во Франции, где полюбила одного парня, который просто разбил мне сердце, сбежав с моим соседом. Затем колледж, два года работала машинисткой в нефтяной компании.</text:p>
      <text:p text:style-name="First_20_line_20_indent">- А как ты попала в Агентство?</text:p>
      <text:p text:style-name="First_20_line_20_indent">- Так же, как и многие другие. Однажды где-то всплыло, что мой IQ равен 180, вот на меня и вышли. Предложили работу полевого агента, так как в то время я активно занималась каратэ. Представились они тогда агентами то ли ФБР, то ли Интерпола. А мне уже настолько осточертела рутина в компании, что я была рада сменить работу.</text:p>
      <text:p text:style-name="First_20_line_20_indent">Я внимательно слушал, а про себя подумал: “Ого, 180!”. Мой IQ едва дотягивал до 140.</text:p>
      <text:p text:style-name="First_20_line_20_indent">- Теперь твоя очередь. Как ты попала на эту работу?</text:p>
      <text:p text:style-name="First_20_line_20_indent">Я пожал плечами.</text:p>
      <text:p text:style-name="First_20_line_20_indent">- Сама не знаю. Увлекалась компьютерами, понемногу программировала...</text:p>
      <text:p text:style-name="First_20_line_20_indent"><text:soft-page-break/>- Нетипично для девушки.</text:p>
      <text:p text:style-name="First_20_line_20_indent">- ...Затем заметили мою способность...</text:p>
      <text:p text:style-name="First_20_line_20_indent">- А ты правда умеешь отличать матриц?</text:p>
      <text:p text:style-name="First_20_line_20_indent">- Умею, умею. Могла бы уже и убедиться в этом. - Предупреждая очередной вопрос, я пояснил. - Не знаю, как это происходит. Знание просто есть, и все.</text:p>
      <text:p text:style-name="First_20_line_20_indent">- И ни разу не ошибалась?</text:p>
      <text:p text:style-name="First_20_line_20_indent">- Пока нет.</text:p>
      <text:p text:style-name="First_20_line_20_indent">На этом наш разговор закончился. Минут две мы просто сидели и молча потягивали сок.</text:p>
      <text:p text:style-name="First_20_line_20_indent">- И все-таки, зачем мы пришли сюда сейчас?</text:p>
      <text:p text:style-name="First_20_line_20_indent">- Ну просто нравится мне это заведение.</text:p>
      <text:p text:style-name="First_20_line_20_indent">Ага, так я и поверил! Я же ясно видел, что за всем этим что-то скрывается. Может, это и было слишком по-детски, но я снова обиделся.</text:p>
      <text:p text:style-name="First_20_line_20_indent">Стараясь не показывать недовольства, я предложил.</text:p>
      <text:p text:style-name="First_20_line_20_indent">- Может, пойдем отсюда?</text:p>
      <text:p text:style-name="First_20_line_20_indent">В этот самый момент я почувствовал за спиной чье-то присутствие, и на меня пахнуло спиртным. Я поморщился и напрягся. Бр-р, не выношу этот запах.</text:p>
      <text:p text:style-name="First_20_line_20_indent">- Можно к вам присоединиться?</text:p>
      <text:p text:style-name="First_20_line_20_indent">Вопрос задал один из игроков. Я посмотрел в их сторону. <text:s/>Оставшиеся за столиком продолжали все так же увлеченно играть.</text:p>
      <text:p text:style-name="First_20_line_20_indent">- Нет! - в один голос ответили я и Кэт.</text:p>
      <text:p text:style-name="First_20_line_20_indent">Тем не менее, этот тип уселся между нами, пододвинув себе стул от соседнего столика.</text:p>
      <text:p text:style-name="First_20_line_20_indent">- Пока, приятель! - непрозрачно намекнула Кэт.</text:p>
      <text:p text:style-name="First_20_line_20_indent">- С бутоном розы сравниваю Вас,</text:p>
      <text:p text:style-name="First_20_line_20_indent">Алеющим средь бела дня.</text:p>
      <text:p text:style-name="First_20_line_20_indent">Я умоляю эту розу:</text:p>
      <text:p text:style-name="First_20_line_20_indent">О, не гоните же меня!</text:p>
      <text:p text:style-name="First_20_line_20_indent">Кэт хищно улыбнулась. Мне эта ее улыбка почему-то не понравилась. Я уже знал, что у Кэт черный пояс по каратэ, так что здоровье этого типа через несколько минут всерьез внушало мне опасение.</text:p>
      <text:p text:style-name="First_20_line_20_indent">Кэт положила свою руку поверх руки незнакомца, вкрадчиво посмотрела на него, и ласково, я бы даже сказал, приторно прошептала.</text:p>
      <text:p text:style-name="First_20_line_20_indent">- У этой розы очень длинные и острые шипы, так что вали-ка ты, приятель...</text:p>
      <text:p text:style-name="First_20_line_20_indent">- Когда увидел только Вас,</text:p>
      <text:p text:style-name="First_20_line_20_indent"><text:soft-page-break/>Подумал, как Вы одиноки,</text:p>
      <text:p text:style-name="First_20_line_20_indent">Но лучше разглядев теперь,</text:p>
      <text:p text:style-name="First_20_line_20_indent">Узнал я, как же Вы жестоки.</text:p>
      <text:p text:style-name="First_20_line_20_indent">Я посмотрел в сторону стойки. Бармен оторвался от чтения и внимательно глядел в нашу сторону. Но, продекламировав последнее четверостишие (кстати сказать, довольно низкого пошиба), незнакомец медленно поднялся и вновь присоединился к своей компании.</text:p>
      <text:p text:style-name="First_20_line_20_indent">Кэт расплатилась за сок, схватила меня за руку и, коротко бросив: “Пойдем!”, чуть не силком вытащила меня на улицу.</text:p>
      <text:p text:style-name="First_20_line_20_indent">- В чем дело? - я недоумевал.</text:p>
      <text:p text:style-name="First_20_line_20_indent">- Дело в шляпе, - ответила каламбуром она и, резко повеселев, потащила меня за собой.</text:p>
      <text:p text:style-name="First_20_line_20_indent"/>
      <text:h text:style-name="Heading_20_2" text:outline-level="2"><text:bookmark-start text:name="__RefHeading___Toc23724_3980973373"/>Глава 8<text:bookmark-end text:name="__RefHeading___Toc23724_3980973373"/></text:h>
      <text:p text:style-name="First_20_line_20_indent">- Послушай, Китти...</text:p>
      <text:p text:style-name="First_20_line_20_indent">- Не называй меня Китти! - Грубо прервала меня Кэт.</text:p>
      <text:p text:style-name="First_20_line_20_indent">- Ну, ладно, ладно! - примирительно произнес я. - Я просто хочу спросить, куда же мы все-таки идем на этот раз?</text:p>
      <text:p text:style-name="First_20_line_20_indent">- В парк, на аттракционы.</text:p>
      <text:p text:style-name="First_20_line_20_indent">- Но зачем?</text:p>
      <text:p text:style-name="First_20_line_20_indent">- Просто мне так хочется, - Кэт остановилась на мгновение. - Ну что ты прямо как упрямый и глупый мальчишка!</text:p>
      <text:p text:style-name="First_20_line_20_indent">Я только хмыкнул. Ну, пусть и мальчишка, и не слишком умный, но упрямый? Уж кто бы говорил! В слух я, разумеется, как всегда ничего не сказал и продолжал идти следом.</text:p>
      <text:p text:style-name="First_20_line_20_indent">- Кстати, тебе не кажется, что вон тот тип, - незаметно ткнул пальцем в его сторону. - Уж больно долго идет за нами.</text:p>
      <text:p text:style-name="First_20_line_20_indent">- О, черт! - она добавила и кое-что покрепче, из того, чему не учат приличных девушек. - Пошли быстрее!</text:p>
      <text:p text:style-name="First_20_line_20_indent">Она демонстративно взглянула на часы, а затем, как будто опаздывая, схватила меня за руку, и мы побежали. Проскочив пару безлюдных переулков, мы выскочили на довольно оживленную улицу.</text:p>
      <text:p text:style-name="P1">Пожалуй, оживленная - это еще слабо сказано. Насколько я понял, проходило какое-то празднество, и теперь по проезжей части шла плотная колонна наряженных в карнавальные костюмы людей. По обочинам толпились чуть менее искусно разряженные толпы любителей, многие были с шарами в одной руке и бутербродами в другой. Пока колонна проходила мимо нас, я не заметил ничего, что могло бы указать на повод для всеобщего веселья, и это сильно смущало.</text:p>
      <text:p text:style-name="First_20_line_20_indent"><text:soft-page-break/>- Что это?</text:p>
      <text:p text:style-name="First_20_line_20_indent">- Карнавал.</text:p>
      <text:p text:style-name="First_20_line_20_indent">- Да нет, по какому случаю?</text:p>
      <text:p text:style-name="First_20_line_20_indent">- Людей, которые не читают газеты, следует убивать на месте. Что же ты за работник, если даже последних новостей не слышишь?</text:p>
      <text:p text:style-name="First_20_line_20_indent">Я пожал плечами.</text:p>
      <text:p text:style-name="First_20_line_20_indent">- В отличие от Вас, мэм, - постарался я произнести как можно более ядовитым тоном, - я обычно сижу в закрытом со всех сторон помещении, а не хожу по забегаловкам, клеясь к каждому встречному.</text:p>
      <text:p text:style-name="First_20_line_20_indent">Кэт не обиделась. Хохотнув, она подскочила к какому-то прохожему и одарила его сочным и крепким поцелуем. Я думал, что привык к ее выходкам, но, оказывается, не совсем. Мне стало неуютно. <text:s/>Мужчина воспринял это как вполне допустимое и даже, отдышавшись, попробовал поцеловать меня. И я, нимало не смущаясь, подарил ему пять минут наслаждения, как следует ударив коленом в пах.</text:p>
      <text:p text:style-name="First_20_line_20_indent">Когда бедняга загнулся, я подхватил за руку исчезающую в толпе Кэт, и силком потащил ее в сторону парка. К сожалению, оказалось, что я поступил несколько опрометчиво. Вся масса народа двигалась в прямо противоположном направлении, поэтому мне приходилось то сжиматься в тонкую линию, то как ледокол пробиваться сквозь массу разукрашенных <text:s/>и наряженных бог знает во что людей. И удавалось мне это пока не очень хорошо. И это было неудивительно - две девушки пытаются пробиться сквозь толпу, идущую навстречу. Задача, прямо скажем, не из легких. Однако у Кэт это получалось лучше, чем у меня. Вовсю работая локтями, коленями и каблуками, она медленно, но верно продвигалась вперед. Мне же не оставалось ничего другого, как следовать впритык за ней, изредка пытаясь извиниться за свою подругу, немало подпортившую праздник безымянным и безобидным для нас горожанам.</text:p>
      <text:p text:style-name="First_20_line_20_indent">Однажды я обернулся, пытаясь высмотреть преследовавшего нас типа, но то ли он отстал, то ли я просто не заметил его, но все мои поиски оказались безрезультатными. В этот момент я чуть было не потерял Кэт, поэтому, отбросив посторонние мысли и сосредоточившись только на продвижении вперед, я бросился за ней.</text:p>
      <text:p text:style-name="First_20_line_20_indent">Наконец, толпа стала редеть.</text:p>
      <text:p text:style-name="First_20_line_20_indent">- Уф, ловко же ты пробивалась! - задыхаясь, произнес я, обмахиваясь руками и проводя внутренний самоанализ, не сломано ли у меня ребро.</text:p>
      <text:p text:style-name="First_20_line_20_indent">- Я же полевой агент.</text:p>
      <text:p text:style-name="First_20_line_20_indent">- Ага, но может, ты разъяснишь мне, почему нельзя было обойти их по боковой улице? И зачем вообще нам понадобилось идти в парк?</text:p>
      <text:p text:style-name="First_20_line_20_indent">Полностью проигнорировав второй вопрос, Кэт, взяв тон няни, разговаривающей с маленьким ребенком, затянула:</text:p>
      <text:p text:style-name="First_20_line_20_indent">- Глупенькая, нам же надо было как-то оторваться от слежки. В толпе это делать лучше всего.</text:p>
      <text:p text:style-name="First_20_line_20_indent"><text:soft-page-break/>Тут мне в голову пришла одна мысль.</text:p>
      <text:p text:style-name="First_20_line_20_indent">- А ты не подумала, что он-то как раз мог обойти эту толпу, просто проследив, в какую сторону мы шли?</text:p>
      <text:p text:style-name="First_20_line_20_indent">- А ты, - она сделала ударение на этом месте, - ты не подумала, что мы могли выйти с улицы на другой стороне?</text:p>
      <text:p text:style-name="First_20_line_20_indent">- Что? Пробраться сквозь колонну? Ты в своем уме?</text:p>
      <text:p text:style-name="First_20_line_20_indent">Кэт задумалась.</text:p>
      <text:p text:style-name="First_20_line_20_indent">- Один-ноль в твою пользу.</text:p>
      <text:p text:style-name="First_20_line_20_indent">Оправив свою и так безупречно сидящую мини-юбку, она деловито сказала.</text:p>
      <text:p text:style-name="First_20_line_20_indent">- Ну что, пошли?</text:p>
      <text:p text:style-name="First_20_line_20_indent">- Куда?</text:p>
      <text:p text:style-name="First_20_line_20_indent">- К аттракционам! - поясняюще протянула она.</text:p>
      <text:p text:style-name="First_20_line_20_indent"/>
      <text:p text:style-name="First_20_line_20_indent">- И все-таки, зачем мы туда идем?</text:p>
      <text:p text:style-name="First_20_line_20_indent">- А зачем люди ходят в парк?</text:p>
      <text:p text:style-name="First_20_line_20_indent">- Не юли! В конце концов, напарники мы или нет?</text:p>
      <text:p text:style-name="First_20_line_20_indent">- Ну, хорошо, у нас там встреча.</text:p>
      <text:p text:style-name="First_20_line_20_indent">- С кем? - пришлось-таки задать мне этот вопрос.</text:p>
      <text:p text:style-name="First_20_line_20_indent">- С человеком.</text:p>
      <text:p text:style-name="First_20_line_20_indent">Я в конец разобиделся. Последнее время Кэт постоянно секретничала. Если она и раскопала что-то по делу, для меня это оставалось неизвестным. Я, конечно, понимаю, что мне не нужно знать все, в конце концов, моя роль в этой игре весьма ограничена, эти постоянные тайны меня просто убивали. И зачем вообще тогда надо было тащить меня за собой? Я с тоской подумал о расслабляющей ванне и так и не дочитанном томике Желязны.</text:p>
      <text:p text:style-name="First_20_line_20_indent">- ...и вообще, кончай клеиться ко всем подряд! - сам не знаю, зачем я это сказал. Видимо, просто выплескивал свое раздражение.</text:p>
      <text:p text:style-name="First_20_line_20_indent">- Ты что, ревнуешь? Просто я люблю людей.</text:p>
      <text:p text:style-name="First_20_line_20_indent">- Я тоже люблю людей, но при этом не стараюсь переспать с как можно большим их количеством.</text:p>
      <text:p text:style-name="First_20_line_20_indent">- Бу-бу-бу!</text:p>
      <text:p text:style-name="First_20_line_20_indent">- И перестань меня подкалывать. Пожалуйста!</text:p>
      <text:p text:style-name="First_20_line_20_indent">Увидев, что я не на шутку обиделся, Кэт смягчилась.</text:p>
      <text:p text:style-name="First_20_line_20_indent">- Ну ладно, ладно! Ты как ребенок, честное слово! Помнишь типа в баре? Он передал мне записку.</text:p>
      <text:p text:style-name="First_20_line_20_indent"><text:soft-page-break/>- Как? - я вспомнил руку, лежащую на столе.</text:p>
      <text:p text:style-name="First_20_line_20_indent">- Не важно.</text:p>
      <text:p text:style-name="First_20_line_20_indent">- Но когда ты успела ее прочитать?</text:p>
      <text:p text:style-name="First_20_line_20_indent">- О, времени было предостаточно! - Кэт рассмеялась.</text:p>
      <text:p text:style-name="First_20_line_20_indent">- Это что, вас так натаскали на тренировках?</text:p>
      <text:p text:style-name="First_20_line_20_indent">- И там тоже.</text:p>
      <text:p text:style-name="First_20_line_20_indent">Интересно, что значило это “тоже”?</text:p>
      <text:p text:style-name="First_20_line_20_indent">Когда мы подошли к аттракционам, мои самые наихудшие подозрения оправдались - мы направились прямо к колесу обозрения, “чертовому” колесу.</text:p>
      <text:p text:style-name="First_20_line_20_indent">Поднимающиеся метров на тридцать кабинки были даже и не кабинками вовсе, а всего лишь огороженными площадками с матерчатым верхом и идущей по кругу скамейкой. В центре каждой площадки находилось колесо, вращая которое можно заставить площадку поворачиваться, чтобы увеличить площадь обзора или, как в моем случае, заполучить головокружение и дурноту.</text:p>
      <text:p text:style-name="First_20_line_20_indent">Гигантское колесо крутилось медленно, но непрерывно. Хотя свободные кабинки были, Кэт не спешила. Она смотрела изредка на часы и, видимо, когда засекла нужное время, запрыгнула на аттракцион, разумеется, потащив и меня вслед за собой. Когда мы уже начали подниматься, в последний момент к нам прямо-таки запорхнула еще одна девушка, спокойно стоявшая до этого в очереди. Кто-то заголосил, недовольный тем, что его обошли, но наша “гостья” не обратила на него никакого внимания.</text:p>
      <text:p text:style-name="First_20_line_20_indent">- При-вет! - раздельно произнесла незнакомка. - Ты, наверное, Кэт? Давай поговорим о розах.</text:p>
      <text:p text:style-name="First_20_line_20_indent">После того, как я и Кэт улыбнулись девушке в ответ, хотя с моей стороны улыбка была скорее данью вежливости, нежели истинного радушия, я мысленно закатил глаза. Эта идиотская конспирация меня просто убивала.</text:p>
      <text:p text:style-name="First_20_line_20_indent">- Покрутимся? - и, прежде чем я успел возразить, Кэт схватилась за центральное колесо, и площадка начала стремительно вращаться.</text:p>
      <text:p text:style-name="First_20_line_20_indent">Мой желудок начал вести себя несколько неуверенно. Хоть тело у меня и другое, но высоты я боюсь по-прежнему, особенно если не чувствую себя в этот момент в достаточной безопасности. Черт, да я из-за этого даже в некоторые компьютерные игры не могу играть! Так что, когда окружающая меня панорама завертелась у меня перед глазами, я крепко схватился за поручни и зажмурился. Пока мои соседки вели между собой негромкий разговор, я сидел и прислушивался к себе. В голове была болтанка, кончики пальцев похолодели, несмотря на теплую погоду. Хорошо, хоть не тошнило.</text:p>
      <text:p text:style-name="First_20_line_20_indent">- Значит, двадцать восьмого, в десять.</text:p>
      <text:p text:style-name="First_20_line_20_indent">В этот миг мой вестибулярный аппарат перестал бунтовать, и я осторожно приоткрыл глаза. Уже неподвижная кабинка приближалась к земле, где мы все трое вылезли, и незнакомка нас покинула, махнув на прощание рукой.</text:p>
      <text:p text:style-name="First_20_line_20_indent">Глядя на мое чуть побледневшее лицо, Кэт наивно произнесла.</text:p>
      <text:p text:style-name="First_20_line_20_indent"><text:soft-page-break/>- Правда, здорово? Классный аттракцион!</text:p>
      <text:p text:style-name="First_20_line_20_indent">- Угу! - я до сих пор пытался прийти в себя. - Очевидно, это и была твоя встреча?</text:p>
      <text:p text:style-name="First_20_line_20_indent">- Какая проницательность! - странно, но на этот раз в голосе напарницы я не услышал обычного сарказма.</text:p>
      <text:p text:style-name="First_20_line_20_indent">- Что-то случилось?</text:p>
      <text:p text:style-name="First_20_line_20_indent">- Пойдем, расскажу дома.</text:p>
      <text:p text:style-name="First_20_line_20_indent">Мне стало тревожно.</text:p>
      <text:p text:style-name="First_20_line_20_indent">- А я думала, это будет все тот же тип, что и в баре, или кто-то вроде него.</text:p>
      <text:p text:style-name="First_20_line_20_indent">- Шутишь? Встреча с подобным мужиком? Девушка должна заботиться о собственной репутации. Что скажут люди? - оскорбилась, конечно, в шутку, она.</text:p>
      <text:p text:style-name="First_20_line_20_indent">“Да, твою репутацию испортишь!”</text:p>
      <text:p text:style-name="First_20_line_20_indent">- Конечно, это мог быть и какой-нибудь красавчик, - мечтательно и несерьезно добавила она.</text:p>
      <text:p text:style-name="First_20_line_20_indent">Больше говорить было не о чем, и остаток пути мы проделали в молчании, лишь пару раз прерываемом фразами: ”Ой, гляди, какая кофточка!” или “Уау, шик!”, когда Кэт замечала в витринах магазинов что-то “стоящее”. При этом она тянула меня, как собачку, за собой, и магазина мы выходили на улицу уже с дополнительным свертком или коробкой.</text:p>
      <text:p text:style-name="First_20_line_20_indent">Я опасался, что, если так пойдет и дальше, без машины нам не обойтись.</text:p>
      <text:p text:style-name="First_20_line_20_indent"/>
      <text:h text:style-name="Heading_20_2" text:outline-level="2"><text:bookmark-start text:name="__RefHeading___Toc23726_3980973373"/>Глава 9<text:bookmark-end text:name="__RefHeading___Toc23726_3980973373"/></text:h>
      <text:p text:style-name="First_20_line_20_indent">Наконец, мы добрались до дома. Свалив покупки в одну, причем, довольно объемистую, кучу, я облегченно вздохнул. Вопросы чуть-чуть подождут, подумал я и прошел на кухню. Выйдя оттуда с двумя стаканами традиционного уже апельсинового сока, я обнаружил, что Кэт исчезла. По шуму воды я понял, что она в душе. Делать было нечего, так как я твердо решил, пока не приму душ, ничего предпринимать не стану, и я поуютнее устроился в кресле, потихоньку потягивая сок и тупо пялясь на так и не разобранные покупки. Из всего купленного нами, я приобрел только черную футболку, да и то лишь за компанию - мне она была не нужна. Зато Кэт прибарахлилась на славу. По размерам и форме упаковок я пытался угадать, что же в них скрывается, и сколько нам это стоило. Зная характер Кэт, я подозревал, что все расходы будут списаны как издержки операции. Зная на текущий момент о нашем задании немногим больше, чем в самом ее начале, я рассчитывал, что в смысле финансов мы не будем испытывать ограничений. А отчета о затратах, как я знал, от нас требовать не станут. И, тем не менее, размах, с которым моя напарница тратила казенные деньги, меня несколько тревожил.</text:p>
      <text:p text:style-name="First_20_line_20_indent">Но вот, вышла и она. Я даже дернулся непроизвольно, и по телу у меня пробежала дрожь. Войдя через освещенный проем двери в затемненную комнату, она смотрелась просто великолепно. Я знал, что ее фигура была идеальна, и сейчас я снова в этом убедился. Обнаженная, расчесывая на ходу мокрые волосы, она, не спеша, как будто думая о чем-то своем, подошла ко мне.</text:p>
      <text:p text:style-name="P1"><text:soft-page-break/>- О, сок! То, что надо!</text:p>
      <text:p text:style-name="First_20_line_20_indent">Она протянулась мимо меня к столику, стоявшему рядом с креслом. На меня пахнуло влажным теплом и цветочной свежестью. Я даже почувствовал, что у меня вдруг резко повысилась температура.</text:p>
      <text:p text:style-name="First_20_line_20_indent">Казалось бы, вволю насмотревшись на женское тело, ощупав его с ног до головы, я уже давно должен был бы привыкнуть к нему, а заодно и довольно свободным привычкам Кэт, но, тем не менее, сидел сейчас, как истукан, что более свойственно натуре мужской. Но, с другой стороны, я и не был полноценной женщиной, по крайней мере, психически, да и вряд ли когда-нибудь стану. Кажется, у меня были все шансы стать лесбиянкой...</text:p>
      <text:p text:style-name="First_20_line_20_indent">Пока я прокручивал у себя в голове подобную чушь, Кэт взяла стакан и выпрямилась. Но перед этим она обернулась ко мне и смачно поцеловала в губы.</text:p>
      <text:p text:style-name="First_20_line_20_indent">Сказать, что я обалдел, это значит ничего не сказать. Я был настолько не готов к подобному повороту, что просто окаменел. А Кэт, подарив крепкий и отнюдь не дружеский поцелуй, спокойно повернулась спиной и, слегка покачивая бедрами, ушла в соседнюю комнату.</text:p>
      <text:p text:style-name="First_20_line_20_indent">Я совсем растерялся. Сделав большой глоток, я допил содержимое своего стакана и поставил его на столик, а сам приоткрыл окно и вдохнул полной грудью вечерний воздух. Зачем она это сделала? Из озорства, коего в ней было с избытком, или просто, чтобы сбить меня с толку?</text:p>
      <text:p text:style-name="First_20_line_20_indent">Чтоб хоть немного расслабиться, я пошел в ванную комнату, но оказалось, что был настолько взвинчен, что просто не могу усидеть спокойно, поэтому, быстро ополоснувшись под душем, я, вытершись полотенцем, еще хранившим запах ароматизатора, также, не одеваясь, вышел в комнату. Конечно, мое появление не было столь же эффектным, как и Кэт. Уж в чем-чем, а в том, что она красивее и элегантнее меня, я не сомневался.</text:p>
      <text:p text:style-name="First_20_line_20_indent">А она тем временем расположилась поудобнее возле кучи коробок, уже распечатанных, но еще не открытых, и ждала меня. Она по-прежнему была в наряде Евы, то есть так же, как и я, абсолютно обнаженная.</text:p>
      <text:p text:style-name="First_20_line_20_indent">Как всегда, не давая мне инициативы, она поманила меня к себе.</text:p>
      <text:p text:style-name="First_20_line_20_indent">- Ну, что, давай разбирать покупки.</text:p>
      <text:p text:style-name="First_20_line_20_indent">Я молча подошел и сел рядом. Как обычно в подобных ситуациях (хотя бывали ли они раньше?), я не знал, стоит ли говорить о поцелуе. Но Кэт ничем не упомянула о нем, и я предпочел промолчать.</text:p>
      <text:p text:style-name="First_20_line_20_indent">И все же, я еще гораздо больше мужчина, чем женщина. К чему это я? Просто половина покупок могла бы возбудить (и не только любопытство) в равной степени, как тех, так и других.</text:p>
      <text:p text:style-name="First_20_line_20_indent">Кэт все примеряла на себе, после чего откладывала в сторону, чтобы с горящими глазами не схватить следующий предмет туалета. Мне показалось странным, что из косметики она приобрела только немыслимо яркую губную помаду, а из бижутерии - совсем ничего.</text:p>
      <text:p text:style-name="First_20_line_20_indent">За ослепительно белой рубашкой мужского покроя последовала блузка из какой-то синтетики, темная и полупрозрачная. Когда Кэт надела ее, та лишь слегка приглушила изгибы и цвета ее тела, а темные точки сосков выглядели настолько возбуждающими, что я невольно сглотнул.</text:p>
      <text:p text:style-name="First_20_line_20_indent"><text:soft-page-break/>- Ты только дотронься. Как сидит!</text:p>
      <text:p text:style-name="First_20_line_20_indent">Она заставила меня провести рукой по ее груди и бокам. Сочетание природной мягкости и упругости, а также внутреннего тепла просто оглушали. И я сильно возбудился. Надеюсь, этого не было заметно со стороны, хотя щеки у меня просто горели, а внутри появилось некое напряжение. Оно медленно ширилось, так что по рукам и ногам пробежала легкая дрожь. Но я не мог, не хотел этого допускать! И силой воли, с огромным трудом, начал подавлять нарастающее чувство. Еле-еле мне удалось слегка успокоиться, но до конца напряжение так и не исчезло.</text:p>
      <text:p text:style-name="First_20_line_20_indent">Примерка обтягивающей мини-юбки, которая закрывала довольно мало, и нижнего белья уже не заводила меня так сильно. И это вовсе не потому, что все это плохо смотрелось, просто я уже дошел до той ступени, выше которой не подняться, но все еще пытался себя сдерживать.</text:p>
      <text:p text:style-name="First_20_line_20_indent">Распаковка и примерка покупок длилась недолго, однако в конце ее я почувствовал себя так, будто все это время таскал тяжести.</text:p>
      <text:p text:style-name="First_20_line_20_indent">Я снова задумался. Ну как эта женщина, эта Мата Хари, могла работать в Агентстве? Ее увлечение сексом и эротикой было чересчур сильным, чтобы не мешать основной работе. Хотя, кто знает, что за работа у нее была.</text:p>
      <text:p text:style-name="First_20_line_20_indent">- А это для тебя! - Кэт торжественно придвинула ко мне последнюю упаковку из связанных лентой двух плоских коробок.</text:p>
      <text:p text:style-name="First_20_line_20_indent">Мне снова стало дурно. Уж очень чутко мое тело реагировало на изменение настроения.</text:p>
      <text:p text:style-name="First_20_line_20_indent">- Может, не надо? - робко произнес я, понимая, что отпираться бесполезно.</text:p>
      <text:p text:style-name="First_20_line_20_indent">- Давай, давай, открывай! - не допускающим возражений тоном подбодрила меня Кэт. - Имею я право сделать тебе подарок? А от подарков не отказываются.</text:p>
      <text:p text:style-name="First_20_line_20_indent">Нехотя, очень нехотя я развязал ленту и открыл первую коробку. Как я и ожидал, там оказалось белье.</text:p>
      <text:p text:style-name="First_20_line_20_indent">Лифчик, трусики, пояс и чулки. Все черного цвета, все из одного комплекта. Я медленно повел по ним рукой, пробуя материал. Он оказался очень мягким и гладким.</text:p>
      <text:p text:style-name="First_20_line_20_indent">- Ну же, не тяни, одевай! - упрашивала, а скорее, даже приказывала Кэт.</text:p>
      <text:p text:style-name="First_20_line_20_indent">Я медленно сделал вдох и, аккуратно беря вещи, стал неспешно одеваться.</text:p>
      <text:p text:style-name="First_20_line_20_indent">Надо сказать, что подобрано все было довольно неплохо. Кэт точно угадала мой размер, поэтому все сидело просто идеально. Чулки я одевать не хотел, но моя напарница настояла на своем, и я надел на себя весь комплект.</text:p>
      <text:p text:style-name="First_20_line_20_indent">Кэт притащила из ванной большое зеркало и поставила напротив меня.</text:p>
      <text:p text:style-name="First_20_line_20_indent">- У-у, конфетка! Все-таки мы еще сделаем из тебя настоящую женщину, - попыталась она сделать мне комплимент. - И пусть кто-нибудь остановит!</text:p>
      <text:p text:style-name="First_20_line_20_indent">Ну, по крайней мере, с частью ее оптимистичного утверждения <text:s/>я был вполне согласен. В этом белье я смотрелся довольно эффектно, по крайней мере, на мой взгляд.</text:p>
      <text:p text:style-name="First_20_line_20_indent">- Стоит только выйти, и все мужики - наши!</text:p>
      <text:p text:style-name="First_20_line_20_indent"><text:soft-page-break/>Я не выдержал и усмехнулся.</text:p>
      <text:p text:style-name="First_20_line_20_indent">И в это время раздался звонок в дверь.</text:p>
      <text:p text:style-name="First_20_line_20_indent"/>
      <text:h text:style-name="Heading_20_2" text:outline-level="2"><text:bookmark-start text:name="__RefHeading___Toc23728_3980973373"/>Глава 10<text:bookmark-end text:name="__RefHeading___Toc23728_3980973373"/></text:h>
      <text:p text:style-name="First_20_line_20_indent">Я быстро отскочил в сторону спальни, где стоял шкаф с одеждой, а Кэт, на которой в этот момент была лишь дымчатая комбинация, подошла к двери и мелодичным голосом спросила:</text:p>
      <text:p text:style-name="First_20_line_20_indent">- Кто там?</text:p>
      <text:p text:style-name="First_20_line_20_indent">- Ваш сосед. Извините, можно от вас позвонить?</text:p>
      <text:p text:style-name="P1">Ничуть не стесняясь своего вида, Кэт открыла дверь и плавно махнула рукой.</text:p>
      <text:p text:style-name="First_20_line_20_indent">- Проходите.</text:p>
      <text:p text:style-name="First_20_line_20_indent">Стоявший на пороге абсолютно не был готов к тому, <text:s/>что предстало перед ним. Он хрюкнул и даже выронил блокнот, который держал в руках. Я все это видел через щель приоткрытой двери, пока стремительно пытался одеться, потому как мои моральные принципы не позволяли мне появляться перед посторонними почти в чем мать родила.</text:p>
      <text:p text:style-name="First_20_line_20_indent">И тут я постарался вспомнить все, что знал о своих соседях. Живя в многоквартирном пятиэтажном доме (не люблю слишком высокие дома), был сам собой разумеющийся факт, что они у меня есть. Как правило, они редко беспокоят друг друга. Не знаю, как других, а меня такая необщительность вполне устраивала. И вообще, мой образ жизни можно назвать затворническим, и я не особо стремлюсь его расширять. В частности, я даже не был знаком с остальными жильцами этого этажа. <text:s/>Я знал, что справа от моей квартиры жила не очень дружная семья: муж, жена и двое детей. Пару раз, проходя мимо их двери, я слышал, как переругиваются супруги. Учитывая очень хорошую звукоизоляцию, я мог сделать только один вывод: ругались они очень громко. Рядом с ними находится квартира, где проживает одинокая старушка. Каждое утро ровно в семь часов она выходит на открытую площадку черного хода и подкармливает голубей, из-за чего это место часто бывает покрыто ковром из и так ясно чего.</text:p>
      <text:p text:style-name="First_20_line_20_indent">Остальных я знал только в лицо. При встрече мы здоровались друг с другом, иногда даже перекидывались парой слов о последних новостях, о погоде, но до маломальского знакомства это не доходило. В целом, публика была довольно тихая и спокойная, а большего мне и не надо было.</text:p>
      <text:p text:style-name="First_20_line_20_indent">Тот, что вошел к нам, как я знал, был банковским служащим. Однажды мы поднимались вместе с ним по лестнице, и он мне все уши прожужжал про какие-то свои банковские дела, в которых я ничего не смыслил, да и не хотел понимать. В тот раз я согласно покачивал головой и улыбался, порой сочувственно, когда он переходил на жалобный тон, но когда мы расстались, и за мной захлопнулась дверь, я вздохнул с облегчением. Этот тип был жутким занудой.</text:p>
      <text:p text:style-name="First_20_line_20_indent"/>
      <text:p text:style-name="First_20_line_20_indent">Кэт, как всегда, затеяла свою игру “смути и соблазни”. Покачивая на ходу бедрами, она, не обращая внимания на бардак, царивший в комнате, подошла к телефону, провела пальцами по <text:soft-page-break/>трубке взад и вперед, а затем, глядя прямо на вошедшего вслед за ней, томно облизала губы. Меня эти заигрывания в собственной квартире здорово раздражали, но я не мог не улыбнуться, когда заметил, как мой сосед, судорожно оттягивает галстук и ворот рубашки.</text:p>
      <text:p text:style-name="P1">Я замер было на некоторое время, но тут снова начал стремительно одеваться. Мне подумалось, а что, если выйти сейчас и присоединиться к игре Кэт, но тут же осадил себя - подобные “приколы” меня не прельщали. Я все спешил и потому никак не мог нормально застегнуть пуговицы на блузке, но потом передумал - а ну его к черту! Совершенно оставив мысль о том, чтобы выйти и извиниться за свою подругу, я снова тихо подошел к двери и стал наблюдать за звонившим.</text:p>
      <text:p text:style-name="First_20_line_20_indent">А тот, осторожно примостившись на краю диванчика рядом с телефоном, разговаривал о чем-то. Выглядел он при этом очень неуверенно. Его взгляд падал то на кучу не убранных еще покупок, то на Кэт, которая, изображая на лице глубокую заинтересованность, крутилась рядом. Голос соседа то и дело прерывался, и, похоже, ему с трудом удавалось вернуться снова к теме разговора.</text:p>
      <text:p text:style-name="First_20_line_20_indent">Договорив по телефону, мужчина судорожно схватил свой блокнот и, крепко прижимая его к груди, поспешно попрощался и выскочил из квартиры.</text:p>
      <text:p text:style-name="First_20_line_20_indent">В этот момент я вышел из комнаты. Мы посмотрели с Кэт друг на друга и прыснули.</text:p>
      <text:p text:style-name="First_20_line_20_indent">- Ка-акой инте-ересный мужчи-ина! - нараспев произнесла моя подруга.</text:p>
      <text:p text:style-name="First_20_line_20_indent">- Да что ты! Зануда жуткий, еще хуже, чем я.</text:p>
      <text:p text:style-name="First_20_line_20_indent">- Занудней тебя? Быть не может! - опять начала подкалывать меня Кэт.</text:p>
      <text:p text:style-name="First_20_line_20_indent">- Ну ладно! Давай лучше прибирать весь этот бардак, - я кивнул на кучу коробок и одежды, валяющуюся на полу.</text:p>
      <text:p text:style-name="First_20_line_20_indent">- Между прочим, ты еще не открыла последнюю коробку.</text:p>
      <text:p text:style-name="First_20_line_20_indent">Когда я понуро поплелся к ней, Кэт остановила меня за руку.</text:p>
      <text:p text:style-name="First_20_line_20_indent">- В шесть у нас будут гости, я хочу, чтобы ты надела все мои подарки.</text:p>
      <text:p text:style-name="First_20_line_20_indent">- В шесть? Гости? - я взглянул на настенные часы. Оставалось около тридцати минут. - Слушай, это уже перебор!</text:p>
      <text:p text:style-name="First_20_line_20_indent">- Не забывай, я старшая! - грубо прервала меня Кэт. - Кончай хныкать! Так надо! А теперь иди, переодевайся, а я пока закажу ужин.</text:p>
      <text:p text:style-name="First_20_line_20_indent">Я хмуро и чуть резко схватил коробку и ушел в спальную, хлопнув за собой дверью. Я многое готов позволить, но это уже напоминало вторжение в частную жизнь, а такой оборот меня не устраивал.</text:p>
      <text:p text:style-name="First_20_line_20_indent">Когда я открыл коробку, меня охватило отчаянье. Там лежало платье, но какое! Короткое, так что если я наклонюсь, навряд ли оно много укроет. Опять же, черного цвета, чуть прозрачное и очень сексуальное. В принципе, иного я и не ожидал. Помешанность Кэт на сексе превосходила все мыслимые пределы. Я чувствовал, что долго не смогу так держаться, нервы от выходок <text:soft-page-break/>напарницы у меня совсем расшатались, и я готов был сорваться в любую минуту. Однако платье я надел. Обтягивающее, оно сделало из меня прямо-таки ходячую секс-бомбу.</text:p>
      <text:p text:style-name="First_20_line_20_indent">Когда я вышел из комнаты, Кэт как раз расплачивалась с доставщиками еды. Я заметил, что они косят глазом то на меня, то на Кэт, и смутился. С удивлением смотрел я на доставленный заказ. Самым неимоверным образом в нем смешались китайская, итальянская и американская кухни, а корзинка фруктов была совсем уж некстати. Я обратил внимание, что Кэт позаботилась и о напитках. Вино, шампанское и соки, разлитые в почти одинаковые бутылки.</text:p>
      <text:p text:style-name="First_20_line_20_indent">Как только рассыльный ушел, Кэт упорхнула в спальную, оправдываясь тем, что теперь ее очередь приводить себя в порядок, а меня оставила накрывать на стол, прощебетав на прощание, что все равно не знает, где лежит скатерть.</text:p>
      <text:p text:style-name="First_20_line_20_indent">- А сколько будет гостей?</text:p>
      <text:p text:style-name="First_20_line_20_indent">- Двое! - крикнула из-за двери Кэт.</text:p>
      <text:p text:style-name="First_20_line_20_indent">- И кто?</text:p>
      <text:p text:style-name="First_20_line_20_indent">- Нужные люди! - голос ее звучал наставительно, как у учителя младших классов.</text:p>
      <text:p text:style-name="First_20_line_20_indent">- Нет, ну хоть мужчины, женщины?..</text:p>
      <text:p text:style-name="First_20_line_20_indent">- Мужчины!</text:p>
      <text:p text:style-name="First_20_line_20_indent">Я в очередной раз подумал, что мог <text:s/>бы и не спрашивать. Достаточно только посмотреть на мой наряд.</text:p>
      <text:p text:style-name="First_20_line_20_indent">- Ну, как?</text:p>
      <text:p text:style-name="P1">Кэт стояла в дверях комнаты. Если час назад, выходя из душа, она напоминала мне Афродиту, то теперь передо мной стояла скорее Афина. От невинной и чистой красоты не осталось и следа. Туфли на таком высоком каблуке, что я удивился, как она вообще может ходить, плавно переходили в стройные ноги, уходящие вверх, как Эверест. Края белесых чулок скрывались под кожаной мини-юбкой. Широкий пояс, играющий скорее декоративную, нежели практическую, роль, выделял талию. Тело прикрывала, хотя, пожалуй, это не совсем правильное слово, блуза с короткими рукавами, такая же полупрозрачная, как и мое платье, а сверху была накинута маленькая жилетка, которая ничего не скрывала. Голову венчала, нет, не корона... Ее голову обхватывала черная лента шириной сантиметра полтора-два с вышитым золотыми и серебряными нитями узором. Макияж заключался в ярко-красной помаде, синеватых тенях и подведенных уголках глаз, так что последние приобрели чуть азиатский вид. Короче, передо мной стояла женщина-вамп, поставившая перед собой цель соблазнить мужчину.</text:p>
      <text:p text:style-name="First_20_line_20_indent">Вообще же я заметил, что Кэт часто использует агрессивно-сексуальную стратегию и почти никогда - соблазняющую простоту и невинность.</text:p>
      <text:p text:style-name="First_20_line_20_indent">Девушка прочла восхищение на моем лице, которое появлялось всегда, когда она переодевалась, и улыбнулась. Я очнулся и бросился в комнату за ее спиной. Пошарившись в шкафу, я вытащил толстый плетеный шнур золотистого оттенка и повязал его себе на талии, чтоб он не сильно меня обтягивал, а один конец его свободно болтался. Затем я схватил “Поляроид” и, <text:soft-page-break/>выбежав обратно, сделал пару снимков Кэт. А она стояла в задумчивости, и я подумал, что она сама еще не решила, нравится ли ей избранный наряд или нет.</text:p>
      <text:p text:style-name="First_20_line_20_indent">Тут раздался звонок в дверь, и на пороге застыли двое мужчин, лет эдак по тридцать каждому, оба в официальных черных костюмах, с цветами и бутылкой шампанского в руках.</text:p>
      <text:p text:style-name="First_20_line_20_indent"/>
      <text:h text:style-name="Heading_20_2" text:outline-level="2"><text:bookmark-start text:name="__RefHeading___Toc23730_3980973373"/>Глава 11<text:bookmark-end text:name="__RefHeading___Toc23730_3980973373"/></text:h>
      <text:p text:style-name="First_20_line_20_indent">Глядя на их робость, мне подумалось, что они не очень-то похожи на агентов или связных, хотя, тут же поправил я себя, если учесть внешний вид мой и Кэт, то возможно, именно так они и должны были бы выглядеть. А еще, во мне зародилось подозрение, что это - “штатские”, которых Кэт решила использовать для каких-то своих афер. И тогда мы должны были сыграть роль соблазнительниц. Не слишком приятная мысль.</text:p>
      <text:p text:style-name="First_20_line_20_indent">Бросая то смущенные, то откровенно хищные взгляды на наш наряд, гости прошли к столу и после официальных поцелуев в щечку (идиотский обычай!) расселись, причем девушки вместе, парни вместе. Не знаю уж как их, а меня подобный порядок <text:s/>устраивал.</text:p>
      <text:p text:style-name="First_20_line_20_indent">После несколько напряженной паузы Кэт спросила гостей об их работе. Те сразу подхватили тему и с воодушевлением стали рассказывать. Оказалось, Крэйг и Дон - журналисты, точнее, один из них, кажется, Дон, оператор. Они тут же упомянули пару недавних политических скандалов, поездку к извергающемуся вулкану, перебивая друг друга, затем переключились на профессиональные байки и анекдоты. Некоторые шутки были с такой бородой, что уже перестали быть смешными.</text:p>
      <text:p text:style-name="First_20_line_20_indent">Атмосфера за столом постепенно становилась более непринужденной. Когда речь зашла о нас, я с удивлением знал от Кэт, что мы - студентки, начинающие модели.</text:p>
      <text:p text:style-name="First_20_line_20_indent">Мы ели, пили и шутили, причем сок пил только я, остальные налегали на вино и шампанское. Так прошел час. В конце его ситуация за столом несколько переменилась. Кэт придвинулась к Крэйгу, так что они сидели почти в обнимку. Я и Дон, в свою очередь, несколько отодвинулись от них, но были порознь.</text:p>
      <text:p text:style-name="First_20_line_20_indent">Как раз в это время я почувствовал легкое недомогание. Сначала я подумал, что это из-за пищи, но на отравление это похоже не было. Я не пил ни капли спиртного, однако голова у меня слегка гудела, а в глазах то и дело мутнело. Мне становилось то жарко, то холодно. Несмотря на лихорадку, это было непохоже на обычную болезнь вроде простуды или гриппа. Но я мог еще держаться и оставался в компании. Точнее, наедине с Доном, так как другая парочка уже полностью углубилась в себя и ничего вокруг не замечала.</text:p>
      <text:p text:style-name="First_20_line_20_indent">Пока Дон беззаботно болтал о поездке на Таити, я делал вид, что внимательно его слушаю, а сам прислушивался к своему организму. Я почувствовал, что между ног у меня стало тепло и влажно, кроме того, стало жутко щекотно. Само собой, я не мог пустить в ход руки, поэтому незаметно потерся ногами, но это не помогло. Зуд с каждой минутой становился все сильнее. А когда Дон, потянувшись за салфеткой, коснулся меня, то по всему телу пробежала такая дрожь, что меня <text:s/>аж <text:s/>передернуло. Я так возбудился, что вот-вот готов был потерять сознание.</text:p>
      <text:p text:style-name="First_20_line_20_indent"><text:soft-page-break/>Гости моего состояния не замечали, а вот Кэт... Когда, борясь с недугом, я взглянул на нее, то увидел, что она внимательно следит за мной, но как только увидела, что я смотрю в ее сторону, тут же отвела глаза. Ой, какой нехороший намек! Я стал кое-что подозревать.</text:p>
      <text:p text:style-name="First_20_line_20_indent">- Извините, - сказал я чуть хриплым голосом. - Мы выйдем на секунду? Кэт...</text:p>
      <text:p text:style-name="First_20_line_20_indent">Та чмокнула Крэйга в щечку и, оправив юбку, пошла за мной в соседнюю комнату.</text:p>
      <text:p text:style-name="First_20_line_20_indent">- Твои проделки?</text:p>
      <text:p text:style-name="First_20_line_20_indent">- Это ты о чем? - невинно удивилась Кэт.</text:p>
      <text:p text:style-name="First_20_line_20_indent">- Кончай дурака валять! В сок что-то подмешала?</text:p>
      <text:p text:style-name="First_20_line_20_indent">- Да что с тобой? Ничего я не подмешивала!</text:p>
      <text:p text:style-name="First_20_line_20_indent">- Ой, только не ври! С чего это я так возбудилась, что-то в соке?</text:p>
      <text:p text:style-name="First_20_line_20_indent">- Возбудилась, так действуй! Когда еще представится другой шанс? Но я здесь правда ни при чем.</text:p>
      <text:p text:style-name="First_20_line_20_indent">Я несколько усомнился в своих подозрениях.</text:p>
      <text:p text:style-name="First_20_line_20_indent">- Ну, ладно! Ты, не ты - не имеет значения. Мне плохо. Извинись за меня перед гостями, а я не могу... - руки у меня дрожали.</text:p>
      <text:p text:style-name="First_20_line_20_indent">Кэт, ни капли не волнуясь - еще один пункт против нее - пожала плечами и вышла. Я тут же навалился на дверь и запер ее, так что теперь внутрь не смог бы пробраться даже взломщик. Тут же снаружи кто-то повернул ручку, подергал ее, но, не добившись результата, оставил свои попытки. Я окончательно удостоверился, это все проделки Кэт. Видно, подмешала возбуждающее в сок. Ее попытки раздобыть мне парня были бы похвальны, если бы мне только не было так плохо...</text:p>
      <text:p text:style-name="First_20_line_20_indent">Я знал, что если препарат достаточно сильный, то при неудовлетворении сексуальных потребностей может ухудшиться самочувствие, но до такой степени!..</text:p>
      <text:p text:style-name="P1">Я то зарывался с головой под подушку с одеялом, то выскакивал из кровати и метался взад и вперед по комнате. Я готов был на стену залезть. Тело горело, между ног чесалось. Я стал потирать и гладить, чтоб хоть как-то ослабить реакцию, но это не очень помогало. В конце концов, я еще раз попытался подавить нежелательные реакции... И отключился.</text:p>
      <text:p text:style-name="First_20_line_20_indent"/>
      <text:h text:style-name="Heading_20_2" text:outline-level="2"><text:bookmark-start text:name="__RefHeading___Toc23732_3980973373"/>Глава 12<text:bookmark-end text:name="__RefHeading___Toc23732_3980973373"/></text:h>
      <text:p text:style-name="First_20_line_20_indent">Я слышала, как щелкнул выключатель у двери. Затем раздались негромкие голоса.</text:p>
      <text:p text:style-name="First_20_line_20_indent">- Как ты думаешь, стоит ее будить?</text:p>
      <text:p text:style-name="First_20_line_20_indent">- Разумеется, у нас мало времени.</text:p>
      <text:p text:style-name="First_20_line_20_indent">- Черт, какая красотка, тебе повезло!</text:p>
      <text:p text:style-name="First_20_line_20_indent">- Да уж, в постели она просто блеск!</text:p>
      <text:p text:style-name="First_20_line_20_indent"><text:soft-page-break/>- Я не о том, - обиделся первый голос.</text:p>
      <text:p text:style-name="First_20_line_20_indent">- Поверь мне, стройные ножки и смазливое личико - это еще не все, - назидательно произнес второй. - Ну, ладно, поспала, и хватит.</text:p>
      <text:p text:style-name="First_20_line_20_indent">Я услышала, как он подошел ко мне. Зашуршала рубашка, когда он протянул руку. Но, решив, что повалялась уже достаточно, я опередила его. Потянувшись, чуть мурлыча от удовольствия, я открыла глаза и посмотрела на тех, кто пришел меня будить.</text:p>
      <text:p text:style-name="First_20_line_20_indent">Это были два не очень солидного вида человека. Один, тот, что стоял ближе к дверям, был одет в серый костюм и держал в руках объемистый кейс. При этом он с отсутствующим видом смотрел в окно слева от кровати. Второй был одет почти так же, как и первый, не считая того, что держал свой пиджак в руке. Он наклонился ко мне и нежно поцеловал.</text:p>
      <text:p text:style-name="First_20_line_20_indent">- Привет, крошка!</text:p>
      <text:p text:style-name="First_20_line_20_indent">Я улыбнулась.</text:p>
      <text:p text:style-name="First_20_line_20_indent">- Мы выйдем, а ты пока оденься. Не стоит смущать людей.</text:p>
      <text:p text:style-name="First_20_line_20_indent">Ему самому нравилось, когда я сплю в обнаженном виде, но тут он был прав, не стоило смущать посторонних.</text:p>
      <text:p text:style-name="First_20_line_20_indent">- Привет, Мюррей! - крикнула я вслед выходящему первым мужчине.</text:p>
      <text:p text:style-name="First_20_line_20_indent">Не оглядываясь, тот махнул рукой.</text:p>
      <text:p text:style-name="First_20_line_20_indent">Я встала у зеркала, мысленно прикидывая, как мне накраситься и что одеть, а также просто поверить, как я выгляжу. Смотрелась я на все сто!</text:p>
      <text:p text:style-name="First_20_line_20_indent">Но сначала надо было умыться.</text:p>
      <text:p text:style-name="First_20_line_20_indent">- Силк, дорогой, приготовь мне, пожалуйста, чай.</text:p>
      <text:p text:style-name="First_20_line_20_indent">- Уже готов, милая. Поспеши, нам скоро выходить.</text:p>
      <text:p text:style-name="First_20_line_20_indent">Опять эти дела! Казалось бы, организовав взрыв в торговом центре, когда его посещал сенатор, можно было бы и отдохнуть пару дней, но эти мужчины вечно куда-то спешат.</text:p>
      <text:p text:style-name="First_20_line_20_indent">Мне взгрустнулось. Силк уже полгода обещал выбраться на природу, на пикник, но так и не сдержал обещания. А я так давно не устраивала себе отпуск! Когда постоянно переезжаешь из города в город, как того требуют дела, остается мало времени на развлечения. Я вспомнила, как Силк водил меня в театр. Какой тогда шел спектакль? Не помню. Это был единственный раз, когда мы куда-то выходили просто для того, чтобы отдохнуть. Даже походы в рестораны, ставшие рутинными в последнее время, наскучили настолько, что вызывали отвращение.</text:p>
      <text:p text:style-name="First_20_line_20_indent">Стоя в ванной комнате и чистя зубы, я думала о том, как сложилась бы моя жизнь, не встреть я Силка. Молоденькая девушка, но уже опытный террорист, и гангстер из франко-итальянцев, мы впервые повстречались на общем собрании в Неаполе. Тогда шел дождь, и он предложил мне в качестве зонта свой пиджак. Так мы и бежали под холодными струями до самой гостиницы, я, в легком платье, и он, держа на вытянутых руках у меня над головой свой уже давно насквозь промокший пиджак.</text:p>
      <text:p text:style-name="First_20_line_20_indent"><text:soft-page-break/>Укрывшись в номере, мы сразу, скинув в себя всю одежду, забрались под теплый душ, где и познакомились, а после, перебравшись в кровать, завершили наше знакомство.</text:p>
      <text:p text:style-name="First_20_line_20_indent">Помнит ли он еще тот вечер?</text:p>
      <text:p text:style-name="First_20_line_20_indent">С тех пор прошло много времени, его чувства охладели. Хоть он и хвастался накануне, но как таковой, любви между нами уже не было. Даже секс, и тот стал редким гостем в нашем дуэте. Зато ревность со стороны Силка росла.</text:p>
      <text:p text:style-name="First_20_line_20_indent">Машинально я помыла щетку, поставила ее в стакан и поправила волосы.</text:p>
      <text:p text:style-name="First_20_line_20_indent">- Милая!.. - требовательно раздалось с первого этажа.</text:p>
      <text:p text:style-name="First_20_line_20_indent">Всего в этом доме их было два, из которых верхний предназначался для спален и ванной комнаты, а столовая и холл находились внизу.</text:p>
      <text:p text:style-name="First_20_line_20_indent">Накинув легкий халатик и нетуго повязав его поясом, я спустилась.</text:p>
      <text:p text:style-name="First_20_line_20_indent">На столе стоял большой чайник, рядом чайник поменьше, для заварки, рядом примостились сахарница и тарелка с тостами. За столом сидели Мюррей и Силк.</text:p>
      <text:p text:style-name="First_20_line_20_indent">- Извините, что задержалась. Что у нас сегодня?</text:p>
      <text:p text:style-name="First_20_line_20_indent">- Через сорок минут мы должны быть на месте. Точнее, ты должна быть.</text:p>
      <text:p text:style-name="First_20_line_20_indent">- А ты?</text:p>
      <text:p text:style-name="First_20_line_20_indent">- Я, - Силк говорил спокойно и уверенно, - еду на другую встречу. Там я пробуду около получаса, и потом заеду за тобой. Мюррей тебя проводит.</text:p>
      <text:p text:style-name="First_20_line_20_indent">- Но выйдем-то мы вместе?</text:p>
      <text:p text:style-name="First_20_line_20_indent">Не уловив прозвучавшей просьбы, Силк мотнул головой.</text:p>
      <text:p text:style-name="First_20_line_20_indent">- Нет, я уже убегаю. Мюррей, позаботься о ней.</text:p>
      <text:p text:style-name="First_20_line_20_indent">Тот кивнул.</text:p>
      <text:p text:style-name="First_20_line_20_indent">Силк встал из-за стола, бросил лежащую до того на коленях салфетку на стол, и, подхватив со спинки свой пиджак, быстро вышел. Я слышала, как хлопнула дверь.</text:p>
      <text:p text:style-name="First_20_line_20_indent">Оставшись наедине, мы молча смотрели друг на друга. Я медленно потягивала чай, а сидящий напротив нервно мял свою салфетку.</text:p>
      <text:p text:style-name="First_20_line_20_indent">- Ну, так что случилось?</text:p>
      <text:p text:style-name="First_20_line_20_indent">- Послезавтра приезжает Симон, французский министр финансов, будет банкет. Наша задача - позаботиться об этом.</text:p>
      <text:p text:style-name="First_20_line_20_indent">- А почему я?</text:p>
      <text:p text:style-name="First_20_line_20_indent">- Ты - профессионал. Кроме того, на банкете ожидается усиленная охрана, так что наших ребят на пушечный выстрел не подпустят.</text:p>
      <text:p text:style-name="First_20_line_20_indent">- И что это должно быть: бомба, пистолет, яд?</text:p>
      <text:p text:style-name="First_20_line_20_indent">- На твое усмотрение.</text:p>
      <text:p text:style-name="First_20_line_20_indent"><text:soft-page-break/>- Понятно! - я на секунду задумалась. - Детали, как всегда, на месте?</text:p>
      <text:p text:style-name="First_20_line_20_indent">Мюррей кивнул.</text:p>
      <text:p text:style-name="First_20_line_20_indent">Я еще немного подумала. Встав, чтобы забрать у не чашку, я поставила ногу на край стула, на котором он сидел, так что халатик почти распахнулся.</text:p>
      <text:p text:style-name="First_20_line_20_indent">- Значит, я тебе нравлюсь?</text:p>
      <text:p text:style-name="First_20_line_20_indent">- Да, но Силк...</text:p>
      <text:p text:style-name="First_20_line_20_indent">- Я думаю, ему наплевать...</text:p>
      <text:p text:style-name="First_20_line_20_indent">Я распустила пояс, и он упал на пол. Халат распахнулся, показывая, нагое тело под ним.</text:p>
      <text:p text:style-name="First_20_line_20_indent">- Ты же хотел меня?</text:p>
      <text:p text:style-name="First_20_line_20_indent">Мюррей чуть покачнулся, а затем обнял меня и поцеловал.</text:p>
      <text:p text:style-name="First_20_line_20_indent">Уже давно никто не дарил мне такой пылкий и продолжительный поцелуй. Я ответила на него, он обнял меня крепче...</text:p>
      <text:p text:style-name="First_20_line_20_indent">И тут во входную дверь постучали.</text:p>
      <text:p text:style-name="First_20_line_20_indent"/>
      <text:h text:style-name="Heading_20_2" text:outline-level="2"><text:bookmark-start text:name="__RefHeading___Toc23734_3980973373"/>Глава 13<text:bookmark-end text:name="__RefHeading___Toc23734_3980973373"/></text:h>
      <text:p text:style-name="First_20_line_20_indent">В дверь колотили долго и упорно. Мельком глянув в окно, я заметил, что уже светло. Откинув зажатую между ног подушку, я, медленно перебирая руками по стене, добрался до двери. Слабые пальцы не слушались, поэтому открыть замок я смог далеко не сразу. Голова кружилась как у полусонного или же сильно пьяного. Как только я отпер дверь, та сразу распахнулась, и в комнату влетела Кэт. А у меня покосились ноги, и я упал. И снова отключился.</text:p>
      <text:p text:style-name="First_20_line_20_indent">Вновь очнувшись, я подумал было, что лежу в больнице, но тут же почувствовал, что до сих пор нахожусь дома. Что послужило такой уверенности: шум, запах или форма кровати - но я был уверен, что лежу в своей комнате. Слабость в теле была ужасная. Казалось, на то, чтобы поднять руку, надо затратить столько энергии, что ее хватило бы с избытком, чтобы стронуть с места поезд. Я открыл глаза, но тут же снова закрыл их, так как стены и потолок начали дико вращаться. Тогда я осмотрелся, лишь чуть-чуть приподняв веки. Точно, моя комната. И рядом - никого. Я попытался расслабиться, хотя даже если бы я захотел наоборот, напрячься, у меня все равно ничего бы не вышло. Так что я просто лежал с закрытыми глазами и думал о своем необычно ярком сне и всякой другой чепухе.</text:p>
      <text:p text:style-name="First_20_line_20_indent">Спустя некоторое время вошла Кэт. Запах супа, который она несла, смешивался с ароматом ее любимых духов.</text:p>
      <text:p text:style-name="First_20_line_20_indent">- Что со мной?</text:p>
      <text:p text:style-name="First_20_line_20_indent">Кэт поставила тарелку на прикроватный столик и примостилась рядышком сама.</text:p>
      <text:p text:style-name="First_20_line_20_indent">- Доктор говорит, сильное нервное перенапряжение.</text:p>
      <text:p text:style-name="First_20_line_20_indent">- И...</text:p>
      <text:p text:style-name="First_20_line_20_indent"><text:soft-page-break/>- День-два придется побездельничать.</text:p>
      <text:p text:style-name="First_20_line_20_indent">- А как же дело?</text:p>
      <text:p text:style-name="First_20_line_20_indent">Кэт пожала плечами.</text:p>
      <text:p text:style-name="First_20_line_20_indent">- Я сама пока справлюсь. И еще, прости меня.</text:p>
      <text:p text:style-name="First_20_line_20_indent">- Значит, это все-таки ты что-то подсунула?</text:p>
      <text:p text:style-name="First_20_line_20_indent">- Угу! Не ожидала, что так произойдет.</text:p>
      <text:p text:style-name="First_20_line_20_indent">Если у меня и была на не злость, то давно перегорела. Я вообще человек отходчивый.</text:p>
      <text:p text:style-name="First_20_line_20_indent">- Я просто хотела устроить тебе парня, чтоб ты отвлеклась.</text:p>
      <text:p text:style-name="First_20_line_20_indent">Я поморщился.</text:p>
      <text:p text:style-name="First_20_line_20_indent">- Но я же просила, не делать ничего подобного.</text:p>
      <text:p text:style-name="First_20_line_20_indent">- Значит, одно задание я все же провалила...</text:p>
      <text:p text:style-name="First_20_line_20_indent">- Что? - оброненное ею было <text:s/>так неожиданно, что я чуть не подскочил.</text:p>
      <text:p text:style-name="First_20_line_20_indent">Буднично деловым и одновременно усталым голосом Кэт, нет, в данном случае, агент Блэк, сказала.</text:p>
      <text:p text:style-name="First_20_line_20_indent">- Частью задания было присматривать за тобой, вывести в массы, так сказать. Сделали акцент, что твою частную жизнь необходимо сделать более насыщенной. Объяснили это психологической травмой. Даже гипноз разрешили использовать.</text:p>
      <text:p text:style-name="First_20_line_20_indent">- И ты пробовала?</text:p>
      <text:p text:style-name="First_20_line_20_indent">- Да, но безрезультатно.</text:p>
      <text:p text:style-name="First_20_line_20_indent">- А для чего гипноз-то?</text:p>
      <text:p text:style-name="First_20_line_20_indent">- Программирование поведения, естественно. Хотела на тебя повлиять.</text:p>
      <text:p text:style-name="First_20_line_20_indent">- Ага, из-за твоих выкрутасов я чуть с ума не сошла.</text:p>
      <text:p text:style-name="First_20_line_20_indent">Мне в голову пришла одна мысль. Пусть маловероятная, но все же проблема.</text:p>
      <text:p text:style-name="First_20_line_20_indent">- А ты в моем прошлом случайно не копалась?</text:p>
      <text:p text:style-name="First_20_line_20_indent">- Это из-за твоего досье? Нет. Я даже загипнотизировать тебя не смогла. Ты просто засыпала, и все.</text:p>
      <text:p text:style-name="First_20_line_20_indent">- Странно, а я ничего не помню.</text:p>
      <text:p text:style-name="First_20_line_20_indent">- И не должна. Главное, правильно подобранный момент... Видно, придется действовать жестко, в приказном порядке.</text:p>
      <text:p text:style-name="First_20_line_20_indent">Я хмыкнул.</text:p>
      <text:p text:style-name="First_20_line_20_indent">- Ну, ну! Воображаешь, что я всегда буду тебя слушать?</text:p>
      <text:p text:style-name="First_20_line_20_indent">- Я старшая, - коротко и несколько наивно произнесла Кэт.</text:p>
      <text:p text:style-name="First_20_line_20_indent"><text:soft-page-break/>- Ну и что? Если ты мне прикажешь с небоскреба прыгать, думаешь, я прыгну?</text:p>
      <text:p text:style-name="First_20_line_20_indent">- Прикажу - да.</text:p>
      <text:p text:style-name="First_20_line_20_indent">- Сейчас! А ты не подумала, что я могу и не подчиниться твоему приказу?</text:p>
      <text:p text:style-name="First_20_line_20_indent">Я распалился, Кэт тоже.</text:p>
      <text:p text:style-name="First_20_line_20_indent">- Меня назначили старшей. Это значит, что все мои приказы ты должна выполнять беспрекословно.</text:p>
      <text:p text:style-name="First_20_line_20_indent">- Извини за грубость, но в данном случае мне на это наплевать.</text:p>
      <text:p text:style-name="First_20_line_20_indent">- Как так?</text:p>
      <text:p text:style-name="First_20_line_20_indent">- А так! Ты что думаешь, я стану слушать тебя как оракула?</text:p>
      <text:p text:style-name="First_20_line_20_indent">Кэт завелась еще сильнее.</text:p>
      <text:p text:style-name="First_20_line_20_indent">- Ты обязана выполнять приказ!</text:p>
      <text:p text:style-name="First_20_line_20_indent">- Да ничего подобного!</text:p>
      <text:p text:style-name="First_20_line_20_indent">Мы оба повысили голос уже почти до крика. Мне до смерти (к которой я, похоже был близок) надоело слушаться Кэт как дочке - маму.</text:p>
      <text:p text:style-name="First_20_line_20_indent">- Я уже говорила, что вы, - я имел в виду Агентство. - Не имеете права врываться в мою личную жизнь.</text:p>
      <text:p text:style-name="P1">- За неподчинение приказу...</text:p>
      <text:p text:style-name="First_20_line_20_indent">- Что, что! Я на верность, между прочим, не присягала.</text:p>
      <text:p text:style-name="First_20_line_20_indent">Это была истинная правда. С механизмом сканирования, тестирования и наблюдения подобная процедура становилась бессмысленной.</text:p>
      <text:p text:style-name="First_20_line_20_indent">- Но ты многим обязана Агентству.</text:p>
      <text:p text:style-name="First_20_line_20_indent">- Чем, работой, жизнью?.. Я себя оживлять не просила..</text:p>
      <text:p text:style-name="First_20_line_20_indent">Ой, подумал я, прикусив язык, но было уже поздно.</text:p>
      <text:p text:style-name="First_20_line_20_indent">- Стоп! - резко прервала меня Кэт. - Так ты - "матрица"? Тогда все ясно.</text:p>
      <text:p text:style-name="First_20_line_20_indent">- Спокойной ночи! - грубо проворчал я и отвернулся.</text:p>
      <text:p text:style-name="First_20_line_20_indent">Я спиной чувствовал, как буравит меня взглядом Кэт. А затем послышались удаляющиеся в сторону двери энергичные шаги, и через минуту Кэт выбежала из квартиры.</text:p>
      <text:p text:style-name="First_20_line_20_indent">Я перевернулся обратно на спину. В глазах у меня снова все помутнело, а когда я проморгался, то почувствовал скользящие по щекам слезы. Настроение было такое, хоть действительно выбрасывайся из окна. Я посмотрел вверх. Бесцельно пялясь в потолок, я все решал, как же мне вести себя дальше. Смирившись с произошедшим, я решил последовать девизу Скарлетт О’Хара: “Об этом я подумаю завтра...” Приподнявшись на подушках, я подтянул к себе тарелку с остывшим уже супом и стал медленно, чисто механически, есть. Проглотив остатки жидкой массы, я еще две минуты смотрел в окно, из которого открывался вид на большую <text:soft-page-break/>зеленую лужайку, редкость в большом городе. Затем я приспустился с подушки, закрыл глаза и скоро заснул.</text:p>
      <text:p text:style-name="First_20_line_20_indent"/>
      <text:h text:style-name="Heading_20_2" text:outline-level="2"><text:bookmark-start text:name="__RefHeading___Toc23736_3980973373"/>Глава 14<text:bookmark-end text:name="__RefHeading___Toc23736_3980973373"/></text:h>
      <text:p text:style-name="First_20_line_20_indent">Упав на спину, я быстро перевернулась. Черт! Меня уже почти догнали. Преследователей было трое. Маленький Джон и еще двое новеньких, которых я видела впервые. Эх, будь у меня сейчас пистолет... Но всю обойму я успела расстрелять еще в зале, а пистолет, как лишнюю тяжесть, выкинула. Да что там пистолет, был бы хоть нож! Но все это пустые мечты. В конце концов, идя в театр, я не собиралась брать с собой целый арсенал.</text:p>
      <text:p text:style-name="First_20_line_20_indent">И теперь меня, как крысу, загнали в угол.</text:p>
      <text:p text:style-name="First_20_line_20_indent">А ведь все так хорошо начиналось! И клиент был на месте, и обзор просто замечательный. Ну почему они не предупредили, что с ним будут дети? Сама не знаю, что на меня нашло. Видимо, инстинкт материнства. А отказавшись от дела, я автоматически становилась следующей мишенью. И никто не спасет. Если только...</text:p>
      <text:p text:style-name="First_20_line_20_indent">Укрыться, переждать, а затем выполнить договор. Словно примитивному киллеру приходится выполнять заказ, а затем скрываться. А как же идеи? До сих пор я никогда не сомневалась, что то, что мы делали - всего лишь демонстрация протеста. А выходит - это всего лишь бизнес. Мне как маленькой девочке задурили голову! Прощай карьера, прощай, семейная жизнь!</text:p>
      <text:p text:style-name="First_20_line_20_indent">Однако, эти двое в хорошей форме. Если Джон и отстал немного, то скоро нагонит их.</text:p>
      <text:p text:style-name="First_20_line_20_indent">Единственное, что может меня спасти - укрытие. Переждать, а затем все объяснить. И забыть, как страшный сон.</text:p>
      <text:p text:style-name="First_20_line_20_indent">Одна деталь, о которой мне забыли упомянуть, и все пошло наперекосяк, а мои друзья превратились в смертельных врагов.</text:p>
      <text:p text:style-name="First_20_line_20_indent">Теперь налево... Так, там - тупик.</text:p>
      <text:p text:style-name="First_20_line_20_indent">Направо, еще, пятый проход...</text:p>
      <text:p text:style-name="First_20_line_20_indent">Я надеюсь, хоть Силк меня поддержит. Пусть между нами и были натянутые в последнее время отношения, но любовь, я надеюсь, еще не исчезла окончательно.</text:p>
      <text:p text:style-name="First_20_line_20_indent">Теперь прямо...</text:p>
      <text:p text:style-name="First_20_line_20_indent">О, кажется, отстали. Новички!</text:p>
      <text:p text:style-name="First_20_line_20_indent">Что ж, это послужит им неплохим уроком.</text:p>
      <text:p text:style-name="First_20_line_20_indent">А теперь успокоиться. Вот так, вот так.</text:p>
      <text:p text:style-name="First_20_line_20_indent">Медленно дыша, я пробралась к месту тайной встречи. Я рассчитывала, что Силк будет там. Он выслушает, он поймет.</text:p>
      <text:p text:style-name="First_20_line_20_indent">И он действительно был там. </text:p>
      <text:p text:style-name="First_20_line_20_indent">- Господи, как я рада! Они все будто с ума посходили, меня хотят убить.</text:p>
      <text:p text:style-name="First_20_line_20_indent"><text:soft-page-break/>- Ты сделала дело? - очень спокойным, страшно спокойным тоном произнес человек, прислонившийся к мусорному баку.</text:p>
      <text:p text:style-name="First_20_line_20_indent">- Нет, там были дети...</text:p>
      <text:p text:style-name="First_20_line_20_indent">- Тогда почему ты здесь?</text:p>
      <text:p text:style-name="First_20_line_20_indent">- Ты не слушаешь! Там были дети.</text:p>
      <text:p text:style-name="First_20_line_20_indent">Силк вздохнул и вытащил из кармана плаща пистолет.</text:p>
      <text:p text:style-name="First_20_line_20_indent">- Прости, детка, но эта ошибка слишком большая. Ты стреляла в наших ребят.</text:p>
      <text:p text:style-name="First_20_line_20_indent">- Но они хотели убить меня!</text:p>
      <text:p text:style-name="First_20_line_20_indent">- Ты же знаешь, правила едины для всех.</text:p>
      <text:p text:style-name="First_20_line_20_indent">Он не спеша снял пистолет с предохранителя.</text:p>
      <text:p text:style-name="First_20_line_20_indent">- Постой, Силк! Я готова все исправить!</text:p>
      <text:p text:style-name="First_20_line_20_indent">- Поверь, мне очень не хочется этого делать...</text:p>
      <text:p text:style-name="First_20_line_20_indent">- Стоять! Руки вверх!</text:p>
      <text:p text:style-name="First_20_line_20_indent">И какой черт дернул появиться здесь полицейскому? Свой пистолет он направил прямо на Силка. Тот даже не подумал опускать свой. Он резко развернул дуло в сторону представителя закона и бросил через плечо.</text:p>
      <text:p text:style-name="First_20_line_20_indent">- Поговорим дома!</text:p>
      <text:p text:style-name="First_20_line_20_indent">Я поняла, и бросилась бежать домой. А за спиной у меня грянул гром.</text:p>
      <text:p text:style-name="First_20_line_20_indent"/>
      <text:h text:style-name="Heading_20_2" text:outline-level="2"><text:bookmark-start text:name="__RefHeading___Toc23738_3980973373"/>Глава 15<text:bookmark-end text:name="__RefHeading___Toc23738_3980973373"/></text:h>
      <text:p text:style-name="First_20_line_20_indent">От выстрела я проснулся. Прислушавшись, я понял, что это всего лишь хлопнула дверь - пришла Кэт. Я слышал, как она ходит по центральной комнате, а затем завернула ко мне. Я решил было притвориться спящим, но, рассудив, что разговора не избежать, передумал.</text:p>
      <text:p text:style-name="First_20_line_20_indent">- Значит, ты был мужчиной, так? Почему ты сразу не сказала... сказал, - по-русски, с легким акцентом и довольно строго спросила она.</text:p>
      <text:p text:style-name="First_20_line_20_indent">Я угрюмо проворчал, также по-русски.</text:p>
      <text:p text:style-name="First_20_line_20_indent">- Догадайся с трех раз.</text:p>
      <text:p text:style-name="First_20_line_20_indent">А затем добавил, уже на английском.</text:p>
      <text:p text:style-name="First_20_line_20_indent">- Покопалась в досье?</text:p>
      <text:p text:style-name="First_20_line_20_indent">- Да, - Кэт тоже перешла на английский. - Да, я прочла его... Почему?</text:p>
      <text:p text:style-name="First_20_line_20_indent">Я задумался. Не так-то просто было отвечать на подобный вопрос.</text:p>
      <text:p text:style-name="First_20_line_20_indent"><text:soft-page-break/>- Не знаю. Мне тяжело привыкать.. Ладно хоть говорить можно на английском, не так заметна разница, кто говорит, мужчина или женщина.</text:p>
      <text:p text:style-name="First_20_line_20_indent">Я собрался с духом.</text:p>
      <text:p text:style-name="First_20_line_20_indent">- Кроме того, ты мне понравилась.</text:p>
      <text:p text:style-name="First_20_line_20_indent">- Я знаю, прочитала о твоих пристрастиях в досье. Значит, на фото... - она кивнула на снимок у кровати.</text:p>
      <text:p text:style-name="First_20_line_20_indent">- Я. Как видишь, нас свели специально. По-моему, счет один-ноль в пользу Агентства. Нас специально отбирали друг для друга, причем обоим приготовили большой сюрприз.</text:p>
      <text:p text:style-name="First_20_line_20_indent">- Не совсем так. Тебя все же выбрали из-за личных качеств, а меня уже - в качестве дополнения.</text:p>
      <text:p text:style-name="First_20_line_20_indent">- Но почему?</text:p>
      <text:p text:style-name="First_20_line_20_indent">- Я полевой агент, потому и старшая, а ты... Как ты думаешь, сколько в Агентстве сканеров вроде тебя?</text:p>
      <text:p text:style-name="P1">- Ну-у...</text:p>
      <text:p text:style-name="First_20_line_20_indent">- Осталось три человека, остальные - мертвы. С ними произошло примерно то же, что и с тобой. Только вот тебе удалось выжить, что автоматически ставит тебя на ступеньку выше.</text:p>
      <text:p text:style-name="First_20_line_20_indent">Всего трое? Эта цифра меня ошеломила. До сих пор я считал, что стал жертвой случайного происшествия, а выходит, что охота шла именно на меня. Кто-то хладнокровно и методично уничтожал сканеров. Наверняка, не просто так. А я-то после всего еще спокойно работал и в ус не дул! Ой-ой-ой!</text:p>
      <text:p text:style-name="First_20_line_20_indent">- Э-эй, очнись! - Кэт помахала рукой у меня перед глазами. - Что же мы с тобой теперь будем делать, а? Кстати, как мне с тобой разговаривать, как с парнем или как с девушкой?</text:p>
      <text:p text:style-name="First_20_line_20_indent">- Общайся как общалась, только... - голос мой сменился на умоляющий. - Не надо устраивать мою личную жизнь.</text:p>
      <text:p text:style-name="First_20_line_20_indent">- Ладно, котик, мамочка тебя в обиду не даст. А если бы ты признался... призналась раньше, многих проблем бы избежала.</text:p>
      <text:p text:style-name="First_20_line_20_indent">- И не надо вот этого: “Котик”, “Мамочка”.</text:p>
      <text:p text:style-name="First_20_line_20_indent">- Окей! Ну, давай, спи, отдыхай.</text:p>
      <text:p text:style-name="First_20_line_20_indent">- Постой! Может, раз уж мы говорили о работе, ты посвятишь меня в некоторые детали операции?</text:p>
      <text:p text:style-name="First_20_line_20_indent">- Меньше знаешь, лучше спишь. От-ды-хай! После поговорим.</text:p>
      <text:p text:style-name="First_20_line_20_indent">И она вышла, плотно прикрыв за собой дверь.</text:p>
      <text:p text:style-name="First_20_line_20_indent"/>
      <text:h text:style-name="Heading_20_2" text:outline-level="2"><text:bookmark-start text:name="__RefHeading___Toc23740_3980973373"/><text:soft-page-break/>Глава 16<text:bookmark-end text:name="__RefHeading___Toc23740_3980973373"/></text:h>
      <text:p text:style-name="P1">Проснувшись утром, я почувствовал себя достаточно окрепшим, чтобы покинуть кровать. Встав, я смачно, с удовольствием потянулся, но когда выпрямился, в глазах у меня потемнело, и я вынужден был схватиться за спинку кровати. Когда я окончательно пришел в себя, то прошел в соседнюю комнату и включил телевизор. Так уж получилось, что в последнее время я не очень следил за новостями, но, похоже, ничего важного не упустил. Все те же убийства, взрывы, землетрясения и прочие напасти. Стратегических точек и личностей, которых я знал, это не касалось, поэтому пустое сиденье мне быстро наскучило. Заглянув в комнату, которую занимала Кэт, я увидел, что ее вещи почти все собраны и упакованы в стоящие у кровати чемоданы. Самой ее не было. Я нахмурился, так как мне не хотелось, чтобы она переезжала. Может, я просто влюблялся?..</text:p>
      <text:p text:style-name="First_20_line_20_indent">Когда пришла Кэт, я сидел на полу в центральной комнате. Передо мной стояла кружка с чаем и лежали на тарелке бутерброды с ветчиной.</text:p>
      <text:p text:style-name="First_20_line_20_indent">- Можно мне присоединиться?</text:p>
      <text:p text:style-name="First_20_line_20_indent">Я пожал плечами и махнул рукой.</text:p>
      <text:p text:style-name="First_20_line_20_indent">Через минуту Кэт вышла из кухни с подносом, на котором стояла кружка дымящегося кофе, чей аромат тут же заполнил всю квартиру, и куском пиццы. Скрестив ноги, она села рядом со мной и лишь спустя некоторое время заговорила.</text:p>
      <text:p text:style-name="First_20_line_20_indent">- Еще раз прости, а?</text:p>
      <text:p text:style-name="First_20_line_20_indent">- Да ладно, я сама виновата.</text:p>
      <text:p text:style-name="First_20_line_20_indent">- Я собралась переезжать, поможешь с вещами?</text:p>
      <text:p text:style-name="First_20_line_20_indent">- Оставайся! - не знаю, чего в моем голосе было больше, приглашения или просьбы.</text:p>
      <text:p text:style-name="First_20_line_20_indent">- А я не буду тебе в тягость?</text:p>
      <text:p text:style-name="First_20_line_20_indent">- Я, кажется, уже привыкла, - я улыбнулся. - Только меня не трогай.</text:p>
      <text:p text:style-name="First_20_line_20_indent">- Договорились! - весело прощебетала Кэт. - И все-таки, как же мне к тебе относиться, как к “нему” или же к “ней”? Как ты себя представляешь?</text:p>
      <text:p text:style-name="First_20_line_20_indent">- Обращайся как хочешь, но, пожалуй, лучше все же “к ней”. Зачем мне лишняя шизоидность, и тебе морока?</text:p>
      <text:p text:style-name="First_20_line_20_indent">- Ладно, замяли! Скажи, а ты много про себя наврала?</text:p>
      <text:p text:style-name="First_20_line_20_indent">- Да почти ничего. Просто перевернула кое-что. А как насчет тебя?</text:p>
      <text:p text:style-name="First_20_line_20_indent">- А что я?</text:p>
      <text:p text:style-name="First_20_line_20_indent">- Ну, например, как тебя вообще приняли в Агентство. Эротоманка-секретарша, и вдруг - полевой агент.</text:p>
      <text:p text:style-name="First_20_line_20_indent">- На самом деле я сексоманка, - рассмеялась Кэт.</text:p>
      <text:p text:style-name="First_20_line_20_indent">Ее тон был легкомысленным.</text:p>
      <text:p text:style-name="First_20_line_20_indent"><text:soft-page-break/>- Если бы не это, - она постучала пальцем по виску. - Быть бы мне вечной любовницей какого-нибудь бизнесмена или стоять на панели.</text:p>
      <text:p text:style-name="First_20_line_20_indent">- Самокритично. А как насчет поцелуя? - решил ввернуть я.</text:p>
      <text:p text:style-name="First_20_line_20_indent">- Какого поцелуя? - притворно удивилась она.</text:p>
      <text:p text:style-name="First_20_line_20_indent">- Не играй со мной. “Какого”! Позавчерашнего.</text:p>
      <text:p text:style-name="First_20_line_20_indent">- Ах, того поцелуя! Так, шалость. Просто проверяла.</text:p>
      <text:p text:style-name="First_20_line_20_indent">- Не лесбиянка ли я? - подобная мысль почему-то показалась мне сейчас забавной. - Может быть, может быть. Наверное, как-нибудь стоит проверить...</text:p>
      <text:p text:style-name="First_20_line_20_indent">- Кстати, объясни мне, пожалуйста, а почему ты просто не сделаешь операцию по смене пола, чем маяться со своим телом.</text:p>
      <text:p text:style-name="First_20_line_20_indent">- Мне нельзя! - тяжело вздохнул я. - Тут не обойдешься без гормонов, а они могут вредно сказаться на моих способностях, так что это - нереально.</text:p>
      <text:p text:style-name="First_20_line_20_indent">Я еще раз вздохнул.</text:p>
      <text:p text:style-name="First_20_line_20_indent">- Ах, да, еще! Ты как, готова поработать?</text:p>
      <text:p text:style-name="First_20_line_20_indent">Я резко выдохнул.</text:p>
      <text:p text:style-name="First_20_line_20_indent">- Да!</text:p>
      <text:p text:style-name="First_20_line_20_indent">- Отлично, потому что следующие два-три дня мы будем работать в офисе. Ну, не морщись так, мне это тоже не очень нравится. Что еще хуже, это будет не в твоем отделе. Мы пойдем в Архив.</text:p>
      <text:p text:style-name="First_20_line_20_indent"/>
      <text:h text:style-name="Heading_20_2" text:outline-level="2"><text:bookmark-start text:name="__RefHeading___Toc23742_3980973373"/>Глава 17<text:bookmark-end text:name="__RefHeading___Toc23742_3980973373"/></text:h>
      <text:p text:style-name="P1">Подумать только, каких-то две недели не был на работе, а так отвык. Пока я шел по безликим серым коридорам подземного бункера, они вызывали во мне чувства, ну, не знаю, новизны, что ли? Хотя, что здесь может быть нового? Все тот же бетон и пластик. Мне кажется, я понял, почему мой отдел находится так глубоко. Если сканеров раз-два, и обчелся, возникает необходимость обезопасить их. Странно было, что меня вообще выпускали в город, учитывая мою специализацию и уровень секретности.</text:p>
      <text:p text:style-name="First_20_line_20_indent">Так же странным было то, что обычно безлюдные коридоры на этот раз были заполнены массой народа. Навстречу нам то и дело попадались группы по два-три человека. Иногда кто-то пробегал в ту или иную сторону, а пару раз нам даже пришлось уступить дорогу мини-кару.</text:p>
      <text:p text:style-name="First_20_line_20_indent">Меня так и подмывало спросить, в чем дело, но было чрезвычайно маловероятно, что найдется у кого. В конце концов, не так уж и часто забредал я в этот сектор. Тем не менее, один знакомый мне все же попался.</text:p>
      <text:p text:style-name="First_20_line_20_indent">- Эй, Джек, привет! Как дела?</text:p>
      <text:p text:style-name="First_20_line_20_indent"><text:soft-page-break/>Джек Спейдер, чуть полноватый мужчина лет сорока пяти оторвался от чтения бумаг, которые он не спеша нес куда-то, и без особого энтузиазма ответил.</text:p>
      <text:p text:style-name="First_20_line_20_indent">- Привет, привет. Нормально. Извини, я спешу.</text:p>
      <text:p text:style-name="First_20_line_20_indent">- Постой! Что происходит?</text:p>
      <text:p text:style-name="First_20_line_20_indent">- Алекс, ты что, с Луны свалилась? Где ты была последние три дня?</text:p>
      <text:p text:style-name="First_20_line_20_indent">Мне было стыдно признаться.</text:p>
      <text:p text:style-name="First_20_line_20_indent">- А что?</text:p>
      <text:p text:style-name="First_20_line_20_indent">- Полный аврал. А теперь извини, я действительно спешу.</text:p>
      <text:p text:style-name="First_20_line_20_indent">Он поправил несуществующие очки и, бросив короткий взгляд на Кэт, снова медленно двинулся вперед, углубившись в чтение.</text:p>
      <text:p text:style-name="First_20_line_20_indent">- Что же происходит?</text:p>
      <text:p text:style-name="First_20_line_20_indent">Кэт пожала плечами.</text:p>
      <text:p text:style-name="First_20_line_20_indent">- Я-то откуда знаю?</text:p>
      <text:p text:style-name="First_20_line_20_indent">- Так, мне срочно нужен компьютер, - мое благодушие улетучилось. - Если здесь что-то происходит, мы узнаем.</text:p>
      <text:p text:style-name="First_20_line_20_indent">- Не забывай, у нас свое задание, остальное - неважно.</text:p>
      <text:p text:style-name="First_20_line_20_indent">- Ты что, не понимаешь? Это же полный аврал!</text:p>
      <text:p text:style-name="First_20_line_20_indent">- Ну и что? У каждого свое дело.</text:p>
      <text:p text:style-name="First_20_line_20_indent">В принципе, Кэт была права. Но иногда принципы в расчет не берутся.</text:p>
      <text:p text:style-name="First_20_line_20_indent">И все же я чувствовал себя виноватым. Другие работают, можно сказать, пашут, как вол, а я чуть ли не отпуск себе устроил. Хоть я и понимал, здесь от меня толку - чуть-чуть.</text:p>
      <text:p text:style-name="First_20_line_20_indent">Между тем, Кэт от переизбытка мук совести явно не страдала. К подобным вещам она относилась весьма прагматически. Когда мы пришли в Архив (с большой буквы), она тут же заказала массу информации, причем, как мне показалось, половина из запрошенного ею к нашему делу не относилась.</text:p>
      <text:p text:style-name="First_20_line_20_indent">- Пользуйся, пока есть возможность, - прошептала Кэт.</text:p>
      <text:p text:style-name="First_20_line_20_indent">Я подумал, что это разумно. А почему бы и нет? Хотя все запросы, разумеется, регистрировались, но всегда можно было придумать какую-нибудь причину, чтоб отвести подозрения. Меня взяла досада. И почему это я раньше не подумал? Да и Кэт хороша, чего она ждала? Надо было сразу идти сюда.</text:p>
      <text:p text:style-name="First_20_line_20_indent">Я поборол в себе желание просмотреть личные дела полевого агента Кэтрин Блэк или свое, но, как я знал, мне все равно не выдали бы ни одно из них без спецдопуска. Поэтому, пока я ждал всю имеющуюся информацию об Эдварде Роджерсе, включая его побег, я надумал уточнить один давно мучивший меня вопрос.</text:p>
      <text:p text:style-name="First_20_line_20_indent"><text:soft-page-break/>Как ни странно, ответ я получил очень быстро. Пока Кэт копалась в грязном белье той забегаловки, где мы так часто бывали, я читал досье на Мари Слоган, настоящего “грибника” и агента-перебежчика. Остатки моего благодушия рассеялись, как туман на ветру. Я даже не подозревал до сих пор, что в телохранилище хранились и “грибники”. На расширенный вопрос последовал ответ: чистых сканеров в нем было пятеро, “грибников” - двое. Это было менее одного процента, и тем не менее, слишком много.</text:p>
      <text:p text:style-name="P1">По крайней мере, я понял, почему мне досталось именно это тело. Никлаус Берт был одноруким, Джим Хокс - восьмилетним мальчишкой, Роби Файнс - семидесятилетним стариком, а Ребекка Гуттенберг и София Смит не только женщины гораздо старше меня, но и во всем остальном - малоподходящи. Например, старушка Бекки весила минимум раза в три больше моего теперешнего веса. А вот узнать что-либо о “грибниках” мне не удалось. Я и ту папку, что лежала сейчас у меня на столе смог получить лишь потому, что на ней стояло клеймо “Стерто”. А я предъявил свой отпечаток, отпечаток Мари Слоган.</text:p>
      <text:p text:style-name="First_20_line_20_indent">Стараясь не показывать свою озабоченность, я накрыл папку сверху своими бумагами, а сам через тот же компьютер попытался выяснить, что же происходило в Агентстве. Разумеется, ответ не заставил себя долго ждать. Оказывается, за последнюю неделю произошло немало интересного. Например, открылись регулярные рейсы на Луну, правда, по-прежнему пока не для рядовых граждан. Из Зоны наблюдения, несмотря на усиленный режим, сбежали еще двое “грибников”: Джон Лутц и Патрик Брюйе. Имена эти мне ничего не говорили. А вот последние два сообщения заставили меня напрячься. В Оклахоме и Стокгольме были нападения на Агентство. Самолет с полными баками, начиненный взрывчаткой, врезался в крыло, где находились рабочие места “сканеров”. Американский сканер погиб, стокгольмский находится в коме, решение о смене тела пока откладывается. Это было понятно: нет никакой гарантии, что в новом теле разум проснется.</text:p>
      <text:p text:style-name="First_20_line_20_indent">Итак, моих коллег почти не осталось. Я никогда не встречал никого из них, никогда с ними не общался, но тем не менее чувствовал некую солидарность. Я сильно переживал. Между тем, охота на нас продолжалась, и хотя про то, что я - сканер, знали не более десяти человек, мне стало страшно. Умирать так неприятно!</text:p>
      <text:p text:style-name="First_20_line_20_indent">Но почему самолет? Не бомба, как в моем случае, не ракета, как в Австралии, а самолет? Кэт разъяснила: это из-за противовоздушной и противотеррористической обороны. Будь это что-то иное, пусть даже метеорит, его уничтожили бы еще на безопасном от помещений Агентства расстоянии.</text:p>
      <text:p text:style-name="First_20_line_20_indent">В который раз я задумался, перебирая страницы в папках, почему практически все секретные данные хранятся на бумаге? Конечно, на лицо было несколько степеней защиты: водяные знаки, материал, голограммы, исключающие копирование - почти как на денежных знаках. Но ведь и деньги подделывают...</text:p>
      <text:p text:style-name="First_20_line_20_indent">А еще мне было непонятно, почему сканерам не давали общаться друг с другом. Если требовалась какая-либо информация от коллеги, приходилось посылать запрос через третьих лиц. Это было не только неудобно, но и неприятно. Разумеется, о том, чтобы укомплектовать команду из двух и более сканеров и речи быть не могло. Возможно, нас просто старались <text:soft-page-break/>сохранить, недаром все мы были раскиданы по всему миру. Только, похоже, это не очень-то удавалось.</text:p>
      <text:p text:style-name="First_20_line_20_indent">После девяти часов сидения над компьютером и бумагами у меня, да и у Кэт, началась головная боль, и покраснели глаза от непрерывного потока мелкого текста и постоянно переливающихся голограмм. Этот рабочий день настолько измотал нас, что переночевать мы решили в специально созданных для такой цели комнатах отдыха прямо внутри Архивного корпуса.</text:p>
      <text:p text:style-name="First_20_line_20_indent">Небольшое изолированное помещение, предназначенное для сна, вполне соответствовало своей функции. С помощью небольшого аппарата, обычного для такого рода мест, можно было выбрать не только тип и яркость освещения, но и климатическое, звуковое и даже ароматическое окружение. Понажимав на клавиши, я выбрал вечер на природе и уснул под пение птиц в наполненном весной свежестью воздухе.</text:p>
      <text:p text:style-name="First_20_line_20_indent"/>
      <text:h text:style-name="Heading_20_2" text:outline-level="2"><text:bookmark-start text:name="__RefHeading___Toc23744_3980973373"/>Глава 18<text:bookmark-end text:name="__RefHeading___Toc23744_3980973373"/></text:h>
      <text:p text:style-name="First_20_line_20_indent">- ...А эта птица называется “дрозд”.</text:p>
      <text:p text:style-name="First_20_line_20_indent">То, что говорила мама, конечно, было интересно, но в сейчас меня интересовал больше кусок торта, который она держала в руках.</text:p>
      <text:p text:style-name="First_20_line_20_indent">Она следила за мной.</text:p>
      <text:p text:style-name="First_20_line_20_indent">- Мэри, деточка, ты же знаешь, тебе нельзя. Потерпи недельку!</text:p>
      <text:p text:style-name="First_20_line_20_indent">Эти взрослые такие вредные! Неделю! Да когда еще она пройдет? А торт я хочу уже сейчас.</text:p>
      <text:p text:style-name="First_20_line_20_indent">Мама встала с покрывала, которое расстелила <text:s/>под деревом возле самой реки, и отошла к машине. Торт остался лежать прямо передо мной.</text:p>
      <text:p text:style-name="First_20_line_20_indent">Ой, у меня даже руки зачесались. Тихонько, чтобы мама не заметила, я самым кончиком пальца соскребла капельку крема и, чтобы никто не увидел, сразу засунула его в рот. Вкуснотища!</text:p>
      <text:p text:style-name="First_20_line_20_indent">И почему это взрослые могут есть все, что хотят? Ничего, вот вырасту, съем кучу сладкого. И никто мне не запретит.</text:p>
      <text:p text:style-name="First_20_line_20_indent">Пока мама не вернулась, я потянулась к корзинке с едой. Ой, как мне захотелось конфет! Шоколадные, они просто притягивали к себе. Но мама наверняка увидит, если я возьму хоть штучку, поэтом я села на место, оправив платье. Пицца, лежащая возле меня, уже почти остыла, но есть ее мне не хотелось, однако, все равно придется. Мама сказала, что потом долго ничего не будем есть. Я стала жевать треугольный кусок, а заодно смотреть по сторонам.</text:p>
      <text:p text:style-name="First_20_line_20_indent">Папа не так часто вывозил нас за город. Пришлось целую неделю упрашивать его и вести себя примерно. Меня даже сравнили с Лизой Бренн, нашей отличницей. Жаль, что Микки не поехал. Его родители делают ремонт в гараже, и он остался помогать им. А тут кроме нас никого нет, даже поиграть не с кем. Зачем только я взяла с собой мяч? Пока мы ехали сюда, он все время лез ко мне, мешая глядеть в окно. Сюда мы ехали первый раз, маме сказали, что тут очень красиво. Но здесь скучно.</text:p>
      <text:p text:style-name="First_20_line_20_indent"><text:soft-page-break/>Я услышала, как мама опять ругается с папой. Они уже целый месяц так себя ведут.</text:p>
      <text:p text:style-name="First_20_line_20_indent">- Ей всего шесть лет! Подумай, что с ней станет!</text:p>
      <text:p text:style-name="First_20_line_20_indent">Это они обо мне.</text:p>
      <text:p text:style-name="First_20_line_20_indent">- Салли, мы уже все решили, давай разойдемся по-хорошему.</text:p>
      <text:p text:style-name="First_20_line_20_indent">Я знаю, мама с папой хотят разойтись. У одного мальчика в нашем классе родители тоже разошлись, и он остался с мамой. Она часто ходила в школу забирать его. Если папа уедет, значит, мы больше не будем ездить на природу. А в классе станут дразниться.</text:p>
      <text:p text:style-name="First_20_line_20_indent">Мама быстро подошла ко мне.</text:p>
      <text:p text:style-name="First_20_line_20_indent">- Собирайся, дочка, мы уезжаем!</text:p>
      <text:p text:style-name="First_20_line_20_indent">Она даже не взглянула на торт, просто схватила корзинку с едой, покрывало, а все остальное засунула в пластиковый мешок. Ну вот, выкинула! Даже попробовать не дала! Это я про торт.</text:p>
      <text:p text:style-name="First_20_line_20_indent">Папа молча сидел за рулем и курил, когда мы сели, он выбросил сигарету в окно, застегнул ремень безопасности, и громко хлопнул дверцей.</text:p>
      <text:p text:style-name="First_20_line_20_indent"/>
      <text:h text:style-name="Heading_20_2" text:outline-level="2"><text:bookmark-start text:name="__RefHeading___Toc23746_3980973373"/>Глава 19<text:bookmark-end text:name="__RefHeading___Toc23746_3980973373"/></text:h>
      <text:p text:style-name="First_20_line_20_indent">Сон прервался, но мне потребовалось несколько секунд, чтобы окончательно проснуться. Это напоминало выныривание из вязкой жидкости, когда дрема охватывает тебя крепкими объятиями, но, несмотря на это, ты всплываешь, то есть просыпаешься.</text:p>
      <text:p text:style-name="First_20_line_20_indent">Прошло около минуты, пока я не осмыслил свой сон. И тут я встревожился. Я, конечно, допускаю, что могут сниться сны с незнакомыми тебе одними и теми же людьми, да еще и где ты - кто-то другой, но когда такое происходит уже третий раз в течение недели, это уже странно.</text:p>
      <text:p text:style-name="First_20_line_20_indent">Хотя во сне я себя не видел, но не сомневался, что действия происходили от первого лица, то есть меня. А это значило...</text:p>
      <text:p text:style-name="First_20_line_20_indent">Не дожидаясь Кэт, даже не стараясь толком привести себя в порядок (и так сойдет!), я схватил бутерброд, быстро сжевал его, запив чуть теплым чаем, и бросился в Архив. Код к замку на двери нашей рабочей комнаты я набрал только со второго раза. Так спешил, что ошибся. Как только дверь открылась, я тут же бросился к столу Кэт и быстро просмотрел папки, которые она заказывала накануне. Затем я, плюхнувшись на стул, вызвал через компьютер службу новостей и еще раз прочитал о побеге “грибников”. Когда я увидел их фото, то откинулся на спинку стула и задумался. И было о чем, ибо, хоть я и видел этого человека очень недолго, но запомнил хорошо: Джон Лутц и был Маленьким Джоном из моего сна.</text:p>
      <text:p text:style-name="First_20_line_20_indent">Когда пришла Кэт, я все еще сидел в той же позе, уставившись в пустоту.</text:p>
      <text:p text:style-name="First_20_line_20_indent">- Привет, красавчик! - решила подколоть меня подруга.</text:p>
      <text:p text:style-name="First_20_line_20_indent">- Угу!</text:p>
      <text:p text:style-name="First_20_line_20_indent">- Если ты не возражаешь, я бы хотела сесть за свой стол.</text:p>
      <text:p text:style-name="First_20_line_20_indent"><text:soft-page-break/>- Угу! - я медленно перебрался на свой стул, облокотился о столешницу и подпер голову руками.</text:p>
      <text:p text:style-name="First_20_line_20_indent">- Что-то случилось? - встревожилась Кэт.</text:p>
      <text:p text:style-name="First_20_line_20_indent">- Угу!</text:p>
      <text:p text:style-name="First_20_line_20_indent">- Да что ты все “угу” да “угу”! Скажи толком, в чем дело?</text:p>
      <text:p text:style-name="First_20_line_20_indent">- Боюсь, у меня проблема. Кажется, в последнее время мне снится то, что было с Мари...</text:p>
      <text:p text:style-name="First_20_line_20_indent">- Какой еще Мэри?</text:p>
      <text:p text:style-name="First_20_line_20_indent">- Мари. Мари Слоган, хозяйке тела.</text:p>
      <text:p text:style-name="First_20_line_20_indent">- Но ведь это невозможно!</text:p>
      <text:p text:style-name="First_20_line_20_indent">- Угу! Ты мне это будешь рассказывать?</text:p>
      <text:p text:style-name="First_20_line_20_indent">- Но как?...</text:p>
      <text:p text:style-name="First_20_line_20_indent">- Откуда я знаю? - во мне проснулось раздражение. - Все началось с той гадости, которую ты мне подсунула.</text:p>
      <text:p text:style-name="First_20_line_20_indent">- Ну я же извинилась! Кроме того, не вижу связи.</text:p>
      <text:p text:style-name="First_20_line_20_indent">- И тем не менее... И, если на чистоту, знаешь, что самое обидное? То, что, похоже, это было запланировано с самого начала.</text:p>
      <text:p text:style-name="First_20_line_20_indent">- Не понимаю.</text:p>
      <text:p text:style-name="First_20_line_20_indent">- Мари Слоган - хорошая знакомая некоего Джона Лутца.</text:p>
      <text:p text:style-name="First_20_line_20_indent">- Кого?</text:p>
      <text:p text:style-name="First_20_line_20_indent">- “Тех, кто не читает газет, надо убивать на месте”, - процитировал я Кэт. - Джон Лутц - один из двоих сбежавших “грибников”. А Мари, между прочим, сама тоже “грибник”.</text:p>
      <text:p text:style-name="First_20_line_20_indent">- Настоящий?</text:p>
      <text:p text:style-name="First_20_line_20_indent">Я кивнул.</text:p>
      <text:p text:style-name="P1">- У-у, дело плохо!</text:p>
      <text:p text:style-name="First_20_line_20_indent">Как мне кажется, случилось именно то, чего я так старался избежать. Я попал в самое пекло заварушки. Плюс еще риск шизофрении - замечательная перспектива!</text:p>
      <text:p text:style-name="First_20_line_20_indent"/>
      <text:p text:style-name="First_20_line_20_indent">Я в третий раз просматривал кассету из камеры наблюдения о том, как сбежал Роджерс. И чем больше я всматривался, тем крепче становились мои подозрения.</text:p>
      <text:p text:style-name="First_20_line_20_indent">- Кэт, могу я послать запрос на разбор кассеты?</text:p>
      <text:p text:style-name="First_20_line_20_indent">- Попробуй. А что?</text:p>
      <text:p text:style-name="First_20_line_20_indent">- Да так, проверить кое-что хочу.</text:p>
      <text:p text:style-name="First_20_line_20_indent"><text:soft-page-break/>Ждать разрешения пришлось долго. За это время я успел разложить два пасьянса, прочитать последние новости и совсем заскучать.</text:p>
      <text:p text:style-name="First_20_line_20_indent">- А Вам не кажется, агент Фистинг, - на последних двух словах Кэт сделала ударение, - что можно было бы заняться и другим делом, пока идет ответ.</text:p>
      <text:p text:style-name="First_20_line_20_indent">- А Вам не кажется, агент Блэк, - с той же интонацией произнес я, - что это говорит зависть?</text:p>
      <text:p text:style-name="First_20_line_20_indent">Кэт пожала плечами и только собралась дать какой-то уничижительный ответ, как прозвенел зуммер.</text:p>
      <text:p text:style-name="First_20_line_20_indent">“Разрешение получено”.</text:p>
      <text:p text:style-name="First_20_line_20_indent">- Есть! - бодро воскликнул я и стал разбирать кассету.</text:p>
      <text:p text:style-name="First_20_line_20_indent">Аккуратно удаляя пломбы, предохраняющие пленку, я взволнованно ждал, что же я увижу. И снятая крышка меня не разочаровала. Пломбы на ней были не тронуты, но на пленке виднелось место склейки.</text:p>
      <text:p text:style-name="First_20_line_20_indent">Я тут же осадил себя. Чему я, дурак, радуюсь?</text:p>
      <text:p text:style-name="First_20_line_20_indent">Кэт подошла сбоку, глянула на кассету и присвистнула.</text:p>
      <text:p text:style-name="P1">- Надо сообщить об этом.</text:p>
      <text:p text:style-name="First_20_line_20_indent">- А кому?</text:p>
      <text:p text:style-name="First_20_line_20_indent">- Кому, кому! У кого просили разрешения, тому и сообщить.</text:p>
      <text:p text:style-name="First_20_line_20_indent">Кэт села за мой компьютер и стала быстро набирать: “Главная архивная служба, отдел А...”</text:p>
      <text:p text:style-name="First_20_line_20_indent">В этот момент раздался звуковой сигнал отпирающейся двери. Я оторвал взгляд от экрана и увидел на пороге незнакомого мне мужчину в штатском. На лице его сияла дружелюбная улыбка.</text:p>
      <text:p text:style-name="First_20_line_20_indent">- Можно войти?</text:p>
      <text:p text:style-name="First_20_line_20_indent">Он аккуратно закрыл за собой дверь и вытащил из-за пазухи пистолет. Улыбка его тут же испарилась.</text:p>
      <text:p text:style-name="First_20_line_20_indent">- Кассету, пожалуйста! А, а, а! - он махнул оружием в сторону Кэт, когда она потянулась к клавиатуре.</text:p>
      <text:p text:style-name="First_20_line_20_indent">Положение становилось все интереснее и интереснее. Я и Кэт стояли у стола, положив руки на столешницу, безоружные, так как носить оружие внутри не дозволялось, а перед нами стоял незнакомец, направив дуло пистолета в нашу сторону. Он уже увидел кассету и, не спуская с нее глаз, медленно подошел к ней. Как бы подавая сигнал, моя напарница легонько толкнула меня в бок и чуть-чуть отошла в сторону. Когда чужак взял кассету, волей-неволей ему пришлось отвлечься, и Кэт не упустила этот момент. Она как дикая кошка рванулась вперед, применив один из своих любимых каратистских приемов, выбила пистолет и прыгнула к двери. Пока она отпирала замок, я схватил кассету и бросился за ней, но незнакомец схватил меня за ногу, так что я упал, и потащил к себе.</text:p>
      <text:p text:style-name="First_20_line_20_indent">- Кэт! - крикнул я и бросил ей кассету.</text:p>
      <text:p text:style-name="First_20_line_20_indent"><text:soft-page-break/>Она ловко поймала ее и выбежала в коридор. Почти сразу же раздался вой сирены. Схвативший меня мужчина оглянулся в поисках своего пистолета и, не найдя его, вытащил нож. Как только я попытался вырваться, он приставил его острием к моему горлу. Ощущение это было пренеприятнейшим. По его виду я понял, что он и сам не знает, что теперь делать, но не отпускать же меня! Видимо, не придумав ничего лучшего, он прошипел мне прямо в ухо.</text:p>
      <text:p text:style-name="First_20_line_20_indent">- Быстро зови свою подругу. Ну! - и слегка нажал на нож.</text:p>
      <text:p text:style-name="First_20_line_20_indent">- Она... все равно не придет.</text:p>
      <text:p text:style-name="First_20_line_20_indent">- Тогда ты ничего не теряешь. Ну же!</text:p>
      <text:p text:style-name="First_20_line_20_indent">Он медленно повел острием по моей шее, и я почувствовал порез. Разумеется, я и не собирался звать напарницу, тем более что этот тип уже успел нашарить поблизости свой пистолет и теперь направил его в сторону двери. Я закрыл глаза - так встречать неминуемую смерть было легче. Шевельнувшись еще раз, я почувствовал усиленное давление и приготовился умереть.</text:p>
      <text:p text:style-name="First_20_line_20_indent">Раздался выстрел, и хватка ослабла. Я открыл <text:s/>сначала один глаз, затем другой и увидел на пороге солдата в форме, держащего в руках пистолет, а за его спиной - Кэт. Выдохнув задержанный в груди воздух, я расслабился и посмотрел на преступника. Дырка во лбу однозначно указывала на то, что он мертв.</text:p>
      <text:p text:style-name="First_20_line_20_indent">Терпеть не могу смерть и мертвецов! Нет, я не рохля какой-нибудь, которого при виде трупа тотчас начинает тошнить, но приступов оптимизма, видя труп, пусть даже человека, который только что пытался меня убить, я не испытываю. Поэтому, пока тело не унесли, я старался не смотреть в ту сторону. Особого труда это не составило, поскольку Кэт, обзаведясь пластырем, решительно намеревалась заняться моим исцелением. Пока она прилепляла мне клейкую массу, подправляла, а затем тонировала ее под цвет кожи, так что пластырь стал совсем незаметным, то пыталась меня успокоить как доктор - ребенка.</text:p>
      <text:p text:style-name="First_20_line_20_indent">- Потерпи чуть-чуть... Вот так, это сюда... Теперь чуть подкрасим...</text:p>
      <text:p text:style-name="First_20_line_20_indent">И прочее в том же духе.</text:p>
      <text:p text:style-name="First_20_line_20_indent">Я молча терпел. Но, когда она, закончив обрабатывать мою шею, потянулась с пудреницей к моему лицу, мягко схватил ее за руки и остановил.</text:p>
      <text:p text:style-name="First_20_line_20_indent">- Давай лучше займемся работой, - как можно мягче сказал я.</text:p>
      <text:p text:style-name="First_20_line_20_indent">-Окей, все равно осталось немного.</text:p>
      <text:p text:style-name="First_20_line_20_indent">Мы просидели еще два часа, но ничего толкового больше не обнаружили. Да и настрой был не тот. Не знаю, как Кэт, но я мыслями все время возвращался к незнакомцу, встреча с которым чуть было не стоила мне жизни.</text:p>
      <text:p text:style-name="First_20_line_20_indent">Отправив все документы обратно в Архив, мы молча прибрали за собой, выключили свет, заперли дверь и медленно пошли к выходу. В отличие от вчерашней дневной и сегодняшней утренней суеты, теперь все было как обычно, тихо и пустынно.</text:p>
      <text:p text:style-name="First_20_line_20_indent">Как я и предполагал, думали мы об одном и том же.</text:p>
      <text:p text:style-name="First_20_line_20_indent"><text:soft-page-break/>- Ты как думаешь, кто это был? - первой нарушила молчание Кэт.</text:p>
      <text:p text:style-name="First_20_line_20_indent">- Понятия не имею. Может, я и видела его здесь, но не замечала. Ты же знаешь, я живу довольно замкнуто. Судя по тому, сколько времени мне пришлось дожидаться разрешения и как быстро появился этот тип, он связан с начальством. Или сидел где-то на канале связи. Впрочем, этим наверняка уже занимаются. Но меня беспокоит не это.</text:p>
      <text:p text:style-name="First_20_line_20_indent">- А что?</text:p>
      <text:p text:style-name="First_20_line_20_indent">- Ну, ты же умница! Пораскинь мозгами... - видя, что Кэт не понимает, я вздохнул и добавил. - Подумай, на входе - электронные сканеры. И тем не менее, этот тип - внутри Агентства. Вот мне и интересно, как же он смог сюда проникнуть?</text:p>
      <text:p text:style-name="First_20_line_20_indent">- Хм-м! - Кэт замолчала. - Сдаюсь. Как?</text:p>
      <text:p text:style-name="First_20_line_20_indent">- Если бы мы это знали... Ведь он должен был проходить регистрацию на входе. И сразу же должен был быть распознан. Так что я пока вижу два более менее правдоподобных варианта - применение гипноза или грузовой отсек. Ну, или лазейка другого рода, но это уже маловероятно.</text:p>
      <text:p text:style-name="First_20_line_20_indent">- Не лишено смысла!</text:p>
      <text:p text:style-name="First_20_line_20_indent">- Да, другое дело, если бы он был “грибник”... - задумался я.</text:p>
      <text:p text:style-name="First_20_line_20_indent">- А что тогда?</text:p>
      <text:p text:style-name="First_20_line_20_indent">- Так, ничего. Ведь он же все равно не “грибник”, я бы почувствовал.</text:p>
      <text:p text:style-name="First_20_line_20_indent">А внутри у меня возник холодок. С той поры, как Кэт подсунула мне возбуждающее, я не проверял, а не утратил ли я свои способности. От подобной мысли мне стало не по себе.</text:p>
      <text:p text:style-name="First_20_line_20_indent">- Извини, мне надо на полчаса задержаться. Иди без меня.</text:p>
      <text:p text:style-name="First_20_line_20_indent">Видя, что Кэт хочет возразить, я добавил.</text:p>
      <text:p text:style-name="First_20_line_20_indent">- Пожалуйста!</text:p>
      <text:p text:style-name="First_20_line_20_indent">- Ну ладно, до встречи дома.</text:p>
      <text:p text:style-name="First_20_line_20_indent">Как только она ушла, я развернулся и бегом бросился в медицинский отдел.</text:p>
      <text:p text:style-name="First_20_line_20_indent"><text:s/></text:p>
      <text:h text:style-name="Heading_20_2" text:outline-level="2"><text:bookmark-start text:name="__RefHeading___Toc23748_3980973373"/>Глава 20<text:bookmark-end text:name="__RefHeading___Toc23748_3980973373"/></text:h>
      <text:p text:style-name="First_20_line_20_indent">Эх, и до чего же приятно прийти домой и плюхнуться в кровать! Ради разнообразия Кэт решила похозяйничать на кухне. На этот раз она, похоже, собиралась готовить по-настоящему, а не разогревать полуфабрикаты в микроволновке, и с ее стороны доносилось размеренное бряцанье кастрюль и сковородок и медленное постукивание ножа о разделочную доску. Мне она категорически запретила “совать свой любопытный нос” на кухню, да я и не особо любопытствовал. Меня настораживало лишь качество приготовленных блюд. До сих пор я еще не пробовал кулинарных творений Кэт и потому слегка побаивался результата.</text:p>
      <text:p text:style-name="First_20_line_20_indent">Запах понемногу стал распространяться по квартире. В нем смешались сладковатые волны крема, острота соуса и неповторимый аромат жарящегося на огне мяса.</text:p>
      <text:p text:style-name="First_20_line_20_indent"><text:soft-page-break/>Когда я вышел из душа, то словно окунулся в мальвазию. К этому времени запах стал настолько густым, что против воли у меня, что называется, “потекли слюни”.</text:p>
      <text:p text:style-name="First_20_line_20_indent">- Потерпи чуть-чуть! - будто прочитав мои мысли крикнула Кэт.</text:p>
      <text:p text:style-name="First_20_line_20_indent">Она стрелой выскочила из кухни и бросилась в комнату. Очевидно, переодеваться, так как сейчас из всей одежды на ней был только очень милый передничек. Что-то я не припомню, чтобы покупал такой...</text:p>
      <text:p text:style-name="First_20_line_20_indent">Кэт, одетая на этот раз в обтягивающее короткое черное платье, снова метнулась на кухню и после короткого бренчания посудой выкатила в комнату маленький столик. На двух его полках она умудрилась разместить жаркое, салаты, две бутылки - шампанское и апельсиновый сок, и небольшой торт со свечкой.</text:p>
      <text:p text:style-name="First_20_line_20_indent">- С днем рождения!!!</text:p>
      <text:p text:style-name="First_20_line_20_indent">Я поморщился.</text:p>
      <text:p text:style-name="First_20_line_20_indent">- Ну что ты, право! Зачем?</text:p>
      <text:p text:style-name="First_20_line_20_indent">- А мне хочется. И радуйся еще, что я гостей не пригласила. Хотя еще не поздно...</text:p>
      <text:p text:style-name="First_20_line_20_indent">Я усмехнулся.</text:p>
      <text:p text:style-name="First_20_line_20_indent">- Ну-ну! Стоит тебе сделать это, как мой день рождения ты будешь справлять вместе с гостями на улице.</text:p>
      <text:p text:style-name="First_20_line_20_indent">- Да-да-да! Как же! Ты и мухи не обидишь.</text:p>
      <text:p text:style-name="First_20_line_20_indent">- Да нет, могу... И все-таки лишнее это все.</text:p>
      <text:p text:style-name="First_20_line_20_indent">- Имею я право отпраздновать день рождения подруги? - шутливо возмутилась Кэт. - Или нет?</text:p>
      <text:p text:style-name="First_20_line_20_indent">Я вздохнул. Специально сдерживал себя, не высказывая делом, не упоминая словом о сегодняшней дате, и тем не менее... Увы, мое досье - не тайна. По крайней мере, для нее. И, кто знает, что еще сверх того, что я знал, она вычитала.</text:p>
      <text:p text:style-name="First_20_line_20_indent">Ужин прошел замечательно. Разговаривали мы мало, да и то в основном о всякой ерунде, пересыпая это безобидными шутками. Эх, до чего же приятно было посидеть просто так, не думая о работе. А после ужина, который оказался на удивления вкусным, чего я от моей подруги просто не ожидал, мы сидели, откинувшись на спинки кресел, медленно потягивая каждый свой напиток. К счастью, Кэт не стала курить, отчего настроение у меня было повышенное.</text:p>
      <text:p text:style-name="First_20_line_20_indent">Но вот, шампанское в фужере подошло к концу, и Кэт, резко махнув руками и хлопнув ими по коленям, встала и направилась в комнату.</text:p>
      <text:p text:style-name="First_20_line_20_indent">- Сиди! - строго сказала она, заметив, что я пошевелился. - Теперь подарки!</text:p>
      <text:p text:style-name="First_20_line_20_indent">Я снова тяжело вздохнул. Подарки получать я люблю, только вот сама процедура вручения их мне не нравится. Кроме того, в таких случаях я всегда чувствовал себя чем-то обязанным дарителю.</text:p>
      <text:p text:style-name="First_20_line_20_indent">Появилась Кэт. В руках она несла небольшую коробку и сверток.</text:p>
      <text:p text:style-name="First_20_line_20_indent">- Ну, разворачивай!</text:p>
      <text:p text:style-name="First_20_line_20_indent"><text:soft-page-break/>В маленьком свертке оказалась книга. Желязны? Я хмыкнул.</text:p>
      <text:p text:style-name="First_20_line_20_indent">- Не знала, что ты умеешь читать.</text:p>
      <text:p text:style-name="First_20_line_20_indent">- А я и не умею, это ведь для тебя.</text:p>
      <text:p text:style-name="First_20_line_20_indent">Шутки, шутки!</text:p>
      <text:p text:style-name="First_20_line_20_indent">А вот содержимое коробки заставило меня нахмуриться.</text:p>
      <text:p text:style-name="First_20_line_20_indent">- Ты опять?.. Я же просила...</text:p>
      <text:p text:style-name="First_20_line_20_indent">Кэт выхватила из моих рук полупрозрачную и очень мягкую сорочку. Та сразу развернулась, не оставив ни единой складки.</text:p>
      <text:p text:style-name="First_20_line_20_indent">- Да брось ты, что ты прямо как маленькая! Безо всяких подвохов, честное слово! Скажи еще, что тебе не нравится.</text:p>
      <text:p text:style-name="First_20_line_20_indent">Мысленно я уже в который раз проклял излишнюю сексуальную озабоченность своей напарницы, так как сорочка была ОЧЕНЬ сексуальной, но... Подарок есть подарок.</text:p>
      <text:p text:style-name="First_20_line_20_indent">- Мне вот интересно, а откуда у тебя столько денег?</text:p>
      <text:p text:style-name="First_20_line_20_indent">- Спокойно! То, - она, очевидно, имела в виду прошлые покупки, - было за счет фирмы, а это - лично от меня. Я же не заставляю тебя выскакивать в ней на улицу и танцевать ламбаду.</text:p>
      <text:p text:style-name="First_20_line_20_indent">Видимо, представив подобную сцену, она хихикнула.</text:p>
      <text:p text:style-name="First_20_line_20_indent">Определенно, Кэт неисправима.</text:p>
      <text:p text:style-name="First_20_line_20_indent"/>
      <text:h text:style-name="Heading_20_2" text:outline-level="2"><text:bookmark-start text:name="__RefHeading___Toc23750_3980973373"/>Глава 21<text:bookmark-end text:name="__RefHeading___Toc23750_3980973373"/></text:h>
      <text:p text:style-name="First_20_line_20_indent">Проснувшись, я еще чуть-чуть понежился в кровати и, не вставая, потянулся, а затем выскочил из-под одеяла и потянулся уже по-настоящему. Пошел новый год моей жизни, и, ей-богу, начинался он с чудесного утра. Выйдя в центральную комнату, я захватил столик, на котором вчера вечером был праздничный ужин, а теперь <text:s/>всего лишь горка грязной посуды, и покатил его на кухню. Там я на практике выяснил справедливость рекламы, провозглашающей, что, если ты голоден, достаточно съесть шоколадный батончик, и все будет в порядке. И это действительно было так! Правда, нигде не говорится, что этот самый батончик желательно сочетать с порцией салата, бутербродом и кружечкой чая.</text:p>
      <text:p text:style-name="First_20_line_20_indent">Сделав последний глоток, я с грустью посмотрел на дно чашки и пошел умываться, после чего вернулся на кухню. Настал черед посуды. Горячая вода, губка и немного чистящего средства - что еще нужно, чтобы заставить блестеть от чистоты тарелки и вилки? Разве что умелые руки. В данном случае я показал себя с не самой худшей стороны, по крайней мере, ничего не разбил.</text:p>
      <text:p text:style-name="First_20_line_20_indent">Позевывая, на кухню вошла Кэт, как обычно, в костюме Евы до грехопадения. Она включила электрочайник, прислонилась к косяку и с деланным интересом стала наблюдать за моей работой.</text:p>
      <text:p text:style-name="First_20_line_20_indent">- Доброе утро! - я всей своей спиной пытался изобразить радушие.</text:p>
      <text:p text:style-name="First_20_line_20_indent"><text:soft-page-break/>- Угу! - Кэт даже ответить было лень.</text:p>
      <text:p text:style-name="First_20_line_20_indent">Похоже, она находилась как раз в таком состоянии, про которое говорят: “Поднять - подняли, разбудить - не разбудили”.</text:p>
      <text:p text:style-name="P1">- Как спалось, нормально?</text:p>
      <text:p text:style-name="First_20_line_20_indent">Кэт чмокнула уголком рта и прямо-таки рухнула на стул Я, вытирая полотенцем руки, подсел рядышком.</text:p>
      <text:p text:style-name="First_20_line_20_indent">- Э-эй, просыпай-ся! - нараспев произнес я, поводив руками перед лицом своей сонной подруги.</text:p>
      <text:p text:style-name="First_20_line_20_indent">Кэт приготовила себе кофе (бр-р, гадость какая!), сделала большой глоток, зажмурилась на секунду, а затем шумно выдохнула.</text:p>
      <text:p text:style-name="First_20_line_20_indent">- К чему такая активность, а? Сегодня же выходной!</text:p>
      <text:p text:style-name="First_20_line_20_indent">- Ошибаешься! - Кэт вопросительно посмотрела на меня, и я объяснил. - На сегодня у нас масса дел. Сначала в офис, затем <text:s/>к Джей Си…</text:p>
      <text:p text:style-name="First_20_line_20_indent">- К кому?..</text:p>
      <text:p text:style-name="First_20_line_20_indent">- К Чудику. А потом… - я замялся. - Вероятно, придется идти в бар. В “Голден” - уточнил я, хоть это и было излишним.</text:p>
      <text:p text:style-name="P1">- Эй, эй, эй! Погоди-ка, кто тут из нас старший, ты или я?</text:p>
      <text:p text:style-name="First_20_line_20_indent">- По возрасту <text:s/>я.</text:p>
      <text:p text:style-name="First_20_line_20_indent">- Что? Ты в удостоверение личности свое давно заглядывала? Да по документам ты младше меня на два года!</text:p>
      <text:p text:style-name="First_20_line_20_indent">- Это ж по документам!</text:p>
      <text:p text:style-name="First_20_line_20_indent">- Ну и что? Старший в нашем дуэте <text:s/>я! Понятно?</text:p>
      <text:p text:style-name="First_20_line_20_indent">- Так точно, мэм! - я отдал честь по-военному.</text:p>
      <text:p text:style-name="First_20_line_20_indent">- Ну так вот, объясни, в чем дело?</text:p>
      <text:p text:style-name="First_20_line_20_indent">- Да так, возникло у меня одно подозрение…</text:p>
      <text:p text:style-name="First_20_line_20_indent"/>
      <text:p text:style-name="First_20_line_20_indent">Когда я вышел из дома, то даже зажмурился, хотя никакого солнца не было, до такой степени у меня было светло на душе. После недолгого захода в офис, где я прочитал последние известия о вчерашнем незнакомце и уточнил пару дат, моя радость несколько поблекла. А покидая обитель самого странного из моих знакомых, я окончательно утратил жизнерадостный оптимизм, ибо поход мой оказался бесполезным. Хозяина квартиры не было дома, событие само по себе довольно редкое и весьма необычное.</text:p>
      <text:p text:style-name="First_20_line_20_indent">Видя перемены в моем настроении, Кэт предложила немного прогуляться. Я согласился. До урочного часа оставалась еще уйма времени.</text:p>
      <text:p text:style-name="First_20_line_20_indent"><text:soft-page-break/>Вечерело. Чем дальше шла стрелка часов, тем больше портилось мое настроение. С самого утра меня охватывала деловая горячка. Я просто не мог усидеть на месте. В такие моменты лучше подыскать себе занятие, или изведешься так, что начнешь с ума сходить, поэтому, пока было время, я затеял уборку, но и это не избавило меня от бесцельного хождения из одной комнаты в другую. Хорошо, что рядом оказалась Кэт. Иногда я ловил ее удивленный взгляд: "И что это на нее нашло?"</text:p>
      <text:p text:style-name="First_20_line_20_indent">Последние минут двадцать перед выходом я сидел как на иголках.</text:p>
      <text:p text:style-name="First_20_line_20_indent">Наконец, время подошло. Кэт, нарядившаяся как всегда ярко и броско, и я, одетый чуть скромнее, вышли из дома и пешком отправились к бару. Тот находился не очень далеко - минут тридцать ходьбы. Кэт пробурчала что-то насчет того, что мы могли бы воспользоваться транспортом, но я настоял на своем, сказав, что хотел бы обсудить с ней по пути кое-какие планы.</text:p>
      <text:p text:style-name="First_20_line_20_indent">- Итак... - начала Кэт.</text:p>
      <text:p text:style-name="First_20_line_20_indent">- Итак, помнишь "грибника", который подходил ко мне в баре?</text:p>
      <text:p text:style-name="First_20_line_20_indent">- Ага, красавчик такой...</text:p>
      <text:p text:style-name="First_20_line_20_indent">- Прекрати! Вот его визитка.</text:p>
      <text:p text:style-name="First_20_line_20_indent">Я протянул ей кусочек пластика.</text:p>
      <text:p text:style-name="First_20_line_20_indent">Золотистыми буквами на черном фоне было написано: "Самюэль Вайнлав, менеджер бара "Голден". Сверху был выдавлен какой-то латинский девиз (я подумал, что "Истина в вине" был бы более кстати), а в правом нижнем углу - отчетливо рельефный знак из нескольких шестеренок.</text:p>
      <text:p text:style-name="First_20_line_20_indent">Кэт присвистнула.</text:p>
      <text:p text:style-name="First_20_line_20_indent">- Умеешь ты мужиков кадрить! - Конечно, она говорила несерьезно.</text:p>
      <text:p text:style-name="First_20_line_20_indent">- И это не все, вздохнул я. - Видишь этот знак? - я показал на шестеренки.</text:p>
      <text:p text:style-name="First_20_line_20_indent">- Ну!..</text:p>
      <text:p text:style-name="First_20_line_20_indent">- Ты не поверишь, но этот умник засунул туда датчик слежения. Так что, боюсь, мне придется скоро переезжать.</text:p>
      <text:p text:style-name="First_20_line_20_indent">- Эй, эй! Если они отследили твой дом, то Агентство...</text:p>
      <text:p text:style-name="First_20_line_20_indent">- К счастью, - перебил я Кэт. - У меня нет привычки таскать с собой всякое барахло. С тех пор, как я ее получила, она валялась дома в ящике стола.</text:p>
      <text:p text:style-name="First_20_line_20_indent">Я понимал тревогу Кэт. Было бы весьма печально и неинтересно, если бы я "засветил" еще и место работы. А так ситуация складывалась не столь уж и плачевно. Конечно, плохо, что эти типы (кто именно, я пока не знал) знают, где я живу, но слежки за собой я пока не замечал, значит, истинные мои занятия пока еще неизвестны. По крайней мере, я на это сильно надеялся.</text:p>
      <text:p text:style-name="First_20_line_20_indent">Сюрприз с визиткой я обнаружил накануне, и потому собрался действовать немедленно. Снова представил себе осторожно выглядывающую из-за двери голову соседки, тревожным шепотом сообщающую мне, что во время моей отлучки ко мне приходили подозрительные типы, долго <text:soft-page-break/>звонили и ждали моего прихода, но так и ушли, не дождавшись. Почему она вообще обратила на них внимание? Не так уж и часто к нашему дому приезжают на "Роллс-Ройсе".</text:p>
      <text:p text:style-name="First_20_line_20_indent">- Так какие же у тебя планы? - в голосе Кэт заскользило тревожное подозрение. - Эй, не хочешь же ты...</text:p>
      <text:p text:style-name="First_20_line_20_indent">- Боюсь, что мне действительно придется внедряться. Насколько мне известно, "сканеров" среди "грибников" нет, так что для кое-кого сойдет и амнезия.</text:p>
      <text:p text:style-name="First_20_line_20_indent">- Но ведь не все же такие дураки!</text:p>
      <text:p text:style-name="First_20_line_20_indent">- ... А я не полевой агент! Ты что, думаешь, мне самой так уж хочется лезть на рожон?</text:p>
      <text:p text:style-name="First_20_line_20_indent">- Прости, что ты сказала?</text:p>
      <text:p text:style-name="First_20_line_20_indent">- Лезть на рожон, ну, то есть, в пекло. А-а, не цепляйся к словам.</text:p>
      <text:p text:style-name="First_20_line_20_indent">На душе у меня было тошно. Безо всякого участия с моей стороны я так влип в неприятности, что о будущем даже думать не хотелось. И тем не менее, что-то толкало меня на глупые геройские поступки. Кто-то сказал бы, что это - чувство долга и ответственности вкупе со здравым рассудком, мне же думалось - это всего лишь детское упрямство. Такое часто бывает - человек знает, что его поступки принесут неприятности в первую очередь ему самому, но тем не менее совершает их просто назло окружающим. Причем никакой радости, даже на мгновение, это не приносит.</text:p>
      <text:p text:style-name="First_20_line_20_indent">- Слушай, не дури! Это слишком опасно. Даже я не решилась бы просто так сунуться в эту компанию.</text:p>
      <text:p text:style-name="First_20_line_20_indent">- А ты и не идешь! - меланхолично заметил я.</text:p>
      <text:p text:style-name="First_20_line_20_indent">- Так ты что, одна?..</text:p>
      <text:p text:style-name="First_20_line_20_indent">- Разумеется! Даже странно, что до тебя это не дошло. Ты - моя страховка.</text:p>
      <text:p text:style-name="First_20_line_20_indent">- Вот именно поэтому я и должна быть рядом.</text:p>
      <text:p text:style-name="First_20_line_20_indent">- Меня, то есть Мари, они, похоже, знают. Тебя - нет.</text:p>
      <text:p text:style-name="First_20_line_20_indent">- Ну так познакомишь!</text:p>
      <text:p text:style-name="First_20_line_20_indent">От подобной идеи внутри у меня все радостно сжалось, но я вздохнул.</text:p>
      <text:p text:style-name="First_20_line_20_indent">- Нет, по крайней мере, не сразу. Мне и так надо придумать подходящий предлог, чтобы подойти.</text:p>
      <text:p text:style-name="First_20_line_20_indent">- А ты еще не придумала?!</text:p>
      <text:p text:style-name="First_20_line_20_indent">Я замялся.</text:p>
      <text:p text:style-name="First_20_line_20_indent">- Ну так, кое-какие наброски.</text:p>
      <text:p text:style-name="First_20_line_20_indent">Я от всей души надеялся, что Кэт не попросит уточнить, так как на самом деле в голову мне пока что ничего не приходило.</text:p>
      <text:p text:style-name="First_20_line_20_indent">- А если я, как старшая, - она выделила эти слова, - <text:s/>запрещу тебе?</text:p>
      <text:p text:style-name="First_20_line_20_indent"><text:soft-page-break/>- И ты думаешь остановить меня этим? Ты же сама знаешь, что только я смогу проникнуть к ним.</text:p>
      <text:p text:style-name="First_20_line_20_indent">- Но почему так скоро?</text:p>
      <text:p text:style-name="First_20_line_20_indent">- Они подсунули мне "жучка", приходили в дом. Как ты думаешь, что будет дальше? Обыск, слежка, допрос? Уж лучше я сама к ним приду, чем буду ждать, пока меня похитят... Кроме того, - вяло, с неудовольствием продолжил я, - узнай они, кто я, и даже не лезь я к ним, все равно меня это не спасет. Один раз они меня уже убивали.</text:p>
      <text:p text:style-name="First_20_line_20_indent">- Ты про взрыв?</text:p>
      <text:p text:style-name="First_20_line_20_indent">- А что же еще? А к тебе у меня будет маленькая просьба. Покрутись где-нибудь поблизости, а?</text:p>
      <text:p text:style-name="First_20_line_20_indent"/>
      <text:h text:style-name="Heading_20_2" text:outline-level="2"><text:bookmark-start text:name="__RefHeading___Toc23752_3980973373"/>Глава 22<text:bookmark-end text:name="__RefHeading___Toc23752_3980973373"/></text:h>
      <text:p text:style-name="First_20_line_20_indent">Мы зашли в бар. Как обычно, внутри уже царила дискотечная атмосфера: полумрак о всполохами фонарей, громкая музыка - типичная обстановка для молодежных вечеринок.</text:p>
      <text:p text:style-name="First_20_line_20_indent">Меня охватила робость, да такая что ноги в коленях задрожали.</text:p>
      <text:p text:style-name="First_20_line_20_indent">- Посидим немного, - попросил я.</text:p>
      <text:p text:style-name="First_20_line_20_indent">Кэт хмуро и в то же время сочувственно поглядела на меня.</text:p>
      <text:p text:style-name="First_20_line_20_indent">- Столики все заняты!</text:p>
      <text:p text:style-name="First_20_line_20_indent">- У стойки. Мне просто... надо собраться духом.</text:p>
      <text:p text:style-name="First_20_line_20_indent">Я чуточку помолчал, размышляя, что еще сказать.</text:p>
      <text:p text:style-name="First_20_line_20_indent">- Кстати, если будет скучно (это Кэтрин-то?), можешь понаблюдать за одной девицей.</text:p>
      <text:p text:style-name="First_20_line_20_indent">Кэт хмыкнула, ожидая пояснения.</text:p>
      <text:p text:style-name="First_20_line_20_indent">- Ты могла и не заметить, но она появляется здесь каждый вечер. Строго с девяти двадцати до без пяти одиннадцать. Если посмотришь, она стоит обычно во-он там., - я показал рукой. - Не знаю, может это и в порядке вещей, когда кто-то танцует в одиночестве перед зеркалом, для меня же подобное несколько необычно.</text:p>
      <text:p text:style-name="First_20_line_20_indent">- Может, ей просто не везет с партнерами?</text:p>
      <text:p text:style-name="First_20_line_20_indent">- Ага, и развлекается она строго по графику... Пожалуйста, просто посмотри за ней, у тебя глаз наметан... Ну ладно, я пошла.</text:p>
      <text:p text:style-name="First_20_line_20_indent">- Эй, взбодрись! Что ты разговариваешь, как будто прощаешься? Главное - не дрейфь, подруга... Хотя, лучше бы пошла я.</text:p>
      <text:p text:style-name="First_20_line_20_indent">- Если бы это было возможно... - последние слова я произнес, уже удаляясь в сторону ведущей во внутренние помещения двери.</text:p>
      <text:p text:style-name="First_20_line_20_indent">В голове у меня почему-то засела фраза: "...И вот тут-то и началось самое интересное..."</text:p>
      <text:p text:style-name="First_20_line_20_indent"><text:soft-page-break/>Дверь, ведущая из основного зала, была одна, и вела она в небольшой коридор, который открывал доступ еще к четырем дверям. Две из них вели в туалет, что явствовало из табличек, остальные - неизвестно куда. Подергав за ручки, я убедился, что лишь одна из них не заперта, и, разумеется, зашел в нее. Сразу за порогом начиналась лестница, ведущая наверх и упирающаяся в площадку, предваряющую выход на второй этаж. Там, уютно устроившись за столиком, сидел крепкий, похожий на боксера, мужчина, лениво перелистывающий газету. Время от времени он поднимал голову, внимательно следя за заполнявшими балкон посетителями.</text:p>
      <text:p text:style-name="First_20_line_20_indent">- Не спеши, крошка, сначала - плата.</text:p>
      <text:p text:style-name="First_20_line_20_indent">- И сколько?</text:p>
      <text:p text:style-name="First_20_line_20_indent">- Двадцать.</text:p>
      <text:p text:style-name="First_20_line_20_indent">- Двадцать?! - я чуть не подавился. - Ну и цены тут у вас!</text:p>
      <text:p text:style-name="First_20_line_20_indent">- Не нравится, ищи что подешевле.</text:p>
      <text:p text:style-name="First_20_line_20_indent">Он снова углубился в чтение газеты.</text:p>
      <text:p text:style-name="First_20_line_20_indent">- Послушай, я хотела бы увидеться с боссом.</text:p>
      <text:p text:style-name="First_20_line_20_indent">- Двадцать.</text:p>
      <text:p text:style-name="First_20_line_20_indent">- Да что ты заладил: двадцать, двадцать... Мне не до развлечений. Я же говорю, мне к боссу.</text:p>
      <text:p text:style-name="First_20_line_20_indent">- Кабинет на противоположной стороне, проход - двадцать.</text:p>
      <text:p text:style-name="First_20_line_20_indent">- Послушай, - я аккуратно отстранил газету. - У меня нет таких денег, но мне очень надо с ним увидеться.</text:p>
      <text:p text:style-name="First_20_line_20_indent">- Зачем?</text:p>
      <text:p text:style-name="First_20_line_20_indent">И правда, зачем? Этот вопрос поставил меня в тупик, причину визита я пока не придумал.</text:p>
      <text:p text:style-name="First_20_line_20_indent">- Это личного характера дело, я не могу обсуждать его с посторонними.</text:p>
      <text:p text:style-name="First_20_line_20_indent">"Боксер" пожал плечами.</text:p>
      <text:p text:style-name="First_20_line_20_indent">- Плати двадцатку и проходи.</text:p>
      <text:p text:style-name="First_20_line_20_indent">Я стоял в нерешительности. Можно было, конечно, пройти к Кэт и занять у нее денег, но делать этого мне очень не хотелось. Задумчиво я достал визитку и принялся медленно вертеть ее в руках.</text:p>
      <text:p text:style-name="First_20_line_20_indent">- Ты хотя бы можешь сообщить ему о моем визите?</text:p>
      <text:p text:style-name="First_20_line_20_indent">Увидев карточку, громила сделался более покладистым.</text:p>
      <text:p text:style-name="First_20_line_20_indent">- Конечно... Сэр, к Вам посетитель с визиткой, - сказал он в рацию, лежащую перед ним.</text:p>
      <text:p text:style-name="First_20_line_20_indent">- Пропусти, - раздался приглушенный голос.</text:p>
      <text:p text:style-name="First_20_line_20_indent">"Боксер" вяло махнул рукой и снова взял в руки газету.</text:p>
      <text:p text:style-name="First_20_line_20_indent">Медленно огибая немногочисленные (теперь я знал, почему) пары, я добрался до дверей с золотой звездой на черной поверхности, возле которой на миг задержался. За дверью что-то <text:soft-page-break/>кляцнуло, и она открылась, пропуская меня в тамбур, где находился еще один крепкого вида тип. Он запер за мной, хмуро проводив взглядом и не обронив ни слова. Я вошел в кабинет и на секунду зажмурился. В отличие от остальных помещений, это было достаточно ярко освещено, и резкий переход от полумрака к свету был неожиданным и неприятным.</text:p>
      <text:p text:style-name="First_20_line_20_indent">Честно говоря, обстановка внутри оставляла желать лучшего. С одной стороны - старомодный кожаный диван, с другой - объемистый шкаф, а у стены с зеркальными стеклами - крутящееся кресло и тяжелый стол с переговорным устройством, вмонтированным в столешницу. Потолок оказался покрыт рельефным пластиковым узором, стены, на которых крепились три больших светильника, похоже, оклеивались еще в прошлом веке. А на полу лежал неопределенного бурого цвета коротковорсный квадратный ковер. Кроме рыбок, лениво плавающих в аквариуме у стены, в кабинете не было ни одной живой души. При ближайшем рассмотрении рыбки оказались всего лишь красивой голограммой.</text:p>
      <text:p text:style-name="First_20_line_20_indent"/>
      <text:h text:style-name="Heading_20_2" text:outline-level="2"><text:bookmark-start text:name="__RefHeading___Toc23754_3980973373"/>Глава 23<text:bookmark-end text:name="__RefHeading___Toc23754_3980973373"/></text:h>
      <text:p text:style-name="First_20_line_20_indent">Раздались упругие шаги, и из-за портьер, скрывающих другой выход, показался сам мистер Самюэль Вайнлав.</text:p>
      <text:p text:style-name="First_20_line_20_indent">Не глядя на меня, он быстро прошел к столу, опустился в кресло и расслабился.</text:p>
      <text:p text:style-name="First_20_line_20_indent">- А-а! - Он поднял на меня глаза. - Что я вижу! Это Вы? Чем обязан?</text:p>
      <text:p text:style-name="First_20_line_20_indent">- Видите ли, мистер Вайнлав...</text:p>
      <text:p text:style-name="First_20_line_20_indent">- Сэм, просто Сэм, - перебил меня собеседник.</text:p>
      <text:p text:style-name="First_20_line_20_indent">- Хорошо. Видите ли, Сэм, я хотела бы кое-что прояснить в нашей прошлой встрече. В тот вечер ко мне пыталось клеиться множество всякого сброда, к Вам это не относится, поэтому я была столь резка.</text:p>
      <text:p text:style-name="First_20_line_20_indent">- И это все? Извинение? Считайте, что Вас простили.</text:p>
      <text:p text:style-name="First_20_line_20_indent">- Нет, это не все. Мне бы очень хотелось услышать, какие причины побудили Вас следить за мной.</text:p>
      <text:p text:style-name="First_20_line_20_indent">- Ну, ну, душечка, полно! Вы имеете в виду приезд к Вам домой? Ах, к сожалению, мы никого не застали. На самом деле, я просто хотел извиниться и пригласить Вас на ужин. Только и всего. Кстати, предложение остается в силе.</text:p>
      <text:p text:style-name="First_20_line_20_indent">Я помолчал, как будто обдумывая его слова.</text:p>
      <text:p text:style-name="First_20_line_20_indent">- Хорошо. Когда?</text:p>
      <text:p text:style-name="First_20_line_20_indent">- Как насчет того, чтобы отужинать прямо сейчас?</text:p>
      <text:p text:style-name="First_20_line_20_indent">- Здесь?</text:p>
      <text:p text:style-name="First_20_line_20_indent">- О, что Вы, нет! Это кабинет для деловых встреч. Предлагаю пройти со мной в уютное местечко, где я обычно провожу все свое время.</text:p>
      <text:p text:style-name="First_20_line_20_indent"><text:soft-page-break/>- Но чур, без рук!</text:p>
      <text:p text:style-name="First_20_line_20_indent">- Прикасаться к девушке на первом свидании!.. - тоном оскорбленной невинности возмутился Вайнлав. Но рука его резко сменила направление и указала на портьеры.</text:p>
      <text:p text:style-name="First_20_line_20_indent">- Ах, так это свидание? - понимающе протянул я.</text:p>
      <text:p text:style-name="First_20_line_20_indent">Сэм поморщился.</text:p>
      <text:p text:style-name="First_20_line_20_indent">- Ну, считайте, просто ознакомительный ужин. Прошу!</text:p>
      <text:p text:style-name="First_20_line_20_indent">Он снова махнул в сторону портьер. Я пошел вперед, внешне спокойный, но коленки у меня снова дрожали.</text:p>
      <text:p text:style-name="P1">За портьерами, скрываясь в полумраке, была неширокая лестница, ведущая вниз. Заканчивалась она в комнате, не очень большой и довольно уютной. Здесь также царил полумрак. У стены стоял столик, освещаемый тусклым светильником, напротив него находился крохотный диванчик, скорее, кушетка, аккуратно застеленный клетчатым пледом. Когда я прошел к столику, то почувствовал, как мягко тонут ноги в ворсистом, заглушающем шаги, ковре. В воздухе витал слабый аромат явно с табачным оттенком, но ни сигар, ни окурков я нигде не заметил.</text:p>
      <text:p text:style-name="First_20_line_20_indent">Обогнав меня, Вайнлав сгреб со стола кипу бумаг и растерянно замер, не зная, куда их деть. Затем, решив наконец, он засунул все бумаги в сейф, стоящий в одном из углов комнаты. При этом один листок у него выпал, и я подобрал его. Сэм с благодарностью почти выхватил его у меня из рук и бросил к остальным.</text:p>
      <text:p text:style-name="First_20_line_20_indent">- Мило у Вас тут. Наверное, гостей толпами водите?</text:p>
      <text:p text:style-name="First_20_line_20_indent">- Только избранных</text:p>
      <text:p text:style-name="First_20_line_20_indent">Я поднял бровь и чуть-чуть поклонился в знак признательности.</text:p>
      <text:p text:style-name="First_20_line_20_indent">Вайнлав подошел к переговорному устройству на стене, нажал на кнопку и сказал что-то на ломаном языке, который я не узнал.</text:p>
      <text:p text:style-name="First_20_line_20_indent">- Ужин будет через пять минут.</text:p>
      <text:p text:style-name="First_20_line_20_indent">- А на каком это Вы языке говорили?</text:p>
      <text:p text:style-name="First_20_line_20_indent">- На своем родном, - на каком именно, он так и не сказал, а я не переспрашивал.</text:p>
      <text:p text:style-name="First_20_line_20_indent">- И все-таки, почему Вы так на меня запали?</text:p>
      <text:p text:style-name="First_20_line_20_indent">- "Запал" - неправильное слово, скорее, Вы меня заинтриговали. Приходите постоянно с подругой и остаетесь одна...</text:p>
      <text:p text:style-name="First_20_line_20_indent">- А еще я похожа на Мари.</text:p>
      <text:p text:style-name="P1">- И это - в особенности.</text:p>
      <text:p text:style-name="First_20_line_20_indent">- А кто она, эта Мари?</text:p>
      <text:p text:style-name="First_20_line_20_indent">- Да так, одна из моих хороших знакомых. К сожалению, мы давно с ней не виделись, и я не знаю, что с ней стало.</text:p>
      <text:p text:style-name="First_20_line_20_indent"><text:soft-page-break/>- И ваши отношения...</text:p>
      <text:p text:style-name="First_20_line_20_indent">- ...были чисто товарищескими.</text:p>
      <text:p text:style-name="First_20_line_20_indent">Раздался звонок.</text:p>
      <text:p text:style-name="First_20_line_20_indent">- А вот и ужин... - Сэм нажал еще на одну кнопку, и в стене отворилась неприметная дверь. Через нее неловко протиснулся очередной громила, катя перед собой полностью сервированный столик на колесах. За ним в комнату ворвался грохот из танцевального зала. Когда дверь за пришедшим захлопнулась, снова наступила тишина.</text:p>
      <text:p text:style-name="First_20_line_20_indent">Расставив тарелки, бокалы и бутылки, громила удалился, причем нас опять на миг оглушила волна того, что многие (как правило, заблуждаясь) считают музыкой. Когда восстановилась тишина, Вайнлав облокотился о столик и устроился поудобнее.</text:p>
      <text:p text:style-name="First_20_line_20_indent">- Итак, расскажите немного о себе. А то ведь я даже имени Вашего не знаю.</text:p>
      <text:p text:style-name="First_20_line_20_indent">- И это после того, как приходили ко мне домой? Не верю!</text:p>
      <text:p text:style-name="First_20_line_20_indent">- Но, по крайней мере, официально-то мы с Вами незнакомы.</text:p>
      <text:p text:style-name="First_20_line_20_indent">- Зовите меня Алекс.</text:p>
      <text:p text:style-name="First_20_line_20_indent">- Хорошо, Алекс. Итак, чем Вы все-таки занимаетесь?</text:p>
      <text:p text:style-name="First_20_line_20_indent">- Работаю в компьютерном отделе фирмы "Мовинтек". Разгребаю чужие деньги.</text:p>
      <text:p text:style-name="First_20_line_20_indent">Я не врал, именно такой была моя официальная работа. Такая фирма, занятая в межбанковском и экспертном бизнесе реально существовала, и я числился в списках ее служащих.</text:p>
      <text:p text:style-name="First_20_line_20_indent">- Как интересно!</text:p>
      <text:p text:style-name="First_20_line_20_indent">- Увы, нет. Целыми днями перед тобой проходят бесконечные ряды цифр и контрактов.</text:p>
      <text:p text:style-name="First_20_line_20_indent">- И давно Вы там работаете?</text:p>
      <text:p text:style-name="First_20_line_20_indent">- Недавно, месяца два-три.</text:p>
      <text:p text:style-name="First_20_line_20_indent">- А до того чем занимались?</text:p>
      <text:p text:style-name="First_20_line_20_indent">- Что это за допрос? - шутливо возмутился я.</text:p>
      <text:p text:style-name="First_20_line_20_indent">- Жаль, что Вы так решили, - казалось, его печаль непритворна. - Просто мне хотелось узнать Вас поближе.</text:p>
      <text:p text:style-name="First_20_line_20_indent">Что ж, подумал я, пора пускать в ход свою версию.</text:p>
      <text:p text:style-name="First_20_line_20_indent">- Ну ладно, я не в обиде. Но мне трудно ответить на Ваш вопрос. Все дело в том, что у меня амнезия, и все, что было до сентября, я не помню.</text:p>
      <text:p text:style-name="First_20_line_20_indent">Я приметил, что наживка заглочена. Вайнлав сразу пододвинулся поближе и сделался еще более заинтересованным.</text:p>
      <text:p text:style-name="First_20_line_20_indent">- Бедняжка! И что, Вы совсем ничего не помните?</text:p>
      <text:p text:style-name="First_20_line_20_indent"><text:soft-page-break/>- Совсем, - я извиняюще пожал плечами. - Кстати, это еще одна из причин, по которой я пришла к Вам. На самом деле, мое имя мне дали уже в больнице, так что не исключено, что Вы все же не обознались. И все же я теперь совсем другой человек.</text:p>
      <text:p text:style-name="First_20_line_20_indent">Мой собеседник задумчиво отклонился назад, почесывая подбородок большим пальцем, пригубил из своего стакана и предложил мне сделать то же самое.</text:p>
      <text:p text:style-name="First_20_line_20_indent">- Я не пью.</text:p>
      <text:p text:style-name="First_20_line_20_indent">- Я знаю, Вы все время заказывали один и тот же сок.</text:p>
      <text:p text:style-name="First_20_line_20_indent">- Вы следили за мной!</text:p>
      <text:p text:style-name="First_20_line_20_indent">- Конечно, - не стал он отпираться. - Хотите знать, как?</text:p>
      <text:p text:style-name="First_20_line_20_indent">Он протянул к стене руку, нажал на очередную кнопку, которые, похоже, он просто обожал, и большая панель, закрывавшая окно, отъехала в сторону..</text:p>
      <text:p text:style-name="First_20_line_20_indent">- Зеркальное стекло, - сказало он просто. - Как видите, обзор широкий. Кроме того, как хозяин заведения я вполне могу узнать, кто что заказывает.</text:p>
      <text:p text:style-name="First_20_line_20_indent">Я заинтересованно смотрел на танцующую перед самым зеркалом девушку. Это была как раз та самая особа, на которую я просил обратить внимание Кэт, которой я, кстати, пока что не заметил.</text:p>
      <text:p text:style-name="First_20_line_20_indent">Заметив мой взгляд, Сэм достал часы.</text:p>
      <text:p text:style-name="First_20_line_20_indent">- Да, все правильно. Видите ли, это моя знакомая. Она порой слишком рьяно склонна защищать наши взаимоотношения, поэтому каждый вечер, когда я здесь, она приходит и танцует для меня. Да Вы, наверное, и сами успели это заметить.</text:p>
      <text:p text:style-name="First_20_line_20_indent">- Понятно. Извините за назойливость, но может, Вы что-нибудь расскажете мне об этой... Мэри? - я специально исказил имя.</text:p>
      <text:p text:style-name="First_20_line_20_indent">- Мари. Ну, мы не были настолько уж близко знакомы...</text:p>
      <text:p text:style-name="First_20_line_20_indent">- Ну а приятель у нее был какой-нибудь, отличительные черты... Просто Вы заронили в мою душу кое-какие подозрения. И ведь недаром же мы с моей подругой пришли именно в Ваше заведение. Она здесь бывала?</text:p>
      <text:p text:style-name="First_20_line_20_indent">- Да, и довольно часто. Насчет всего остального... Каких-либо отличительных черт я не замечал. А приятель у нее был. Силк Джордж, - он внимательно посмотрел на меня. - Вам это имя о чем-нибудь говорит?</text:p>
      <text:p text:style-name="First_20_line_20_indent">Я мысленно обкатал его.</text:p>
      <text:p text:style-name="P1">- Возможно... - задумчиво произнес я. - А может, это просто дежа вю.</text:p>
      <text:p text:style-name="First_20_line_20_indent">- Да-а, Вы совсем как Мари. Она тоже любила говорить по-умному.</text:p>
      <text:p text:style-name="First_20_line_20_indent">На мгновение повисла тишина. Я уже открыл рот, чтобы в очередной раз спросить какую-нибудь безделицу, как та дверь, через которую нам привезли еду, отворилась, пропустив двоих мужчин в одинаковых легких плащах, и снова захлопнулась за их спинами.</text:p>
      <text:p text:style-name="First_20_line_20_indent">- У-у, пахнет приятно! Что, новая подружка, Сэм? - по-хозяйски сказал один из них.</text:p>
      <text:p text:style-name="First_20_line_20_indent"><text:soft-page-break/>Я с интересом следил за обоими незнакомцами, чьи лица скрывались во мраке.</text:p>
      <text:p text:style-name="First_20_line_20_indent">- Скорее встречаю старого друга.</text:p>
      <text:p text:style-name="First_20_line_20_indent">Тот из вошедших, что говорил, сделал шаг вперед, чуть щурясь.</text:p>
      <text:p text:style-name="First_20_line_20_indent">- Мари? - удивленно спросил он.</text:p>
      <text:p text:style-name="First_20_line_20_indent">- Маленький Джон? - не сдержавшись, выпалил я.</text:p>
      <text:p text:style-name="First_20_line_20_indent"/>
      <text:h text:style-name="Heading_20_2" text:outline-level="2"><text:bookmark-start text:name="__RefHeading___Toc23756_3980973373"/>Глава 24<text:bookmark-end text:name="__RefHeading___Toc23756_3980973373"/></text:h>
      <text:p text:style-name="First_20_line_20_indent">Ох, длинный мой язык! Что я наделал? Я собирался использовать отрывки воспоминаний Мари, но не сейчас. И появление "грибника" застало меня врасплох. Я стоял и лихорадочно соображал, что же делать дальше. Но Джон Лутц все решил за меня. Он быстро подошел ко мне, схватил за подбородок и несколько раз повернул мою голову, рассматривая черты лица.</text:p>
      <text:p text:style-name="First_20_line_20_indent">- Так это действительно ты?..</text:p>
      <text:p text:style-name="First_20_line_20_indent">Я постарался сделать удивленно-растерянный вид. Кажется, мне это удалось, ведь мне не пришлось слишком уж стараться. Я неуверенно упал на стул.</text:p>
      <text:p text:style-name="First_20_line_20_indent">- Сама не знаю. Я совсем запуталась.</text:p>
      <text:p text:style-name="First_20_line_20_indent">Вайнлав переводил взгляд с Джона на меня и обратно.</text:p>
      <text:p text:style-name="First_20_line_20_indent">- В чем дело, Мари? - Лутц усмехнулся, однако в глазах его была тревога.</text:p>
      <text:p text:style-name="First_20_line_20_indent">Я неопределенно мотнул головой.</text:p>
      <text:p text:style-name="First_20_line_20_indent">- А мы, между прочим, думали, что ты умерла, и вот... Сюрприз!</text:p>
      <text:p text:style-name="First_20_line_20_indent">- У нее амнезия, - встрял в разговор Сэм.</text:p>
      <text:p text:style-name="First_20_line_20_indent">- Ах, вот оно что! Бедная крошка! - в его глазах я сочувствия не заметил. - И много ты помнишь?</text:p>
      <text:p text:style-name="First_20_line_20_indent">"Достаточно, чтобы не доверять тебе!" - Так и подмывало сказать меня.</text:p>
      <text:p text:style-name="First_20_line_20_indent">Снова повисла тишина. Никто не знал, что делать дальше.</text:p>
      <text:p text:style-name="First_20_line_20_indent">- Полагаю, ты помнишь Патрика? - Джон кивнул на вошедшего с ним.</text:p>
      <text:p text:style-name="First_20_line_20_indent">- Первый раз вижу, - чистосердечно признался я.</text:p>
      <text:p text:style-name="First_20_line_20_indent">- Ах, да, я и забыл! - Как будто только вспомнил Лутц. - Он же появился после твоего исчезновения. Что ж, познакомься. Патрик Брюйе, мой новый напарник.</text:p>
      <text:p text:style-name="First_20_line_20_indent">"Уже проверки???" - мысленно нахмурился я.</text:p>
      <text:p text:style-name="First_20_line_20_indent">- Что-то не припомню, чтоб у тебя были напарники, - обронил Сэм, но тут же замолк под хмурым взглядом Джона.</text:p>
      <text:p text:style-name="First_20_line_20_indent">- Ну, а все-таки, что ты помнишь?</text:p>
      <text:p text:style-name="First_20_line_20_indent"><text:soft-page-break/>Я развел руками.</text:p>
      <text:p text:style-name="First_20_line_20_indent">- Почти ничего.</text:p>
      <text:p text:style-name="First_20_line_20_indent">Джон наморщил лоб, думая о чем-то своем.</text:p>
      <text:p text:style-name="First_20_line_20_indent">- Крошка, я безумно рад тебя видеть...</text:p>
      <text:p text:style-name="First_20_line_20_indent">- Но?..</text:p>
      <text:p text:style-name="First_20_line_20_indent">- Но сейчас у меня есть еще дела. Как насчет того, чтоб встретиться попозже?</text:p>
      <text:p text:style-name="First_20_line_20_indent">- Отлично, а где и когда?</text:p>
      <text:p text:style-name="First_20_line_20_indent">- Я зайду к тебе. Ты живешь там же, где обычно?</text:p>
      <text:p text:style-name="First_20_line_20_indent">- Это где?</text:p>
      <text:p text:style-name="First_20_line_20_indent">- Нет, я скажу адрес, - ответил за меня Сэм.</text:p>
      <text:p text:style-name="First_20_line_20_indent">- Ах, Сэмми, Сэмми! - добродушно произнес Джон. Взгляд его был ледяным. - Ну, пока, крошка!</text:p>
      <text:p text:style-name="First_20_line_20_indent">Через мгновение я уже стоял по ту сторону двери, чувствуя спиной обращенные на меня внимательные взгляды. Не знаю, радоваться мне или досадовать оттого, что все так быстро закончилось. Я оказался совершенно не готов к такому повороту событий.</text:p>
      <text:p text:style-name="First_20_line_20_indent">Проходя мимо зеркального окна, я увидел, что девушка все еще танцует. Заметив меня, она на миг остановилась и зло посмотрела мне вслед. Я чувствовал, что к внимательным, провожающим меня взглядам добавился еще один. Похоже, в будущем из-за нее могут возникнуть проблемы. Но сейчас для меня важнее было найти Кэт.</text:p>
      <text:p text:style-name="First_20_line_20_indent"/>
      <text:h text:style-name="Heading_20_2" text:outline-level="2"><text:bookmark-start text:name="__RefHeading___Toc23758_3980973373"/>Глава 25<text:bookmark-end text:name="__RefHeading___Toc23758_3980973373"/></text:h>
      <text:p text:style-name="First_20_line_20_indent">- Значит, они оба там были? - задумчиво переспросила Кэт.</text:p>
      <text:p text:style-name="First_20_line_20_indent">Я молча кивнул.</text:p>
      <text:p text:style-name="First_20_line_20_indent">- А Роджерс?</text:p>
      <text:p text:style-name="First_20_line_20_indent">Я мрачно отрицательно помотал головой.</text:p>
      <text:p text:style-name="First_20_line_20_indent">- И не упоминался?</text:p>
      <text:p text:style-name="First_20_line_20_indent">Снова мотание.</text:p>
      <text:p text:style-name="First_20_line_20_indent">После небольшой паузы я заговорил.</text:p>
      <text:p text:style-name="First_20_line_20_indent">- Я здорово перепугалась. Всегда знала, что излишняя болтливость меня погубит. Черт! Я думала - все!</text:p>
      <text:p text:style-name="First_20_line_20_indent">- Да брось ты! Все было просто замечательно. Ты правильно действовала.</text:p>
      <text:p text:style-name="First_20_line_20_indent">- Ладно, допустим. А где была ты?</text:p>
      <text:p text:style-name="First_20_line_20_indent">Кэт замялась.</text:p>
      <text:p text:style-name="First_20_line_20_indent"><text:soft-page-break/>- Ну, мне надо было ненадолго отлучиться. Ведь я все равно была тебе не нужна.</text:p>
      <text:p text:style-name="First_20_line_20_indent">"Хорошая страховка!" - подумалось мне.</text:p>
      <text:p text:style-name="First_20_line_20_indent">- Проехали... - ссориться мне сейчас не хотелось. - Кстати, та танцующая в одиночестве девица - подружка нашего знакомого, мистера Вайнлава.</text:p>
      <text:p text:style-name="First_20_line_20_indent">После этого я взял со стола кружку чая и стал медленно его потягивать, наблюдая за напарницей. Та несколько раздраженно терзала котлету.</text:p>
      <text:p text:style-name="First_20_line_20_indent">- Ах, да! Хочешь еще кое-что?</text:p>
      <text:p text:style-name="First_20_line_20_indent">- Ну?</text:p>
      <text:p text:style-name="First_20_line_20_indent">- Там была масса счетов за аренду и электричество.</text:p>
      <text:p text:style-name="First_20_line_20_indent">- Что-то я не пойму. Какая аренда, ведь бар и так его?</text:p>
      <text:p text:style-name="First_20_line_20_indent">- А-а! В том-то все и дело, - произнес я с умным видом. - На одной из бумажек был адрес, Хард-Роуминг стрит, 46. Это за городом.</text:p>
      <text:p text:style-name="First_20_line_20_indent">- И что там?</text:p>
      <text:p text:style-name="First_20_line_20_indent">- Откуда я знаю? Сейчас выясним по справочной.</text:p>
      <text:p text:style-name="First_20_line_20_indent">Я с шумом отодвинул свой стул и, подхватив телефон, устроился с ногами на диване.</text:p>
      <text:p text:style-name="First_20_line_20_indent">- Алло, справочная? Будьте любезны, какой телефон по адресу Хард-Роуминг стрит, сорок шесть? Ага, спасибо. А что это, частный дом или учреждение? Понятно. Спасибо! - выкрикнул напоследок я в замолчавшую уже трубку.</text:p>
      <text:p text:style-name="First_20_line_20_indent">Положив трубку, я задумчиво почесал ухо.</text:p>
      <text:p text:style-name="First_20_line_20_indent">- Ну, что? - не выдержала Кэт.</text:p>
      <text:p text:style-name="First_20_line_20_indent">- Телефона там нет. Само здание закрыто уже три года, а раньше там был роддом.</text:p>
      <text:p text:style-name="First_20_line_20_indent">Кэт недоуменно посмотрела на меня. Я пожал плечами.</text:p>
      <text:p text:style-name="First_20_line_20_indent">- Собираешься выяснить лично?</text:p>
      <text:p text:style-name="First_20_line_20_indent">- Глупый вопрос. Само собой!</text:p>
      <text:p text:style-name="First_20_line_20_indent">- Когда?</text:p>
      <text:p text:style-name="First_20_line_20_indent">- Сейчас.</text:p>
      <text:p text:style-name="First_20_line_20_indent">Кэт удивленно посмотрела на меня.</text:p>
      <text:p text:style-name="First_20_line_20_indent">- Сейчас?! Зачем? Что, до завтра не может подождать?</text:p>
      <text:p text:style-name="First_20_line_20_indent">- А почему нет? Ночь - вполне подходящее время для визита.</text:p>
      <text:p text:style-name="First_20_line_20_indent">Кэт заскулила.</text:p>
      <text:p text:style-name="First_20_line_20_indent">- У-у! Может, не надо? Завтра целый день впереди.</text:p>
      <text:p text:style-name="First_20_line_20_indent">Я сделал невинное лицо.</text:p>
      <text:p text:style-name="First_20_line_20_indent"><text:soft-page-break/>- Я тебе еще не говорила? Извини! Завтра к нам в любой момент могут нагрянуть гости.</text:p>
      <text:p text:style-name="First_20_line_20_indent">- И кто?</text:p>
      <text:p text:style-name="First_20_line_20_indent">- Джон Лутц сотоварищи.</text:p>
      <text:p text:style-name="First_20_line_20_indent">Кэт чуть не подавилась.</text:p>
      <text:p text:style-name="First_20_line_20_indent">- Он? Сюда?</text:p>
      <text:p text:style-name="First_20_line_20_indent">- Ага! Похоже, решил возобновить старое знакомство. А скорее всего, просто пытается вытянуть из меня все, что я знаю или помню.</text:p>
      <text:p text:style-name="First_20_line_20_indent">Все это время я рыскал по комнате взад и вперед, собирая в одну кучу все, что может пригодиться: веревку, перчатки, фонарь и кусачки. Затем, упаковав все в черную, шпионского вида сумку, я остановился напротив развалившейся на диване Кэт и выжидательно посмотрел на нее.</text:p>
      <text:p text:style-name="First_20_line_20_indent">- Ты идешь?</text:p>
      <text:p text:style-name="First_20_line_20_indent">- О-ох! - по-стариковски вздыхая, она, упираясь руками, поднялась и привычным движением оправила юбку.</text:p>
      <text:p text:style-name="First_20_line_20_indent">Придирчиво осмотрев ее сверху донизу, я хмыкнул.</text:p>
      <text:p text:style-name="First_20_line_20_indent">- Да, одета ты, конечно, не самым подходящим образом.</text:p>
      <text:p text:style-name="First_20_line_20_indent">- Зато ты - хоть куда, - мрачно огрызнулась Кэт. - Что за черт тебя дернул? Откуда такая прыть?</text:p>
      <text:p text:style-name="First_20_line_20_indent">- А ты не замечала, что мы с тобой дополняем друг друга?.. Ладно, давай, ноги в руки и бегом. Нам еще надо машину найти.</text:p>
      <text:p text:style-name="P1">- Зачем?</text:p>
      <text:p text:style-name="First_20_line_20_indent">- Что-то ты туго стала соображать. Ты как собираешься добраться до туда? Пешком решила прогуляться? У меня машины нет.</text:p>
      <text:p text:style-name="First_20_line_20_indent">- Господи, ну почему в этом задании мне досталась такая напарница? Садистка! - бросила она мне.</text:p>
      <text:p text:style-name="First_20_line_20_indent">Я криво усмехнулся и, подгоняя, шлепнул ее сумкой пониже спины. На выходе я оглянулся назад, вздохнул и выключил свет.</text:p>
      <text:p text:style-name="First_20_line_20_indent"/>
      <text:p text:style-name="First_20_line_20_indent">Из автобуса мы вышли примерно за квартал до намеченной цели, остальной путь нам пришлось проделать пешком. Кэт уже не ворчала, но, как я мог заметить в отсветах редких фонарей, лицо ее было хмурым. Однако, когда мы подошли к воротам, она мягко, но решительно отстранила меня и принялась изучать запор. Спустя некоторое время, она удовлетворенно хмыкнула, открыла ворота и, пропуская меня вперед, махнула рукой. Церемонно (и совершенно не к месту) кивнув, я прошел внутрь.</text:p>
      <text:p text:style-name="First_20_line_20_indent"><text:soft-page-break/>Небольшой парк и газоны явно были ухожены. Кто-то постоянно заботился об этом. Проклиная собственную неосмотрительность, я шел вперед и внимательно присматривался, нет ли поблизости собак. Ни один фонарь не освещал двор, поэтому я все равно ничего не видел.</text:p>
      <text:p text:style-name="First_20_line_20_indent">Светлым пятном перед нами замаячило здание. Когда мы подошли к нему, его, теперь уже заметно белые, стены выступили вперед. Света нигде не было. Идя вдоль стены, мы наткнулись на дверь черного хода. Или же это был просто служебный вход? Не имеет значения. Главное, что перед нами была дверь. Кэт снова мягко выступила вперед, и, достав свой набор отмычек, попыталась отпереть ее, но на этот раз у нее ничего не вышло.</text:p>
      <text:p text:style-name="First_20_line_20_indent">- Пойдем, поищем другую, - шепотом предложила она.</text:p>
      <text:p text:style-name="First_20_line_20_indent">Я пожал плечами. А какой у нас был выбор?</text:p>
      <text:p text:style-name="First_20_line_20_indent">Еще полчаса мы ходили вокруг здания. После этого мы остановились и задумались. Кэт чуть приподняла голову и легонько постукивала под подбородком двумя пальцами. Что-то я не замечал раньше за ней такого.</text:p>
      <text:p text:style-name="First_20_line_20_indent">- Итак, внутрь нам не попасть. Разве что через окно.</text:p>
      <text:p text:style-name="First_20_line_20_indent">- Я проверила, не разбив его - никак.</text:p>
      <text:p text:style-name="First_20_line_20_indent">- Значит, облом.</text:p>
      <text:p text:style-name="First_20_line_20_indent">Мы еще пять минут постояли, посмотрели молча на здание. Оно так же молча смотрело черными окнами на нас. В конце концов Кэт вздохнула.</text:p>
      <text:p text:style-name="First_20_line_20_indent">- Пошли домой!</text:p>
      <text:p text:style-name="First_20_line_20_indent">Мне ничего не оставалось, как согласиться с ней. И мы, так же тихо, как и вошли, покинули территорию роддома. При этом невозможно описать досаду, которая меня охватила. Проделать столь долгий путь, и зачем? Подышать воздухом перед сном?</text:p>
      <text:p text:style-name="First_20_line_20_indent">На обратном пути нам повезло. Попутка, за рулем которой сидел фермерского вида мужчина, притормозила, едва мы вышли на дорогу, и вскоре я, расслабившись, уже смотрел в окно на мелькающие мимо дома и редких ночных пешеходов.</text:p>
      <text:p text:style-name="First_20_line_20_indent">Лениво прислонившись лбом к окну, я через силу, вопреки слипающимся глазам, смотрел, почти не обращая внимания на детали. Подавляя зевоту, я лишь изредка цеплялся взглядом за людей, пытаясь, подобно Шерлоку Холмсу, определить возраст и еще хоть что-нибудь у прохожих. Например, семейное положение.</text:p>
      <text:p text:style-name="First_20_line_20_indent">Ночь в самом разгаре, подумалось мне. Видимо, поэтому машин было мало, и на перекрестках мы не останавливались. Лишь однажды мы притормозили, пропуская черный как сама ночь "Форд". Мне показалось, что в его салоне я увидел лицо Маленького Джона. Глаза мои сами собой распахнулись, я подскочил так, что даже ударился головой о, к счастью, мягкую, обитую материалом, крышу. Но тот автомобиль уже проехал мимо, и мне осталось только гадать, действительно ли это был террорист, или же мне только показалось. Напряженно подумав об этом минуты две, я мысленно плюнул и переключился на завтрашний день. В конце концов, даже если глаза меня и не обманули, это ничего не меняло.</text:p>
      <text:p text:style-name="P1"><text:soft-page-break/>Тепло распрощавшись с водителем, мы довольно медленно, почти опираясь друг о друга, поднялись до квартиры. Войдя внутрь, Кэт тут же швырнула в одну сторону сумку, в другую - туфли и, в три прыжка добравшись до спальни, не раздеваясь, упала в кровать. Я же, подчиняясь давно установленному распорядку, несмотря на невыносимую сонливость, принял душ и только потом лег спать. Минут пять я просто лежал, размышляя о дальнейших моих действиях, но потом заснул.</text:p>
      <text:p text:style-name="First_20_line_20_indent"/>
      <text:h text:style-name="Heading_20_2" text:outline-level="2"><text:bookmark-start text:name="__RefHeading___Toc23760_3980973373"/>Глава 26<text:bookmark-end text:name="__RefHeading___Toc23760_3980973373"/></text:h>
      <text:p text:style-name="First_20_line_20_indent">Проснулся я от шума. Лежа в постели, я прислушался и понял, что источником его являлась Кэт. Не зная, за что взяться, она бегала по дому, то заворачивая в спальню, и тогда слышались хлопки шкафных дверец, то скрываясь на кухне, откуда немедленно доносился звон посуды. Вставать не хотелось, поэтому я понежился еще чуть-чуть, но потом все же вылез из кровати, опасаясь, как бы моя подруга не натворила чего без присмотра.</text:p>
      <text:p text:style-name="First_20_line_20_indent">- Что ты так маешься?</text:p>
      <text:p text:style-name="First_20_line_20_indent">Кэт остановилась на миг и молча постукала пальцем по запястью, на котором обычно носят часы. Я посмотрел на стену. На циферблате толстые стрелки показывали одиннадцать часов.</text:p>
      <text:p text:style-name="First_20_line_20_indent">- И что? - не понял я.</text:p>
      <text:p text:style-name="First_20_line_20_indent">- Ты что, забыла? У нас же будут гости!</text:p>
      <text:p text:style-name="First_20_line_20_indent">- И что? - все так же непонимающе спросил я.</text:p>
      <text:p text:style-name="First_20_line_20_indent">- Как что? А подготовка? Черт! Как всегда! - она в сердцах бросила телефонную трубку.</text:p>
      <text:p text:style-name="First_20_line_20_indent">- В офис звонила? - почти догадался я.</text:p>
      <text:p text:style-name="First_20_line_20_indent">- Поразительная логика! - саркастически бросила Кэт и снова скрылась в спальне.</text:p>
      <text:p text:style-name="First_20_line_20_indent">Я же, не спеша, прошел на кухню и, слегка разогрев чайник, налил себе ароматный напиток. Есть мне не хотелось.</text:p>
      <text:p text:style-name="First_20_line_20_indent">- Черт, черт, черт! - донеслось из комнаты.</text:p>
      <text:p text:style-name="First_20_line_20_indent">- Да успокойся ты! - мне уже надоело наблюдать эту бестолковую беготню взад и вперед. - Давай лучше сядем и подумаем, что нам делать с этими гостями.</text:p>
      <text:p text:style-name="First_20_line_20_indent">Кэт плюхнулась на стул возле меня, передернулась с ног до головы и, попытавшись расслабиться, положила руки на край стола. И, хотя сама она выглядела спокойной, подергивающиеся кончики пальцев выдавали ее нервозность.</text:p>
      <text:p text:style-name="First_20_line_20_indent">- Когда они придут?</text:p>
      <text:p text:style-name="First_20_line_20_indent">Я пожал плечами.</text:p>
      <text:p text:style-name="First_20_line_20_indent">- А сколько их будет?</text:p>
      <text:p text:style-name="First_20_line_20_indent">Еще один неопределенный жест.</text:p>
      <text:p text:style-name="First_20_line_20_indent">- Придется снова делать заказ в ресторане.</text:p>
      <text:p text:style-name="First_20_line_20_indent"><text:soft-page-break/>- А не может случиться, что они нас вытащат в город?</text:p>
      <text:p text:style-name="First_20_line_20_indent">- Может. Но Джон говорил, что зайдет к нам в гости, так что все равно надо быть готовыми. Меня интересует, не стоит ли их повязать?</text:p>
      <text:p text:style-name="First_20_line_20_indent">- Не знаю. Честное слово, не знаю. Они, конечно, важные шишки, но не самые. Если ты меня спросишь...</text:p>
      <text:p text:style-name="First_20_line_20_indent">- Не спрошу, - прервал я Кэт.</text:p>
      <text:p text:style-name="First_20_line_20_indent">Она, будто не заметив этого, продолжила.</text:p>
      <text:p text:style-name="P1">- ... я думаю, что тебе все равно придется вписаться в их компанию.</text:p>
      <text:p text:style-name="First_20_line_20_indent">- Мне? А как же ты?</text:p>
      <text:p text:style-name="First_20_line_20_indent">Она пожала плечами.</text:p>
      <text:p text:style-name="First_20_line_20_indent">"Спасибо, обнадежила!" - язвительно подумал я.</text:p>
      <text:p text:style-name="First_20_line_20_indent"/>
      <text:p text:style-name="First_20_line_20_indent">Прошло некоторое время.</text:p>
      <text:p text:style-name="First_20_line_20_indent">Кэт решила навести порядок в своих вещах. Это означало, что она вывалила <text:s/>все свое добро на кровать, а потом, выхватывая по очереди какую-нибудь деталь туалета, придирчиво ее осматривала, а затем снова запихивала в шкаф. Странно, под выражением "навести порядок" я всегда подразумевал нечто иное...</text:p>
      <text:p text:style-name="First_20_line_20_indent">Поразмыслив немного о том, что же делать мне, я решил заняться спортом. Подобное желание охватывает меня довольно редко, поэтому я с воодушевлением взялся за разминочные упражнения. "А теперь переходим к водным процедурам", - сказал я сам себе и зашел в душ.</text:p>
      <text:p text:style-name="First_20_line_20_indent">К этому времени Кэт уже разобралась со своими вещами и теперь опять звонила по поводу заказанных блюд на обед. Я же пошел одеваться.</text:p>
      <text:p text:style-name="First_20_line_20_indent">К счастью, на этот раз мне не надо было изображать из себя сексапильную красотку, поэтому я одел свою повседневную, довольно скоромную одежду. Косметику я решил не использовать, только чуть-чуть подвел губы.</text:p>
      <text:p text:style-name="First_20_line_20_indent">"Вот что значит тонкий расчет" - невпопад подумал я, закончив приводить себя в порядок.</text:p>
      <text:p text:style-name="First_20_line_20_indent">И в это время у входа раздался звонок.</text:p>
      <text:p text:style-name="First_20_line_20_indent">На пороге стояли все те же Лутц и Брюйе. Оба с букетами, да еще Джон держал во второй руке коробку шоколадных конфет. Увидев, что я задержал на них свой взгляд, он протянул ее мне и сказал:</text:p>
      <text:p text:style-name="First_20_line_20_indent">- Твои любимые.</text:p>
      <text:p text:style-name="First_20_line_20_indent">- Спасибо, - фальшиво улыбнулся я.</text:p>
      <text:p text:style-name="First_20_line_20_indent">- Мы можем войти?</text:p>
      <text:p text:style-name="First_20_line_20_indent">- О да, конечно! - я посторонился, пропуская их внутрь.</text:p>
      <text:p text:style-name="First_20_line_20_indent"><text:soft-page-break/>Когда они проходили мимо, я почувствовал отчетливый , но в то же время не очень сильный запах.</text:p>
      <text:p text:style-name="First_20_line_20_indent">- Приятный запах, неплохой одеколон, - бросил я, сам не знаю, зачем.</text:p>
      <text:p text:style-name="First_20_line_20_indent">Сразу же появилась Кэт, и мы все вчетвером расположились на диване и креслах.</text:p>
      <text:p text:style-name="First_20_line_20_indent">- Итак, - первой тишину нарушила Кэт. - Чем вы занимаетесь?</text:p>
      <text:p text:style-name="First_20_line_20_indent">- О, мы просто предприниматели. Но у нас есть свой исследовательский центр.</text:p>
      <text:p text:style-name="First_20_line_20_indent">- И что же вы исследуете?</text:p>
      <text:p text:style-name="First_20_line_20_indent">- Это трудно объяснить неспециалисту. Мы изучаем воздействие радиации на человеческий организм, а также вопросы клонирования.</text:p>
      <text:p text:style-name="P1">- Как интересно! Но разве это возможно? Я имею в виду, что газеты писали, будто нельзя построить полностью идентичный организм.</text:p>
      <text:p text:style-name="First_20_line_20_indent">- Я смотрю, Вы осведомлены в данном вопросе, - с улыбкой произнес Патрик.</text:p>
      <text:p text:style-name="First_20_line_20_indent">В то время, как Лутц наблюдал за мной, заставляя меня беспокойно ерзать, Брюйе не сводил глаз с моей подруги.</text:p>
      <text:p text:style-name="First_20_line_20_indent">- А вы тут неплохо устроились, - произнес, наконец, Джон.</text:p>
      <text:p text:style-name="First_20_line_20_indent">- Спасибо. Может, это и не царские хоромы, но это все, что я могла себе позволить, - извиняюще произнес я. - А как Вы поживаете?</text:p>
      <text:p text:style-name="First_20_line_20_indent">- Да неплохо, неплохо.</text:p>
      <text:p text:style-name="First_20_line_20_indent">Глаза Джона по-прежнему цепко выхватывали детали интерьера.</text:p>
      <text:p text:style-name="First_20_line_20_indent">- А почему ты не переехала назад?</text:p>
      <text:p text:style-name="First_20_line_20_indent">- Куда?</text:p>
      <text:p text:style-name="First_20_line_20_indent">- Домой, разумеется!</text:p>
      <text:p text:style-name="First_20_line_20_indent">- Домой? - Я криво усмехнулся. - А где он, мой дом? После того, как я очнулась в больнице, я вообще ничего не помнила. Ничего, представляешь?</text:p>
      <text:p text:style-name="First_20_line_20_indent">- М-да! И что же с тобой случилось?</text:p>
      <text:p text:style-name="First_20_line_20_indent">- Доктора говорят, пулевое ранение. Я потеряла много крови...</text:p>
      <text:p text:style-name="First_20_line_20_indent">Я закрыл глаза, и тут же, словно воспоминание, передо мной возникла картина уставившегося прямо на меня дула пистолета, а затем вспышка. Я вздрогнул.</text:p>
      <text:p text:style-name="First_20_line_20_indent">- Ну, а кто это сделал, их нашли?</text:p>
      <text:p text:style-name="First_20_line_20_indent">- Нет, конечно.</text:p>
      <text:p text:style-name="First_20_line_20_indent">- Ох, попадись мне это мерзавец в руки!..</text:p>
      <text:p text:style-name="First_20_line_20_indent">Я критически посмотрел на Джона. Не было никакой уверенности, что это не он стрелял в меня. Но вслух я произнес.</text:p>
      <text:p text:style-name="First_20_line_20_indent"><text:soft-page-break/>- Боюсь, теперь уже поздно искать этого человека... Но, как бы там ни было, я осталась живой, и хватит об этом.</text:p>
      <text:p text:style-name="First_20_line_20_indent">- Да, действительно, хватит! - подхватила Кэт, болтавшая до этого о чем-то с Патриком. - Давайте перекусим.</text:p>
      <text:p text:style-name="First_20_line_20_indent"/>
      <text:p text:style-name="First_20_line_20_indent">Часа через полтора мы оживленно болтали о наводнении в Лондоне, пожаре в Малайзии и еще куче всякой ерунды.</text:p>
      <text:p text:style-name="First_20_line_20_indent">Заметив, что Патрик то и дело бросает взгляд на часы, я поинтересовался.</text:p>
      <text:p text:style-name="First_20_line_20_indent">- Куда-то спешите?</text:p>
      <text:p text:style-name="First_20_line_20_indent">- Да, пожалуй. Вы нас извините, дела.</text:p>
      <text:p text:style-name="First_20_line_20_indent">У выхода я не стал протягивать на прощание руку, но Джон сам взял ее и поцеловал. Затем кивнул Кэт и вышел. Брюйе ограничился кивками, лишь слегка задержав взгляд на Кэт.</text:p>
      <text:p text:style-name="First_20_line_20_indent">- Уф! - выдохнул я, как только за гостями закрылась дверь.</text:p>
      <text:p text:style-name="First_20_line_20_indent">- Как ты думаешь, куда они так спешили? - спросила Кэт, вертясь у зеркала.</text:p>
      <text:p text:style-name="First_20_line_20_indent">- Понятия не имею, - чистосердечно признался я. - Но не прочь выяснить. А ты?</text:p>
      <text:p text:style-name="First_20_line_20_indent">- Ты просто читаешь мои мысли.</text:p>
      <text:p text:style-name="First_20_line_20_indent">- Тогда скорее, они еще не отъехали.</text:p>
      <text:p text:style-name="First_20_line_20_indent">-Ой, ой, ой, разогналась! У нас нет машины, ты что, забыла?</text:p>
      <text:p text:style-name="First_20_line_20_indent">Я закусил губу. До сих пор проблема транспорта передо мной не вставала. Обычно хватало и автобусов.</text:p>
      <text:p text:style-name="First_20_line_20_indent">- Ладно, тогда чем займем вечер? - сдался я.</text:p>
      <text:p text:style-name="First_20_line_20_indent">- Хороший вопрос! Ты живешь в этом городе уже давно, может, предложишь что-нибудь?</text:p>
      <text:p text:style-name="First_20_line_20_indent">Я усмехнулся.</text:p>
      <text:p text:style-name="First_20_line_20_indent">- Ну ладно, "что-нибудь" придумаем.</text:p>
      <text:p text:style-name="First_20_line_20_indent"/>
      <text:p text:style-name="First_20_line_20_indent">- Я знала, что тебе понравится.</text:p>
      <text:p text:style-name="First_20_line_20_indent">- Угу, мужской стриптиз - это круто. Одно не пойму, откуда ты-то такие места знаешь?</text:p>
      <text:p text:style-name="First_20_line_20_indent">Я пожал плечами.</text:p>
      <text:p text:style-name="First_20_line_20_indent">- Так, запомнилось.</text:p>
      <text:p text:style-name="First_20_line_20_indent">- Ай-яй-яй! Какая испорченная девочка! - шутливо погрозила пальцем Кэт.</text:p>
      <text:p text:style-name="First_20_line_20_indent">- Да нет, просто там работает один из моих старых знакомых.</text:p>
      <text:p text:style-name="First_20_line_20_indent">- На подиуме?</text:p>
      <text:p text:style-name="First_20_line_20_indent"><text:soft-page-break/>- Ага!</text:p>
      <text:p text:style-name="First_20_line_20_indent">- И ты молчала! Кто?</text:p>
      <text:p text:style-name="P1">- Джонни Грей. На самом деле его зовут Ян Ковак, он поляк.</text:p>
      <text:p text:style-name="First_20_line_20_indent">- Познакомишь?</text:p>
      <text:p text:style-name="First_20_line_20_indent">- Не могу, мы были знакомы, но в прошлой жизни.</text:p>
      <text:p text:style-name="First_20_line_20_indent">Кэт надула губки.</text:p>
      <text:p text:style-name="First_20_line_20_indent">- Слушай, тебе никто не говорил, что ты - зануда?</text:p>
      <text:p text:style-name="First_20_line_20_indent">- Ты и говорила, и не раз. Но почему?..</text:p>
      <text:p text:style-name="First_20_line_20_indent">- Ты хоть сама-то слышишь, как говоришь?</text:p>
      <text:p text:style-name="First_20_line_20_indent">- Как?</text:p>
      <text:p text:style-name="First_20_line_20_indent">- "Как?" - передразнила Кэт. - Слишком заумно.</text:p>
      <text:p text:style-name="First_20_line_20_indent">- А с начальством мы так и не связались, - задумчиво и не к месту произнес я.</text:p>
      <text:p text:style-name="First_20_line_20_indent">Вот так, может и весело, но бестолково закончился этот день.</text:p>
      <text:p text:style-name="First_20_line_20_indent"/>
      <text:h text:style-name="Heading_20_2" text:outline-level="2"><text:bookmark-start text:name="__RefHeading___Toc23762_3980973373"/>Глава 27<text:bookmark-end text:name="__RefHeading___Toc23762_3980973373"/></text:h>
      <text:p text:style-name="First_20_line_20_indent">- Да брось ты, все нормально! - произнес голос Кэт.</text:p>
      <text:p text:style-name="First_20_line_20_indent">- Не знаю, не знаю. Слишком часто встречаться тоже нехорошо. - А это говорю уже я. - И что я ему скажу?</text:p>
      <text:p text:style-name="First_20_line_20_indent">- О, Господи! - закатила глаза Кэт. - Да что угодно, попроси его рассказать о твоей жизни, которую ты не помнишь. Ну придумаешь что-нибудь.</text:p>
      <text:p text:style-name="First_20_line_20_indent">- Ага, тебе легко говорить.</text:p>
      <text:p text:style-name="First_20_line_20_indent">Мы стояли у самого входа в бар и препирались несколько минут. На самом деле, я уже сдался, это было понятно и мне, и Кэт, но я, как мог, оттягивал неизбежное.</text:p>
      <text:p text:style-name="First_20_line_20_indent">В это время открылась входная дверь, и на улицу, чуть прищуриваясь на ярком солнце, вышел Брюйе.</text:p>
      <text:p text:style-name="First_20_line_20_indent">- О, какая встреча! К сожалению я вынужден отлучиться, может, составите мне компанию?</text:p>
      <text:p text:style-name="First_20_line_20_indent">- С большим удовольствием, - торопливо, чтоб опередить меня, ответила Кэт.</text:p>
      <text:p text:style-name="First_20_line_20_indent">- Тогда... прошу! - он открыл двери своего автомобиля.</text:p>
      <text:p text:style-name="First_20_line_20_indent">Это был черный "Форд". Вспоминая недавнюю ночь, я хмыкнул.</text:p>
      <text:p text:style-name="First_20_line_20_indent">- А где Джон?</text:p>
      <text:p text:style-name="First_20_line_20_indent">- Он уехал на пару дней из города. Может, завтра к вечеру вернется. Если, конечно, повезет.</text:p>
      <text:p text:style-name="First_20_line_20_indent">- А-а-а! - понимающе протянул я.</text:p>
      <text:p text:style-name="First_20_line_20_indent"><text:soft-page-break/>Автомобиль мягко тронулся с места.</text:p>
      <text:p text:style-name="First_20_line_20_indent">- А куда мы едем?</text:p>
      <text:p text:style-name="First_20_line_20_indent">- В наш исследовательский центр за городом.</text:p>
      <text:p text:style-name="First_20_line_20_indent">Я бросил взгляд на Зеркальце, висящее перед Кэт, и поймал ее внимательный взгляд.</text:p>
      <text:p text:style-name="First_20_line_20_indent">- Ой, как интересно!</text:p>
      <text:p text:style-name="First_20_line_20_indent">"Щенячий восторг!" - мысленно поморщился я.</text:p>
      <text:p text:style-name="First_20_line_20_indent">Пока мы ехали, Кэт разговаривала с водителем, а я задумчиво смотрел в окно. Совершенно не к месту меня охватила ностальгия по детству. Я вспоминал, как, будучи еще мальчишкой, бегал с друзьями за город, в поля, где мы устраивали свои игрища. Потом я подумал о Маленьком Джоне. С одной стороны, я был рад, что разговор с ним откладывается, ведь он мог признать во мне обманщика. Амнезия амнезией, но ведь не может же человек измениться совсем. С другой стороны, работа требовала тесных контактов, и я испытывал нетерпение оттого, что время уходит.</text:p>
      <text:p text:style-name="First_20_line_20_indent">По ровной, посыпанной гравием дорожке автомобиль мягко подкатил к самому входу. Дверь тут же отворилась, и нам навстречу, суетясь, выбежал мужчина лет пятидесяти пяти в белом халате. Кося краем глаза в нашу сторону, он, чуть заикаясь от волнения, поприветствовал привезшего нас, после чего мы все вошли в здание.</text:p>
      <text:p text:style-name="First_20_line_20_indent">Первое, что бросилось в глаза, это пустынные коридоры.</text:p>
      <text:p text:style-name="First_20_line_20_indent">Видимо, заметив мое удивление, Патрик пояснил.</text:p>
      <text:p text:style-name="First_20_line_20_indent">- На первом этаже у нас только приемные кабинеты и пара офисов. Палаты наверху, лаборатории в подвале.</text:p>
      <text:p text:style-name="First_20_line_20_indent">И он повел нас наверх.</text:p>
      <text:p text:style-name="First_20_line_20_indent">Уже второй этаж навевал мысли о том, что мы оказались в больнице. Небольшое количество людей, в основном, мужчин, ходили взад-вперед по коридору, кое-кто собирался в группы по два-три человека, затевая беседы или игры.</text:p>
      <text:p text:style-name="First_20_line_20_indent">- Здравствуйте, доктор, - уже второй человек здоровался с Патриком. Тот кивал в ответ.</text:p>
      <text:p text:style-name="First_20_line_20_indent">- Доктор? - спросила Кэт.</text:p>
      <text:p text:style-name="First_20_line_20_indent">Мне тоже было интересно.</text:p>
      <text:p text:style-name="First_20_line_20_indent">- Да, у меня есть соответствующее образование. До Центра я работал хирургом. Нейрохирургом, - поправился он.</text:p>
      <text:p text:style-name="First_20_line_20_indent">Третий этаж был целиком посвящен детям. Но, в отличие от взрослых пациентов, они не бегали по коридору, а сидели кто в своей палате, кто в общей детской комнате. Вид у всех был довольно счастливый.</text:p>
      <text:p text:style-name="First_20_line_20_indent">И этот человек - террорист? То, что я о нем знал и то, что видел сильно не состыковывались. Эх, заглянуть бы в их лаборатории!</text:p>
      <text:p text:style-name="First_20_line_20_indent"><text:soft-page-break/>Четвертый этаж был залит солнцем. Часть крыши была стеклянной, а почти все пространство под ней занимали зеленые заросли.</text:p>
      <text:p text:style-name="First_20_line_20_indent">- Это наш ботанический сад. Там, подальше, есть небольшой бассейн и площадка для загара. Если вы не против, я покину вас на мгновение, а вы пока располагайтесь здесь. Возле бассейна есть напитки.</text:p>
      <text:p text:style-name="First_20_line_20_indent">Я хотел было возразить, что мы - против, но Кэт меня опередила.</text:p>
      <text:p text:style-name="First_20_line_20_indent">- Конечно, конечно! Мы подождем, - и она потащила меня к бассейну.</text:p>
      <text:p text:style-name="First_20_line_20_indent">- Шикарное место! - произнес я, оглядываясь.</text:p>
      <text:p text:style-name="First_20_line_20_indent">- Черт! Только безалкогольные, - Кэт шарилась в холодильнике.</text:p>
      <text:p text:style-name="First_20_line_20_indent">- Ты слишком много пьешь, - укорил я ее. Мне это не нравится.</text:p>
      <text:p text:style-name="First_20_line_20_indent">- Вот еще! - возмутилась Кэт. - Хотя, может, ты и права, пора взять себя в руки.</text:p>
      <text:p text:style-name="First_20_line_20_indent">Она вздохнула и плюхнулась в шезлонг с бутылкой воды в руках. А я встал у окна и обозревал окрестности. Ничего такого, на что следовало бы обратить внимание. Все вокруг выглядело как обычная больница.</text:p>
      <text:p text:style-name="First_20_line_20_indent">И это было непонятно а оттого - тревожно.</text:p>
      <text:p text:style-name="First_20_line_20_indent">- Ну, как вам здесь? - это подошел Патрик.</text:p>
      <text:p text:style-name="First_20_line_20_indent">- Очень мило! - ответила Кэт. Только почему не видно врачей?</text:p>
      <text:p text:style-name="First_20_line_20_indent">Очко в ее пользу, я на это внимания не обратил.</text:p>
      <text:p text:style-name="First_20_line_20_indent">- На самом деле все доктора находятся на первом этаже и ниже, в палатах дежурят санитары, ну а здесь... - Он замялся, подбирая слова, - здесь - что-то вроде зала для посещений и процедур. Тут мы проводим некоторые лечебные сеансы... Но сейчас по графику это место пустует.</text:p>
      <text:p text:style-name="First_20_line_20_indent">Раздался звонок. Брюйе достал из кармана мобильник и прислушался. Пару раз он кивнул, словно собеседник мог его видеть.</text:p>
      <text:p text:style-name="First_20_line_20_indent">- Понял, выезжаю... Извините, дела. К сожалению, не могу оставить вас здесь, сами понимаете, порядок. Но я могу подбросить вас до дома.</text:p>
      <text:p text:style-name="First_20_line_20_indent">- Будет очень любезно с Вашей стороны, - опередил я Кэт.</text:p>
      <text:p text:style-name="First_20_line_20_indent"/>
      <text:h text:style-name="Heading_20_2" text:outline-level="2"><text:bookmark-start text:name="__RefHeading___Toc23764_3980973373"/>Глава 28<text:bookmark-end text:name="__RefHeading___Toc23764_3980973373"/></text:h>
      <text:p text:style-name="First_20_line_20_indent">- Послушай, перестань мельтешить!</text:p>
      <text:p text:style-name="First_20_line_20_indent">Проигнорировав мою просьбу (как всегда!), Кэт продолжала ходить взад и вперед по комнате, постанывая оттого, что ей нечем заняться. Я в это время сидел на диване, забравшись с ногами, и читал подаренную мне книгу.</text:p>
      <text:p text:style-name="First_20_line_20_indent">- Который час? - бросила Кэт.</text:p>
      <text:p text:style-name="First_20_line_20_indent"><text:soft-page-break/>- Пять часов, ровно на семь минут больше, чем когда ты спрашивала в прошлый раз. Да что с тобой такое?</text:p>
      <text:p text:style-name="First_20_line_20_indent">- Я жду звонка.</text:p>
      <text:p text:style-name="First_20_line_20_indent">- Понятно, - на самом деле я ничего не понимал. Опять у нее тайны!</text:p>
      <text:p text:style-name="First_20_line_20_indent">Но вот, наконец-то, зазвонил телефон.</text:p>
      <text:p text:style-name="First_20_line_20_indent">Кэт, как тигрица, бросилась к трубке и прижала ее к уху.</text:p>
      <text:p text:style-name="First_20_line_20_indent">- Буду через пятнадцать минут.</text:p>
      <text:p text:style-name="First_20_line_20_indent">Она бросила трубку на место, а сама подбежала к двери.</text:p>
      <text:p text:style-name="First_20_line_20_indent">- Через час вернусь.</text:p>
      <text:p text:style-name="First_20_line_20_indent">- Угу! - буркнул я, уткнувшись носом в книгу.</text:p>
      <text:p text:style-name="First_20_line_20_indent">Как только захлопнулась дверь, книжка тут же полетела в сторону, а сам я, быстро натянув кроссовки, стараясь ступать как можно тише, вышел из квартиры. Мне вдруг очень захотелось выведать секреты напарницы. И с кем это у нее встреча?</text:p>
      <text:p text:style-name="P1">Кэт пошла пешком, давая тем самым мне возможность незаметно, как мне казалось, следить за ней. В конце концов она зашла в маленький магазинчик, торгующий канцтоварами. Я заглянул через витрину, она была одна. Очевидно, тот, с кем назначена встреча, еще не подошел, так как продавец занимался раскладыванием товара по полкам, а Кэт смотрела на часы. На меня на мгновение упала тень, и я увидел, что это - та самая девушка, что была с нами в парке на этом, будь оно неладно, колесе обозрения. Она зашла в магазин, заставив продавца оторваться на секунду от своего занятия. Встретившись, девушки поцеловались. В губы! Я отчетливо видел, как хозяин магазина нахмурился и отвернулся к полкам. Да и мне это тоже не понравилось. Во мне взыграла ревность. Однако это послужило отличным отвлекающим маневром, так как, кроме девушек, посетителей больше не было, а продавец перестал обращать на девушек внимание. Стоя в обнимку, они завели разговор.</text:p>
      <text:p text:style-name="First_20_line_20_indent">Вообще-то меня учили читать по губам, но то ли плохо учили, то ли я оказался абсолютно невосприимчив (или туп), но этому я так и не смог научиться. Поэтому мне оставалось лишь кусать локти с досады и ждать, чем все это закончится.</text:p>
      <text:p text:style-name="P1">Беседа была недолгой. Так ничего и не купив, к немалому неудовольствию продавца, девушки вышли и не спеша прошли мимо проулка, где я притаился. Конечно, я пошел за ними следом. По крайней мере, теперь я мог слышать часть их разговора. К немалому удивлению, речь шла обо мне.</text:p>
      <text:p text:style-name="First_20_line_20_indent">- ...Алекс нервничает. Я буду вынуждена... прямо завтра, если ничего не изменится.</text:p>
      <text:p text:style-name="First_20_line_20_indent">- Но у него еще две недели! Если он сможет, то...</text:p>
      <text:p text:style-name="First_20_line_20_indent">- ...маловероятно. Будь он полевым агентом, тогда может быть...</text:p>
      <text:p text:style-name="First_20_line_20_indent">- И тебе не жаль его?</text:p>
      <text:p text:style-name="First_20_line_20_indent">- Господи, это же большой ребенок! Ты бы знала, что мне приходится терпеть!</text:p>
      <text:p text:style-name="First_20_line_20_indent"><text:soft-page-break/>- Тогда его можно отстранить.</text:p>
      <text:p text:style-name="First_20_line_20_indent">- Ни в коем случае! У нас нет...</text:p>
      <text:p text:style-name="First_20_line_20_indent">Разговор их мне не понравился. Если я правильно понял, за моей спиной разворачивалась какая-то игра. И отзывы обо мне были далеко не лестные. Во что я влип?</text:p>
      <text:p text:style-name="First_20_line_20_indent">Заметив, что преследуемые собираются расставаться, я резко свернул в боковую улочку и бросился домой.</text:p>
      <text:p text:style-name="First_20_line_20_indent">Когда пришла Кэт, я уже снова сидел на диване, уютно устроившись с книгой на коленях и стаканом чая на столике.</text:p>
      <text:p text:style-name="First_20_line_20_indent">- Ну, как прошла встреча?</text:p>
      <text:p text:style-name="First_20_line_20_indent">- Нормально.</text:p>
      <text:p text:style-name="First_20_line_20_indent">- Не хочешь поделиться со мной?</text:p>
      <text:p text:style-name="First_20_line_20_indent">- Нет, это тебе необязательно.</text:p>
      <text:p text:style-name="P1">- Но почему? - возмутился я.</text:p>
      <text:p text:style-name="First_20_line_20_indent">- Это мое задание, тебя это не касается.</text:p>
      <text:p text:style-name="First_20_line_20_indent">- Ну и ладно! - я надулся и перестал обращать на нее внимание.</text:p>
      <text:p text:style-name="First_20_line_20_indent">Но это только внешне. Тайком я все же подсматривал за Кэт, но ничего не высмотрел. Она ничего ТАКОГО не делала.</text:p>
      <text:p text:style-name="First_20_line_20_indent">Даже если бы я писал подробные мемуары, то следующие несколько часов не вошли бы ни в один том. Не происходило ничего. То есть абсолютно. Кэт смотрела телевизор, по которому показывали какой-то боевик середины двадцатого века. Я читал книгу. Это продолжалось долго, до самого сна. За весь вечер не было больше произнесено ни слова. В общем-то, говорить было не о чем.</text:p>
      <text:p text:style-name="First_20_line_20_indent">Всю ночь мне снилась какая-то чепуха. <text:s/>Я надеялся увидеть еще хоть что-нибудь из жизни Мари Слоган, но был разочарован. Даже смешно, что я сам желал "приступов шизофренического дуализма", кажется, так это назвал один мой знакомый психолог.</text:p>
      <text:p text:style-name="First_20_line_20_indent">Проснулся я с чувством большой неудовлетворенности. Из центральной комнаты послышался грохот, как будто кто-то опрокинул кресло. Я тихонько подкрался к двери и выглянул из-за нее. Я был прав - перевернутое кресло некрасиво показывало вмятины на ковре на том месте, где прежде стояло. Столик с опрокинувшейся вазой тоже был сдвинут, а среди всего этого безобразия металась Кэт. Подскочив к дивану, она зло пнула и его. Я сморщился, как от боли. Бока дивана были сделаны из довольно прочной древесины, и подобный пинок должен был оказаться весьма чувствительным. И верно, Кэт скривилась и плюхнулась прямо на обидчика. Я распахнул дверь, подошел к ней и примостился рядом.</text:p>
      <text:p text:style-name="First_20_line_20_indent">- Что случилось?</text:p>
      <text:p text:style-name="First_20_line_20_indent">- Неделя!</text:p>
      <text:p text:style-name="First_20_line_20_indent">- Что - неделя?</text:p>
      <text:p text:style-name="First_20_line_20_indent"><text:soft-page-break/>- Мне отпущена одна неделя на выполнение задания, - она даже не заметила, что приписала дело себе.</text:p>
      <text:p text:style-name="First_20_line_20_indent">- Почему?</text:p>
      <text:p text:style-name="First_20_line_20_indent">- Сколько мы уже занимаемся этим?</text:p>
      <text:p text:style-name="First_20_line_20_indent">- Ну-у... - я принялся подсчитывать.</text:p>
      <text:p text:style-name="First_20_line_20_indent">- Месяц! "Это слишком долго!" - передразнила она кого-то. - Можно подумать, мы все это время развлекались.</text:p>
      <text:p text:style-name="First_20_line_20_indent">Я дипломатично промолчал. Не указывать же ей на то, что именно этим мы и занимались львиную часть срока.</text:p>
      <text:p text:style-name="First_20_line_20_indent">- Придется поторопиться, - задумчиво произнесла она.</text:p>
      <text:p text:style-name="First_20_line_20_indent">Затем Кэт критически посмотрела на меня.</text:p>
      <text:p text:style-name="First_20_line_20_indent">Большого оптимизма в ее глазах я не увидел.</text:p>
      <text:p text:style-name="First_20_line_20_indent">- Что? - требовательно спросил я.</text:p>
      <text:p text:style-name="First_20_line_20_indent">Но она уже отвернулась.</text:p>
      <text:p text:style-name="First_20_line_20_indent">- Нужно все тщательно спланировать...</text:p>
      <text:p text:style-name="First_20_line_20_indent">- Ага, два дня - пролог, два - развитие сюжета, потом - бац, развязка.</text:p>
      <text:p text:style-name="First_20_line_20_indent">Кэт ошалело посмотрела на меня.</text:p>
      <text:p text:style-name="First_20_line_20_indent">- Не поняла!</text:p>
      <text:p text:style-name="First_20_line_20_indent">- Проехали, - махнул я рукой. - Это так, шутка.</text:p>
      <text:p text:style-name="First_20_line_20_indent">Джон Лутц приедет сегодня вечером. Если повезет. Необходимо этим воспользоваться. Может, удастся что-нибудь выведать. А как же Роджерс? Он явно где-то здесь, в городе. Боже, и почему именно я оказался поблизости?</text:p>
      <text:p text:style-name="First_20_line_20_indent">Мои безрадостные размышления прервала Кэт.</text:p>
      <text:p text:style-name="First_20_line_20_indent">- Лутц приезжает вечером, этим надо воспользоваться, - повторила она вслух мои мысли.</text:p>
      <text:p text:style-name="First_20_line_20_indent">Я даже прыснул со смеху.</text:p>
      <text:p text:style-name="First_20_line_20_indent">- Что смешного? - непонимающе спросила Кэт.</text:p>
      <text:p text:style-name="First_20_line_20_indent">- Да нет, нет, ничего.</text:p>
      <text:p text:style-name="First_20_line_20_indent">- Итак, решено, сегодня ты отвлечешь внимание наших общих знакомых, а я попытаюсь проникнуть в больницу. Я чувствую, что там что-то нечисто. Смотри, не обложайся!</text:p>
      <text:p text:style-name="First_20_line_20_indent">Я хмыкнул.</text:p>
      <text:p text:style-name="First_20_line_20_indent">- Ну ладно, а что у нас запланировано на первую половину дня?</text:p>
      <text:p text:style-name="First_20_line_20_indent">- Мне опять надо будет отлучиться. Ты - свободна... Приду часа через два-три. Не теряй меня.</text:p>
      <text:p text:style-name="First_20_line_20_indent">Это она добавила уже стоя в дверях.</text:p>
      <text:p text:style-name="First_20_line_20_indent"><text:soft-page-break/>Оставшись в одиночестве, я походил взад-вперед несколько минут, а затем принялся за уборку. А в голову все лезли странные и бестолковые мысли насчет предстоящей вечеринки и тайных свиданий Кэт. Что-то во всем этом мне не нравилось.</text:p>
      <text:p text:style-name="First_20_line_20_indent">Кэт пришла через три с половиной часа. С собой она принесла таинственного вида сверток, пиццу и йогурт. Странное сочетание.</text:p>
      <text:p text:style-name="First_20_line_20_indent">Следующие несколько часов не заслуживали упоминаний. Но вот, наступил вечер. Внимательно осмотрев мой наряд, Кэт нашла его вполне удовлетворительным и спровадила меня из дому, пожалуй, слишком энергично. Буквально вылетев через дверь, я услышал, как за моей спиной клацнул замок.</text:p>
      <text:p text:style-name="First_20_line_20_indent"/>
      <text:h text:style-name="Heading_20_2" text:outline-level="2"><text:bookmark-start text:name="__RefHeading___Toc23766_3980973373"/>Глава 29<text:bookmark-end text:name="__RefHeading___Toc23766_3980973373"/></text:h>
      <text:p text:style-name="First_20_line_20_indent">С глубоким вздохом и нехорошими предчувствиями я вошел в "Голден". Окунувшись в волны шума, глядя на толпу посетителей, я в который раз <text:s/>решил, что "золотой" - не слишком подходящее название для подобного заведения. Хотя... есть места и похуже.</text:p>
      <text:p text:style-name="First_20_line_20_indent">Вышибала, стоящий у двери, меня узнал, поэтому сразу связался с кем-то по рации, а затем, получив ответ, молча пропустил меня внутрь.</text:p>
      <text:p text:style-name="First_20_line_20_indent">За столом сидели четверо, Лутц, Вайнлав и двое незнакомых мне мужчин. Вид их был настолько подозрительным, что мне на мгновение показалось, будто я попал в какой-то гангстерский фильм. Скажем, "Крестный отец" или нечто подобное. Это оказалось настолько забавным, что я улыбнулся, но только чуть-чуть, самыми уголками губ.</text:p>
      <text:p text:style-name="First_20_line_20_indent">Джон, пожалуй, самый рослый из сидящих, заметил мою улыбку, но истолковал ее по-своему.</text:p>
      <text:p text:style-name="First_20_line_20_indent">- А, Мари, крошка, проходи!</text:p>
      <text:p text:style-name="First_20_line_20_indent">Двое незнакомцев, сидевшие спиной к двери, повернувшись, следили за мной. Один из них настолько откровенно принялся меня рассматривать, что Лутц, хоть и улыбаясь, но несколько напряженно произнес.</text:p>
      <text:p text:style-name="First_20_line_20_indent">- Познакомьтесь, Это Мари Слоган, моя воспитанница.</text:p>
      <text:p text:style-name="First_20_line_20_indent">На последних словах он сделал ударение, и беззастенчиво глазевший на меня, тут же отвел глаза.</text:p>
      <text:p text:style-name="First_20_line_20_indent">Я удивленно приподнял бровь и улыбнулся. Воспитанница? Что за чушь?</text:p>
      <text:p text:style-name="First_20_line_20_indent">Второй незнакомый мне мужчина неодобрительно взглянул на своего товарища.</text:p>
      <text:p text:style-name="First_20_line_20_indent">- Мистер Лутц, мы отняли у Вас уже довольно много времени. Не будете ли Вы против, если сейчас мы расстанемся, а продолжим нашу встречу в любой другой удобный для Вас момент.</text:p>
      <text:p text:style-name="First_20_line_20_indent">Джон развел руками.</text:p>
      <text:p text:style-name="First_20_line_20_indent">- Ну что ж... Может, вы согласитесь отужинать с нами?</text:p>
      <text:p text:style-name="First_20_line_20_indent">- Нет, нет, - чуть торопливо произнес "второй". - Мы, пожалуй, пойдем.</text:p>
      <text:p text:style-name="First_20_line_20_indent"><text:soft-page-break/>- Как пожелаете.</text:p>
      <text:p text:style-name="First_20_line_20_indent">Незнакомцы вышли, и Вайнлав услужливо придвинул мне один из освободившихся стульев.</text:p>
      <text:p text:style-name="First_20_line_20_indent">- Спасибо, Сэм, - улыбнулся ему я.</text:p>
      <text:p text:style-name="First_20_line_20_indent">Он слегка отставил назад ногу, коснулся рукой груди и церемонно поклонившись, сказал.</text:p>
      <text:p text:style-name="First_20_line_20_indent">- Всегда к Вашим услугам.</text:p>
      <text:p text:style-name="First_20_line_20_indent">- Ну, ладно, хватит, - замахал руками Джон. Что за средневековые церемонии! Ты еще руку ей поцелуй!</text:p>
      <text:p text:style-name="First_20_line_20_indent">- Всегда с превеликим удовольствием! - произнес Вайнлав и, не откладывая в долгий ящик, тут же подтвердил свои слова делом.</text:p>
      <text:p text:style-name="First_20_line_20_indent">Лутц закатил глаза.</text:p>
      <text:p text:style-name="First_20_line_20_indent">- Я, кажется, слегка помешала?</text:p>
      <text:p text:style-name="First_20_line_20_indent">- Да нет, все нормально. Мы уже заканчивали... Сэм, может, организуешь ужин? А то я чертовски проголодался. Но чем обязан этому визиту?</text:p>
      <text:p text:style-name="First_20_line_20_indent">- Просто... Нелегко жить, ничего не зная о своем прошлом. Я не знаю, кто я. Я уже давно живу, как Алекс. А ты называешь меня Мари. Но я не она. Я о ней почти ничего не знаю. Даже родителей и тех не помню. Почти. Я надеялась, что ты поможешь мне.</text:p>
      <text:p text:style-name="First_20_line_20_indent">- Конечно, Мари! - Джон по-отечески положил свою руку поверх моей.</text:p>
      <text:p text:style-name="First_20_line_20_indent">- А мне можно послушать? - подошедший после отдачи распоряжений Вайнлав замер в ожидании.</text:p>
      <text:p text:style-name="First_20_line_20_indent">Джон вопросительно посмотрел на меня.</text:p>
      <text:p text:style-name="First_20_line_20_indent">- Да, пожалуйста, - я не возражал.</text:p>
      <text:p text:style-name="First_20_line_20_indent">К столику быстро подскочили трое парней. Один убрал все лишнее, а другие покрыли стол скатертью и расставили столовые приборы.</text:p>
      <text:p text:style-name="First_20_line_20_indent">- Родилась ты тринадцатого февраля...</text:p>
      <text:p text:style-name="First_20_line_20_indent">Это я уже знал. Мари Слоган родилась в один день со мной, но тремя годами позже. Забавное совпадение. Возможно, это тоже сыграло свою роль в выборе моего нового тела.</text:p>
      <text:p text:style-name="First_20_line_20_indent">- ...Плод майской любви... Да, как сейчас помню, метель в тот день была жуткая. Я дико мерз, а твой отец радостно бегал с пальто нараспашку вокруг меня и все кричал: "У меня дочь, дочь!" Он очень хотел девочку и был просто счастлив, когда ты родилась...</text:p>
      <text:p text:style-name="First_20_line_20_indent">Я слушал и вспоминал свое детство, сравнивая две жизни и прикидывая, как выглядит моя биография в личном досье.</text:p>
      <text:p text:style-name="First_20_line_20_indent">- ...А потом твои родители разошлись.</text:p>
      <text:p text:style-name="First_20_line_20_indent">- Почему?</text:p>
      <text:p text:style-name="First_20_line_20_indent"><text:soft-page-break/>- Ну, трудно сказать. Просто так получилось. Они, как бы лучше выразиться, устали друг от друга. Ты же знаешь, как это бывает. Ты осталась с отцом, однажды твоя мать чуть было не выкрала тебя, но ее поймали и посадили на полгода. А вскоре она погибла.</text:p>
      <text:p text:style-name="First_20_line_20_indent">- Как?</text:p>
      <text:p text:style-name="First_20_line_20_indent">Джон пожал плечами.</text:p>
      <text:p text:style-name="First_20_line_20_indent">- Не знаю. Тебе в то время исполнилось семь лет, тогда ты и не вспоминала о маме... Училась ты хорошо, преподаватели хвалили. Мы с твоим отцом как раз занялись общим делом. Однажды твой отец случайно попал в перестрелку и погиб.</text:p>
      <text:p text:style-name="First_20_line_20_indent">- А что я?</text:p>
      <text:p text:style-name="First_20_line_20_indent">- Ты? Ты тогда была уже года полтора как замужем за Силком. Вы оба работали вместе с нами, но в тот раз вас рядом не было. Твой отец, Мари, умер у меня на руках. Ты была уже взрослой и не плакала. А потом как-то раз вы оба были в поездке и оба пропали. Вот так вот, никаких следов, ни сообщений, ничего. Я уж похоронил тебя, крошка.</text:p>
      <text:p text:style-name="First_20_line_20_indent">- А как же Силк?</text:p>
      <text:p text:style-name="First_20_line_20_indent">- О нем так ничего и неизвестно. Наверное, он погиб.</text:p>
      <text:p text:style-name="First_20_line_20_indent">Джон хитрил. Из архивов Агентства я прекрасно знал, что мой "супруг" сошел со сцены едва ли не на месяц раньше гибели Мари. И было это отнюдь не во время поездки, а при очередной разборке полиции, агентов и "грибников".</text:p>
      <text:p text:style-name="First_20_line_20_indent">Понемногу разговор перешел и на другие темы.</text:p>
      <text:p text:style-name="First_20_line_20_indent">- А где Брюйе?</text:p>
      <text:p text:style-name="First_20_line_20_indent">- Зачем он тебе?</text:p>
      <text:p text:style-name="First_20_line_20_indent">- Да так. Просто необычно, что его здесь нет.</text:p>
      <text:p text:style-name="First_20_line_20_indent">- У него дела. В свою очередь, хотел спросить - а как твоя подружка?</text:p>
      <text:p text:style-name="First_20_line_20_indent">- Кэт? А что, у нее все нормально. Просто сегодня она ушла по своим делам.</text:p>
      <text:p text:style-name="First_20_line_20_indent">- Жаль, жаль, очаровательная девушка. Расскажи о ней.</text:p>
      <text:p text:style-name="First_20_line_20_indent">- Хм... Молодая, свободная, обаятельная, сексуальная, умная, с чувством юмора... Ты это хотел услышать?</text:p>
      <text:p text:style-name="First_20_line_20_indent">- И это тоже. А как вы встретились?</text:p>
      <text:p text:style-name="First_20_line_20_indent">- Банальная история, ничего интересного. Просто ее перевели в наш отдел, совсем недавно. Она приезжая, никого не знала, жилья не было, а я одна. Вот и предложила жить вместе.</text:p>
      <text:p text:style-name="First_20_line_20_indent">Беседа шла своим чередом, порой прерываясь, и тогда были слышны только легкий стук ножей и вилок да звон бокалов. А я подумал о Кэт. Как у нее дела? Я надеялся, что после своей поездки она зайдет сюда, но, кажется, сам себе не верил. Как обычно, я успокаивал себя, что все нормально, что поводов для беспокойства нет, и все равно нервничал. Но на лице я пытался изобразить то веселость, то легкую грусть, то сочувствие, в зависимости от того, о чем шла речь. И все же Джон что-то заприметил.</text:p>
      <text:p text:style-name="First_20_line_20_indent"><text:soft-page-break/>- Эй, Мари! Что с тобой? У тебя какой-то взгляд отсутствующий.</text:p>
      <text:p text:style-name="First_20_line_20_indent">- Да нет, все в порядке.</text:p>
      <text:p text:style-name="First_20_line_20_indent">Вайнлав в это время посмотрел на зеркальное окно, выходившее в зал. За ним как обычно танцевала Ума. Как всегда во всем обтягивающем, ярко подчеркивающем ее формы. Разумеется, танцевала она в полном одиночестве.</text:p>
      <text:p text:style-name="First_20_line_20_indent">- О, уже полдесятого. Извините, мне надо отлучиться на минуту.</text:p>
      <text:p text:style-name="First_20_line_20_indent">Он вышел.</text:p>
      <text:p text:style-name="First_20_line_20_indent">Джон внимательно посмотрел на меня. Он попытался изобразить ласковое участие, и, если бы не его холодный взгляд, ему бы это удалось. Он снова положил свою руку поверх моей.</text:p>
      <text:p text:style-name="First_20_line_20_indent">- Боже мой, детка, как ты изменилась!</text:p>
      <text:p text:style-name="First_20_line_20_indent">Он подсел поближе. Его рука скользнула вверх по моей, к локтю, еще выше, пока он не обнял меня за плечи.</text:p>
      <text:p text:style-name="First_20_line_20_indent">- Ты совсем не та девочка, которую я знал когда-то. А я и не заметил, как ты выросла. Ты стала взрослой женщиной. Незнакомой и... желанной.</text:p>
      <text:p text:style-name="First_20_line_20_indent">Его рука скользила по моей спине к талии и ниже. Меня словно морозом обдало. Я отстранился.</text:p>
      <text:p text:style-name="First_20_line_20_indent">- Прекрати, Джон! Ты же был мне как отец!</text:p>
      <text:p text:style-name="First_20_line_20_indent">- Брось, той Мари уже нет. Ты...</text:p>
      <text:p text:style-name="First_20_line_20_indent">Он вновь пододвинулся поближе.</text:p>
      <text:p text:style-name="First_20_line_20_indent">- Прости! - я вскочил и быстро пошел к двери.</text:p>
      <text:p text:style-name="First_20_line_20_indent">Джон остался сидеть.</text:p>
      <text:p text:style-name="First_20_line_20_indent">На выходе я столкнулся с Вайнлавом.</text:p>
      <text:p text:style-name="First_20_line_20_indent">- Мари, куда же Вы? Уже уходите?</text:p>
      <text:p text:style-name="First_20_line_20_indent">- Да, Сэм, извините, мне пора.</text:p>
      <text:p text:style-name="First_20_line_20_indent">Он снова слегка церемонно поклонился и поцеловал мне руку. Я тоже слегка склонил голову и выскочил наружу. Дверь захлопнулась, и тут же словно тень скользнула ко мне.</text:p>
      <text:p text:style-name="First_20_line_20_indent">- Держись от него подальше, стерва! Это последнее предупреждение.</text:p>
      <text:p text:style-name="First_20_line_20_indent">Я обернулся. Ума Лейн, подружка Сэма, похоже, была не на шутку раззадорена.</text:p>
      <text:p text:style-name="First_20_line_20_indent">- Он весь твой. Целиком и полностью, - добавил я и, проталкиваясь через людскую массу, побрел к выходу.</text:p>
      <text:p text:style-name="First_20_line_20_indent">Выйдя на улицу, я, наконец-то, смог спокойно вздохнуть. Долбящая по голове музыка осталась за спиной, а впереди меня ждала недолгая дорога домой да звездное небо над головой. Я спешил встретиться с Кэт. А в голове крутилась мысль: "Ай да Джон"! Ай да стервец!"</text:p>
      <text:p text:style-name="First_20_line_20_indent"/>
      <text:h text:style-name="Heading_20_2" text:outline-level="2"><text:bookmark-start text:name="__RefHeading___Toc23768_3980973373"/><text:soft-page-break/>Глава 30<text:bookmark-end text:name="__RefHeading___Toc23768_3980973373"/></text:h>
      <text:p text:style-name="First_20_line_20_indent">Уже на подходе к дому я посмотрел вверх, но надежды мои оказались обманутыми, а окна темными. Действительно, дома никого не было. То ли Кэт задержалась, то ли что-то произошло. Я сильно надеялся, что случилось первое. Чтобы как-то скоротать время, я включил телевизор. Когда он мне наскучил, я взял телефон и стал обзванивать своих знакомых. Их было немного, но часа два я в общей сложности проболтал. Затем я принял ванну, почитал...</text:p>
      <text:p text:style-name="First_20_line_20_indent">Время шло, а моя подруга все не появлялась. Я уже не на шутку встревожился, когда раздался звонок. Телефон!</text:p>
      <text:p text:style-name="First_20_line_20_indent">- Алло! Говорят из больницы Святого Патрика. К нам была доставлена некая Кэтрин Блэк...</text:p>
      <text:p text:style-name="First_20_line_20_indent">- Что с ней?</text:p>
      <text:p text:style-name="First_20_line_20_indent">- Множественные ушибы и переломы. Сейчас она без сознания.</text:p>
      <text:p text:style-name="First_20_line_20_indent">- Все, спасибо. Какой Ваш адрес?</text:p>
      <text:p text:style-name="First_20_line_20_indent">- Пятая северная улица, дом сто сорок семь.</text:p>
      <text:p text:style-name="First_20_line_20_indent">- Ага, спасибо.</text:p>
      <text:p text:style-name="First_20_line_20_indent">Не убирая руки с трубки, я задумался на секунду, а затем, уже не мешкая, оделся и бросился к выходу.</text:p>
      <text:p text:style-name="First_20_line_20_indent">На мое счастье, я довольно быстро смог поймать такси, и, не прошло и получаса, как я уже быстро взбегал по лестнице в больнице. Но в палату я пошел не сразу. Сначала я поговорил с дежурным врачом.</text:p>
      <text:p text:style-name="First_20_line_20_indent">- Как она?</text:p>
      <text:p text:style-name="First_20_line_20_indent">- Все по-прежнему. Она без сознания, но в целом состояние стабильное. Мы провели операцию по извлечению обломков кости <text:s/>- у нее раздроблено <text:s/>ребро, и наложили пару швов. Если не будет осложнений, очень скоро она сможет выписаться.</text:p>
      <text:p text:style-name="First_20_line_20_indent">- А где ее нашли?</text:p>
      <text:p text:style-name="First_20_line_20_indent">- Нам позвонил полицейский, сказал, что нашел ее возле кафе в пяти кварталах отсюда.</text:p>
      <text:p text:style-name="First_20_line_20_indent">- Она была в сознании, при ней ничего не было?</text:p>
      <text:p text:style-name="First_20_line_20_indent">- Нет, - похоже, это относилось к обоим вопросам.</text:p>
      <text:p text:style-name="First_20_line_20_indent">Я недовольно скорчил губы.</text:p>
      <text:p text:style-name="First_20_line_20_indent">- Могу я побыть с ней?</text:p>
      <text:p text:style-name="First_20_line_20_indent">- Разумеется. Палата сто двадцать три.</text:p>
      <text:p text:style-name="First_20_line_20_indent">Я быстро пошел в ту сторону, которую мне показал доктор.</text:p>
      <text:p text:style-name="First_20_line_20_indent">Палата оказалась небольшой комнатой, рассчитанной на одного человека. В полутора метрах от двери стояла кровать, а на ней лежала Кэт. Я опустился на стул рядом. Зажав ее ладонь в своих руках, я заплакал.</text:p>
      <text:p text:style-name="First_20_line_20_indent"><text:soft-page-break/></text:p>
      <text:p text:style-name="First_20_line_20_indent">Я сидел у больничной койки и плакал. Даже будь я по-прежнему, мужчиной, я бы все равно не стыдился своих слез. Иногда плачут и мужчины.</text:p>
      <text:p text:style-name="First_20_line_20_indent">Кэт до сих пор не пришла в сознание. Она, невероятно бледная, лежала после операции в этой палате уже десять часов. Только небольшой шрам над левой бровью выделялся из... Просто выделялся. Конечно, пластическая хирургия, особенно в Агентстве, могла просто чудеся творить, и, когда Кэтрин окончательно выздоровеет, от него, скорее всего, не останется и следа. Но сейчас только он своим розовым оттенком оживлял этот жуткий вид.</text:p>
      <text:p text:style-name="First_20_line_20_indent">Мне было непонятно, почему ее оставили в обычной больнице, а не поместили в клинику для Агентов, где ее уже почти наверняка давно поставили бы на ноги. Но, видимо, начальству виднее. Я сообщил о происшедшем, и то, что не было заметно никакой реакции, ничего не значило. Возможно, все дело в конспирации.</text:p>
      <text:p text:style-name="P1">Вскоре меня позвали к телефону, и я получил приказ отправляться восвояси. Поэтому, как мне ни хотелось остаться, пришлось идти домой. Спешить, в общем-то, было некуда, и я медленно шел по темным улицам, размышляя о самых разных вещах. Один момент я переживал, что так и не узнал ничего толком о Кэт, как о человеке, даже не знал доподлинной истории ее детства; а то вдруг мои мысли перескакивали на идеи мщения за то, что с ней произошло. Похоже, я все-таки в нее влюбился...</text:p>
      <text:p text:style-name="First_20_line_20_indent">Я одергивал себя: в Агентстве месть не поддержат, да и вообще, я человек не мстительный, и, скорее всего, с моей стороны никакой расплаты не последует. Все равно этим уже занимается кто-нибудь из Агентства, и мне не стоит путаться под ногами у профессионалов. Возможно, за такие мысли кто-то назвал бы меня тряпкой и долгое время презрительно смотрел бы вслед. Но у меня еще оставалась работа. И так то, что мне придется делать ее в одиночку, не внушало мне оптимизма, не стоит еще портить все ради личной вендетты.</text:p>
      <text:p text:style-name="First_20_line_20_indent">А еще, мне подумалось: какого черта ее понесло в эту забегаловку? Она, как всегда, ничем не делилась, не предупреждала, поэтому мне оставалось только гадать. Я опять остро почувствовал, что меня, словно ребенка, стараются держать в неведении, подальше от этого грешного мира.</text:p>
      <text:p text:style-name="First_20_line_20_indent">И в этот момент я обнаружил, что за мной следят.</text:p>
      <text:p text:style-name="First_20_line_20_indent"/>
      <text:p text:style-name="First_20_line_20_indent">Не знаю, сколько времени они за мной следили, но факт налицо: уж очень настойчиво двигался за мной "Форд". Людей на улицах практически не было, поэтому медленное преследование недолго оставалось незамеченным.</text:p>
      <text:p text:style-name="First_20_line_20_indent">Видимо, увидев, что его заметили, невидимый мне водитель прибавил газу, и автомобиль рванул с места. Быстро набирая скорость, он развернулся в мою сторону и понесся прямо на меня. Как назло, поблизости не было никаких подходящих укрытий: ни столбов, ни крылечек, ни открытых дверей. Я не акробат, так что перепрыгнуть через автомобиль, как это довольно лихо показывают в кино, у меня не получилось бы. Оставалось одно. Стоять и ждать. Ведь убегать от машины бесполезно.</text:p>
      <text:p text:style-name="First_20_line_20_indent"><text:soft-page-break/>"Форд" мчался прямо на меня. Говорят, в подобные моменты время замедляется. Не знаю, я этого не заметил. И вот, бампер пересек отметку, мысленно поставленную мной на дороге, и я, не медля ни секунды, кувыркнулся вбок.</text:p>
      <text:p text:style-name="First_20_line_20_indent">Вот он, недостаток редких физических тренировок! Кувыркнувшись, а затем еще бросившись вбок, я отбил себе плечо и чуть не вывихнул палец на руке. Но своего я добился. Еще не успев развернуться, я услышал за спиной скрип тормозов и грохот врезающегося в стену автомобиля. "Форд" сразу дал задний ход, а затем, развернувшись, умчался прочь.</text:p>
      <text:p text:style-name="First_20_line_20_indent">Я тяжело вздохнул. Такие приключения не по мне. То, что я смог увернуться - это счастливая случайность, не более. Подобные вещи хорошо смотреть в кино или читать в книге, но испытывать их на собственной шкуре? Бр-р! Увольте!</text:p>
      <text:p text:style-name="First_20_line_20_indent">Хоть в этом не было никакой необходимости, я отряхнулся и осмотрелся. Вокруг - никого. Само собой, произошедшее отнюдь не способствовало улучшению настроения, и я в еще более мрачном расположении духа побрел дальше. Весь оставшийся путь я проделал спокойно. Никто больше не пытался меня убить, да и слежки я не заметил.</text:p>
      <text:p text:style-name="First_20_line_20_indent">Уже поднимаясь по лестнице, я почувствовал, что проголодался, о чем красноречиво заявил бурчащий живот. Я представил себе, какой ужин приготовлю сейчас. Когда я открывал дверь, моя голова все еще была полна мыслями о чем-то поджаристом и сочном, а рот наполнился слюной. Но, как всегда, по закону подлости, этому не суждено было сбыться. Я испытал огромное разочарование. Во-первых, потому что холодильник оказался пуст, а во-вторых... О каком ужине может идти речь, когда тебя встречает направленный в грудь пистолет?</text:p>
      <text:p text:style-name="First_20_line_20_indent"/>
      <text:p text:style-name="First_20_line_20_indent">Ума и громила из бара. Очень странно. Я не думал, что это были они. Очередной приступ ревности?</text:p>
      <text:p text:style-name="First_20_line_20_indent">- Ну, ну, ну! И кто это у нас тут? Маленькая похотливая тварь!</text:p>
      <text:p text:style-name="First_20_line_20_indent">- ...Да еще я и этот парень, - попробовал съязвить я.</text:p>
      <text:p text:style-name="First_20_line_20_indent">Судя по дернувшемуся пистолету, шутка оказалась неудачной.</text:p>
      <text:p text:style-name="First_20_line_20_indent">- Заткнись!</text:p>
      <text:p text:style-name="First_20_line_20_indent">- Интересно, а Сэм знает, что ты здесь? - пытался я бравировать, хотя колени у меня заметно тряслись.</text:p>
      <text:p text:style-name="First_20_line_20_indent">Тут Ума не выдержала. Она выхватила пистолет у своего дружка и выстрелила.</text:p>
      <text:p text:style-name="First_20_line_20_indent">Уж лучше дрожь в коленях, чем столбняк, подумал я, бросаясь вниз и в сторону. К счастью, пуля прошла мимо. Несмотря на все неприятности, похоже, фортуна мне сегодня улыбалась.</text:p>
      <text:p text:style-name="First_20_line_20_indent">Но Ума вновь навела на меня пистолет, и я понял, что на этот раз мне уже не увернуться.</text:p>
      <text:p text:style-name="First_20_line_20_indent">И тут, "по закону жанра" - пронеслось у меня в голове, в дверь постучали.</text:p>
      <text:p text:style-name="First_20_line_20_indent">- Кто там? - быстро, пока меня не прервали, спросил я.</text:p>
      <text:p text:style-name="First_20_line_20_indent">- Откройте, полиция!</text:p>
      <text:p text:style-name="First_20_line_20_indent"><text:soft-page-break/></text:p>
      <text:p text:style-name="First_20_line_20_indent">Я не успел даже рта раскрыть, как Ума, похоже, окончательно спятив, выстрелила в дверь. После секундной паузы, во время которой я усиленно напрягал мозговые извилины, думая, как же мне исчезнуть, дверь в квартиру был взломана. Нет, конечно, пусть уж лучше дверь, чем я, но все же мне ее было жалко. Бросаясь ничком на пол, я успел заметить, как внутрь ворвались двое и, рассыпавшись по разным углам, тоже открыли огонь. Завязалась перестрелка - сумасшедшая бабенка с громилой с одной стороны и два человека с другой. А посередине, закрыв голову руками, лежал я. Зажмурившись, я мысленно повторял: "Только бы не попали, только бы не попали". Обидно умирать из-за беспочвенной ревности, но погибнуть в чужой перестрелке - еще обиднее.</text:p>
      <text:p text:style-name="First_20_line_20_indent">Между тем, ворвавшиеся в мою квартиру оказались куда более опытными стрелками, и выстрелы вскоре затихли. Затем раздалось чертыханье, а чьи-то руки подняли меня на ноги. Теперь я осмелился открыть глаза. Да что там, я их широко распахнул от удивления. Передо мной стоял Маленький Джон собственной персоной.</text:p>
      <text:p text:style-name="First_20_line_20_indent"/>
      <text:h text:style-name="Heading_20_2" text:outline-level="2"><text:bookmark-start text:name="__RefHeading___Toc23770_3980973373"/>Глава 31<text:bookmark-end text:name="__RefHeading___Toc23770_3980973373"/></text:h>
      <text:p text:style-name="First_20_line_20_indent">Мы проехали уже полгорода, а Джон все молчал. Он решительно пресек первые мои попытки выяснить, в чем дело, и больше я ничего не спрашивал. Мимо нас промелькнули последние городские дома, и я понял, что едем в клинику. Но зачем? Джон был мрачен, и я больше не решался заговорить первым.</text:p>
      <text:p text:style-name="First_20_line_20_indent">Сбавив скорость, автомобиль свернул на ведущую ко входу дорожку и у крыльца остановился совсем.</text:p>
      <text:p text:style-name="First_20_line_20_indent">На этот раз наш путь лежал в подвальные помещения. Я заинтересованно смотрел по сторонам, хотя глядеть особо было не на что. Голые стены, запертые двери. Спустившись вниз на два этажа (а сколько их всего? - подумалось мне), я, Джон и еще какой-то доктор (по крайней мере, на нем был белый халат) зашли в кабинет, являющийся чем-то вроде комнаты наблюдения. Вдоль одной стены полукругом расположились мониторы, в центре стояло кресло. Не присев, Джон протянул вперед руку и нажал на несколько кнопок. </text:p>
      <text:p text:style-name="First_20_line_20_indent">- Это было записано несколько часов назад, как раз тогда, когда мы были в баре.</text:p>
      <text:p text:style-name="First_20_line_20_indent">То, что показывал экран, в комментариях не нуждалось. Я видел, как Кэт шла по коридору, заходила в кабинеты... Запись была неполная. Я догадывался, что террористы не дураки (а в этом я не сомневался), и не станут показывать лаборатории изнутри. Если они хотят сохранить свои секреты в тайне, стоит ли им рисковать?</text:p>
      <text:p text:style-name="First_20_line_20_indent">- Итак, в данный момент меня интересуют две вещи: где то, что взяла твоя подруга, и второй вопрос: кто ты?</text:p>
      <text:p text:style-name="First_20_line_20_indent">Этого я не ожидал. Если первый вопрос еще можно было предугадать, то второй выбил меня из колеи.</text:p>
      <text:p text:style-name="First_20_line_20_indent"><text:soft-page-break/>- Что ты имеешь в виду, Джон? Как это, кто я? И почему я должна знать что-то о том, что вытворяет Кэт? Ты же знаешь меня здесь и рядом не было.</text:p>
      <text:p text:style-name="First_20_line_20_indent">- Это так, - задумчиво произнес Джон. - Но ты была в больнице. Ладно, малышка, даю тебе последний шанс. Скажи, где эта штучка, и я все забуду.</text:p>
      <text:p text:style-name="First_20_line_20_indent">Я сделал оскорбленное лицо.</text:p>
      <text:p text:style-name="First_20_line_20_indent">- Джон! Как ты можешь!.. Это ведь я, Мари...</text:p>
      <text:p text:style-name="First_20_line_20_indent">- Я в этом уже не уверен, - на полтона тише произнес Лутц.</text:p>
      <text:p text:style-name="First_20_line_20_indent">Помолчав, он добавил.</text:p>
      <text:p text:style-name="P1">- Да и она была той еще тварью...</text:p>
      <text:p text:style-name="First_20_line_20_indent">Он махнул рукой, и человек в халате, крепко подхватив меня под локоть, вывел из кабинета.</text:p>
      <text:p text:style-name="First_20_line_20_indent"/>
      <text:p text:style-name="First_20_line_20_indent">- Ну, ты будешь говорить или нет?</text:p>
      <text:p text:style-name="First_20_line_20_indent">Этот нудный настойчивый голос меня уже достал.</text:p>
      <text:p text:style-name="First_20_line_20_indent">- Да не знаю я ничего! - я был уже на грани истерики, хотя где-то глубоко внутри потихоньку посмеивался над их тщетными попытками что-либо выведать у меня.</text:p>
      <text:p text:style-name="First_20_line_20_indent">Они, двое "крутых" парней, стояли возле меня, как два столба, тени в ярком свете лампы, всем своим видом показывая решительность и суля большие неприятности в случае недовольства. Прямо как в третьесортном гангстерском фильме.</text:p>
      <text:p text:style-name="First_20_line_20_indent">Никакие наркотики и гипноз он не применяли. Видимо, они раскусили, что я - Агент. Тогда им, как и мне, было известно, что в каждого из "продвинутых" служащих Агентства "встраивается" защита против таких методов.</text:p>
      <text:p text:style-name="First_20_line_20_indent">Видимо, приказа калечить меня или причинять какой-то другой вред, физический или психологический, не было. Это знали они, это подозревал я. Но до сих пор они только запугивали меня. В таком случае, им оставалось продолжать допрос, лишь уповая на удачу. Я бы сказал, что это было равносильно ожиданию чуда.</text:p>
      <text:p text:style-name="First_20_line_20_indent">- Говори или мы...</text:p>
      <text:p text:style-name="First_20_line_20_indent">Тут громила справа несколько замялся. И правда, ну что они могли мне сделать?</text:p>
      <text:p text:style-name="First_20_line_20_indent">Правда, тот, что слева, пару раз с несколько преувеличенным интересом <text:s/>смотрел мне в район ширинки, я ловил на себе его взгляд, но тот, что справа, тоже замечал это и давал понять своему напарнику, что не потерпит подобного интереса.</text:p>
      <text:p text:style-name="First_20_line_20_indent">Уже дважды за последний час звенел звонок, и эти двое (Геркулес и Макиавелли, как я их мысленно прозвал) выходили.</text:p>
      <text:p text:style-name="First_20_line_20_indent">Ситуация как в кино. Если бы я был более спокоен и менее голоден, я бы в открытую развлекался. Но сейчас меня гораздо больше беспокоило, а не решат ли они заморить меня голодом. Я почти надеялся, что Джон за нами наблюдает и не допустит этого. Понимаю, это наивно...</text:p>
      <text:p text:style-name="First_20_line_20_indent"><text:soft-page-break/>Я представил большой бутерброд с ветчиной, и у меня забурчало в животе. Однако я тут же подавил возникшую в голове картину и сделал пару дыхательных упражнений, которым обучился еще в детстве. А заодно я попытался успокоиться, что мне удалось не очень. К сожалению, аутотренинг, который входил в обязательную подготовку агентов, мне не удавался, равно как и самогипноз. Зато это компенсировалось преувеличенным воображением.</text:p>
      <text:p text:style-name="First_20_line_20_indent"/>
      <text:p text:style-name="First_20_line_20_indent">"Пытка апельсинами продолжалась уже три часа" - вспомнил я фразу из старой комедии. И напрасно, так как мой рот тотчас же наполнился слюной.</text:p>
      <text:p text:style-name="First_20_line_20_indent">Опять прозвенел звонок. Оба допрашивающих вышли, снова оставив меня в одиночестве. Хотя никаких камер или зеркал не было видно, я чувствовал, что за мной наблюдают.</text:p>
      <text:p text:style-name="P1">Я ждал. Чего - не знаю, просто чего-нибудь.</text:p>
      <text:p text:style-name="First_20_line_20_indent">На этот раз отворившаяся дверь пропустила только одного человека. И вот тут-то мне действительно стало сильно не по себе.</text:p>
      <text:p text:style-name="First_20_line_20_indent">Средний рост, шаблонная, серая внешность... Я готов был поклясться, что это тот самый человек, который и отправил меня на это задание. Конечно, это был "матрица" и еще, я это ясно почувствовал по металлически кислому привкусу во рту, "грибник". Он внимательно посмотрел на меня, а затем, не сказав ни слова, вышел.</text:p>
      <text:p text:style-name="First_20_line_20_indent">Вот когда я испугался по-настоящему. В голове у меня как будто что-то коротнуло. В мозгу металось множество мыслей, отрывочных и неясных. Как... Кто... Почему?...</text:p>
      <text:p text:style-name="First_20_line_20_indent">Этот трюк террористов сработал.</text:p>
      <text:p text:style-name="First_20_line_20_indent">Снова вошли двое допрашивавших меня до этого. Потерзав вопросами еще несколько минут, они неожиданно резко прекратили допрос и отвели меня в другую комнату, которая сильно напоминала мне тюремную камеру, особенно после того, как за моей спиной послышался звук запираемого замка.</text:p>
      <text:p text:style-name="First_20_line_20_indent">Меня неожиданно охватила слабость, и я почти упал на небольшую кровать.</text:p>
      <text:p text:style-name="First_20_line_20_indent">Несомненно одно, заходивший в комнату - именно тот, кого я видел в Агентстве, но это телом. А разум? Если террористам досталось тело - это полбеды, но если нет...</text:p>
      <text:p text:style-name="First_20_line_20_indent">"Да, - подумал я уныло, - теперь ты в полной заднице". Сейчас мне было не соблюдения культуры речи.</text:p>
      <text:p text:style-name="First_20_line_20_indent">Я понял, теперь мне не стоит ждать чуда, придется выбираться отсюда самому. Эх, Кэтрин, Кэтрин, что же ты была так неаккуратна...</text:p>
      <text:p text:style-name="First_20_line_20_indent">Беглый осмотр помещения ничего не дал. Ни-че-го! Не было ни одного предмета, который мог бы служить мне оружием или инструментом. Правда, оставалась одежда и постельное белье. А еще ноги, руки, и, самое главное, голова. Поэтому я решил поднапрячь последнюю и сделать первые наброски плана побега.</text:p>
      <text:p text:style-name="First_20_line_20_indent">Но тут дверь отворилась, и на пороге появился еще один человек в белом халате. «Еще один» потому, что до этого я его не видел. Перед собой он катил небольшой столик, на котором была <text:soft-page-break/>тарелка с супом, кружка с каким-то соком и пара кусков хлеба. Ну, плюс еще большая белая салфетка.</text:p>
      <text:p text:style-name="First_20_line_20_indent">Оставив столик возле кровати, он вышел.</text:p>
      <text:p text:style-name="First_20_line_20_indent">Голод – не тетка, говорили еще древние. Я подскочил к еде и принялся уплетать за обе щеки, лишь изредка морщась: хлеб был белый, а не черный, к которому я привык, а сок на вкус оказался чересчур пресным. Не прошло и пяти минут после того, как я все доел, как снова появился тот же человек, что и ранее, и забрал посуду. А я опять остался в одиночестве.</text:p>
      <text:p text:style-name="First_20_line_20_indent">На меня накатила сытая сонливость. Вспомнив еще одну народную мудрость: «Утро вечера мудренее», я расслабился и лег спать. А что еще я мог сделать?</text:p>
      <text:p text:style-name="First_20_line_20_indent"/>
      <text:h text:style-name="Heading_20_2" text:outline-level="2"><text:bookmark-start text:name="__RefHeading___Toc23772_3980973373"/>Глава 32<text:bookmark-end text:name="__RefHeading___Toc23772_3980973373"/></text:h>
      <text:p text:style-name="First_20_line_20_indent">Проснулся от того, что койка подо мной слегка подскочила, а кто-то ойкнул и выругался.</text:p>
      <text:p text:style-name="First_20_line_20_indent">- Нечего совать ноги куда попало, - сварливо отозвался чей-то голос.</text:p>
      <text:p text:style-name="First_20_line_20_indent">Я попробовал пошевелиться, но не смог. Пока я спал, кто-то привязал меня к койке. Странно, обычно я сплю довольно чутко, но в этот раз не проснулся. Наверное, что-то было добавлено в еду. И теперь меня, абсолютно беспомощного, куда-то везли.</text:p>
      <text:p text:style-name="First_20_line_20_indent">Койку закатили в лифт, и он мягко тронулся. Я повернул голову и, скосив глаза, по табло увидел – вниз.</text:p>
      <text:p text:style-name="First_20_line_20_indent">Остановились мы на самом нижнем этаже.</text:p>
      <text:p text:style-name="First_20_line_20_indent">Дверцы лифта открылись, и меня выкатили во все такой же безликий коридор.</text:p>
      <text:p text:style-name="First_20_line_20_indent">«Интересно, - подумалось мне. – А если бы они ошиблись этажом, быстро бы осознали ошибку?»</text:p>
      <text:p text:style-name="First_20_line_20_indent">Между тем, койку выкатили в большую комнату с кучей разнообразного медицинского оборудования.</text:p>
      <text:p text:style-name="First_20_line_20_indent">Что-то мне стало не по себе.</text:p>
      <text:p text:style-name="First_20_line_20_indent">Доктор, я в этом не сомневался, подошел ко мне и внимательно осмотрел.</text:p>
      <text:p text:style-name="First_20_line_20_indent">- Так, хорошо, можете позвать мистера Лутца.</text:p>
      <text:p text:style-name="First_20_line_20_indent">Меня развернули так, что мне стал виден большой плоский экран, занимающий едва ли не треть одной из стен. Он посветлел, и на нем появилось лицо Джона.</text:p>
      <text:p text:style-name="First_20_line_20_indent">- Мари, детка, или кто бы ты ни был. Послушай, скажи, где то, что взяла твоя подружка Кэт. Возможно, тогда я раздумаю убивать тебя. Хотя нет! Тогда я убью тебя, но быстро.</text:p>
      <text:p text:style-name="First_20_line_20_indent">У меня хватило сил улыбнуться.</text:p>
      <text:p text:style-name="P1">- У меня этого нет, и я не знаю, где оно. И еще, вспомни фильм «Харлей Девидсон и ковбой Мальборо». Как там говорили: «В такой день можно и помучаться»? – конечно, это была пустая бравада. На самом деле я жутко боялся.</text:p>
      <text:p text:style-name="First_20_line_20_indent"><text:soft-page-break/>- Упрямая девчонка! – буркнул Джон и, махнув рукой, отключился.</text:p>
      <text:p text:style-name="First_20_line_20_indent">Ко мне подключили датчики, на голову тоже надели шлем, от которого шел толстый кабель. Похоже, тело и разум проводили вместе последние минуты.</text:p>
      <text:p text:style-name="First_20_line_20_indent">Щелкнув несколькими тумблерами, доктор уставился в монитор, и что-то там ему не понравилось.</text:p>
      <text:p text:style-name="First_20_line_20_indent">Он подошел к настенному экрану и вызвал Джона.</text:p>
      <text:p text:style-name="First_20_line_20_indent">- Мистер Лутц, у нас тут небольшая проблема.</text:p>
      <text:p text:style-name="First_20_line_20_indent">- Ну?..</text:p>
      <text:p text:style-name="First_20_line_20_indent">- Необычная энцефалограмма.</text:p>
      <text:p text:style-name="First_20_line_20_indent">- Ну?..</text:p>
      <text:p text:style-name="First_20_line_20_indent">Несомненно, это матрица, но налицо также и признаки психосоматического синдрома Коуэна с эмиссионно-возвратными всплесками.</text:p>
      <text:p text:style-name="First_20_line_20_indent">- И что означает эта белиберда?</text:p>
      <text:p text:style-name="First_20_line_20_indent">Доктор вздохнул.</text:p>
      <text:p text:style-name="First_20_line_20_indent">- Короче, это явно Агент. Тело принадлежит «грибнику», но есть и признаки «сканера». Вы же знаете, они все под контролем правительства.</text:p>
      <text:p text:style-name="First_20_line_20_indent">- И?..</text:p>
      <text:p text:style-name="First_20_line_20_indent">- И мы не можем использовать его ни как контейнер, ни как носитель.</text:p>
      <text:p text:style-name="First_20_line_20_indent">- Не понял!</text:p>
      <text:p text:style-name="First_20_line_20_indent">- В общем, я здесь бессилен.</text:p>
      <text:p text:style-name="First_20_line_20_indent">- Черт! – взбесился Джон. – Сделайте же что-нибудь! У Вас есть инструкции.</text:p>
      <text:p text:style-name="First_20_line_20_indent">Он повернулся в мою сторону и неожиданно спокойным холодным голосом добавил.</text:p>
      <text:p text:style-name="First_20_line_20_indent">- Тебе повезло.</text:p>
      <text:p text:style-name="First_20_line_20_indent">Экран опять потух.</text:p>
      <text:p text:style-name="First_20_line_20_indent">Я до сих пор молчал, но тут решил высказаться.</text:p>
      <text:p text:style-name="First_20_line_20_indent">- Эй, доктор! Не откажите в любезности. Если Вам уже не нужно, может, Вы уберете с меня эти провода?</text:p>
      <text:p text:style-name="First_20_line_20_indent">Тот, к кому я обращался, очнулся от задумчивости.</text:p>
      <text:p text:style-name="First_20_line_20_indent">- Что? А, да-да!</text:p>
      <text:p text:style-name="First_20_line_20_indent">Он снова пощелкал тумблерами и отцепил от меня шлем.</text:p>
      <text:p text:style-name="First_20_line_20_indent">- Хотел бы я Вас исследовать, - задумчиво произнес он.</text:p>
      <text:p text:style-name="First_20_line_20_indent">Я сразу представил себе лягушку под скальпелем и передернулся.</text:p>
      <text:p text:style-name="P1"><text:soft-page-break/>- Не завидую я Вам, - деловито произнес доктор.</text:p>
      <text:p text:style-name="First_20_line_20_indent">- Почему?</text:p>
      <text:p text:style-name="P1">- Теперь придется применять насилие. А это, должен я Вам сказать, очень неприятная штука.</text:p>
      <text:p text:style-name="First_20_line_20_indent">- Иначе говоря, будете пытать.</text:p>
      <text:p text:style-name="First_20_line_20_indent">Доктор только вздохнул.</text:p>
      <text:p text:style-name="First_20_line_20_indent">- Конечно, можно было бы просто убить Вас, но, к сожалению, нам необходима информация. А извлечь ее, как Вы уже поняли, мы не можем.</text:p>
      <text:p text:style-name="First_20_line_20_indent">Меня так и подмывало спросить, и я не удержался.</text:p>
      <text:p text:style-name="First_20_line_20_indent">- А как же Кэт?</text:p>
      <text:p text:style-name="First_20_line_20_indent">- Кто? Ах, Ваша подруга! Ну, во-первых, при бессознательном состоянии ничего не сделать, а во-вторых, ее так охраняют, что близко не подойти.</text:p>
      <text:p text:style-name="First_20_line_20_indent">Я обрадовался. Честное слово, не все так плохо. Ведь я им нужен живым. Хотя, подумал тут же мрачно я, не обязательно целым.</text:p>
      <text:p text:style-name="P1">- Кстати, знаете, девушка, процедура может оказаться действительно очень болезненной. Некоторые от подобного даже с ума сходят.</text:p>
      <text:p text:style-name="P1">- Те, кто не умер? – неудачно попытался сострить я.</text:p>
      <text:p text:style-name="P1">- Да, - коротко бросил доктор.</text:p>
      <text:p text:style-name="First_20_line_20_indent">Мои руки и ноги и так были привязаны, но теперь ремни сменили, подложив под них мягкие прокладки.</text:p>
      <text:p text:style-name="First_20_line_20_indent">Я взирал на эти приготовления с немалой долей страха.</text:p>
      <text:p text:style-name="First_20_line_20_indent">В основании черепа и на висках укрепили электроды. Похоже, они решили обойтись без физического увечья, воздействуя непосредственно на болевые центры. Наконец, все было готово, и подручные, прикатившие койку, на которой я и лежал до сих пор, отошли в сторону.</text:p>
      <text:p text:style-name="First_20_line_20_indent">Доктор повернул рычаг, и в глазах у меня потемнело.</text:p>
      <text:p text:style-name="First_20_line_20_indent">Тотчас же наступило прояснение, и кроме необычайной слабости, я ничего не почувствовал.</text:p>
      <text:p text:style-name="P1">- И что, это все? – спросил я почему-то осипшим голосом.</text:p>
      <text:p text:style-name="First_20_line_20_indent">- Бедняжка ничего не помнит, - сочувственно произнес один из подручных и, вторя своему приятелю, рассмеялся.</text:p>
      <text:p text:style-name="First_20_line_20_indent">Как будто отряхиваясь, доктор помотал головой и вытер носовым платком вспотевший лоб.</text:p>
      <text:p text:style-name="P1">- Что значит «все»? Вы что, ничего не… - он замолчал и бросился к приборам.</text:p>
      <text:p text:style-name="First_20_line_20_indent">Снова послышалось чертыхание.</text:p>
      <text:p text:style-name="P1">Замолчавшие подручные, «придурки» - подумал я, подошли к доктору. Тот внимательно смотрел на монитор.</text:p>
      <text:p text:style-name="P1"><text:soft-page-break/>- Невероятно! Подобной шизофренической реакции я еще никогда не встречал. Джон! Мистер Лутц! – он снова бросился к экрану.</text:p>
      <text:p text:style-name="First_20_line_20_indent">- Ну, что? Как продвигаются дела?</text:p>
      <text:p text:style-name="P1">- Это невероятно! – повторился доктор. – Мы пробовали непосредственное вмешательство, но она просто выключилась!</text:p>
      <text:p text:style-name="First_20_line_20_indent">- Потеряла сознание, что ли?</text:p>
      <text:p text:style-name="P1">- Да, то есть, нет! Произошло раздвоение личности…</text:p>
      <text:p text:style-name="P1">«Ого!» - подумал я.</text:p>
      <text:p text:style-name="P1">- …и это необъяснимо. Мистер Лутц, дайте мне обследовать ее!</text:p>
      <text:p text:style-name="P1">- Нет. Пока нет. Продолжайте!... Не знаю, как Вас там, - обратился он ко мне. – А Вы, оказывается, полны сюрпризов. Предупреждаю, лучше ответьте мне, где то, что взяла ваша подруга.</text:p>
      <text:p text:style-name="First_20_line_20_indent">Я молча отвернулся.</text:p>
      <text:p text:style-name="P1">«Интересно, а что же, действительно, она взяла?»</text:p>
      <text:p text:style-name="P1">Доктор озабоченно посмотрел на меня. Он тронул на пульте пару выключателей, затем с тяжелым вздохом произнес: «Ну, поехали!», и нажал на кнопку.</text:p>
      <text:p text:style-name="P1">На этот раз я сознание не терял. Да ведь и боли-то никакой не было. Напротив, я испытал такое блаженство, словами не описать. Теплые золотые волны накатили на меня, убаюкивая и лаская. Это было похоже на то состояние, когда не спишь несколько суток. Под конец уже плохо различаешь, где сон, а где явь, просто падая… Куда? Наверное, в объятия Морфея. Но той реакции, которой ждали от меня террористы, не последовало.</text:p>
      <text:p text:style-name="First_20_line_20_indent">Сквозь дымку я заметил, как доктор, не веря собственным глазам, переводил взгляд с монитора, стоящего перед ним, на меня и обратно. Похоже, он подключился к центру наслаждения в моем мозгу, но у него ничего не вышло! Не знаю, может, это что-то было изначально в моей голове, а может, постарались медики Агентства, но реакция на возбуждение нервных центров оказалась контролируемой. Это было круто!</text:p>
      <text:p text:style-name="First_20_line_20_indent">Я саркастически улыбнулся.</text:p>
      <text:p text:style-name="First_20_line_20_indent">Доктор, беззвучно шевеля губами, бешено стучал по клавишам компьютера, его подчиненные смущенно стояли в стороне.</text:p>
      <text:p text:style-name="First_20_line_20_indent">Пока что все было замечательно, если бы не два "но". Во-первых, этот медик наверняка захочет покопаться у меня в голове, а во-вторых… Машинка удовольствий продолжала работать. Это нагоняло на меня страшную сонливость. Я зевнул раз, другой, а потом не выдержал и заснул.</text:p>
      <text:p text:style-name="First_20_line_20_indent">Проснулся я в той же комнате, где был заперт и раньше. Ну, по правде говоря, это могла быть и другая комната, просто уж очень она была похожа на первую. Ремни с меня сняли, так что я мог встать и поразмять конечности.</text:p>
      <text:p text:style-name="First_20_line_20_indent"><text:soft-page-break/>Заглянув за ширму, я обнаружил ванну и туалет. Это было как нельзя кстати. Я справил нужду, а затем принял душ. Освежившись, я вышел к койке и… Нет, в комнате никого не было, однако на койке лежало свежее белье, пачка тампонов, пачка прокладок, а рядом вновь стоял столик с едой.</text:p>
      <text:p text:style-name="First_20_line_20_indent">Еще раз оглядевшись, я не заметил никаких признаков камеры, хотя это ровным счетом ничего не значило. Ведь где-то она была! Я постарался выбросить беспокойство из головы, переоделся и поел. Хоть я и оказался в тюрьме, но пока она оставалась довольно комфортабельной. Но долго ли это продлится?</text:p>
      <text:p text:style-name="P1">Как и в прошлый раз, очень скоро появился человек в белом халате, чтобы забрать столик. Пятясь спиной вперед, он уже выходил из комнаты, когда я замахнулся и со всей силы запустил ему в лицо кружкой, которую заранее прихватил со столика, и отсутствие которой мужчина не заметил. Хоть кружка и была из пластика, но все же оставалась довольно твердой, не чета одноразовым стаканчикам. Незнакомец схватился за лицо. Я пнул столик, и тот, больно ударив человека под колени, заставил последнего сделать еще один шаг назад и потерять равновесие.</text:p>
      <text:p text:style-name="First_20_line_20_indent">Не мешкая, я выскочил следом за ним в коридор, молясь чтоб там меня никто больше не поджидал. Мне повезло, коридор оказался пуст.</text:p>
      <text:p text:style-name="First_20_line_20_indent"><text:s/>Окончательный удар ребром ладони вкупе с двухсекундным нажатием на сонную артерию привели и так уже дезориентированного мужчину в бессознательное состояние. Почти закинув его в комнату, я стащил с него халат и связал руки его же собственным ремнем, а затем, накинув на себя белую одежду, выскочил в коридор.</text:p>
      <text:p text:style-name="First_20_line_20_indent">Сигнала тревоги я пока не слышал, но все же мне приходилось решать очень быстро, в какую сторону идти. В конце концов, я быстрым шагом отправился туда, где были двери лифта. Стоя в кабинке, я уже поднес палец к кнопкам, когда на миг остановился и задумался. Куда же ехать? Вниз, где все тайны, или вверх, где выход на свободу? Как я всегда говорил, я не герой, поэтому поехал вверх.</text:p>
      <text:p text:style-name="First_20_line_20_indent">Выскочив на первом этаже, я сбил с ног еще одного человека в белом халате, заехав ему локтем в живот. Мысленно извинившись, я выбежал на улицу.</text:p>
      <text:p text:style-name="First_20_line_20_indent">Был день. Небо пасмурное, но дождя нет. Скинув с себя халат, я трусцой пробежал вдоль дороги. И мне снова повезло. Попуток было мало, но какой-то дальнобойщик все-таки остановился и предложил подвезти меня. Я немедля согласился, и мы тронулись в путь.</text:p>
      <text:p text:style-name="First_20_line_20_indent"/>
      <text:h text:style-name="Heading_20_2" text:outline-level="2"><text:bookmark-start text:name="__RefHeading___Toc23774_3980973373"/>Глава 33<text:bookmark-end text:name="__RefHeading___Toc23774_3980973373"/></text:h>
      <text:p text:style-name="P1">Хотя погони не было, домой я не поехал. "Что я, идиот, что ли?" – подумал я, направляясь в сторону ближайшего магазина одежды. Уже зайдя внутрь, я вспомнил, что денег или кредитки у меня с собой нет, и, стыдясь собственной забывчивости, вынужден был уйти ни с чем. Тем не менее, проблема с одеждой оставалась. Кто знает, вдруг они (террористы) засунули туда "жучков"?</text:p>
      <text:p text:style-name="First_20_line_20_indent"><text:span text:style-name="T1">Необходимо было сменить наряд. Но как? Где? К своим знакомым я не мог идти, слишком большой риск, поэтому надо было придумать что-то другое. Где можно переодеться? Там, где </text:span><text:soft-page-break/><text:span text:style-name="T1">есть одежда. А где? Если не в магазине, то там, где раздеваются, то есть в спортзале или бассейне. Эта мысль показалась мне удачной, тем более что одно из подобных заведений как раз недалеко. И я энергично зашагал в его сторону.</text:span></text:p>
      <text:p text:style-name="First_20_line_20_indent">Менее чем через полчаса я уже был переодет. Никаких угрызений совести я не испытывал. Ну, почти...</text:p>
      <text:p text:style-name="First_20_line_20_indent">Идя в туфлях на высоком каблуке, я с тоской вспоминал оставленные кроссовки. В них ходить было гораздо приятнее.</text:p>
      <text:p text:style-name="First_20_line_20_indent">Вот теперь я мог чуть-чуть расслабиться. Тем не менее, проблема с нехваткой денег оставалась, а домой я идти не мог. В конечном итоге, я должен был попасть в офис Агентства, но... Если там есть люди террористов, значит, суетиться не стоит.</text:p>
      <text:p text:style-name="First_20_line_20_indent">С телефона-автомата я позвонил в больницу, где лежала Кэт. Официальный женский голос сообщил, что еще два дня назад ее перевели в другую клинику. Нет, она не знает, куда.</text:p>
      <text:p text:style-name="First_20_line_20_indent">Два дня? Ого! Похоже, сидя взаперти, я потерял массу времени. Мне необходимо было с кем-нибудь посоветоваться, но единственный человек, которому я доверял, был Джей Си, Чудик.</text:p>
      <text:p text:style-name="First_20_line_20_indent"/>
      <text:p text:style-name="First_20_line_20_indent">Судя по развевающемуся лифчику, Джей Си был в ударе.</text:p>
      <text:p text:style-name="First_20_line_20_indent">К счастью, он был один. Когда дверь отворилась, на меня волной нахлынули запахи косметики и пончиков - неизменный, неотъемлемый атрибут его переодеваний.</text:p>
      <text:p text:style-name="First_20_line_20_indent">Сам Джей Си был одет лишь в коротенький дамский халат. Кроме аккуратно расчесанных волос и накрашенных ногтей больше ничто не указывало на его перевоплощения, но и этого оказалось достаточно, чтобы из скучного компьютерного фаната он превратился в миловидную женщину.</text:p>
      <text:p text:style-name="First_20_line_20_indent">- Господи, ну почему бы тебе просто не сделать операцию? - произнес я, стоя одной ногой в подъезде.</text:p>
      <text:p text:style-name="First_20_line_20_indent">Джей Си пожал в ответ плечами.</text:p>
      <text:p text:style-name="First_20_line_20_indent">- А зачем?</text:p>
      <text:p text:style-name="First_20_line_20_indent">Когда он пропустил меня внутрь, а дверь за мной захлопнулась, я тут же сменил тон.</text:p>
      <text:p text:style-name="First_20_line_20_indent">- У меня проблема!</text:p>
      <text:p text:style-name="First_20_line_20_indent">- Какая?</text:p>
      <text:p text:style-name="First_20_line_20_indent">- Настоящая проблема, - сделал я ударение на первом слове.</text:p>
      <text:p text:style-name="First_20_line_20_indent">Джей Си весь собрался.</text:p>
      <text:p text:style-name="First_20_line_20_indent">- Ну?..</text:p>
      <text:p text:style-name="First_20_line_20_indent">- В Агентстве - предатель. За мной охотятся "грибники", Кэт в больнице, надеюсь, в Агентстве. Ей тоже угрожает опасность.</text:p>
      <text:p text:style-name="First_20_line_20_indent">Джей Си цыкнул уголком рта.</text:p>
      <text:p text:style-name="First_20_line_20_indent"><text:soft-page-break/>На секунду он задумался, а затем кивнул вглубь квартиры.</text:p>
      <text:p text:style-name="First_20_line_20_indent">- Пойдем!</text:p>
      <text:p text:style-name="First_20_line_20_indent">Он подошел к шкафу, на полках которого стояла масса книг, нащупал что-то сбоку, нажал, и потайная дверь, замаскированная под полки, отворилась, обнажая за собой стеллаж с оружием. Его было немного, но вполне достаточно, чтобы отбиться в небольшой перестрелке.</text:p>
      <text:p text:style-name="First_20_line_20_indent">- Ты что, видиков насмотрелся? - недоуменно спросил я.</text:p>
      <text:p text:style-name="First_20_line_20_indent">Подумав маленько, я добавил.</text:p>
      <text:p text:style-name="First_20_line_20_indent">- А, впрочем, давай пистолет.</text:p>
      <text:p text:style-name="First_20_line_20_indent">- Зачем тебе, ты же не стреляешь?</text:p>
      <text:p text:style-name="First_20_line_20_indent">- Угу. Только все равно, с ним как-то спокойнее. И если я ни в кого до сих пор не стрелял, это не значит, что я не смогу.</text:p>
      <text:p text:style-name="First_20_line_20_indent">Джей Си пожал плечами, мол, как хочешь. К моему удивлению, он не стал снимать оружие со стены. Вместо этого он подошел к стоящему в стороне комоду, открыл его и достал коробку, похожую на те, в которых продают электробритвы. Внутри ее лежал небольшой заряженный пистолет и запасная обойма.</text:p>
      <text:p text:style-name="First_20_line_20_indent">- Пятнадцать в магазине, один в стволе.</text:p>
      <text:p text:style-name="First_20_line_20_indent">Я непонимающе посмотрел на него.</text:p>
      <text:p text:style-name="First_20_line_20_indent">- А почему ты не стал снимать со стены?</text:p>
      <text:p text:style-name="First_20_line_20_indent">- Ты что? Там муляжи, игрушки.</text:p>
      <text:p text:style-name="First_20_line_20_indent">Нет, определенно, иногда я его просто не понимал.</text:p>
      <text:p text:style-name="First_20_line_20_indent">- Ну, ладно, чем ты еще можешь помочь? Запасная одежда есть?</text:p>
      <text:p text:style-name="First_20_line_20_indent">Джей Си улыбнулся улыбкой Моны Лизы и молча нащупал еще один потайной выключатель.</text:p>
      <text:p text:style-name="First_20_line_20_indent">Секция с оружием отъехала в сторону. Оказывается, за ней скрывалась не очень большая, но все же вместительная комната. О ее вместительности я мог судить по тому, что там было все, что нужно для перевоплощения: грим, косметика, парики. С одной стороны шли вешалки с женской одеждой и бельем, с другой - с мужскими принадлежностями. И при этом оставалось место еще для большого зеркала, кровати и стола с компьютером.</text:p>
      <text:p text:style-name="First_20_line_20_indent">Я присвистнул и мотнул головой.</text:p>
      <text:p text:style-name="First_20_line_20_indent">- Вот это да!</text:p>
      <text:p text:style-name="First_20_line_20_indent">Видя мое восхищение, Джей Си криво усмехнулся и пнул по низу стены. Тотчас же вперед выехала большая полка с обувью.</text:p>
      <text:p text:style-name="First_20_line_20_indent">Чуть опустив уголки рта, я согласно кивал головой.</text:p>
      <text:p text:style-name="First_20_line_20_indent">- Круто, круто! А размерчик-то мой найдется?</text:p>
      <text:p text:style-name="First_20_line_20_indent">Джей Си усмехнулся.</text:p>
      <text:p text:style-name="First_20_line_20_indent"><text:soft-page-break/>- Поняла, - сказал я.</text:p>
      <text:p text:style-name="First_20_line_20_indent">- Только вот, кого мы из тебя будем делать? Мужчину, женщину? И с возрастом определись, пожалуйста.</text:p>
      <text:p text:style-name="First_20_line_20_indent">Я задумался. С одной стороны, можно было загримироваться так, что меня точно никто не узнает. С другой стороны, выбери я не тот тип личности, и мне придется копировать стиль поведения, а с артистическим талантом у меня не все ладно.</text:p>
      <text:p text:style-name="First_20_line_20_indent">- Эх, так заманчиво... Да ладно, не будем сильно менять. Придумай что-нибудь сам.</text:p>
      <text:p text:style-name="First_20_line_20_indent">Джей Си хмыкнул и включил компьютер. Сразу же запустилась программа моделирования внешности, и он бойко застучал по клавишам.</text:p>
      <text:p text:style-name="First_20_line_20_indent">- Слушай, а откуда у тебя столько шмоток?</text:p>
      <text:p text:style-name="First_20_line_20_indent">- Ты что, шутишь? У меня магазин за стеной.</text:p>
      <text:p text:style-name="First_20_line_20_indent"/>
      <text:h text:style-name="Heading_20_2" text:outline-level="2"><text:bookmark-start text:name="__RefHeading___Toc23776_3980973373"/>Глава 34<text:bookmark-end text:name="__RefHeading___Toc23776_3980973373"/></text:h>
      <text:p text:style-name="First_20_line_20_indent">Когда я ушел от Джей Си, в сумочке у меня лежала пусть тощая, но все же весомая пачка денег, а сам я из стройной брюнетки превратился в шатенку с чуть раскосыми восточными чертами лица. Фигура тоже претерпела некоторые изменения, в основном благодаря накладкам на область ниже спины, то есть на зад. Гардероб мне тоже пришлось сменить. То, что было надето на меня теперь, я бы охарактеризовал как "умеренное мини". Впрочем, кое-кто посчитал бы мой наряд излишне консервативным для такой фигуры. Наверное, оставайся я мужчиной, я решил бы так же.</text:p>
      <text:p text:style-name="First_20_line_20_indent">Подумав об этом, я с некоторым удивлением открыл, что практически смирился со своим двойственным положением. Хм, наверное, трансвеститы с опытом чувствуют нечто подобное.</text:p>
      <text:p text:style-name="First_20_line_20_indent"/>
      <text:p text:style-name="First_20_line_20_indent">Я шел прямо к ближайшей точке Агентства. Похоже, про квартиру придется забыть. Жаль, там оставалось еще несколько горячо любимых мною вещей. В частности, там было то малое, что связывало еще меня с моей прошлой жизнью.</text:p>
      <text:p text:style-name="First_20_line_20_indent">Мест, откуда я мог добраться до мало-мальски важного пункта внутри Агентства, было много. На этот раз я решил пройти через университет.</text:p>
      <text:p text:style-name="P1">Вечерело, поэтому в стенах учебного заведения было полно молодых, но вполне самостоятельных людей. В моду снова входило движение хиппи, поэтому их внешний вид был, мягко выражаясь, несколько пестрым. Один из таких "мальчиков" прицепился было ко мне, но после подчеркнуто высокомерного высказывания: "С малолетками не вожусь", все же отстал.</text:p>
      <text:p text:style-name="First_20_line_20_indent">Конкретно в этом Университете не было прямого выхода к офисам Агентства, здесь работал только наблюдатель. Был он, как ни странно, не ректором или преподавателем, а уборщиком. Неприглядная профессия, но кто-кто, а я знал, что за плечами техслужащего два престижных колледжа, и, само собой, спецподготовка.</text:p>
      <text:p text:style-name="First_20_line_20_indent"><text:soft-page-break/>Кстати, в прошлом он даже успел побыть наемником, и однажды с ним произошла любопытная история. О ней проведал один писатель и написал повесть, по которой был снят фильм. Насколько мне помнится, он назывался "Замена".</text:p>
      <text:p text:style-name="First_20_line_20_indent">Я же знал его как человека, завербовавшего когда-то меня. Именно он, и не кто иной, предложил мне работать на Агентство.</text:p>
      <text:p text:style-name="First_20_line_20_indent">Как все же тесен мир! Я встретил его однажды на улице и чуть было не заговорил с ним. Но было это уже после моего преобразования, так что, поразмыслив, я решил оставить свое знание про запас, на крайний случай. Похоже, сейчас наступил именно такой момент.</text:p>
      <text:p text:style-name="First_20_line_20_indent">Как и следовало ожидать, уборщик находился в своей подсобке, где царил <text:s/>почти армейский порядок.</text:p>
      <text:p text:style-name="First_20_line_20_indent">- Мистер Вайтманн, у меня к Вам личное дело.</text:p>
      <text:p text:style-name="First_20_line_20_indent">- Идите, девушка, идите. Ректорат на четвертом этаже.</text:p>
      <text:p text:style-name="First_20_line_20_indent">- Нет, Вы не поняли. Речь идет о коде 1538/46.</text:p>
      <text:p text:style-name="First_20_line_20_indent">- Так... - Отношение ко мне сразу сменилось на тревожное внимание. - Чем могу помочь?</text:p>
      <text:p text:style-name="First_20_line_20_indent">- Мне нужен сопровождающий.</text:p>
      <text:p text:style-name="First_20_line_20_indent">- Куда?</text:p>
      <text:p text:style-name="First_20_line_20_indent">- В головной офис, - решение пришло неожиданно.</text:p>
      <text:p text:style-name="First_20_line_20_indent">- Мой допуск ликвидировали еще семь лет назад.</text:p>
      <text:p text:style-name="First_20_line_20_indent">- Не может быть! Ведь я сама...</text:p>
      <text:p text:style-name="First_20_line_20_indent">- Ох, ладно, ладно. В чем дело-то?</text:p>
      <text:p text:style-name="First_20_line_20_indent">- Похоже, у нас "крыса", шпион.</text:p>
      <text:p text:style-name="First_20_line_20_indent">- С чего это?</text:p>
      <text:p text:style-name="First_20_line_20_indent">- Визуальное наблюдение, - я вовсе не собирался открывать карты.</text:p>
      <text:p text:style-name="First_20_line_20_indent">Мой собеседник немного подумал.</text:p>
      <text:p text:style-name="First_20_line_20_indent">- Сто баксов.</text:p>
      <text:p text:style-name="First_20_line_20_indent">- Что?</text:p>
      <text:p text:style-name="First_20_line_20_indent">- Милая, я же наемник. Хочешь получить хорошую защиту - плати. Если ничего не случится - четверть платы - назад.</text:p>
      <text:p text:style-name="First_20_line_20_indent">Я мысленно прикинул свои финансовые возможности. Денег, которые дал мне Джей Си, вполне хватало.</text:p>
      <text:p text:style-name="First_20_line_20_indent">- Ладно, - не стал более торговаться я.</text:p>
      <text:p text:style-name="First_20_line_20_indent">- Когда выходим?</text:p>
      <text:p text:style-name="First_20_line_20_indent">- Сейчас.</text:p>
      <text:p text:style-name="First_20_line_20_indent"><text:soft-page-break/>Уже по пути он задал еще один, последний вопрос.</text:p>
      <text:p text:style-name="First_20_line_20_indent">- Судя по всему, ты все видела сама?</text:p>
      <text:p text:style-name="First_20_line_20_indent">- Да, - отвечая, я колебался. Кто знает, к чему этот вопрос.</text:p>
      <text:p text:style-name="First_20_line_20_indent">Он повел меня ходом, которого я не знал. Тот шел через туалет библиотеки, наверное, единственной, работающей в этот час.</text:p>
      <text:p text:style-name="First_20_line_20_indent">Аккуратный, ухоженный туннель вывел нас на станцию подземки. После нажатия кнопки вызова мы прождали еще час, когда, наконец, пришла "капсула" - небольшой закрытый вагон для скоростного передвижения, и мы смогли сесть. Во время поездки я, может, и не прочь был бы поделиться своими опасениями и мыслями, но, взглянув на сопровождающего меня человека, передумал. Наверняка, он уже давно не выполнял функций телохранителя, потому что лицо у него было задумчивое, а поза несколько неуверенной. Но я знал, как защитник он может быть хорош, очень хорош.</text:p>
      <text:p text:style-name="First_20_line_20_indent">Хоть мы и двигались с почти самолетной скоростью, потребовалось часа два (я не был в этом уверен, у меня не было часов), чтобы добраться до места. Все это время мы ни о чем не говорили, просто сидели и дремали.</text:p>
      <text:p text:style-name="First_20_line_20_indent">Но вот, капсула остановилась, и мы вышли на подземной станции, которую я знал. Пройдя минут за двадцать "окраины", я остановился у дверей, ведущих в офисы повышенной секретности. До этого момента моя нога еще не переступала этот порог, и этот раз должен был стать первым и, надеюсь, в хорошем смысле, единственным.</text:p>
      <text:p text:style-name="First_20_line_20_indent">Защитникам, термин ТЕЛОхранитель уже не употреблялся, никогда не платят авансом полную сумму, но я сделал исключение. Забрав только полагающуюся мне четверть платы обратно, я вздохнул поглубже и вошел в комнату со сканерами.</text:p>
      <text:p text:style-name="First_20_line_20_indent">Я почти физически почувствовал, как меня ощупывают невидимые лучи. Раздался резкий сигнал. Тьфу ты, совсем забыл про пистолет! Все остальное оказалось в норме. Передо мной открылась внутренняя дверь, и я вошел.</text:p>
      <text:p text:style-name="First_20_line_20_indent">Оказывается, своим оформлением этот отдел разительно отличался от того, что я видел до сих пор. Насколько знакомые мне коридоры были безликими, настолько этот был богато убран. Мягкий ковер покрывал пол, стены коричневого оттенка были украшены множеством картин, из которых я, впрочем, ни одну не узнал. Двери, как будто сделанные из дуба...</text:p>
      <text:p text:style-name="First_20_line_20_indent">Конечно, к самому верху иерархии меня не допустят, но здесь я мог изложить свой доклад, будучи уверенным, что его внимательно рассмотрят. Руководствуясь указателями, я прошел в опросный кабинет.</text:p>
      <text:p text:style-name="First_20_line_20_indent">В отличие от обычных встреч, я на этот раз собеседника не видел. Собственно, о том, что меня слушают, я мог догадаться лишь по ярко горящей зеленой лампочке. Буквально через несколько мгновений после окончания доклада на коммуникационном экране буква за буквой начал проявляться текст.</text:p>
      <text:p text:style-name="First_20_line_20_indent">"Информация принята. Связь ограничить, расследование продолжить самому".</text:p>
      <text:p text:style-name="First_20_line_20_indent"><text:soft-page-break/>И все? И что мне делать дальше? Ограничившись пустыми фразами, от меня просто отмахнулись. Если бы это не было столь печальным, то было бы даже забавным.</text:p>
      <text:p text:style-name="First_20_line_20_indent">- Могу я узнать, что с моей напарницей?</text:p>
      <text:p text:style-name="First_20_line_20_indent">"Она в клинике. С ней все нормально".</text:p>
      <text:p text:style-name="First_20_line_20_indent">Ответ высветился настолько быстро, что я подумал, будто только этот вопрос и ждали.</text:p>
      <text:p text:style-name="First_20_line_20_indent">Как мне действовала на нервы эта конспирация!</text:p>
      <text:p text:style-name="First_20_line_20_indent">Только выйдя из опросной, я вспомнил, что забыл спросить, что же такое забрала Кэт? Но возвращаться не стал и пошел на станцию.</text:p>
      <text:p text:style-name="First_20_line_20_indent">А там меня уже ждали. Трое с пистолетами, а один, в котором я без труда узнал моего недавнего провожатого, с компактной винтовкой.</text:p>
      <text:p text:style-name="P1">- Вы Алекс Фистинг? - официально обратился ко мне один из троицы.</text:p>
      <text:p text:style-name="First_20_line_20_indent">Я согласно кивнул.</text:p>
      <text:p text:style-name="First_20_line_20_indent">- Да, в чем дело?</text:p>
      <text:p text:style-name="First_20_line_20_indent">- Именем закона, Вы арестованы.</text:p>
      <text:p text:style-name="First_20_line_20_indent">Я удивленно захлопал глазами.</text:p>
      <text:p text:style-name="First_20_line_20_indent">- Могу я хотя бы узнать, в чем меня обвиняют?</text:p>
      <text:p text:style-name="First_20_line_20_indent">- Как насчет предательства, пособничества "грибникам" и убийства.</text:p>
      <text:p text:style-name="First_20_line_20_indent">- Что? Да я в жизни никого не убивал!</text:p>
      <text:p text:style-name="First_20_line_20_indent">- У нас другая информация. По крайней мере, об этом красноречиво заявляет труп агента Кэтрин Блэк, направленной для наблюдения за Вами.</text:p>
      <text:p text:style-name="First_20_line_20_indent">Что?!</text:p>
      <text:p text:style-name="First_20_line_20_indent">- Постойте! Здесь, должно быть, какая-то ошибка! Мы вместе расследовали дело о побеге Эдварда Роджерса. Она была моей напарницей. За что мне было ее убивать?</text:p>
      <text:p text:style-name="First_20_line_20_indent">- Мы это выясним, - хищно улыбнулся говорящий.- Лично мне причины, побудившие Вас совершить убийство, очевидны: агент Блэк раскрыла Ваше предательство, и за это Вы ее убили. Кроме того, нам не известен никто по имени Эдвард Роджерс.</text:p>
      <text:p text:style-name="First_20_line_20_indent">Сказать, что я испытал шок, значит ничего не сказать. Как же так - нет Роджерса? За кем же тогда мы охотились? Кэт мертва? Но ведь мне только что сказали...</text:p>
      <text:p text:style-name="First_20_line_20_indent">Черт, похоже, я влип в какую-то очень грязную историю! А, может, все изначально было задумано, чтобы уничтожить меня? Но зачем? Зачем так заумно? Зачем было посылать Кэт? Не проще ли было воспользоваться услугами киллера? Вопросы, вопросы. И ни одного ответа.</text:p>
      <text:p text:style-name="First_20_line_20_indent">Но главный вопрос: как мне поступить, как спасти свою шкуру? Я с тоской подумал об оставленном на входе пистолете.</text:p>
      <text:p text:style-name="First_20_line_20_indent">- Агент Вейтманн, арестуйте ее.</text:p>
      <text:p text:style-name="First_20_line_20_indent"><text:soft-page-break/>От страха у меня помутилось в глазах. Но шум подъезжающей к перрону пассажирской капсулы заставил меня напрячь силу воли и сосредоточиться на ситуации. Впрочем, до спасительного вагона было слишком далеко. Как быстро я ни беги, пуля окажется быстрее.</text:p>
      <text:p text:style-name="First_20_line_20_indent">Вейтманн подошел ко мне вплотную.</text:p>
      <text:p text:style-name="First_20_line_20_indent">- Я тебя знаю, - тихо произнес он. - Вот, держи.</text:p>
      <text:p text:style-name="First_20_line_20_indent">Он незаметно протянул мне пистолет, слегка оттянув затвор, показывая, что оружие заряжено.</text:p>
      <text:p text:style-name="First_20_line_20_indent">- Постарайся выжить и разобраться.</text:p>
      <text:p text:style-name="P1">И уже одними губами добавил: "Прощай!"</text:p>
      <text:p text:style-name="First_20_line_20_indent">После этого он резко развернулся, прикрывая меня, и крикнул.</text:p>
      <text:p text:style-name="First_20_line_20_indent">- Беги, Алекс, беги!</text:p>
      <text:p text:style-name="First_20_line_20_indent">Трое агентов соображали долго. Пока мой неожиданный союзник держал их на прицеле, я бросился к капсуле. Из нее как раз только что вышли несколько человек и стояли, столпившись, у дверей. Кто-то попытался задержать меня, когда я прорывался внутрь, но безуспешно. Когда речь идет о моей жизни, мне не до церемоний.</text:p>
      <text:p text:style-name="First_20_line_20_indent">За спиной послышались выстрелы, отвлекая тем самым невольных зрителей и участников происходящего. Я же в свою очередь резко нажал на рычаг полного хода. Двери захлопнулись, вагон тряхнуло так, что я упал на пол, и капсула стремительно понеслась вперед.</text:p>
      <text:h text:style-name="Heading_20_2" text:outline-level="2"><text:bookmark-start text:name="__RefHeading___Toc23778_3980973373"/>Глава 35<text:bookmark-end text:name="__RefHeading___Toc23778_3980973373"/></text:h>
      <text:p text:style-name="P1">Вагон все мчался и мчался вперед, а я никак не мог прийти в себя. Спустя некоторое время я очнулся и остановил транспорт. Находясь под землей между чем-то и ничем, я сидел, тупо уставившись в стену.</text:p>
      <text:p text:style-name="First_20_line_20_indent">Кто же мне врал? Те, с кем я общался в опросной комнате или тот, кто ждал меня на перроне. Интересный вопрос. От бессилия мне хотелось кусать локти, причем, в прямом смысле. Вспомнилась Кэт, и я заплакал. Я на самом деле успел влюбиться в эту взбалмошную девицу. Жаль, что мы не встретились в другое время.</text:p>
      <text:p text:style-name="First_20_line_20_indent">Но слезы слезами, а делу этим не поможешь. Кое-как утеревшись, я изменил маршрут и поехал домой. В данном случае дом у меня ассоциировался с городом, где я жил в последнее время. Возможно, какой-нибудь герой боевика отправился бы куда-нибудь еще, но, как справедливо заметил мой невидимый собеседник, у меня еще оставались кое-какие незавершенные дела, и их необходимо было уладить.</text:p>
      <text:p text:style-name="First_20_line_20_indent">И почему меня так тянет искать проблемы на собственную голову?</text:p>
      <text:p text:style-name="First_20_line_20_indent"/>
      <text:p text:style-name="First_20_line_20_indent">Солнце светило вовсю. Птичий гомон в парках сопровождал проходящих мимо прохожих , сменяясь жизнерадостно-энергичными гудками машин. Как обычно, масса пешеходов стремительно двигалась по своим делам. И среди всей этой толпы только один человек никуда не спешил.</text:p>
      <text:p text:style-name="First_20_line_20_indent"><text:soft-page-break/>"Нет, это не Рио де Жанейро", - украл я чужую мысль.</text:p>
      <text:p text:style-name="First_20_line_20_indent">Спешить, в общем-то, действительно было некуда. Как в плохой истории, сейчас за мной гонялись все, кому не лень: агенты, террористы, разве что только полиция не была в это замешана. Но кто даст гарантию, что этого не произойдет в самое ближайшее время?</text:p>
      <text:p text:style-name="First_20_line_20_indent">Мне необходимо было снова сменить свой облик, но это могло чуть-чуть подождать. На самом деле, мне жутко хотелось принять ванну. Представив это, я даже зажмурился от удовольствия.</text:p>
      <text:p text:style-name="First_20_line_20_indent">Однако, размышляя о разнообразных плотских утехах, неплохо было бы вспомнить и о еде, тем более что как раз через дорогу располагалось довольно уютное кафе, куда мы с Кэт заглядывали пару раз.</text:p>
      <text:p text:style-name="First_20_line_20_indent">Зайдя внутрь, я осмотрелся и мысленно потер руки. И было отчего. Почти у самого окна сидела та самая незнакомка, с которой уже дважды на моей памяти встречалась Кэтрин.</text:p>
      <text:p text:style-name="First_20_line_20_indent">- Натали! - раскрыв объятья, бросился я к ней.</text:p>
      <text:p text:style-name="First_20_line_20_indent">- Простите? - непонимающе взглянула она на меня.</text:p>
      <text:p text:style-name="First_20_line_20_indent">- Эй, это же я! Нас Кэтрин познакомила.</text:p>
      <text:p text:style-name="First_20_line_20_indent">Но девушка не "купилась".</text:p>
      <text:p text:style-name="First_20_line_20_indent">- Извините, я Вас не знаю, и меня зовут не Натали, - холодно ответила она и отвернулась к окну.</text:p>
      <text:p text:style-name="First_20_line_20_indent">Показушно стушевавшись, я извинился и пересел за столик неподалеку, откуда мне отлично было видно все, что творилось возле незнакомки.</text:p>
      <text:p text:style-name="First_20_line_20_indent">А та продолжала ждать. Пару раз она смотрела на часы, но ничего не заказывала и не уходила.</text:p>
      <text:p text:style-name="First_20_line_20_indent">Наконец, дверь в кафе отворилась, и на пороге появилась... Кэт?! У меня замерло в груди. Я напряженно проводил ее взглядом до самого столика. Сев боком ко мне, она наклонилась к своей соседке, и, здороваясь, поцеловала ее в щеку. Бр-р!</text:p>
      <text:p text:style-name="First_20_line_20_indent">Значит, она жива? Тогда кто же врал? Мои мысли снова смешались. Если пять минут назад я принял твердое решение проследить за незнакомкой, то теперь уже стал сомневаться в правильности своего выбора.</text:p>
      <text:p text:style-name="First_20_line_20_indent">А та, сказав что-то Кэт, кивнула в мою сторону. Кэт обернулась, пожала плечами и снова углубилась в беседу.</text:p>
      <text:p text:style-name="First_20_line_20_indent">Выпив кружку чая и закусив пирожным, я подошел к столику беседующих.</text:p>
      <text:p text:style-name="First_20_line_20_indent">- Еще раз извините, я, наверное, ошиблась, - и стремительно направился к дверям.</text:p>
      <text:p text:style-name="P1">Выйдя на улицу, я глубоко вдохнул в себя воздух, пытаясь избавиться от того, что пережил только что. Дело в том, что, извиняясь, я почувствовал резкий кислый металлический запах, который бывает только тогда, когда передо мной "матрица".</text:p>
      <text:p text:style-name="First_20_line_20_indent">Итак, это не Кэт. Значит, та мертва... Выходит, в игру замешаны крупные фигуры, раз пришлось идти на такую подмену.</text:p>
      <text:p text:style-name="First_20_line_20_indent"><text:soft-page-break/>Присев на лавочку возле кафе, я принялся ждать, когда собеседницы выйдут. А заодно я размышлял о том, за кем мне следить в случае, если они разойдутся. Прибывшая последней была не Кэт, следовательно, велика вероятность того, что она отправится ко мне домой. Насчет второй я ни в чем не был уверен. Значит, следить буду за ней.</text:p>
      <text:p text:style-name="First_20_line_20_indent">А ждать пришлось долго. Я боялся даже на минуту отойти в сторону, чтобы не прозевать их выход, и за это время совсем извелся от бездействия. Но, наконец, мое ожидание вознаградилось. Девушки вышли одновременно и пошли вместе. Это было мне на руку.</text:p>
      <text:p text:style-name="First_20_line_20_indent">Сев в автобус, они чуть было не "оторвались" от меня, пришлось срочно ловить такси. К счастью, сделать это мне <text:s/>удалось довольно быстро, так что из виду я их не потерял.</text:p>
      <text:p text:style-name="First_20_line_20_indent">По пути в голову мне пришла занятная мысль. А не придется ли мне вместо того, чтобы допрашивать незнакомку, спасать ее жизнь? Даже сейчас, зная, что она обнимает ненастоящую Кэт, я ревновал, так что мысль о ее спасении не вызывала у меня восторга.</text:p>
      <text:p text:style-name="First_20_line_20_indent">Квартал, где вышли девушки, особой респектабельностью явно не отличался. Как только пассажиры высадились, дверцы автобуса захлопнулись, и он, резко рванув с места, скрылся за ближайшим поворотом. Это место напоминало Гарлем, но, в отличие от него, здесь уживались разные расы. Однако кое-кого здесь не было, о чем практически тотчас же мне напомнили местные жители.</text:p>
      <text:p text:style-name="First_20_line_20_indent">- Эй, крошка, ты что-то далековато забралась от Чайна-Тауна.</text:p>
      <text:p text:style-name="First_20_line_20_indent">Черт! Я и забыл о своем гриме. А вот двое приставших ко мне мужчин, похоже, сразу обратили на это внимание.</text:p>
      <text:p text:style-name="First_20_line_20_indent">- Она пришла специально, с нами позабавиться. Ведь у китайцев маленький... - съехидничал второй.</text:p>
      <text:p text:style-name="First_20_line_20_indent">- Извините, ребята, не сейчас, - дружелюбно сказал я, нащупывая тайком пистолет.</text:p>
      <text:p text:style-name="First_20_line_20_indent">- Что, мы тебя чем-то не устраиваем? - грозно придвинулся ко мне первый, и в лицо пахнуло перегаром.</text:p>
      <text:p text:style-name="First_20_line_20_indent">Второй в это время почти обошел меня сзади и схватил за зад. Я крепче сжал пистолет...</text:p>
      <text:p text:style-name="First_20_line_20_indent">- Эй, Рико! А ну, отстань от нее! - властный женский голос заставил обоих мужчин тут же отойти от меня, а первого еще и втянуть испуганно голову в плечи.</text:p>
      <text:p text:style-name="First_20_line_20_indent">- Эй, я кому сказала? А ну, немедленно домой!</text:p>
      <text:p text:style-name="First_20_line_20_indent">Женщина, почти наполовину высунувшаяся из окна на третьем этаже, явно не шутила.</text:p>
      <text:p text:style-name="First_20_line_20_indent">- Пошли! - хмуро произнес первый, и, бросая на меня угрюмые взгляды, они оба удалились.</text:p>
      <text:p text:style-name="First_20_line_20_indent">Я вздохнул свободно и отпустил пистолет. Кажется, пронесло! В обычной ситуации я бы сюда ни за что не сунулся. И это напомнило мне о моей цели. Те, кого я преследовал, уже давно скрылись за поворотом, поэтому я быстро, как только мог, бросился вслед за ними. Как я и предполагал, их и след простыл.</text:p>
      <text:p text:style-name="First_20_line_20_indent">Черт, черт, черт! В последнее время я стал много ругаться. И для того были поводы. Как сейчас: проследить за парочкой полгорода, а потом, в самом конце, упустить.</text:p>
      <text:p text:style-name="First_20_line_20_indent"><text:soft-page-break/>Откуда-то из подворотни выскочил мальчишка лет семи. С трудом поймав его за рукав, я спросил.</text:p>
      <text:p text:style-name="First_20_line_20_indent">- Эй, ты не видел здесь сейчас двух девушек?</text:p>
      <text:p text:style-name="First_20_line_20_indent">Он молча протянул руку.</text:p>
      <text:p text:style-name="First_20_line_20_indent">До меня сначала не дошло, но потом я понял и протянул ему доллар.</text:p>
      <text:p text:style-name="First_20_line_20_indent">Мальчишка махнул рукой куда-то себе за спину, вырвался и побежал дальше по своим делам. А я пошел в ту сторону, куда он указал.</text:p>
      <text:p text:style-name="First_20_line_20_indent">Перевернутые урны, мусор на улицах, грязные стекла в окнах - эти трущобы действовали мне на нервы. В интересное место занесло преследуемых мною девиц!</text:p>
      <text:p text:style-name="P1">На перекрестке я остановился. Куда дальше? Спросить было не у кого. Однако решать мне не пришлось. Я только прочитал названия улиц на табличках, как дверь одного из угловых домов отворилась, и оттуда стремительно выскочила Кэт. Точнее, тот, кто выглядел, как Кэт. Энергично шагая прочь, она почти не смотрела по сторонам. И очень хорошо! Потому что я еле успел укрыться за каким-то мусорным баком. Как только она скрылась из виду, я бросился в дом, из которого она вышла.</text:p>
      <text:p text:style-name="First_20_line_20_indent">Здание было пятиэтажным, а на каждом этаже - квартир по двадцать. Мне пришлось бы очень долго искать нужную мне, если бы не удача, просто сказочное везение. На лестнице играли дети, и они сразу показали мне нужный этаж. А там, в коридоре, стоял шум. Источником его была некрасивая толстая женщина, ругавшая своего тощего, явно подвыпившего супруга. Прерывая ссору, я спросил, откуда только что вышла девушка. Хоть и весьма грубой, но зато доходчивой форме, ответ я получил. Вслед мне пронеслось: "Лесбиянка" и еще пара крепких словечек, после чего женщина потеряла ко мне всякий интерес и снова переключилась на своего незадачливого мужа.</text:p>
      <text:p text:style-name="First_20_line_20_indent">На мой стук никто не ответил. Я постучал еще. Тишина. Ручка повернулась под моим нажимом, и дверь отворилась. Не сказал бы, чтоб увиденное мною было таким уж неожиданным. Первое, что бросалось в глаза, это лужица крови на полу, а в ней - хозяйка квартиры. Глаза закрыты, тело неподвижно - типичный труп. И тишина...</text:p>
      <text:p text:style-name="First_20_line_20_indent">Осуждающе покачав головой и тяжело вздохнув, я поднял телефонную трубку. Аппарат работал.</text:p>
      <text:p text:style-name="First_20_line_20_indent">- Алло, полиция? По адресу, - я продиктовал, - совершено убийство. Убита хозяйка квартиры, молодая девушка. Хотя нет, постойте!..</text:p>
      <text:p text:style-name="First_20_line_20_indent">Я услышал сдавленный хрип.</text:p>
      <text:p text:style-name="First_20_line_20_indent">- Поправка, она еще жива, но в очень плохой форме. Неважно, кто говорит, соседка.</text:p>
      <text:p text:style-name="First_20_line_20_indent">Я бросил трубку и склонился над девушкой.</text:p>
      <text:p text:style-name="First_20_line_20_indent">- Что здесь случилось: - вопрос, по сути, глупый.</text:p>
      <text:p text:style-name="First_20_line_20_indent">Девушка открыла глаза и посмотрела на меня.</text:p>
      <text:p text:style-name="First_20_line_20_indent">- Лежи, лежи, скоро приедет помощь.</text:p>
      <text:p text:style-name="First_20_line_20_indent"><text:soft-page-break/>- Кто... ты?.. - речь ей давалась тяжело.</text:p>
      <text:p text:style-name="First_20_line_20_indent">- Я - Алекс. Алекс Фистинг. В гриме, конечно, - чуть помявшись, признался я. Вряд ли был смысл хитрить.</text:p>
      <text:p text:style-name="First_20_line_20_indent">- А... она?..</text:p>
      <text:p text:style-name="First_20_line_20_indent">Я сразу понял, о ком речь.</text:p>
      <text:p text:style-name="First_20_line_20_indent">- Матрица.</text:p>
      <text:p text:style-name="P1">Минуту мы молчали. Мне просто было неловко вести допрос в подобной обстановке.</text:p>
      <text:p text:style-name="First_20_line_20_indent">- Ты знаешь, что взяла Кэт? - решился, наконец, я.</text:p>
      <text:p text:style-name="First_20_line_20_indent">- Спальня... комод... третья полка...</text:p>
      <text:p text:style-name="First_20_line_20_indent">Мне жаль было смотреть на ее потуги. В целом, я человеколюб, так что ее страдания приносили и мне почти реальную боль. Сделать для девушки я все равно ничего не мог, а дожидаться полиции у меня не было никакого желания, поэтому я сразу прошел к указанному мне месту. Допотопный комод относился к тем предметам, которые, являясь, по сути, старьем, бережно хранятся в современных квартирах. Самое интересное, что состоял он из шести рядов ящиков и всего лишь ДВУХ полок. Неужели одна - потайная? Вот делать мне больше нечего, как только секреты чужие разгадывать! А время шло, и я понемногу начинал нервничать.</text:p>
      <text:p text:style-name="First_20_line_20_indent">Верхняя крышка действительно оказалась довольно толстой. Так что, по всей вероятности, то, что я искал, было там. Мне пришлось бежать на кухню, откуда я вернулся с большим, как у мясника, ножом. Незамедлительно пустив его в дело, я сначала простучал всю поверхность, а затем, выбрав один участок, принялся рубить неподатливую древесину. Старое-старое, но дерево было крепким. И тем не менее, зарубка за зарубкой, щепка за щепкой, я продолжал крошить крышку, в то же время напряженно вслушиваясь в уличный шум, не слышна ли полицейская сирена.</text:p>
      <text:p text:style-name="First_20_line_20_indent">Наконец, с сухим треском доска разломилась. Но внутри ее ничего не было. Несколько ошарашенный, я страшно разозлился. Да что там злость, я был в ярости! Выдернув один за другим все ящики, я раскидал их вокруг себя, мельком рассматривая содержимое. Ни-че-го. Перевернув ящики, я осмотрел и их дно. Тот же самый результат. Все это довело меня до белого каления. Сев среди этого разгрома на пол, я попытался успокоиться. Что толку, подумал я, беситься?</text:p>
      <text:p text:style-name="First_20_line_20_indent">Может, спросить девушку еще раз? Бросив взгляд через открытую дверь, я увидел, что она без сознания. В мозгу у меня словно каток проехал - ни одной мысли, только плоская пустота. Механически я стал перебирать вытащенные из комода вещи. Белье, платки, какие-то старые письма. Я просмотрел их, но, увы, это было не то. Ладно, пора уходить.</text:p>
      <text:p text:style-name="First_20_line_20_indent">Уже вставая с пола, я бросил на комод последний взгляд и замер. Теперь там действительно была еще одна полка. А в глубине, у самой стенки, почти сливаясь с ней, стояла коробка.</text:p>
      <text:p text:style-name="First_20_line_20_indent">И тут раздался стук в дверь.</text:p>
      <text:p text:style-name="First_20_line_20_indent">- Откройте, полиция!</text:p>
      <text:p text:style-name="P1"><text:soft-page-break/>Я бросился к комоду и схватил коробку. Но та оказалась крепко прилеплена к стенке. Крышку я не нащупал, поэтому мне снова пришлось пустить в ход нож, которым, как рычагом, я попытался поддеть коробку. И в тот момент, когда она, наконец-то, поддалась, дверь в квартиру была вышиблена.</text:p>
      <text:p text:style-name="First_20_line_20_indent">Я бросился к окну. Есть! Пожарная лестница спускалась до самой земли. И все бы ничего, если бы не полицейский автомобиль, стоящий у самого ее основания. И я полез наверх.</text:p>
      <text:h text:style-name="Heading_20_2" text:outline-level="2"><text:bookmark-start text:name="__RefHeading___Toc23780_3980973373"/>Глава 36<text:bookmark-end text:name="__RefHeading___Toc23780_3980973373"/></text:h>
      <text:p text:style-name="First_20_line_20_indent">Нет смысла вспоминать, как я пробирался по крышам от дома к дому, можно сказать лишь, что это было опасно и неприятно. Если кто-то не верит, пусть попробует сам поскакать в туфлях на высоком каблуке! В общем, через час-два я сидел за столиком круглосуточного кафе. Передо мной стояла кружка кофе с большим количеством молока, тарелка с пирожками, а сам я рассматривал то, ради чего рисковал.</text:p>
      <text:p text:style-name="First_20_line_20_indent">В коробке лежало три предмета. Первый - компакт-диск. В кафе не было компьютера, поэтому я не представлял, что на нем. Второй - фотография той самой девушки, имени которой я так и не узнал. На обратной стороне было написано "На долгую память, 145.8 - 37.5". Я чуть было не выкинул ее, но передумал. Вряд ли простой снимок стали так прятать. Третий предмет представлял собой электронный блок в неразъемном герметичной корпусе, но с интерфейсным выходом. Никакой маркировки, никаких знаков или надписей... Понятия не имею, что это такое!</text:p>
      <text:p text:style-name="First_20_line_20_indent">Ну, что ж! По крайней мере, теперь я имею хоть какое-то представление о том, за чем все охотятся. Но ЧТО это? Ответ на это я мог получить не раньше, чем доберусь до компьютера.</text:p>
      <text:p text:style-name="First_20_line_20_indent">Заглянув в компьютерный салон, я немедленно засунул компакт-диск в дисковод и посмотрел на его содержимое. Против моего ожидания, данные оказались незашифрованными, и тем не менее, это мало что дало. Там было слишком много специализированной медицинской информации. Схемы человеческого мозга, знакомые с детства спирали ДНК, и еще какая-то ерунда. Все это наверняка имело какой-то определенный смысл, который я не мог постичь. Видно, приходилось довольствоваться самим фактом владения фиска и электронного блока.</text:p>
      <text:p text:style-name="First_20_line_20_indent">Последним неопределенным фактором являлась фотография. Фон за спиной девушки был довольно неопределенным. Совершенно безликие дома, каких полно в любом городе. Но ведь зачем-то снимок прятали!</text:p>
      <text:p text:style-name="First_20_line_20_indent">Оставался единственный ключ - подпись. Например, цифры. Конечно, это могло быть что угодно, например, код активизации того неизвестного мне электронного блока. Кроме того, это могли быть координаты... Стоп!</text:p>
      <text:p text:style-name="First_20_line_20_indent">Компьютер был под рукой, так что достать географическую карту было несложно. Я ввел числа, и... И ничего особенного. Две точки - в Тихом океане, одна - в Африке, а последняя - где-то в незастроенной дикой области, сравнительно недалеко от города. Забавно, но что это дает?</text:p>
      <text:p text:style-name="First_20_line_20_indent">Я почувствовал, что глаза у меня пощипывает. Да, пора спать. Хождение без сна, да еще в парике и с накладками - далеко не самое приятное занятие. К сожалению, снять номер в гостинице не представлялось возможным ввиду отсутствия каких бы то ни было документов. А ночлежки - не самый безопасный способ провести ночь.</text:p>
      <text:p text:style-name="First_20_line_20_indent"><text:soft-page-break/>Я усмехнулся, подумав, что пора опять навестить Чудика, после чего поморщился, ибо беспокоить его мне не хотелось.</text:p>
      <text:p text:style-name="First_20_line_20_indent">Дверь мне открыл человек с явными признаками компьютерного маньяка: всклокоченные волосы, затуманенные с темными от недосыпания кругами глаза... Привыкнув к подобным метаморфозам, я не удивился.</text:p>
      <text:p text:style-name="First_20_line_20_indent">- Извини, - коротко бросил я и проскользнул внутрь.</text:p>
      <text:p text:style-name="First_20_line_20_indent">Как всегда, в комнате были разбросаны разнообразные железки, а в воздухе витали запахи канифоли и пива.</text:p>
      <text:p text:style-name="First_20_line_20_indent">- Что на этот раз?</text:p>
      <text:p text:style-name="First_20_line_20_indent">- Да вот, запустили новый спутник, приходится переделывать перехватчик.</text:p>
      <text:p text:style-name="First_20_line_20_indent">- Опять хакерствуешь? - с притворным упреком сказал я.</text:p>
      <text:p text:style-name="First_20_line_20_indent">- Такова жизнь, - тяжело вздохнул Джей Си.</text:p>
      <text:p text:style-name="First_20_line_20_indent">- Слушай, у меня к тебе просьба...</text:p>
      <text:p text:style-name="First_20_line_20_indent">- Как всегда.</text:p>
      <text:p text:style-name="First_20_line_20_indent">- Да, мне снова нужно сменить имидж.</text:p>
      <text:p text:style-name="First_20_line_20_indent">- Не сейчас!</text:p>
      <text:p text:style-name="First_20_line_20_indent">- Я вижу, вижу. А завтра сможешь?</text:p>
      <text:p text:style-name="First_20_line_20_indent">- Завтра? Хм, - он на миг задумался, затем снова вздохнул, глядя с тоской на свои железки, и добавил. - Ну, что ж, завтра смогу. Но не раньше полудня!</text:p>
      <text:p text:style-name="First_20_line_20_indent">- И еще, можно у тебя переночевать?</text:p>
      <text:p text:style-name="First_20_line_20_indent">- А как же моя репутация? - шутливо возмутился Джей Си. - Конечно. Где что находится, ты знаешь.</text:p>
      <text:p text:style-name="First_20_line_20_indent">- Кстати, - остановился я на пороге кухни. - Вот тебе пара загадок.</text:p>
      <text:p text:style-name="First_20_line_20_indent">Я бросил ему коробку с таинственными находками.</text:p>
      <text:p text:style-name="First_20_line_20_indent">Пока я, смакуя, потягивал чай, Чудик возился с железками. Внезапно послышался треск, и запахло горелым. Сильно беспокоясь о судьбе найденных мною вещей, я заглянул в комнату.</text:p>
      <text:p text:style-name="First_20_line_20_indent">- Все в порядке?</text:p>
      <text:p text:style-name="First_20_line_20_indent">- Разумеется, нет!</text:p>
      <text:p text:style-name="First_20_line_20_indent">Джей Си наклонился на миг к своему только что собранному прибору. Голубоватый дымок, вившийся из его внутренностей, указывал, что именно этот предмет и является источником противного запаха и причиной раздражения моего приятеля. Чудик поднялся с колен, отряхнулся, а затем со всей силы пнул свое неудачное изобретение. Прибор взлетел в воздух и, ударившись о стену, превратился в груду обломков.</text:p>
      <text:p text:style-name="First_20_line_20_indent">Зло мотнув головой, он зашел на кухню, где залпом выпил бутылку пива и рыгнул.</text:p>
      <text:p text:style-name="First_20_line_20_indent"><text:soft-page-break/>- Извини.</text:p>
      <text:p text:style-name="First_20_line_20_indent">Я молча махнул рукой.</text:p>
      <text:p text:style-name="First_20_line_20_indent">Вечер прошел скучно, но быстро. Пока Джей Си по-прежнему возился со своими железками, во время чего пару раз слышались крепкие высказывания в их адрес, я смотрел телевизор. Ничего особо интересного не было, даже в выпусках новостей, поэтому я рано лег спать, и сон пришел быстро.</text:p>
      <text:h text:style-name="Heading_20_2" text:outline-level="2"><text:bookmark-start text:name="__RefHeading___Toc23782_3980973373"/>Глава 37<text:bookmark-end text:name="__RefHeading___Toc23782_3980973373"/></text:h>
      <text:p text:style-name="First_20_line_20_indent">Я стояла перед зеркалом, и с неудовольствием смотрела на свое отражение. И было отчего. Осунувшийся, невыспавшийся вид, да еще наливающийся синяк под глазом вряд ли могли поднять настроение, а ведь к своей внешности я всегда относилась весьма чувствительно, болезненно переживая малейшие изменения в худшую сторону.</text:p>
      <text:p text:style-name="First_20_line_20_indent">Сзади подошел Силк и обнял меня за плечи. Я сбросила его руки. Он не обиделся.</text:p>
      <text:p text:style-name="First_20_line_20_indent">- Ну, дорогая, ты все еще дуешься? Перестань! Сама виновата, зачем ты полезла защищать эту девчонку? Перестань! - повторил он и поцеловал меня в затылок.</text:p>
      <text:p text:style-name="First_20_line_20_indent">Синяк был его рук делом. С тех пор, как я изменилась, я просто не могла смотреть спокойно на издевательства с детьми, поэтому и вступилась за девочку, когда парни решили с ней позабавиться. А ведь еще год назад мне было наплевать на это.</text:p>
      <text:p text:style-name="First_20_line_20_indent">В дверь позвонили. Силк оторвался от меня и не спеша отправился открывать. Это был Блэкхилл, тринадцатилетний подросток, явно с отклонениями в психике. На прошлой неделе он насмотрелся кино и решил взять себе новое имя: "Шадоу" - "Тень". Впрочем, прозвище ему подходило. Тощий, как <text:s/>спичка, он как тень проникал туда, где остальным пришлось бы пасовать. А шпионить мальчишка любил. Вот и сейчас, глядя в зеркало, я заметила, как он жадно рассматривает комнату и в особенности меня. Учитывая недостаток одежды на мне, это, в общем-то, было нормально.</text:p>
      <text:p text:style-name="First_20_line_20_indent">Замазав синяк, я слегка "поиграла" бедрами, с удовлетворением наблюдая, как сухо сглотнул мальчишка.</text:p>
      <text:p text:style-name="First_20_line_20_indent">- Что скажешь? - вернул мальчишку к действительности Силк.</text:p>
      <text:p text:style-name="First_20_line_20_indent">Все еще кося глазами в мою сторону, Шадоу затараторил.</text:p>
      <text:p text:style-name="First_20_line_20_indent">- Дикий Бык говорит, трое агентов поселились в их доме. Их фамилия Симеоны, якобы отец и брат с сестрой. Бешеный Пес проследил за тем, типом, что Вы велели. Пусто, он весь вечер просидел дома, даже не звонил никуда. Чокнутая тоже просилась помочь, я отправил ее в школу. Там один новенький учитель, тоже похож на агента. Она проследила за ним до дома. Возле стадиона увеличена охрана, я слышал, завтра приедет большая шишка.</text:p>
      <text:p text:style-name="First_20_line_20_indent">- Кто именно?</text:p>
      <text:p text:style-name="First_20_line_20_indent">- Не знаю, - Блэкхилл пожал плечами. - Говорят, кто-то из правительства.</text:p>
      <text:p text:style-name="First_20_line_20_indent"><text:soft-page-break/>Затем голос его понизился до еле слышного шепота. Я уже не могла разобрать ни слова, однако недобрый взгляд, который бросил на меня Силк, мне не понравился. Неужели за мной следят, и ему что-то известно? Когда я подошла поближе, мальчишка замолк.</text:p>
      <text:p text:style-name="First_20_line_20_indent">- Иди к себе в комнату! - грубо бросил Силк.</text:p>
      <text:p text:style-name="First_20_line_20_indent">Я фыркнула и вышла. Оставив дверь приоткрытой, я старательно вслушивалась в разговор, но так и не разобрала ни слова.</text:p>
      <text:p text:style-name="First_20_line_20_indent">Я услышала, как хлопнула входная дверь и отошла к окну.</text:p>
      <text:p text:style-name="First_20_line_20_indent">Вошел Силк. Я приготовилась к вспышке агрессии и напряглась. Вместо этого он тихо подошел ко мне со спины и мягко обнял.</text:p>
      <text:p text:style-name="First_20_line_20_indent">- Кажется, мы узнали, где местный филиал Агентства. А скоро выясним, где центральный офис.</text:p>
      <text:p text:style-name="First_20_line_20_indent">Он медленно поцеловал меня в шею, затем ниже, ниже, рука его потянулась к моим трусикам...</text:p>
      <text:h text:style-name="Heading_20_2" text:outline-level="2"><text:bookmark-start text:name="__RefHeading___Toc23784_3980973373"/>Глава 38<text:bookmark-end text:name="__RefHeading___Toc23784_3980973373"/></text:h>
      <text:p text:style-name="First_20_line_20_indent">- Вставайте, графиня, Вас ждут великие дела!</text:p>
      <text:p text:style-name="First_20_line_20_indent">- У, - сонно потянулся я. - Силк?</text:p>
      <text:p text:style-name="First_20_line_20_indent">- Что еще за "силк"? - обиженно спросил голос.</text:p>
      <text:p text:style-name="First_20_line_20_indent">Тут я проснулся окончательно. Передо мной стоял Джей Си, настроенный явно на деловой лад. Сегодня, похоже, он решил избрать модель поведения, которой в последнее время придерживался нечасто. Куда исчезли компьютерный маньяк и трансвестит? Сейчас компанию мне составлял аккуратно одетый молодой человек вполне коммуникабельного вида.</text:p>
      <text:p text:style-name="First_20_line_20_indent">- Ой, Джей Си, извини, это спросонок. Давно я тебя таким не видела.</text:p>
      <text:p text:style-name="First_20_line_20_indent">Он смущенно оправил костюм.</text:p>
      <text:p text:style-name="First_20_line_20_indent">- Да, нечасто я так одеваюсь. Ну, ладно, если выспалась, приступим к делу.</text:p>
      <text:p text:style-name="First_20_line_20_indent">- Ох, еще полчасика! - заныл я.</text:p>
      <text:p text:style-name="First_20_line_20_indent">- Какие "полчасика"?! Ты знаешь, который час? Вставай, вставай, а не то устрою тебе душ в кровати.</text:p>
      <text:p text:style-name="First_20_line_20_indent">Через пятнадцать минут я сидел, изредка позевывая, на кухне и пытался вникнуть в смысл того, что говорил Чудик.</text:p>
      <text:p text:style-name="First_20_line_20_indent">- Итак, та электронная штука. Похоже, это просто ключ, но для чего, на какие сигналы он реагирует, я, честно говоря, не понял. Что касается диска, похоже, наши "друзья" делают то ли мутантов, то ли зомби.</text:p>
      <text:p text:style-name="First_20_line_20_indent">- Что, точнее не можешь сказать? Ты же медик!</text:p>
      <text:p text:style-name="First_20_line_20_indent">- Да, да, да! А Колумб был великим мореплавателем. И тем не менее, он до конца своих дней был уверен, что открыл дорогу в Индию. А я понятия не имею, о чем идет речь в данных на этом диске.</text:p>
      <text:p text:style-name="First_20_line_20_indent"><text:soft-page-break/>- Ну а фото?</text:p>
      <text:p text:style-name="First_20_line_20_indent">- В самом снимке ничего особенного, а вот числа... Похоже, ты права. В том районе, координаты которого указаны на карточке, хотели когда-то сделать парк отдыха, но, похоже, передумали, уж очень далеко от города. Сейчас там никаких поселений <text:s/>нет.</text:p>
      <text:p text:style-name="First_20_line_20_indent">- И что там?</text:p>
      <text:p text:style-name="First_20_line_20_indent">- Откуда я знаю? Может, какой-нибудь завод, а, может, офисная часть.</text:p>
      <text:p text:style-name="First_20_line_20_indent">- Да нет, не офисы, иначе я бы на работу добиралась только к концу рабочего дня.</text:p>
      <text:p text:style-name="First_20_line_20_indent">- А, может, там Центр? - с замиранием, произнес Джей Си.</text:p>
      <text:p text:style-name="First_20_line_20_indent">Это было сделано в столь комичной манере, что я рассмеялся. Впрочем, я тут же посерьезнел.</text:p>
      <text:p text:style-name="First_20_line_20_indent">- Все может быть. Хотя навряд ли, если Центр там, то почему я так долго ехала?</text:p>
      <text:p text:style-name="First_20_line_20_indent">Джей Си пожал плечами.</text:p>
      <text:p text:style-name="First_20_line_20_indent">- Конспирация!</text:p>
      <text:p text:style-name="First_20_line_20_indent">Он отхлебнул из своей чашки.</text:p>
      <text:p text:style-name="First_20_line_20_indent">- А Кэт говорила, мне обещали вернуть мужское тело, - задумчиво произнес я.</text:p>
      <text:p text:style-name="First_20_line_20_indent">Чудик чуть не подавился.</text:p>
      <text:p text:style-name="First_20_line_20_indent">- Да что ты говоришь! Ну, и когда ты пойдешь на это?</text:p>
      <text:p text:style-name="First_20_line_20_indent">- Боюсь, нескоро, - со вздохом отставил я свою чашку.</text:p>
      <text:p text:style-name="First_20_line_20_indent">- Почему?</text:p>
      <text:p text:style-name="First_20_line_20_indent">- Я что, разве не сказала тебе? - я мысленно прокрутил в голове последние события. - Да, не сказала. В Центре меня ждали. Ребята с пистолетами. Похоже, там тоже есть предатели.</text:p>
      <text:p text:style-name="First_20_line_20_indent">- Но разве это возможно? Ведь на входе детекторы.</text:p>
      <text:p text:style-name="First_20_line_20_indent">- Значит, возможно, - пожал я плечами.</text:p>
      <text:p text:style-name="First_20_line_20_indent">- Слушай, а не этим ли занята лаборатория?</text:p>
      <text:p text:style-name="First_20_line_20_indent">- Чем? Тем, чтобы не срабатывали детекторы? Может быть. Но выяснить это можно только одним путем.</text:p>
      <text:p text:style-name="First_20_line_20_indent">- Проникнуть туда? А я-то чем могу помочь?</text:p>
      <text:p text:style-name="First_20_line_20_indent">Терпеливо, как ребенку, я пояснил.</text:p>
      <text:p text:style-name="First_20_line_20_indent">- Мне нужно сменить образ. Я хочу пройти в лабораторию.</text:p>
      <text:p text:style-name="First_20_line_20_indent">- Ты что, с ума сошла?</text:p>
      <text:p text:style-name="First_20_line_20_indent">- А ты видишь еще какой-то выход?</text:p>
      <text:p text:style-name="First_20_line_20_indent">- Да, наверное, нет. Но ты хоть понимаешь всю опасность?</text:p>
      <text:p text:style-name="First_20_line_20_indent">- Понимаю, понимаю, - успокаивающе сказал я.</text:p>
      <text:p text:style-name="First_20_line_20_indent"><text:soft-page-break/>- Но все же кое-что ты упустила из виду.</text:p>
      <text:p text:style-name="First_20_line_20_indent">- Например?</text:p>
      <text:p text:style-name="First_20_line_20_indent">- Например, много ли женщин ты видела внутри?</text:p>
      <text:p text:style-name="First_20_line_20_indent">Я напряг память.</text:p>
      <text:p text:style-name="First_20_line_20_indent">- Ни одной.</text:p>
      <text:p text:style-name="First_20_line_20_indent">- Вот именно!</text:p>
      <text:p text:style-name="First_20_line_20_indent">- Что - вот именно?</text:p>
      <text:p text:style-name="First_20_line_20_indent">- А то, что идти придется мне, тебя же сразу заметят.</text:p>
      <text:p text:style-name="First_20_line_20_indent">- Да, но зато я уже была внутри и знаю, что, где и как. А ты мне и нужен затем, чтобы замаскироваться.</text:p>
      <text:p text:style-name="First_20_line_20_indent">- Ох уж эти мне агенты! Кто только этих идиотов воспитывает? - Ворча себе под нос, Джей Си сдался.</text:p>
      <text:p text:style-name="First_20_line_20_indent">И я, с улыбкой во все лицо, направился к волшебной комнате.</text:p>
      <text:h text:style-name="Heading_20_2" text:outline-level="2"><text:bookmark-start text:name="__RefHeading___Toc23786_3980973373"/>Глава 39<text:bookmark-end text:name="__RefHeading___Toc23786_3980973373"/></text:h>
      <text:p text:style-name="First_20_line_20_indent">Если прошлый мой маскарад подчеркивал женские прелести, то новый облик тщательно их скрывал. Когда все было закончено, я посмотрел в зеркало, и сердце у меня невольно сжалось. Куда исчезла та девушка, отражение которой я мог видеть долгое время? Передо мной предстал не очень крепкого телосложения парень, разве что в тазу чуть более, чем нужно, широк. И, хотя он ни капли не походил на меня прежнего, я чуть было не расплакался, сам не знаю, почему.</text:p>
      <text:p text:style-name="First_20_line_20_indent">Видя мое состояние, Джей Си резко развернул зеркало, ласково, по-братски, похлопал успокаивающе меня по плечам.</text:p>
      <text:p text:style-name="First_20_line_20_indent">- Может, все-таки я пойду?</text:p>
      <text:p text:style-name="First_20_line_20_indent">- Нет, мы ведь уже решили, - благодаря модулятору, голос мой звучал по-мужски чуть хрипло.</text:p>
      <text:p text:style-name="First_20_line_20_indent">- Ну ладно. Прокат машин в квартале отсюда, остановка - метрах в двухстах. Ну, ни пуха, ни пера!</text:p>
      <text:p text:style-name="First_20_line_20_indent">- К черту! - ответил я и вышел.</text:p>
      <text:p text:style-name="First_20_line_20_indent">Добравшись до лаборатории, я попытался собраться с мыслями и припомнить все, что видел внутри во время прошлых моих визитов.</text:p>
      <text:p text:style-name="P1">От того, как сложатся обстоятельства, мы с Чудиком продумали несколько вариантов. Убедившись, что входная дверь по-прежнему заперта, я сразу отмел один из них. Как один из персонала, мне внутрь не попасть. Значит, оставалась единственная возможность проникнуть в здание, как пациент. Но и тут возникали некоторые трудности, самая главная из которых все та же - как пройти внутрь. Интересно, как справилась с этой задачей Кэт? Но теперь мне уже никогда этого не узнать, так что приходилось изобретать свои, пусть и не слишком удачные, способы. И снова удача оказалась на моей стороне.</text:p>
      <text:p text:style-name="First_20_line_20_indent"><text:soft-page-break/>Пара приоткрытых окон на втором этаже - это как раз то, что было нужно. Будучи уверенным, что до сих пор ни снаружи, ни изнутри меня никто не видел, я с некоторой долей самодовольства воспользовался припасенной веревкой и забрался в палату.</text:p>
      <text:p text:style-name="First_20_line_20_indent">Потерев напряженные руки, я попытался расслабиться, так как колени у меня снова заметно задрожали. А напрасно. Время было дневное, и палата оказалась пустой. В стенном шкафу лежала смена одежды, так что я без особых проблем смог переодеться. Просторная рубаха с длинными рукавами и такие же широкие штаны служили отличной маскировкой того, что было надето под ними. Единственное неудобство - в ней было слишком жарко.</text:p>
      <text:p text:style-name="First_20_line_20_indent">Приоткрыв дверь, я выглянул и осторожно осмотрелся, а затем вышел в коридор. Как и во время моего официального визита, там бродила масса народа. Стараясь ничем не вызывать подозрений, я медленно пошел к лифту. И стоило мне лишь на миг отвлечься, как я тут же влип в неприятности.</text:p>
      <text:p text:style-name="First_20_line_20_indent">- Эй, это моя пижама!</text:p>
      <text:p text:style-name="First_20_line_20_indent">Я-то наивно полагал, что здесь содержатся пассивные больные, однако, либо я сильно заблуждался, либо этот оказался нетипичным исключением, но в придуманную мной модель поведения он явно не вписывался.</text:p>
      <text:p text:style-name="First_20_line_20_indent">Я обернулся и уставился со всей возможной наглостью на хозяина одежды. Почти с меня ростом, но, конечно, крупнее, он возмущенно тыкал пальцем в мою сторону.</text:p>
      <text:p text:style-name="First_20_line_20_indent">- Ты думаешь, у тебя одного такая одежда?</text:p>
      <text:p text:style-name="First_20_line_20_indent">- Там на ярлыке мое имя.</text:p>
      <text:p text:style-name="First_20_line_20_indent">- Ну ладно, ладно, незачем так кричать, - я нервно посмотрел на собирающуюся вокруг нас толпу. - Предположим, твоя. Я ее верну, как только смогу переодеться.</text:p>
      <text:p text:style-name="First_20_line_20_indent">- Нет, снимай сейчас же!</text:p>
      <text:p text:style-name="First_20_line_20_indent">- Ну не могу же я ходить голым! - возмутился я.</text:p>
      <text:p text:style-name="First_20_line_20_indent">- А меня колышит? Снимай, а не то... - он сжал кулаки.</text:p>
      <text:p text:style-name="First_20_line_20_indent">"Вот не было печали", - угрюмо подумал я, отступая спиной к лифту.</text:p>
      <text:p text:style-name="First_20_line_20_indent">Внезапно его двери открылись, и оттуда вышел санитар.</text:p>
      <text:p text:style-name="First_20_line_20_indent">- Что случилось? - грозно спросил он.</text:p>
      <text:p text:style-name="First_20_line_20_indent">- Да во он... - снова тыкнул в меня пальцем хозяин одежды.</text:p>
      <text:p text:style-name="First_20_line_20_indent">Санитар повернулся ко мне, и я узнал в нем того несчастного, благодаря чьей неуклюжести смог сбежать отсюда в прошлый раз. Ну что ж, видать, такова его судьба. Три резких удара, и мужчина мягко осел на пол.</text:p>
      <text:p text:style-name="First_20_line_20_indent">Как по мановению волшебной палочки, толпа исчезла, а обиженный больной, стушевавшись, произнес примирительно.</text:p>
      <text:p text:style-name="First_20_line_20_indent">- Ладно, ладно, я не в обиде, - и, прикрываясь руками, медленно отошел.</text:p>
      <text:p text:style-name="First_20_line_20_indent"><text:soft-page-break/>Затащив находящегося без сознания санитара в лифт, я задумался на миг, вспоминая, какой этаж мне нужен, а затем нажал на кнопку. Двери закрылись, и мы мягко начали опускаться вниз. Когда мы были где-то на полпути, я нажал на кнопку паузы и переоделся. Санитара я тоже переодел, и после этого мы продолжили движение.</text:p>
      <text:p text:style-name="First_20_line_20_indent">Как и в прошлый раз, коридоры были безлюдными. На дверях табличек не было, поэтому действовать пришлось наугад. Потыкавшись в пару дверей, я, наконец, нашел ту, что вела в центр наблюдения. Еще минута, и на руках у меня было уже два бессознательных человека, которых необходимо было срочно спрятать. Соседняя комната как нельзя больше подходила для этого. Связав и всунув каждому кляп, я прикрыл тела ширмой, так что теперь, если кто и заглянет в комнату, при беглом осмотре ничего не заметит.</text:p>
      <text:p text:style-name="First_20_line_20_indent">Сам я, не отвлекаясь больше "по пустякам", сел перед мониторами и <text:s/>задумался, наблюдая за всем происходящим. Одна картинка заинтересовала меня больше остальных. На экране была операционная, возможно, та самая, где еще совсем недавно меня пытались столь безуспешно пытать. Сейчас там шла операция. Глядя, как копошатся в голове больного, я порадовался, что на столе лежу не я.</text:p>
      <text:p text:style-name="First_20_line_20_indent">Происходящее сильно напоминало лоботомию, но я не думал, что все будет так просто объясняться. Я еще раз посмотрел на больного. Это был мальчишка, от силы лет двенадцати. Глядя на эксперименты над ним, я погрустнел. Парня было жалко.</text:p>
      <text:p text:style-name="First_20_line_20_indent">Я достал блок, за которым все гонялись и еще раз внимательно осмотрел его. Ничего, что могло бы подсказать о его назначении. Пришлось убирать его обратно в нагрудный карман. Чтоб не сломать случайно, я носил его там.</text:p>
      <text:p text:style-name="First_20_line_20_indent">Пока я сидел и бездельничал, операция подошла к концу. Больного увезли, свет выключили, но перед этим я успел заметить, как врач, проводивший эксперимент, снял повязку. И оказался им Патрик Брюйе. Не ожидал я его увидеть. Я-то по наивности своей полагал, что оперирует тот самый доктор, что маялся тогда со мной, но, как видно, ошибся.</text:p>
      <text:p text:style-name="First_20_line_20_indent">Минут через пять после того, как все затихло, я решился выйти из комнаты, где скрывался до сих пор. Я не строил никаких дальнейших планов, я знал только, что мне необходимо попасть внутрь и выяснить, что же у меня на руках: козыри или шестерки? Но как это сделать? Джей Си говорил, надо осмотреть оборудование. Ни на секунду не забывая о многочисленных камерах слежения, я вышел в коридор и не спеша отправился к лифту. Операционная находилась на другом этаже, так что воспользоваться лифтом было вполне логично, тем более что лестница туда не вела.</text:p>
      <text:p text:style-name="First_20_line_20_indent">Однако все же где-то я допустил ошибку. Это я понял сразу, как только отворились двери лифта, так как меня уже ждали. Дуло пистолета смотрело мне прямо в лицо. У меня что, дежа вю, или нечто подобное уже было недавно на самом деле? Человека, который держал в руках смертельную игрушку, я тоже знал. Или думал, что знал. Ибо это была Кэт.</text:p>
      <text:h text:style-name="Heading_20_2" text:outline-level="2"><text:bookmark-start text:name="__RefHeading___Toc23788_3980973373"/>Глава 40<text:bookmark-end text:name="__RefHeading___Toc23788_3980973373"/></text:h>
      <text:p text:style-name="First_20_line_20_indent">Случайность это или закономерность? Я настолько не был готов к этому, что чуть было не заговорил и выдал себя.</text:p>
      <text:p text:style-name="First_20_line_20_indent"><text:soft-page-break/>- Все, приехали! - Кэт говорила весело, однако особой радости я в ее голосе не услышал. Скорее, тот был полон угрозы.</text:p>
      <text:p text:style-name="First_20_line_20_indent">Она указующе махнула пистолетом в сторону, приказывая выйти из лифта. Я неохотно поднял руки вверх и молча пошел вперед.</text:p>
      <text:p text:style-name="First_20_line_20_indent">И снова операционная, только на этот раз компанию мне составила Кэт. Она указала мне на кресло с манжетами для рук и ног. С большой неохотой я повиновался. Она нажала на кнопку, и манжеты туго стянули мои щиколотки и запястья.</text:p>
      <text:p text:style-name="First_20_line_20_indent">- Начнем по порядку. Итак, кто Вы?</text:p>
      <text:p text:style-name="First_20_line_20_indent">- Не имеет значения. Всего лишь промышленный шпион.</text:p>
      <text:p text:style-name="First_20_line_20_indent">Кэт рассмеялась.</text:p>
      <text:p text:style-name="First_20_line_20_indent">- Не дурите мне голову! Кто Вы?</text:p>
      <text:p text:style-name="First_20_line_20_indent">- И сами знаете! - огрызнулся я.</text:p>
      <text:p text:style-name="First_20_line_20_indent">- Агент - неудачник, - понимающе кивнула Кэт. - Ладно, далее. Каково Ваше задание?</text:p>
      <text:p text:style-name="First_20_line_20_indent">- Не Ваше дело!</text:p>
      <text:p text:style-name="First_20_line_20_indent">Конечно, образцом вежливости мои ответы не являлись, однако, как я люблю говорить, я не на приеме у английской королевы.</text:p>
      <text:p text:style-name="First_20_line_20_indent">- Хамством Вам ничего не добиться, - она низко наклонилась надо мной. - А вот лаской...</text:p>
      <text:p text:style-name="First_20_line_20_indent">Я не выдержал и усмехнулся.</text:p>
      <text:p text:style-name="First_20_line_20_indent">Кэт резко выпрямилась.</text:p>
      <text:p text:style-name="First_20_line_20_indent">- Полагаю, Вы искали что-то конкретное?</text:p>
      <text:p text:style-name="First_20_line_20_indent">Я вопрос проигнорировал.</text:p>
      <text:p text:style-name="First_20_line_20_indent">- Знаете, мы располагаем средствами сделать так, что Вы сами, добровольно, все нам расскажете.</text:p>
      <text:p text:style-name="First_20_line_20_indent">- Пытки? - презрительно спросил я.</text:p>
      <text:p text:style-name="First_20_line_20_indent">- Что Вы, нет, конечно. Это так неэффективно. Всего лишь небольшая операция, и, смею Вас уверить, после этого Вы будете жаждать помочь.</text:p>
      <text:p text:style-name="First_20_line_20_indent">- Так в чем же дело?</text:p>
      <text:p text:style-name="First_20_line_20_indent">- Время, - с сожалением бросила Кэт. - У нас его не так уж и много, чтоб расходовать на подобную ерунду.</text:p>
      <text:p text:style-name="First_20_line_20_indent">Я попытался оттянуть время.</text:p>
      <text:p text:style-name="First_20_line_20_indent">- Извините, можно вопрос?</text:p>
      <text:p text:style-name="First_20_line_20_indent">- Какой? - оторвалась от мониторов Кэт.</text:p>
      <text:p text:style-name="First_20_line_20_indent">- Как Вас зовут?</text:p>
      <text:p text:style-name="First_20_line_20_indent"><text:soft-page-break/>- Спе... Кэтрин Блэк.</text:p>
      <text:p text:style-name="First_20_line_20_indent">Забавная оговорка.</text:p>
      <text:p text:style-name="First_20_line_20_indent">- Не может быть! - я радостно помотал головой. - Я ее хорошо знал. Так вот, выглядите Вы так же, но Вы - не она.</text:p>
      <text:p text:style-name="First_20_line_20_indent">- Придется Вам поверить мне на слово.</text:p>
      <text:p text:style-name="First_20_line_20_indent">Пока Кэт возилась с приборами, я задумчиво спросил.</text:p>
      <text:p text:style-name="First_20_line_20_indent">- А, может, Вы тоже подверглись операции, а?</text:p>
      <text:p text:style-name="First_20_line_20_indent">Кэт снова посмотрела на меня и холодно улыбнулась.</text:p>
      <text:p text:style-name="First_20_line_20_indent">- Нет.</text:p>
      <text:p text:style-name="First_20_line_20_indent">Продолжая пялиться на ее макушку, пока она стояла нагнувшись, было неинтересно, и я попробовал крепость державших меня манжет. Даже будь я Арнольдом Шварценеггером, такие штуки мне не отодрать. Ерзая, я почувствовал некоторое неудобство. Электронный блок! Он каким-то образом выпал из кармана и, оставаясь под халатом, провалился куда-то в область ширинки. А я чуть было не забыл о нем! Непростительная забывчивость.</text:p>
      <text:p text:style-name="First_20_line_20_indent">- А что такое то, что, наверное, есть у меня, и что хотели бы получить вы?</text:p>
      <text:p text:style-name="First_20_line_20_indent">- Если Вам это неизвестно, то и не надо знать.</text:p>
      <text:p text:style-name="First_20_line_20_indent">- Ага, "он слишком много знал".</text:p>
      <text:p text:style-name="First_20_line_20_indent">Кэт меня не слушала. Она внимательно наблюдала за мониторами, и происходящее там ей явно не понравилось. Мне же, осознав тщетность попыток освободиться, оставалось ждать. Честно говоря, эти бестолковые допросы уже начали выводить меня из себя. На редкость глупая ситуация.</text:p>
      <text:p text:style-name="First_20_line_20_indent">Кэт медленно подошла ко мне, внимательно посмотрела в лицо. Ее рука протянулась вперед и как бы нехотя сорвала с меня парик. Волосы, освободившись, упали мне на плечи.</text:p>
      <text:p text:style-name="First_20_line_20_indent">- Алекс? - недоверчиво спросила Кэт.</text:p>
      <text:p text:style-name="First_20_line_20_indent">Манжеты, удерживающие меня, разомкнулись, но я остался сидеть. Что произошло?</text:p>
      <text:p text:style-name="First_20_line_20_indent">Неуверенно подойдя ко мне, Кэт сказала.</text:p>
      <text:p text:style-name="First_20_line_20_indent">- Пойдем!</text:p>
      <text:p text:style-name="First_20_line_20_indent">В этот момент я почувствовал слабый, но устойчивый запах сирени. И никаких признаков чужого разума.</text:p>
      <text:p text:style-name="First_20_line_20_indent">- Кэт, это ты?</text:p>
      <text:p text:style-name="First_20_line_20_indent">- А что, непохоже?</text:p>
      <text:p text:style-name="First_20_line_20_indent">- Но как ты... Тебе делали операцию?</text:p>
      <text:p text:style-name="First_20_line_20_indent">- Да, кажется, - Кэт наморщила лоб.</text:p>
      <text:p text:style-name="First_20_line_20_indent">Внезапно на ее лице отразился испуг.</text:p>
      <text:p text:style-name="First_20_line_20_indent"><text:soft-page-break/>- Алекс, мне нельзя доверять! То, что они делают...</text:p>
      <text:p text:style-name="First_20_line_20_indent">- Вмешательство в разум? - перебил ее я.</text:p>
      <text:p text:style-name="First_20_line_20_indent">- Да, и не только. Это как шизофрения, раздвоение личности, только это управляется и передается по наследству.</text:p>
      <text:p text:style-name="First_20_line_20_indent">- Но вылечить это можно?</text:p>
      <text:p text:style-name="First_20_line_20_indent">- Я не знаю, - Кэт расплакалась.</text:p>
      <text:p text:style-name="First_20_line_20_indent">На нее жалко было смотреть. Теперь передо мной стояла не секретный агент, а испуганная девушка.</text:p>
      <text:p text:style-name="First_20_line_20_indent">У меня в глазах потемнело. Одно дело - пытки и физически увечья, но если речь идет о вмешательстве в психику и РАЗУМ. Короче, в этот момент я готов был передушить всех голыми руками.</text:p>
      <text:p text:style-name="First_20_line_20_indent">- Скорее, я не знаю, когда ЭТО снова начнется, так что нам надо выбираться отсюда.</text:p>
      <text:p text:style-name="First_20_line_20_indent">- А в Агентстве знают?</text:p>
      <text:p text:style-name="First_20_line_20_indent">- Смеешься? Там уже половина - такие. Кто знает, тот не скажет.</text:p>
      <text:p text:style-name="First_20_line_20_indent">Поднимаясь в лифте, я недоверчиво посмотрел на мою спутницу.</text:p>
      <text:p text:style-name="First_20_line_20_indent">- Слушай, Кэт, а как получилось, что ты "переключилась" обратно?</text:p>
      <text:p text:style-name="First_20_line_20_indent">- Не знаю, - Кэт задумалась. - Возможно, это реакция на твое присутствие, а может, ловушка.</text:p>
      <text:p text:style-name="First_20_line_20_indent">Она снова изменилась в лице.</text:p>
      <text:p text:style-name="First_20_line_20_indent">- Помни, не доверяй мне никаких секретов. Ничего не говори. Я не желаю ничего знать.</text:p>
      <text:p text:style-name="First_20_line_20_indent">Она вновь заплакала. Я находился в растерянности.</text:p>
      <text:p text:style-name="First_20_line_20_indent">- Лучше бы меня убили.</text:p>
      <text:p text:style-name="First_20_line_20_indent">Я понимал Кэт. Я и сам думал только что о том же.</text:p>
      <text:p text:style-name="First_20_line_20_indent">Когда двери лифта открылись, я увидел, что находимся мы на этаже, где я раньше не был.</text:p>
      <text:p text:style-name="First_20_line_20_indent">- Эй, в чем дело?</text:p>
      <text:p text:style-name="First_20_line_20_indent">- Здесь их арсенал. Это единственное место, откуда клинику можно уничтожить.</text:p>
      <text:p text:style-name="First_20_line_20_indent">- А как же больные? Это же ни в чем не повинные люди.</text:p>
      <text:p text:style-name="First_20_line_20_indent">- Это очень влиятельные и богатые люди, но практически все - после операции. Это - "белые мыши".</text:p>
      <text:p text:style-name="First_20_line_20_indent">- Но неужели их нельзя вылечить?</text:p>
      <text:p text:style-name="First_20_line_20_indent">Кэт пожала плечами.</text:p>
      <text:p text:style-name="First_20_line_20_indent">Мне в голову пришла посторонняя мысль, которую я тут же высказал.</text:p>
      <text:p text:style-name="First_20_line_20_indent">- А что это за блок ты стащила?</text:p>
      <text:p text:style-name="First_20_line_20_indent"><text:soft-page-break/>- Понятия не имею. Кажется, что-то связанное с системой наведения или локации.</text:p>
      <text:p text:style-name="First_20_line_20_indent">- Здесь?! Ты хочешь сказать...</text:p>
      <text:p text:style-name="First_20_line_20_indent">- О, нет! Никаких ракет, если ты это имела в виду. Только запчасти.</text:p>
      <text:p text:style-name="First_20_line_20_indent">- <text:s/>На том диске, что ты взяла, вся информация?</text:p>
      <text:p text:style-name="First_20_line_20_indent">- По операциям? Да.</text:p>
      <text:p text:style-name="First_20_line_20_indent">- Может, тогда кто-то сможет разобраться и вылечить тебя?</text:p>
      <text:p text:style-name="First_20_line_20_indent">- Может, может, - в ее голосе уверенности не было.</text:p>
      <text:p text:style-name="First_20_line_20_indent">Во время разговора я стоял, не зная, чем заняться, а Кэт беспрестанно бегала из угла в угол, собирая нечто похожее на...</text:p>
      <text:p text:style-name="First_20_line_20_indent">- Бомба?</text:p>
      <text:p text:style-name="First_20_line_20_indent">- Да, с таймером.</text:p>
      <text:p text:style-name="First_20_line_20_indent">- И на сколько?</text:p>
      <text:p text:style-name="First_20_line_20_indent">- Двенадцать минут.</text:p>
      <text:p text:style-name="First_20_line_20_indent">- Почему двенадцать?</text:p>
      <text:p text:style-name="First_20_line_20_indent">- Десять - мало, пятнадцать - много.</text:p>
      <text:p text:style-name="First_20_line_20_indent">Когда мы вышли, она тщательно испортила замок.</text:p>
      <text:p text:style-name="First_20_line_20_indent">- Вот теперь понадобится не менее десяти минут, чтоб открыть дверь.</text:p>
      <text:p text:style-name="First_20_line_20_indent">И снова лифт.</text:p>
      <text:p text:style-name="First_20_line_20_indent">На этот раз мы вышли на этаже, где лежали взрослые больные. Я-то думал, что знаю, что такое страх. Кажется, я заблуждался. Куда делись праздно шатающиеся люди? Перед нами была толпа. Грозная, молчаливая, она готова была в любой момент броситься на нас.</text:p>
      <text:p text:style-name="First_20_line_20_indent">Я почти вышел из лифта, но Кэт за шкирку затащила меня обратно и нажала на кнопку. Двери закрылись, и мы стали спускаться.</text:p>
      <text:p text:style-name="First_20_line_20_indent">Один этаж вниз. Что нас ждало там?</text:p>
      <text:p text:style-name="First_20_line_20_indent">Мои худшие предположения сбылись. Мне явно подстроили ловушку, а Кэт была... Нет, не приманкой, скорее, невольным проводником.</text:p>
      <text:p text:style-name="First_20_line_20_indent">Когда двери открылись, я увидел человек пять, каждый с оружием, направленным в нашу сторону. На какой-то миг повисла гнетущая тишина. Как в кино, время будто застыло... И раздался дружный залп.</text:p>
      <text:h text:style-name="Heading_20_2" text:outline-level="2"><text:bookmark-start text:name="__RefHeading___Toc23790_3980973373"/>Глава 41<text:bookmark-end text:name="__RefHeading___Toc23790_3980973373"/></text:h>
      <text:p text:style-name="First_20_line_20_indent">Конечно, я ожидал нечто подобное. И тем не менее, я не супермен, чтобы уклоняться от летящих в меня пуль. Я почувствовал, что ранен.</text:p>
      <text:p text:style-name="P1"><text:soft-page-break/>Удивительные шутки устраивает порой природа. Вот как сейчас: я уже приготовился умереть, дорого отдав свою жизнь, но выстрел - и пистолет безнадежно испорчен, а рука истекает кровью. Что мне, ногами их, что ли, запинывать? Тем не менее, одни раз выстрелить я все же успел. И даже попал, судя по тому, как схватился за колено один из поджидавших нас людей.</text:p>
      <text:p text:style-name="First_20_line_20_indent">Успехи Кэт впечатляли, ибо тот, кто был выбран ею в качестве мишени, оказался убит. В общем-то, это было не так уж и удивительно, ведь наши противники стояли, тесно прижавшись друг к другу.</text:p>
      <text:p text:style-name="First_20_line_20_indent">Второй выстрел. Почти лежа на полу, я швырнул бесполезное теперь оружие в голову одного из тех, кто еще оставался цел. Попасть я не попал, но отвлечься его заставил, и Кэт возможность пристрелить и его не упустила. Налетев как ураган, мы быстро покончили с оставшимися, так как они полагались лишь на оружие, а мы не имели никаких предубеждений против рукопашного боя и ударов под пах.</text:p>
      <text:p text:style-name="First_20_line_20_indent">Все было закончено. Ну, или почти все. Тот, кого я ранил, держался руками за колено и, покачиваясь из стороны в сторону, постанывал, не обращая на нас ни малейшего внимания.</text:p>
      <text:p text:style-name="First_20_line_20_indent">- Пошли скорее! - сказала Кэт, держась рукой за бок. Под ее пальцами проступало кровавое пятно.</text:p>
      <text:p text:style-name="First_20_line_20_indent">За нашей спиной раздался шум закрываемых дверей лифта и послышался мерный шум от его движения. Мы отнюдь не жаждали встречаться с тем, кто на нем приедет, поэтому быстро вышли на улицу. И тут я почувствовал, как от Кэт пронесся легкий металлический запах. Только этого не хватало!</text:p>
      <text:p text:style-name="First_20_line_20_indent">Быстро выбив из ее рук пистолет, я дал ей пару пощечин, а затем, зажав голову в своих руках, посмотрел ей в глаза, уже затуманившиеся, и медленно заговорил.</text:p>
      <text:p text:style-name="First_20_line_20_indent">- Кэт, брось! Ты - агент Кэтрин Блэк, ты - моя напарница и подруга. Ты ненавидишь "грибников", в особенности за то, что они с тобой сделали. Тебе "промыли мозги". Очнись! - чуть не выкрикнул я в конце.</text:p>
      <text:p text:style-name="First_20_line_20_indent">Глаза Кэт прояснились, а чуть кисловатый запах, исходивший от нее, исчез. Она снова стала собой.</text:p>
      <text:p text:style-name="First_20_line_20_indent">Только, похоже, возврат к самой себе отнял у нее последние силы. Она осела, глядя на окровавленные руки.</text:p>
      <text:p text:style-name="First_20_line_20_indent">- Я больше не могу, - прошептала она.</text:p>
      <text:p text:style-name="First_20_line_20_indent">В дверях показались люди и тут же открыли по нам огонь. Сделав кувырок, я уклонился от пули, которая выбила каменные осколки из того места, где я только что стоял. А Кэт, насколько я мог заметить, заполучила еще одну рану. Но в это время пистолет вновь оказался у нее в руках, и наших противников стало на одного меньше.</text:p>
      <text:p text:style-name="First_20_line_20_indent">- Беги! - крикнула она мне, быстро меняя цель и убивая еще одного преследователя.</text:p>
      <text:p text:style-name="First_20_line_20_indent">- А как же ты?</text:p>
      <text:p text:style-name="First_20_line_20_indent">Кэт не ответила.</text:p>
      <text:p text:style-name="First_20_line_20_indent"><text:soft-page-break/>Выбегая из ворот, я услышал, что выстрелы прекратились и обернулся. На дорожке неподвижно лежала Кэт, к ней подходили двое людей в когда-то белых, а теперь заляпанных кровью, халатах.</text:p>
      <text:p text:style-name="First_20_line_20_indent">Метрах в двухстах был припаркован автомобиль. И я его угнал. Почти упав на сиденье, я, запустив двигатель, выжал педали сцепления и газа, и резко рванул с места. У меня нет машины, у меня нет прав, но кто сказал, что я не умею водить?</text:p>
      <text:p text:style-name="First_20_line_20_indent">А за моей спиной раздался взрыв. Автомобиль мотнуло по дороге, но я тут же выровнял его и помчался дальше. Я поглядел на раненую руку и болезненно поморщился. На глаза навернулись слезы. Но причиной их была вовсе не рука. Безо всяких сомнений, теперь-то Кэт погибла. А вместе с ней и тайна.</text:p>
      <text:p text:style-name="First_20_line_20_indent">Как ни странно, теперь я даже испытал некоторое облегчение. В последнее время жизнь моя стала какой-то уж очень напряженной, и исчезновение одной заботы было кстати.</text:p>
      <text:p text:style-name="First_20_line_20_indent">Из чистого упрямства (а также ради собственной безопасности) я решил довести дело до конца. По крайней мере, до конца в моем понимании. Так что вполне логичным был мой следующий шаг - визит в "Голден". Впрочем, "логичный" не значит "желательный" или "разумный".</text:p>
      <text:p text:style-name="First_20_line_20_indent">Я еще не знал, в каком виде и с какими намерениями пойду туда, но подозревал, что окончится это одним из двух вариантов: или я убью всех, или убьют меня. Первый был более желательным, второй - более вероятным. Но по любому, мне необходимо было подготовиться.</text:p>
      <text:p text:style-name="First_20_line_20_indent">Джей Си ни капли не удивился. Он быстро сбегал за домашней аптечкой, не задавая никаких лишних вопросов. Когда я упал на диван, то услышал закипание чайника на плите. Определенно, Чудик - это тот человек, который меня понимал.</text:p>
      <text:p text:style-name="First_20_line_20_indent">Как всегда в критических ситуациях, одет он был довольно традиционно: свободные брюки, рубашка с расстегнутым воротом. Только на ногах ничего не было: дома он все же предпочитал ходить босиком.</text:p>
      <text:p text:style-name="First_20_line_20_indent">Подошел Джей Си и, осмотрев руку, аккуратно промыл рану и принялся накладывать пластырь.</text:p>
      <text:p text:style-name="First_20_line_20_indent">- Тебе повезло, пуля прошла навылет, и ни одна кость не задета. И это что, единственная рана?</text:p>
      <text:p text:style-name="First_20_line_20_indent">- Ага. Ой!</text:p>
      <text:p text:style-name="First_20_line_20_indent">Неудачно повернувшись, я почувствовал, как что-то кольнуло меня в бок.</text:p>
      <text:p text:style-name="First_20_line_20_indent">- Ну-ка, что у тебя там? - требовательно спросил Джей Си. Расстегнув на мне рубашку, он залез под нее рукой и грязно выругался. Когда он вытащил то, что причинило мне боль, я тоже чуть было не высказался насчет чьей-то матушки. Электронный блок, который я носил с собой, был разбит. Похоже, еще один выстрел в мою сторону достиг цели, и корпус блока был разбит попавшей в него пулей.</text:p>
      <text:p text:style-name="First_20_line_20_indent">- Черт! Да лучше бы я сам его разобрал! - досадовал Джей Си.</text:p>
      <text:p text:style-name="First_20_line_20_indent">Мне тоже было жаль испорченной электроники, но про себя я еще раз возблагодарил небеса за спасение собственной жизни. Я человек неверующий, однако, оглядываясь на недавние <text:soft-page-break/>события, еще чуть-чуть, и я поверю во многое. А пока я вспомнил поговорку: "Кому суждено быть повешенным, тот не утонет".</text:p>
      <text:p text:style-name="First_20_line_20_indent">- Джей Си, мне нужно оружие, желательно парочка, можно автоматическое.</text:p>
      <text:p text:style-name="First_20_line_20_indent">- Ага, а может, тебе еще артиллерию и поддержку с воздуха? Слушай, ты, похоже, самая назойливая и беспокойная из моих знакомых.</text:p>
      <text:p text:style-name="First_20_line_20_indent">Слова грубые, но по голосу легко угадывалось, что грубость эта - ненастоящая. В голову мне пришла мысль, которой я удивился. И почему я не задумывался об этом раньше? Из Джей Си и меня вполне могла бы получиться замечательная пара. И дело тут не в "голубизне", навряд ли Чудик пошел бы на секс со мной, независимо от того, мужчина я или женщина. Со своей стороны, я бы тоже на это не решился. Просто между нами много общего.</text:p>
      <text:p text:style-name="First_20_line_20_indent">Между тем, Джей Си вернулся с двумя напоминающими узи автоматами и маленьким дамским пистолетом, который кинул рядом со мной.</text:p>
      <text:p text:style-name="First_20_line_20_indent">- Держи. Это для страховки. И, кстати, не могла бы ты снять модулятор голоса, а то мне как-то не по себе.</text:p>
      <text:p text:style-name="First_20_line_20_indent">Фу ты! А я и забыл про него. И как меня воспринимала Кэт? Я вспомнил ее, и у меня защемило сердце.</text:p>
      <text:p text:style-name="First_20_line_20_indent">- Итак, кем ты будешь на этот раз?</text:p>
      <text:p text:style-name="First_20_line_20_indent">- Самой собой.</text:p>
      <text:p text:style-name="First_20_line_20_indent">- Что? Да ведь тебя сразу убьют!</text:p>
      <text:p text:style-name="First_20_line_20_indent">- Не-а!</text:p>
      <text:p text:style-name="First_20_line_20_indent">- Что значит это "не-а"? Не убьют или не сразу?</text:p>
      <text:p text:style-name="P1">- По крайней мере, не сразу. От меня и от живой можно добиться пользы.</text:p>
      <text:p text:style-name="First_20_line_20_indent">- Ага, в качестве живой мишени, объекта сексуального домогательства или служанки. Хотя нет, служанка из тебя паршивая.</text:p>
      <text:p text:style-name="First_20_line_20_indent">- Но-но! Не хами! - шутливо возмутился я.</text:p>
      <text:p text:style-name="First_20_line_20_indent">- Имею право, - коротко бросил Джей Си.</text:p>
      <text:p text:style-name="First_20_line_20_indent">Не прошло и часа, как я снова вышел на улицу. Душу приятно согревало теплое ко мне отношение Джей Си, а также стакан чая и большой кусок пиццы.</text:p>
      <text:p text:style-name="First_20_line_20_indent">Глядя на сияющую вывеску бара, я остановился, собираясь с духом. Сегодня многое должно было решиться. Либо-либо, либо мы - их, либо они - нас. Кто это "мы" и "они" я пока не уточнял.</text:p>
      <text:p text:style-name="First_20_line_20_indent">Уняв мандраж, я решительно толкнул дверь и вошел.</text:p>
      <text:p text:style-name="First_20_line_20_indent">Определенно, что бы ни творилось в мире, молодежь всегда развлекается.</text:p>
      <text:p text:style-name="First_20_line_20_indent">Будь я параноиком, я бы сказал: "сотни глаз впились в меня, внимательно следя за мной и провожая до самой двери в кабинеты". Но я таковым не являюсь, поэтому просто, не обращая внимания на танцующих и отдыхающих, прошел вперед, стараясь не сталкиваться с людьми.</text:p>
      <text:p text:style-name="First_20_line_20_indent"><text:soft-page-break/>Громила, охраняющий дверь, как ни в чем не бывало, пропустил меня внутрь.</text:p>
      <text:p text:style-name="First_20_line_20_indent">- Ба, все в сборе? - с деланной веселостью произнес я.</text:p>
      <text:p text:style-name="First_20_line_20_indent">И правда, за <text:s/>столом сидели Джон, Сэм и Патрик, а также пара типов, которых я здесь уже встречал.</text:p>
      <text:p text:style-name="First_20_line_20_indent">Аккуратно прикрыв дверь, я вытащил автоматы и направил их на присутствующих.</text:p>
      <text:p text:style-name="First_20_line_20_indent">- Ну, ну, Мари, крошка, - приподнявшись, успокаивающе произнес Джон.</text:p>
      <text:p text:style-name="First_20_line_20_indent">- Я не Мари, я - Алекс, - жестко парировал я.</text:p>
      <text:p text:style-name="First_20_line_20_indent">- И что тебе надо, Алекс? - сделал ударение на последнем слове Джон.</text:p>
      <text:p text:style-name="First_20_line_20_indent">- Не знаю, - пожал плечами я. - Может, я просто всех вас убью, а может, сначала кое-что выясню.</text:p>
      <text:p text:style-name="First_20_line_20_indent">- И что же конкретно Вы хотите узнать? - перешел на "Вы" Джон.</text:p>
      <text:p text:style-name="First_20_line_20_indent">Я на миг задумался.</text:p>
      <text:p text:style-name="First_20_line_20_indent">- Многое. Чем занимается, простите, занималась лаборатория. Можно ли вылечить то, что вы делаете с людьми. Каковы ваши дальнейшие планы.</text:p>
      <text:p text:style-name="First_20_line_20_indent">- Адреса, явки, - дразняще перебил меня Джон.</text:p>
      <text:p text:style-name="First_20_line_20_indent">Не обращая на него внимания, я продолжил.</text:p>
      <text:p text:style-name="First_20_line_20_indent">- Сколько ваших человек в Агентстве и кто они, где ваши системы слежения, для которых нужна была та игрушка, которую я сломал.</text:p>
      <text:p text:style-name="First_20_line_20_indent">Патрик недовольно цыкнул.</text:p>
      <text:p text:style-name="First_20_line_20_indent">- Не много ли Вы на себя берете, агент Фистинг? - грозно произнес один из молчаливой парочки. - Я - агент второго ранга Зильберман. Как старший по рангу, я приказываю...</text:p>
      <text:p text:style-name="First_20_line_20_indent">- А мне плевать! - жизнерадостно прервал я его тираду. - Если я и подписывался под чем, так это защищать людей от таких, как вы, и служить закону. Не вашему извращенному закону, - добавил я.</text:p>
      <text:p text:style-name="First_20_line_20_indent">Двое из Агентства переглянулись.</text:p>
      <text:p text:style-name="First_20_line_20_indent">- Тем более, что того Алекса, кто поступал к вам, уже нет, по крайней мере, физически. А уж после вашего предательства...</text:p>
      <text:p text:style-name="First_20_line_20_indent">- Ладно, предположим, Вы нас убьете. И что, Вы думаете ,что после этого будете лучше нас?</text:p>
      <text:p text:style-name="First_20_line_20_indent">- Я ничего не думаю. Лучше, хуже... Я ведь делаю это не из-за убеждений, это просто расплата.</text:p>
      <text:p text:style-name="First_20_line_20_indent">- За что?</text:p>
      <text:p text:style-name="First_20_line_20_indent">Я пожал плечами.</text:p>
      <text:p text:style-name="First_20_line_20_indent">- За Кэт, за прочих людей. За меня, в конце концов. И перестаньте тянуть время!</text:p>
      <text:p text:style-name="First_20_line_20_indent">Джон развел руками.</text:p>
      <text:p text:style-name="First_20_line_20_indent"><text:soft-page-break/>- Мы тянем время? Просто мне непонятно, чего Вы хотите?</text:p>
      <text:p text:style-name="First_20_line_20_indent">- Я же говорила.</text:p>
      <text:p text:style-name="First_20_line_20_indent">- И Вы думаете, что мы вот так сразу расскажем обо всем? Вы нас за идиотов держите?</text:p>
      <text:p text:style-name="First_20_line_20_indent">- Тогда я вынуждена буду принять меры.</text:p>
      <text:p text:style-name="First_20_line_20_indent">- Какие? Убийство? - он усмехнулся. - Вы не тот человек, кто убивает безоружных.</text:p>
      <text:p text:style-name="First_20_line_20_indent">Разговор явно зашел в тупик. Я просто не знал, что мне делать дальше. Застань я кого-нибудь одного, я бы смог что-нибудь придумать, но рядом со всеми сразу я растерялся.</text:p>
      <text:p text:style-name="First_20_line_20_indent">На некоторое время возникла пауза. Да, с допросами мне явно не везет. Я мучительно старался придумать, что мне делать дальше. В кино такие моменты почему-то выглядят совершенно иначе. Я смотрел на заговорщиков, они смотрели на меня.</text:p>
      <text:p text:style-name="First_20_line_20_indent">Тишину нарушил Джон. С ледяным спокойствием он обратился ко мне.</text:p>
      <text:p text:style-name="First_20_line_20_indent">- Если Вам больше нечего сказать, можете идти. Вы не против, если мы продолжим нашу беседу?</text:p>
      <text:p text:style-name="First_20_line_20_indent">Стушевавшись, я машинально повернулся к выходу, но тут же очнулся и развернулся на сто восемьдесят градусов.</text:p>
      <text:p text:style-name="First_20_line_20_indent">- Нет, я против.</text:p>
      <text:p text:style-name="First_20_line_20_indent">А увидев, как достает пистолет парень из Агентства, как мне показалось, с противной ухмылочкой добавил.</text:p>
      <text:p text:style-name="First_20_line_20_indent">- Спасибо, что дали повод.</text:p>
      <text:p text:style-name="First_20_line_20_indent">И поднял автоматы.</text:p>
      <text:p text:style-name="First_20_line_20_indent"/>
      <text:p text:style-name="First_20_line_20_indent">Как всегда в немаловажных ситуациях я испытывал неуверенность и сомнения. Правильно ли я поступил? Не было ли другого выхода? Все-таки убийство - это убийство. Я, кто даже животным не любит причинять неудобство, только что отправил на тот свет пять человек. И готов был послать вслед за ними еще, если те вмешаются. Боюсь, как и все самые скверные воспоминания, эти останутся со мной на всю жизнь.</text:p>
      <text:p text:style-name="First_20_line_20_indent">Неожиданно для самого себя я рассмеялся. Нет, дело было не шоке. Просто с моих плеч только что свалился огромный груз. Я точно знал, что оставшиеся за моей спиной были если и не верхушкой, то по крайней мере, одними из главных среди террористов. Конечно, их убийство не повлечет за собой развал всей организации (такое бывает лишь в кино), но внесет разлад и неразбериху в ее ряды. Для "хороших парней" - полиции и истинных служителей закона из Агентства - это неплохой шанс. Лишь одно терзало меня - все было так легко... Нет, конечно, их уверенность в собственной неуязвимости была частично оправдана. Пока в верхах Агентства находятся их люди, террористы могут сильно не беспокоиться. К их сожалению, я явился как раз той случайностью, которая путает все карты.</text:p>
      <text:p text:style-name="First_20_line_20_indent"><text:soft-page-break/>Хорошая звукоизоляция, тихая работа автоматов и быстрая смерть служили залогом того, что за стенами кабинета никто не подозревал о происшедшем. Так что до тех пор, пока не появились охранники, я оставался в безопасности. Впрочем, они - тоже.</text:p>
      <text:p text:style-name="First_20_line_20_indent">Не знаю, почему, но то, что за мной может открыться охота, меня не огорчало. Может, потом... Но сейчас я испытывал такой душевный подъем, какой бывает у бродяги, нашедшего миллион, у программиста, выследившего последнюю и решающую ошибку, у провинциалки, выигравшей конкурс "Мисс Вселенная".</text:p>
      <text:p text:style-name="First_20_line_20_indent">Наверное, именно поэтому я, подходя к дому Чудика, и упустил из виду одну немаловажную деталь - полное отсутствие вымпела. Медленно поднимаясь по ступенькам, я насвистывал легкомысленную мелодию и оказался совершенно не готов к тому, что ждало меня за дверью. В общем-то ничего ужасного, просто обычный бардак. Только одна деталь выбивалась из обыденности: сидящий на полу Джей Си, из уголка рта которого стекала струйка крови, да мужчина с пистолетом, стоящий рядом. В последнем я тут же узнал человека, давшего мне задание, тот самый, кого я видел в лаборатории. Тот, кого я совсем не ожидал увидеть, тем более здесь.</text:p>
      <text:p text:style-name="First_20_line_20_indent">Эта сцена подействовала на меня как пинок в живот. Я с огромным сожалением подумал об оставленных в мусорном баке автоматах.</text:p>
      <text:p text:style-name="First_20_line_20_indent">- А вот и Вы, - с расстановкой произнес человек, чьего имени я до сих пор так и не узнал.</text:p>
      <text:p text:style-name="First_20_line_20_indent">От него так разило тем самым неощутимым для других запахом, который бывает при переносе сознания, что меня чуть не стошнило.</text:p>
      <text:p text:style-name="First_20_line_20_indent">- Добрый вечер, - вежливо ответил я. Затем я обратился к Джей Си. - Как дела?</text:p>
      <text:p text:style-name="First_20_line_20_indent">Он пожал плечами.</text:p>
      <text:p text:style-name="First_20_line_20_indent">- Как Вы меня выследили?</text:p>
      <text:p text:style-name="First_20_line_20_indent">- О, поверьте, это было нетрудно. Один маленький "жучок"...</text:p>
      <text:p text:style-name="First_20_line_20_indent">- Но когда?</text:p>
      <text:p text:style-name="First_20_line_20_indent">- При Вашем последнем визите в лабораторию Вы были несколько неосторожны.</text:p>
      <text:p text:style-name="First_20_line_20_indent">Я промотал в голове прошедшие события.</text:p>
      <text:p text:style-name="First_20_line_20_indent">- Неважно, неважно, - добавил чужак, видя мою задумчивость.</text:p>
      <text:p text:style-name="First_20_line_20_indent">- Ладно. И чего Вы хотите?</text:p>
      <text:p text:style-name="First_20_line_20_indent">- Я думаю, нам стоит прогуляться до бара, где мы все вместе обсудим некоторые наши разногласия.</text:p>
      <text:p text:style-name="First_20_line_20_indent">Я дернулся. Он еще не знает!</text:p>
      <text:p text:style-name="First_20_line_20_indent">Незнакомец истолковал мое движение по-своему.</text:p>
      <text:p text:style-name="First_20_line_20_indent">- Но-но! Спокойно! Одно лишнее движение, и я пущу в ход оружие. Кого бы Вы хотели, чтоб я убил первым, Вас или этого молодого человека?</text:p>
      <text:p text:style-name="First_20_line_20_indent">Я тяжело вздохнул.</text:p>
      <text:p text:style-name="First_20_line_20_indent"><text:soft-page-break/>- Я только что из бара и боюсь, там сейчас делать нечего. Если, конечно, Вы имели в виду "Голден".</text:p>
      <text:p text:style-name="First_20_line_20_indent">Чужак удивленно поднял брови.</text:p>
      <text:p text:style-name="First_20_line_20_indent">- Конечно, если Вы занимаетесь спиритизмом... - многозначительно добавил я.</text:p>
      <text:p text:style-name="First_20_line_20_indent">Кажется, он понял.</text:p>
      <text:p text:style-name="First_20_line_20_indent">- Что ж, это многое меняет.</text:p>
      <text:p text:style-name="First_20_line_20_indent">- Могу я кое-что узнать? - как в кино, я старался выудить как можно больше сведений, а заодно протянуть время. Для чего?</text:p>
      <text:p text:style-name="First_20_line_20_indent">- Пожалуйста, - он был сама вежливость.</text:p>
      <text:p text:style-name="First_20_line_20_indent">- Может, Вы знаете, где все-таки находится Центр. Мне всегда было интересно.</text:p>
      <text:p text:style-name="First_20_line_20_indent">- Ах, право, какие мелочи. Ясно дело, там, где указано на снимке, что Вы недавно нашли. Впрочем, это и так Вам уже известно.</text:p>
      <text:p text:style-name="First_20_line_20_indent">Откуда он узнал о снимке?</text:p>
      <text:p text:style-name="First_20_line_20_indent">- Откуда я узнал о фотографии? - он словно читал мои мысли. - Дело в том, что именно я и передал нашей общей знакомой эти координаты.</text:p>
      <text:p text:style-name="First_20_line_20_indent">Что-то я снова совершенно ничего не понимал.</text:p>
      <text:p text:style-name="First_20_line_20_indent">- Но если координаты известны, зачем еще нужна была радиолокационная система?</text:p>
      <text:p text:style-name="First_20_line_20_indent">- Не ведите себя как ребенок! Центр - это не только штаб-квартира Агентства, это еще и масса спутников и скрытых радиоузлов.</text:p>
      <text:p text:style-name="First_20_line_20_indent">- Понятно, - тоном дурака ответил я.</text:p>
      <text:p text:style-name="First_20_line_20_indent">Я решил прояснить для себя один вопрос, который с самого начала мучил меня.</text:p>
      <text:p text:style-name="First_20_line_20_indent">- Все ясно, только одного не могу понять. Зачем понадобилась я?</text:p>
      <text:p text:style-name="First_20_line_20_indent">- Вы? - мужчина криво улыбнулся. - Вы - всего лишь шашка, выбившаяся в дамки, пешка, дошедшая до восьмого ряда. Вы - всего лишь отвлекающий маневр. Нам нужна была агент Блэк. Кроме того, благодаря некоторым особенностям Вашей биографии, каюсь, просчет с моей стороны, мы могли не опасаться излишнего интереса непосредственно к работе.</text:p>
      <text:p text:style-name="First_20_line_20_indent">Ах, значит, я пешка?</text:p>
      <text:p text:style-name="First_20_line_20_indent">- Ну что ж. А теперь я, пожалуй, воспользуюсь тем оружием, которое любезно предоставил мне хозяин. Как это мило - целый стенд, арсенал под боком.</text:p>
      <text:p text:style-name="First_20_line_20_indent">На этих словах Джей Си поднял голову, а я бросил взгляд на книжный шкаф. Действительно, тот был отодвинут в сторону, обнажая за собой полки с фальшивым оружием. Дальнейшие наши действия были согласованными. Джей Си резко рванул в сторону, я выхватил дамский пистолет и выстрелил, а противник мой попытался воспользоваться своим оружием и очень удивился, что оно не действует.</text:p>
      <text:p text:style-name="First_20_line_20_indent"/>
      <text:p text:style-name="First_20_line_20_indent"><text:soft-page-break/>Ночь была в самом разгаре. Мы сидели на кухне. Разговор затих сам собой, чай в стоявших перед нами кружках давно остыл, но идти спать не хотелось.</text:p>
      <text:p text:style-name="First_20_line_20_indent">- Ладно, труп - это не проблема, - нарушил молчание Чудик.</text:p>
      <text:p text:style-name="First_20_line_20_indent">Я ничего не ответил, лишь сделал глоток из своей кружки и поморщился.</text:p>
      <text:p text:style-name="First_20_line_20_indent">- Ну что, едем завтра в Центр?</text:p>
      <text:p text:style-name="First_20_line_20_indent">- Ага, - невесело поддакнул я. - Но что я буду там делать? Что я скажу?</text:p>
      <text:p text:style-name="First_20_line_20_indent">Джей Си всем своим видом изобразил вопрос.</text:p>
      <text:p text:style-name="First_20_line_20_indent">- Не знаю. Придумай. У тебя в руках, возможно, ключ к будущему.</text:p>
      <text:p text:style-name="First_20_line_20_indent">- Это ты про операции? Забудь! Кто знает, к чему это приведет?</text:p>
      <text:p text:style-name="First_20_line_20_indent">- Ну, смотри сама. И все же надо представить отчет.</text:p>
      <text:p text:style-name="First_20_line_20_indent">- Скорее уж заявку об увольнении. Я решила добираться на этот раз по земле. Хватит с меня поездок в метро. Ты меня подвезешь?</text:p>
      <text:p text:style-name="First_20_line_20_indent">- Конечно.</text:p>
      <text:p text:style-name="First_20_line_20_indent">Мы разошлись по разным комнатам. За окнами грохотал гром, но дождя не было. Под этот шум я и уснул и спал без сновидений.</text:p>
      <text:h text:style-name="Heading_20_2" text:outline-level="2"><text:bookmark-start text:name="__RefHeading___Toc23792_3980973373"/>Эпилог<text:bookmark-end text:name="__RefHeading___Toc23792_3980973373"/></text:h>
      <text:p text:style-name="First_20_line_20_indent">Еще издалека я заметил, что что-то не так. Как будто облако висело над Центром. Но я не спешил выяснять, в чем дело. К чему?</text:p>
      <text:p text:style-name="First_20_line_20_indent">Чем ближе я подходил, тем яснее прорисовывалась картина. Центра больше не существовало. На том месте, где возвышались когда-то фальшивые постройки, расположенные над подземным городом, теперь не было ничего. Похоже, террористы все же времени даром не теряли. Гигантский котлован простирался вдаль ну никак не меньше, чем на километр. Впрочем, в глубину он был, наверное, метров тридцать - пятьдесят. Над этой ямой висело облако пыли, уже почти развеянное ветром, но все еще отбрасывающее тень на склоны и дно впадины. Смотреть, в общем-то, было не на что, так, редкие развалины и сломанные деревья. У меня создалось впечатление, что все подземные сооружения как будто разом исчезли, и “потолок” - земля с постройками и растительностью - просто провалился в образовавшуюся пустоту. Кто знает, возможно, так оно и было.</text:p>
      <text:p text:style-name="First_20_line_20_indent">Теперь мне действительно нечего было делать. Задание свое я закончил, тот отдел, где я работал, больше не существовал, Центр - тоже. Я ни капли не сомневался, что вся организация будет существовать и без него - как ни странно, централизованное управление не было столь уж необходимым. По крайней мере, в течение продолжительного времени дела будут идти, как шли. Не сомневался я и в том, что в скором времени возникнет новый Центр. Возможно, даже скорее всего, террористическая группа вновь наберет силу - это неизбежно. И снова будет противостояние людей и технологий, но это будет уже не моя война.</text:p>
      <text:p text:style-name="First_20_line_20_indent"><text:soft-page-break/>Я смирился с тем, что моя надежда вернуться в мужское тело окончательно исчезла. Теперь я надеялся только на то, что все документы и досье исчезли вместе с ней. Конечно, я переживал, когда теряется информация, какого бы рода она ни была (а где-где, но в Центральном Архиве ее была масса), но то, что случилось, давало мне свободу, причем такую, о которой я не мог мечтать даже уйдя в отставку. И теперь во мне слились горечь и облегчение. По крайней мере, у меня появилась возможность начать все с начала, с чистого листа, и я собирался этим воспользоваться.</text:p>
      <text:p text:style-name="First_20_line_20_indent">Я постоял немного на краю провала, полюбовался, как плавно скользят тени облаков, проплывающих в расчищающемся от пыли небе. Странно, я совсем не думал о людях, которые наверняка были внутри, когда случилась катастрофа. Центр был настолько безлик, мертв с самого рождения, что просто не сочетался в моем сознании с какой бы то ни было жизнью.</text:p>
      <text:p text:style-name="First_20_line_20_indent">Я достал из кармана удостоверение и хотел было выкинуть в лучшем стиле полицейских боевиков, но передумал. Мало ли что может случиться в жизни. И засунул его обратно.</text:p>
      <text:p text:style-name="First_20_line_20_indent">Земля закрошилась у меня из-под ног и стала оседать. Я резво отскочил назад. Пласт примерно метра на два медленно, но все больше ускоряясь, заскользил вниз и, в конце концов, рухнул с гулким звуком. Тут же еще кое-где по сторонам произошли небольшие обвалы, и я счел нужным отойти подальше.</text:p>
      <text:p text:style-name="First_20_line_20_indent">Постояв еще минут десять, не фокусируя ни на чем внимание, я расслабился, наслаждаясь природой. Не так уж и часто удается в наше время вырваться из тисков цивилизации, и просто побыть наедине с собой где-нибудь вдали от города.</text:p>
      <text:p text:style-name="First_20_line_20_indent">Я глубоко вздохнул на прощание и резко выдохнул, как будто отбрасывая от себя прошлое. Пнув камешек, я еще немного понаблюдал за его полетом, а затем повернулся к провалу спиной и отправился в сторону шоссе уверенным и энергичным шагом. Передо мной встала очередная задача - найти новую работу.</text:p>
      <text:p text:style-name="First_20_line_20_indent"/>
      <text:h text:style-name="Heading_20_2" text:outline-level="2"><text:bookmark-start text:name="__RefHeading___Toc23794_3980973373"/>Вставка 3. - Глава.<text:bookmark-end text:name="__RefHeading___Toc23794_3980973373"/></text:h>
      <text:p text:style-name="First_20_line_20_indent">Когда я зашел в ванную, Кэт сидела на краю джакузи, наполненного водой и толстым слоем пены, согнув одну ногу в колене, а другую опустив воду и описывая ею круги. Я присел рядом.</text:p>
      <text:p text:style-name="First_20_line_20_indent">- Ну?..</text:p>
      <text:p text:style-name="First_20_line_20_indent">Кэт вздохнула, и оторвалась от созерцания пенного водоворота.</text:p>
      <text:p text:style-name="First_20_line_20_indent">- Как же я, выходит, отстала от жизни.</text:p>
      <text:p text:style-name="First_20_line_20_indent">- Прости, не понимаю. В каком смысле?</text:p>
      <text:p text:style-name="First_20_line_20_indent">- В каком, в каком!.. Взять, например, тебя. Загадка! Твои ненормальные знакомые, привычки... Слушай, а ты случайно не лесбиянка или, чего хуже, транссексуал какой-нибудь? - Нахмурившись, спросила она.</text:p>
      <text:p text:style-name="First_20_line_20_indent">Я мысленно сглотнул. Чего доброго, она будет фантазировать и дальше, а там уж и до сути докопаться недолго.</text:p>
      <text:p text:style-name="First_20_line_20_indent"><text:soft-page-break/>- Или вообще, матрица какая-нибудь...</text:p>
      <text:p text:style-name="First_20_line_20_indent">Мне стало страшно. На самом деле!</text:p>
      <text:p text:style-name="First_20_line_20_indent">Но Кэт сразу же рассмеялась, показывая тем самым несерьезность своих предположений.</text:p>
      <text:p text:style-name="First_20_line_20_indent">- Нет, а на самом деле, откуда у такой примерной девочки такие странные друзья?</text:p>
      <text:p text:style-name="First_20_line_20_indent">Я пожал плечами и сморщил лицо.</text:p>
      <text:p text:style-name="First_20_line_20_indent">- Да так! Пожалуй, не раскрою большой секрет, если скажу, что Чудик, например, раньше работал в Агентстве и даже спас мне жизнь...</text:p>
      <text:p text:style-name="First_20_line_20_indent"/>
      <text:p text:style-name="First_20_line_20_indent">Я долго лежал с закрытыми глазами, пытаясь вспомнить, что же все-таки произошло. Я работал с Дэйвом над Третьим округом, как что-то громыхнуло... По едва ощутимому запаху я уже догадался, что нахожусь в больнице. Я попытался проверить, все ли у меня на месте. Словно волна окатила меня с головы до ног, такое бывает, когда, скажем, отсидишь ногу. Но вроде бы все было в порядке.</text:p>
      <text:p text:style-name="First_20_line_20_indent">Раздался звук разбитого стекла, и кто-то чертыхнулся. Я открыл глаза. Свет оказался настолько ярким, что ослепил меня, и я тут же зажмурился. Понемногу, чтобы привыкнуть к освещению, я снова стал их открывать, заодно пытаясь сфокусировать зрение. Удалось мне это не сразу, и, тем не менее, удалось. Метрах в трех от меня, присев на корточки, какой-то парень в белом халате собирал с пола осколки. Тут он порезался и снова выругался. Засунув порезанный палец в рот, он отвлекся от своего занятия и посмотрел в мою сторону.</text:p>
      <text:p text:style-name="First_20_line_20_indent">- Ба, что я вижу! Очнулись?</text:p>
      <text:p text:style-name="First_20_line_20_indent">Это было очевидно, поэтому я промолчал.</text:p>
      <text:p text:style-name="First_20_line_20_indent">- Ну, ну, можешь не отвечать. Как ты?</text:p>
      <text:p text:style-name="First_20_line_20_indent">Я слегка поморщился.</text:p>
      <text:p text:style-name="First_20_line_20_indent">- По-нят-но! - растянул он.</text:p>
      <text:p text:style-name="First_20_line_20_indent">Распрямившись, он подошел ко мне, осмотрел критически и хмыкнул. К чему это, я не понял.</text:p>
      <text:p text:style-name="First_20_line_20_indent">- Лежи, лежи! Часиков через пять <text:s/>можно будет садиться.</text:p>
      <text:p text:style-name="First_20_line_20_indent">Я хотел было спросить, долго ли я здесь нахожусь, и что со мной, но в горле пересохло. Так что я судорожно сглотнул и чуть было не закашлялся.</text:p>
      <text:p text:style-name="First_20_line_20_indent">Незнакомец тут же подвел ко мне гибкую трубочку и засунул в рот.</text:p>
      <text:p text:style-name="First_20_line_20_indent">- Пей! - коротко бросил он.</text:p>
      <text:p text:style-name="First_20_line_20_indent">Я попробовал втянуть в себя содержимое. К моему удивлению, это оказался апельсиновый сок.</text:p>
      <text:p text:style-name="First_20_line_20_indent">Тут я уверился, что нахожусь в стенах лаборатории Агентства. Только там могли до такого додуматься. Как мне казалось, в нормальных больницах апельсиновый сок просто так не дают.</text:p>
      <text:p text:style-name="First_20_line_20_indent">- Меня зовут Джей Си. Если что понадобится, вот кнопка вызова.</text:p>
      <text:p text:style-name="First_20_line_20_indent"><text:soft-page-break/>Он кивнул в ее сторону.</text:p>
      <text:p text:style-name="First_20_line_20_indent">- А пока извини, мне самому нужно срочная медицинская помощь, - сказал он, с тревогой глядя на кровоточащий палец.</text:p>
      <text:p text:style-name="First_20_line_20_indent">Выбегая из комнаты, он крикнул:</text:p>
      <text:p text:style-name="First_20_line_20_indent">- Да, и не думай вставать!</text:p>
      <text:p text:style-name="First_20_line_20_indent">Я расслабился и задремал. Снов никаких не было, только цветные пятна крутились перед глазами. Ну и ладно!</text:p>
      <text:p text:style-name="First_20_line_20_indent">Я очнулся, когда вошел доктор. Он как будто появился из прошлого века. Этакий заботливый пожилой мужчина с бородкой клинышком, ласковым лицом и чуть-чуть манерным поведением. Для завершения образа не хватало только пенсне. За его спиной стоял тот самый парень, что был здесь раньше.</text:p>
      <text:p text:style-name="First_20_line_20_indent">- Ну-с, как у нас дела? Судя по виду, просто замечательно. А ведь если бы не этот молодой человек, - он имел в виду Джей Си. Тот ухмыльнулся, - то гулять бы Вам сейчас где-нибудь на небесах с ангелами.</text:p>
      <text:p text:style-name="First_20_line_20_indent">Он вздохнул.</text:p>
      <text:p text:style-name="First_20_line_20_indent">- Неплохое занятие!</text:p>
      <text:p text:style-name="First_20_line_20_indent">Тут он коротко хохотнул собственной шутке.</text:p>
      <text:p text:style-name="First_20_line_20_indent">Этот доктор сильно отличался от того, что я ожидал, и я несколько растерялся.</text:p>
      <text:p text:style-name="First_20_line_20_indent">- Ну, ладно, шутки в сторону. Попробуйте подняться.</text:p>
      <text:p text:style-name="First_20_line_20_indent">Он помог мне, поддерживая за спину. Чуть прищурив глаза, я попытался снова навести пропавшую вдруг резкость. Первым делом, как только мне это удалось, я посмотрел на себя.</text:p>
      <text:p text:style-name="First_20_line_20_indent">Черт возьми! Не веря глазам, я поднял руку и понял, что то, что я вижу - не сон. Увиденное меня поразило. И это было понятно, ведь когда я посмотрел вниз, я увидел женскую грудь. Невероятно, но факт, я стал женщиной!</text:p>
      <text:p text:style-name="First_20_line_20_indent">Внимательно следя за моей реакцией, доктор деловито произнес.</text:p>
      <text:p text:style-name="First_20_line_20_indent">- Ну что ж, нормально. Тем не менее, во избежание шока дайте ей... Ему... Ей успокоительное.</text:p>
      <text:p text:style-name="First_20_line_20_indent">Тут он повернулся ко мне.</text:p>
      <text:p text:style-name="First_20_line_20_indent">- К сожалению, ваше тело спасти не удалось... Вы, наверное, хотите посмотреть на себя?</text:p>
      <text:p text:style-name="First_20_line_20_indent">Он достал откуда-то большое зеркало и пододвинул его ко мне. Я посмотрел на свое отражение.</text:p>
      <text:p text:style-name="First_20_line_20_indent">Из зеркала на меня смотрела молодая девушка с чуть бледным и усталым лицом и глубокими тенями под глазами. В целом же складывалось довольно милое впечатление. Я бы сказал про такую: ”Симпатяшка”.</text:p>
      <text:p text:style-name="First_20_line_20_indent">Тем временем доктор прощупал мне пульс, еще раз сказал: “Хорошо!”, и, попрощавшись, направился к выходу.</text:p>
      <text:p text:style-name="First_20_line_20_indent"><text:soft-page-break/>Прежде, чем выйти, он вновь повернулся ко мне и добавил:</text:p>
      <text:p text:style-name="First_20_line_20_indent">- Вам повезло. Вы живы, и Вам досталось хорошее тело. Цените это, не каждому выпадает второй шанс. Так что радуйтесь жизни. Сегодня отдыхайте, а завтра я Вас навещу.</text:p>
      <text:p text:style-name="First_20_line_20_indent">Когда он отворачивался, в его нагрудном кармане что-то блеснуло. Что-то <text:s/>подозрительно смахивающее на пенсне. Но когда я сморгнул и попытался присмотреться, было уже поздно. Доктор вышел.</text:p>
      <text:p text:style-name="First_20_line_20_indent">Джей Си подошел ко мне, печально улыбнулся и сказал:</text:p>
      <text:p text:style-name="First_20_line_20_indent">- Эх, хотел бы я быть на твоем месте...</text:p>
      <text:p text:style-name="First_20_line_20_indent">Он потер левое ухо, в котором - новая мода - болталось колечко с надетым на него маленьким чертиком со светящимися глазами и шевелящимися ручками и ножками. Затем он сделал мне укол и тоже вышел.</text:p>
      <text:p text:style-name="First_20_line_20_indent">Я удивленно смотрел ему вслед. Не видел до сих пор ни разу, чтобы кому-то дозволялась такая роскошь, как ношения в стенах Агентства подобных сережек или брелков.</text:p>
      <text:p text:style-name="First_20_line_20_indent">Тут до меня дошло, что за все это время я не произнес ни одного слова - несколько нетипично для меня. Я попробовал, как говорится, “распеться”. Голосовые связки слушались. И хотя сам голос был пока слабым и неуверенным, он мне понравился. Я хотел было потренировать его еще, но тут подействовало лекарство, и я заснул.</text:p>
      <text:p text:style-name="First_20_line_20_indent">Я провел в этом заведении несколько дней, и все то время, что я здесь находился, я разговаривал с Джей Си. Мы наладили друг с другом вполне сносные взаимоотношения. Первые шаги к адаптации к новому имиджу прошли довольно успешно, и этим я был обязан именно ему. А еще я всегда помнил, что остался жив опять-таки только благодаря нему. И постоянно чувствовал себя в долгу перед ним.</text:p>
      <text:p text:style-name="First_20_line_20_indent">А спустя две недели после выхода я узнал, что он был трансвеститом (я не особенно этому удивился), а также и то, что его уволили с работы. На мой удивленный вопрос “Почему?”, ведь Агентство довольно терпимо относилось к подобным вещам, мне ответили, что он постоянно нарушал Кодекс поведения на рабочем месте. А в свой день рождения он пронес домашнюю выпечку и пару бутылок легкого вина. Кроме того, его одежда, мягко говоря, не совсем соответствовала стандартной форме. Я только сочувственно покачал головой. Эта выходка была вполне в его стиле.</text:p>
      <text:p text:style-name="First_20_line_20_indent"/>
      <text:p text:style-name="First_20_line_20_indent">Разумеется, я не рассказал Кэт ничего подобного, иначе она живо докопалась бы до моей сути. Видя мою хмурую задумчивость, напарница не стала задавать никаких вопросов.</text:p>
      <text:p text:style-name="First_20_line_20_indent">- Ну, ладно, а что у нас дальше по распорядку?</text:p>
      <text:p text:style-name="First_20_line_20_indent">Кэт посмотрела на меня преувеличенно невинным взглядом.</text:p>
      <text:p text:style-name="First_20_line_20_indent">- Опять бар? - с ужасом спросил я. Ответом мне послужила извиняющаяся улыбка.</text:p>
      <text:p text:style-name="First_20_line_20_indent"><text:soft-page-break/>Наверное, на моем лице была написана столь неподдельная мука, что Кэт рассмеялась, схватила меня за руку (я сидел рядом с ней) и затянула в джакузи, причем сама не удержалась и тоже упала в воду.</text:p>
      <text:p text:style-name="First_20_line_20_indent">Вынырнув, Кэтрин заверещала и бросила в меня клок пены, я, как только смог протереть глаза, ответил, и мы вдоволь набрызгались и набросались пышной пеной с запахом розы.</text:p>
      <text:p text:style-name="First_20_line_20_indent"/>
      <text:h text:style-name="P5" text:outline-level="1"><text:bookmark-start text:name="__RefHeading___Toc23796_3980973373"/>Не вошедшее<text:bookmark-end text:name="__RefHeading___Toc23796_3980973373"/></text:h>
      <text:h text:style-name="Heading_20_2" text:outline-level="2"><text:bookmark-start text:name="__RefHeading___Toc23798_3980973373"/>№1<text:bookmark-end text:name="__RefHeading___Toc23798_3980973373"/></text:h>
      <text:p text:style-name="First_20_line_20_indent">Проходя мимо парка, я ощутил вдруг, как затих постоянный городской шум, и остановился. Нахмурившись, я поглядел в сторону деревьев - все как обычно, а потом повернулся к фонарям на другой стороне улицы. Снег! Искрящимися пылинками в конусах света, снежинки тихо падали на дорогу. В этих краях снегопад - редкость, поэтому я стоял и смотрел. Казалось, весь мир затих на мгновение, увидев такое чудо.</text:p>
      <text:p text:style-name="First_20_line_20_indent">Я вытянул руку и почувствовал, как нежно падают на ладонь снежинки и тут же тают, оставляя за собой маленькие капельки. Это было так знакомо. Почти забытое ощущение детства, похороненное под ворохом впечатлений.</text:p>
      <text:p text:style-name="First_20_line_20_indent">И, честное слово, в этот момент я испытал такой прилив нежности и тихой радости, что на секунду забыл обо всех своих проблемах. Я вышел на открытое место и поднял лицо вверх. Закрыв глаза, я стоял, ощущая мягкие прикосновения снежинок, и мне было хорошо и спокойно.</text:p>
      <text:p text:style-name="First_20_line_20_indent"/>
      <text:h text:style-name="Heading_20_2" text:outline-level="2"><text:bookmark-start text:name="__RefHeading___Toc23800_3980973373"/>№ 2.<text:bookmark-end text:name="__RefHeading___Toc23800_3980973373"/></text:h>
      <text:p text:style-name="First_20_line_20_indent">Я с грустью смотрел на свою фотографию. Фотографию молодого парня, недовольного тем, что его снимают, но вынужденного пойти на эту меру. Глядя в снимок, как в зеркало, я пытался вспомнить, каким я был, как себя чувствовал. И не мог. Лишь слабое эхо тех ощущений, мираж, дым - и ничего более. А ведь прошло совсем немного времени. И от осознания этого мне становилось еще горше. Увидев меня в таком состоянии, Кэтрин тихо удалилась и больше не беспокоила, за что я ей был очень благодарен. Конечно, такое настроение было далеко не идеальным для предстоящего выхода в свет, но, познакомившись со мной поближе, моя напарница уже знала, что это не перейдет в неумеренное поглощение спиртного или попытку забыться в наркотиках, все остальное ее вполне устраивало.</text:p>
      <text:p text:style-name="First_20_line_20_indent">Не годится мужчине быть таким плаксивым. Но кто я: мужчина в теле женщины или женщина с привычками и воспоминаниями мужчины? Я знаю, кое-кто очень много отдал бы, чтоб оказаться на моем месте, но сейчас я угрюмо размышлял, а мое ли это место?</text:p>
      <text:p text:style-name="First_20_line_20_indent">Точных цифр я не знал, но догадывался, что довольно большой процент из немногих, удостоившихся чести продлить свою жизнь в другом теле, не выдерживали и кончали ее, так <text:soft-page-break/>милостиво им подаренную, самоубийством. Я не таков. Хорошая она или плохая, но я люблю эту жизнь.</text:p>
      <text:p text:style-name="First_20_line_20_indent">В лучшие минуты мне казалось, что я смогу жить нормально и в теперешнем своем состоянии, причем не только социальную, но и, кто знает, возможно, половую. Но практика показала, что это чрезвычайно маловероятно. Я всегда был гетеросексуалом, пусть не Казановой, но с нормальным влечением к прекрасному полу. И теперь я просто не мог перебороть себя.</text:p>
      <text:p text:style-name="First_20_line_20_indent"><text:s/>А тут еще несколько больше, чем нужно озабоченная Кэт. Интересно, а в ее досье есть запись о том, что она - нимфоманка?</text:p>
      <text:p text:style-name="First_20_line_20_indent">Глубоко вздохнув, я поставил фотографию на место, повернув ее к лампе так, что свет от нее отразился от зрачков и несколько оживил лицо. Я давно и долго добивался этого эффекта, десятками раз переставляя лампу и портрет, пока не остался удовлетворен результатом.</text:p>
      <text:p text:style-name="First_20_line_20_indent">Возможно, когда-нибудь я сделаю стереопроекцию, а может, наоборот, наберусь решимости и выкину все то немногое, что связывает меня с прежней жизнью.</text:p>
      <text:p text:style-name="P1">Однако, пора и за работу. Хотя, видит бог, я бы лучше просидел целый день за компьютером, чем провел лишний час в тех забегаловках, куда меня таскала Кэт. Но главной в этом деле была она. Как только я вспоминал об этом, у меня всегда закрадывалось сомнение, а не подстроили ли мне дуэт с ней специально? По-моему, мне просто подложили свинью.</text:p>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style:text-properties style:font-name="Arial" fo:font-family="Arial" style:font-family-generic="roman" style:font-pitch="variable" fo:font-size="10pt" style:font-name-asian="Times New Roman Cyr" style:font-family-asian="'Times New Roman Cyr'" style:font-family-generic-asian="system" style:font-pitch-asian="variable" style:font-size-asian="10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style:font-name="Arial Unicode MS" fo:font-family="'Arial Unicode MS'" style:font-style-name="Обычный" style:font-family-generic="swiss" style:font-pitch="variable" fo:font-size="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cm" fo:margin-left="2cm" fo:margin-right="1cm" style:writing-mode="lr-tb" style:layout-grid-color="#c0c0c0" style:layout-grid-lines="2619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1-10-14T14:25:00</meta:creation-date>
    <dc:title>Ïðèâàòíàÿ êíèãà</dc:title>
    <meta:initial-creator>Akula</meta:initial-creator>
    <meta:keyword>Äåòåêòèâ</meta:keyword>
    <meta:keyword>ãåðîèíÿ</meta:keyword>
    <meta:keyword>ñåêñ</meta:keyword>
    <meta:generator>LibreOffice/6.2.4.2$Windows_X86_64 LibreOffice_project/2412653d852ce75f65fbfa83fb7e7b669a126d64</meta:generator>
    <dc:date>2019-06-28T10:47:36.446000000</dc:date>
    <meta:editing-duration>PT3M47S</meta:editing-duration>
    <meta:editing-cycles>3</meta:editing-cycles>
    <meta:document-statistic meta:table-count="0" meta:image-count="0" meta:object-count="0" meta:page-count="133" meta:paragraph-count="2512" meta:word-count="47687" meta:character-count="286548" meta:non-whitespace-character-count="241300"/>
    <meta:user-defined meta:name="Company">Club</meta:user-defined>
    <meta:user-defined meta:name="Operator">Server</meta:user-defined>
  </office:meta>
</office:document-meta>
</file>